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278.5pt"/>
    </style:style>
    <style:style style:name="co4" style:family="table-column">
      <style:table-column-properties fo:break-before="auto" style:column-width="16.64pt"/>
    </style:style>
    <style:style style:name="co5" style:family="table-column">
      <style:table-column-properties fo:break-before="auto" style:column-width="272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Кипящий">
      <style:table-properties table:display="true" style:writing-mode="lr-tb"/>
    </style:style>
    <style:style style:name="ta2" style:family="table" style:master-page-name="PageStyle_5f_Pivot_20_Table_20_7">
      <style:table-properties table:display="true" style:writing-mode="lr-tb"/>
    </style:style>
    <style:style style:name="ta3" style:family="table" style:master-page-name="PageStyle_5f_Pivot_20_Table_20_6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7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8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Кипящий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llocation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Methonymy</text:p>
          </table:table-cell>
          <table:table-cell table:style-name="ce5" office:value-type="string" calcext:value-type="string">
            <text:p>Left context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Punct</text:p>
          </table:table-cell>
          <table:table-cell table:style-name="ce1" office:value-type="string" calcext:value-type="string">
            <text:p>Right context</text:p>
          </table:table-cell>
          <table:table-cell table:style-name="ce7" office:value-type="string" calcext:value-type="string">
            <text:p>Created</text:p>
          </table:table-cell>
          <table:table-cell table:style-name="ce1" office:value-type="string" calcext:value-type="string">
            <text:p>Decad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Birthday</text:p>
          </table:table-cell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Sphe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Publication</text:p>
          </table:table-cell>
          <table:table-cell table:style-name="ce1" office:value-type="string" calcext:value-type="string">
            <text:p>Publ_year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Ambiguity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кровь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Не кровию земля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обагрилась, Но в радости струях</text:p>
          </table:table-cell>
          <table:table-cell table:style-name="ce8" office:value-type="string" calcext:value-type="string">
            <text:p>1753</text:p>
          </table:table-cell>
          <table:table-cell table:style-name="ce2"/>
          <table:table-cell table:style-name="ce2" office:value-type="string" calcext:value-type="string">
            <text:p>М. В. Ломоносов. Надпись на иллюминацию, представленную в Москве на день коронования ее величества апреля 25 дня 1753 года, где изображено было венчанное вензловое имя ее величества, на торжественной колеснице в триумфальные ворота въезжающей (1753)</text:p>
          </table:table-cell>
          <table:table-cell table:style-name="ce2" office:value-type="string" calcext:value-type="string">
            <text:p>М. В. Ломоносов</text:p>
          </table:table-cell>
          <table:table-cell table:style-name="ce4"/>
          <table:table-cell table:style-name="ce2" office:value-type="string" calcext:value-type="string">
            <text:p>Надпись на иллюминацию, представленную в Москве на день коронования ее величества апреля 25 дня 1753 года, где изображено было венчанное вензловое имя ее величества, на торжественной колеснице в триумфальные ворота въезжающей, «Победе следует весело торжество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2"/>
          <table:table-cell table:style-name="ce2" office:value-type="string" calcext:value-type="string">
            <text:p>М. В. Ломоносов. Библиотека поэта. Ленинград, «Советский писатель», 1986</text:p>
          </table:table-cell>
          <table:table-cell table:style-name="ce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ол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за правду утвердилась, Что меж</text:p>
          </table:table-cell>
          <table:table-cell table:style-name="ce1" office:value-type="string" calcext:value-type="string">
            <text:p>кипящих</text:p>
          </table:table-cell>
          <table:table-cell table:style-name="ce4"/>
          <table:table-cell table:style-name="ce2" office:value-type="string" calcext:value-type="string">
            <text:p>волн Венера в свет родилась</text:p>
          </table:table-cell>
          <table:table-cell table:style-name="ce8" office:value-type="string" calcext:value-type="string">
            <text:p>1756</text:p>
          </table:table-cell>
          <table:table-cell table:style-name="ce2"/>
          <table:table-cell table:style-name="ce2" office:value-type="string" calcext:value-type="string">
            <text:p>А. И. Дубровский. «У древних баснь сия за правду утвердилась...» [Три муретовы эпиграммы, 1] (1756)</text:p>
          </table:table-cell>
          <table:table-cell table:style-name="ce2" office:value-type="string" calcext:value-type="string">
            <text:p>А. И. Дубровский</text:p>
          </table:table-cell>
          <table:table-cell table:style-name="ce4"/>
          <table:table-cell table:style-name="ce2" office:value-type="string" calcext:value-type="string">
            <text:p>«У древних баснь сия за правду утвердилась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кровь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Поля,</text:p>
          </table:table-cell>
          <table:table-cell table:style-name="ce1" office:value-type="string" calcext:value-type="string">
            <text:p>кипящи</text:p>
          </table:table-cell>
          <table:table-cell table:style-name="ce4"/>
          <table:table-cell table:style-name="ce2" office:value-type="string" calcext:value-type="string">
            <text:p>кровью Убитых человеков, Тела, в</text:p>
          </table:table-cell>
          <table:table-cell table:style-name="ce8" office:value-type="string" calcext:value-type="string">
            <text:p>1762</text:p>
          </table:table-cell>
          <table:table-cell table:style-name="ce2"/>
          <table:table-cell table:style-name="ce2" office:value-type="string" calcext:value-type="string">
            <text:p>М. М. Херасков. О злате [Оды анакреонтические ] (1762)</text:p>
          </table:table-cell>
          <table:table-cell table:style-name="ce3" office:value-type="string" calcext:value-type="string">
            <text:p>М. М. Херасков</text:p>
          </table:table-cell>
          <table:table-cell table:style-name="ce4"/>
          <table:table-cell table:style-name="ce2" office:value-type="string" calcext:value-type="string">
            <text:p>О злате, «Кто первый был на свете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страсть</text:p>
          </table:table-cell>
          <table:table-cell table:style-name="ce2" office:value-type="string" calcext:value-type="string">
            <text:p>об эмоции</text:p>
          </table:table-cell>
          <table:table-cell table:style-name="ce2"/>
          <table:table-cell table:style-name="ce6" office:value-type="string" calcext:value-type="string">
            <text:p>А всегда бодр, храбр, побеждать</text:p>
          </table:table-cell>
          <table:table-cell table:style-name="ce1" office:value-type="string" calcext:value-type="string">
            <text:p>кипящие</text:p>
          </table:table-cell>
          <table:table-cell table:style-name="ce4"/>
          <table:table-cell table:style-name="ce2" office:value-type="string" calcext:value-type="string">
            <text:p>страсти .</text:p>
          </table:table-cell>
          <table:table-cell table:style-name="ce8" office:value-type="string" calcext:value-type="string">
            <text:p>1766</text:p>
          </table:table-cell>
          <table:table-cell table:style-name="ce2"/>
          <table:table-cell table:style-name="ce2" office:value-type="string" calcext:value-type="string">
            <text:p>В. К. Тредиаковский. «Все государи, всегда которы преспеющи были...» [Из «Тилемахиды»] (1766)</text:p>
          </table:table-cell>
          <table:table-cell table:style-name="ce2" office:value-type="string" calcext:value-type="string">
            <text:p>В. К. Тредиаковский</text:p>
          </table:table-cell>
          <table:table-cell table:style-name="ce4"/>
          <table:table-cell table:style-name="ce2" office:value-type="string" calcext:value-type="string">
            <text:p>«Все государи, всегда которы преспеющи был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кровь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жарка бою Одни с усердием</text:p>
          </table:table-cell>
          <table:table-cell table:style-name="ce1" office:value-type="string" calcext:value-type="string">
            <text:p>кипящу</text:p>
          </table:table-cell>
          <table:table-cell table:style-name="ce4"/>
          <table:table-cell table:style-name="ce2" office:value-type="string" calcext:value-type="string">
            <text:p>кровь прольют, Другие чрез моря</text:p>
          </table:table-cell>
          <table:table-cell table:style-name="ce8" office:value-type="string" calcext:value-type="string">
            <text:p>1767</text:p>
          </table:table-cell>
          <table:table-cell table:style-name="ce2"/>
          <table:table-cell table:style-name="ce2" office:value-type="string" calcext:value-type="string">
            <text:p>В. И. Майков. Стихи нa возвратное прибытие ее величества из Казани в престольный град Москву июня 14 дня 1767 года (1767)</text:p>
          </table:table-cell>
          <table:table-cell table:style-name="ce2" office:value-type="string" calcext:value-type="string">
            <text:p>В. И. Майков</text:p>
          </table:table-cell>
          <table:table-cell table:style-name="ce4"/>
          <table:table-cell table:style-name="ce2" office:value-type="string" calcext:value-type="string">
            <text:p>Стихи нa возвратное прибытие ее величества из Казани в престольный град Москву июня 14 дня 1767 года, «Хотя от нас пошло прочь дневное светило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ол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Когда ревут</text:p>
          </table:table-cell>
          <table:table-cell table:style-name="ce1" office:value-type="string" calcext:value-type="string">
            <text:p>кипящи</text:p>
          </table:table-cell>
          <table:table-cell table:style-name="ce4"/>
          <table:table-cell table:style-name="ce2" office:value-type="string" calcext:value-type="string">
            <text:p>волны, Богач трепещет на земли</text:p>
          </table:table-cell>
          <table:table-cell table:style-name="ce8" office:value-type="string" calcext:value-type="string">
            <text:p>1769</text:p>
          </table:table-cell>
          <table:table-cell table:style-name="ce2"/>
          <table:table-cell table:style-name="ce2" office:value-type="string" calcext:value-type="string">
            <text:p>М. М. Херасков. Богатство (1769)</text:p>
          </table:table-cell>
          <table:table-cell table:style-name="ce2" office:value-type="string" calcext:value-type="string">
            <text:p>М. М. Херасков</text:p>
          </table:table-cell>
          <table:table-cell table:style-name="ce4"/>
          <table:table-cell table:style-name="ce2" office:value-type="string" calcext:value-type="string">
            <text:p>Богатство, «Внемлите, нищи и убоги!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ТОПОНИМ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Уж скоро зашумит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Флегетонт; Я мраком солнца свет</text:p>
          </table:table-cell>
          <table:table-cell table:style-name="ce8" office:value-type="string" calcext:value-type="string">
            <text:p>1769</text:p>
          </table:table-cell>
          <table:table-cell table:style-name="ce2"/>
          <table:table-cell table:style-name="ce2" office:value-type="string" calcext:value-type="string">
            <text:p>Ф. Я. Козельский. Незлобивая жизнь (1769)</text:p>
          </table:table-cell>
          <table:table-cell table:style-name="ce2" office:value-type="string" calcext:value-type="string">
            <text:p>Ф. Я. Козельский</text:p>
          </table:table-cell>
          <table:table-cell table:style-name="ce4"/>
          <table:table-cell table:style-name="ce2" office:value-type="string" calcext:value-type="string">
            <text:p>Незлобивая жизнь, «Не пастуха пою, ходяща за стадам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ярость</text:p>
          </table:table-cell>
          <table:table-cell table:style-name="ce2" office:value-type="string" calcext:value-type="string">
            <text:p>об эмоции</text:p>
          </table:table-cell>
          <table:table-cell table:style-name="ce2"/>
          <table:table-cell table:style-name="ce6" office:value-type="string" calcext:value-type="string">
            <text:p>полках срацинских страх и горе,</text:p>
          </table:table-cell>
          <table:table-cell table:style-name="ce1" office:value-type="string" calcext:value-type="string">
            <text:p>Кипяща</text:p>
          </table:table-cell>
          <table:table-cell table:style-name="ce4"/>
          <table:table-cell table:style-name="ce2" office:value-type="string" calcext:value-type="string">
            <text:p>ярость, казнь и смерть.</text:p>
          </table:table-cell>
          <table:table-cell table:style-name="ce8" office:value-type="string" calcext:value-type="string">
            <text:p>1769</text:p>
          </table:table-cell>
          <table:table-cell table:style-name="ce2"/>
          <table:table-cell table:style-name="ce2" office:value-type="string" calcext:value-type="string">
            <text:p>А. П. Сумароков. Ода государыне императрице Екатерине Второй на взятие Хотина и покорение Молдавии (1769)</text:p>
          </table:table-cell>
          <table:table-cell table:style-name="ce2" office:value-type="string" calcext:value-type="string">
            <text:p>А. П. Сумароков</text:p>
          </table:table-cell>
          <table:table-cell table:style-name="ce4"/>
          <table:table-cell table:style-name="ce2" office:value-type="string" calcext:value-type="string">
            <text:p>Ода государыне императрице Екатерине Второй на взятие Хотина и покорение Молдавии, «В далеки в высоте пределы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пе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/>
          <table:table-cell table:style-name="ce6" office:value-type="string" calcext:value-type="string">
            <text:p>Се зри: их путь изобразует</text:p>
          </table:table-cell>
          <table:table-cell table:style-name="ce1" office:value-type="string" calcext:value-type="string">
            <text:p>Кипяща</text:p>
          </table:table-cell>
          <table:table-cell table:style-name="ce4"/>
          <table:table-cell table:style-name="ce2" office:value-type="string" calcext:value-type="string">
            <text:p>пеною вода; Не паки ль</text:p>
          </table:table-cell>
          <table:table-cell table:style-name="ce8" office:value-type="string" calcext:value-type="string">
            <text:p>1770</text:p>
          </table:table-cell>
          <table:table-cell table:style-name="ce2"/>
          <table:table-cell table:style-name="ce2" office:value-type="string" calcext:value-type="string">
            <text:p>В. И. Майков. Ода. ее величеству на преславную победу над турецким флотом в заливе Лаборно при городе Чесме, одержанную флотом российским, под предводительством генерала графа Алексея Орлова 1770 года 24 и 25 месяца июня (1770)</text:p>
          </table:table-cell>
          <table:table-cell table:style-name="ce2" office:value-type="string" calcext:value-type="string">
            <text:p>В. И. Майков</text:p>
          </table:table-cell>
          <table:table-cell table:style-name="ce4"/>
          <table:table-cell table:style-name="ce2" office:value-type="string" calcext:value-type="string">
            <text:p>Ода. ее величеству на преславную победу над турецким флотом в заливе Лаборно при городе Чесме, одержанную флотом российским, под предводительством генерала графа Алексея Орлова 1770 года 24 и 25 месяца июня, «Гласи, о муза, песни новы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ал</text:p>
          </table:table-cell>
          <table:table-cell table:style-name="ce3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4"/>
          <table:table-cell table:style-name="ce1" office:value-type="string" calcext:value-type="string">
            <text:p>Кипящие</text:p>
          </table:table-cell>
          <table:table-cell table:style-name="ce4"/>
          <table:table-cell table:style-name="ce2" office:value-type="string" calcext:value-type="string">
            <text:p>валы при устье брань подъемлют</text:p>
          </table:table-cell>
          <table:table-cell table:style-name="ce8" office:value-type="string" calcext:value-type="string">
            <text:p>1771</text:p>
          </table:table-cell>
          <table:table-cell table:style-name="ce2"/>
          <table:table-cell table:style-name="ce2" office:value-type="string" calcext:value-type="string">
            <text:p>М. М. Херасков. Чесмесский бой (1771)</text:p>
          </table:table-cell>
          <table:table-cell table:style-name="ce2" office:value-type="string" calcext:value-type="string">
            <text:p>М. М. Херасков</text:p>
          </table:table-cell>
          <table:table-cell table:style-name="ce4"/>
          <table:table-cell table:style-name="ce2" office:value-type="string" calcext:value-type="string">
            <text:p>Чесмесский бой, «Пою морскую брань, потомки! ради вас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огонь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ним встречаяся, героя пожалела; Валы</text:p>
          </table:table-cell>
          <table:table-cell table:style-name="ce1" office:value-type="string" calcext:value-type="string">
            <text:p>кипящие</text:p>
          </table:table-cell>
          <table:table-cell table:style-name="ce4"/>
          <table:table-cell table:style-name="ce2" office:value-type="string" calcext:value-type="string">
            <text:p>и бурные огни Умели пощадить</text:p>
          </table:table-cell>
          <table:table-cell table:style-name="ce8" office:value-type="string" calcext:value-type="string">
            <text:p>1771</text:p>
          </table:table-cell>
          <table:table-cell table:style-name="ce2"/>
          <table:table-cell table:style-name="ce2" office:value-type="string" calcext:value-type="string">
            <text:p>М. М. Херасков. Чесмесский бой (1771)</text:p>
          </table:table-cell>
          <table:table-cell table:style-name="ce2" office:value-type="string" calcext:value-type="string">
            <text:p>М. М. Херасков</text:p>
          </table:table-cell>
          <table:table-cell table:style-name="ce4"/>
          <table:table-cell table:style-name="ce2" office:value-type="string" calcext:value-type="string">
            <text:p>Чесмесский бой, «Пою морскую брань, потомки! ради вас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струя</text:p>
          </table:table-cell>
          <table:table-cell table:style-name="ce3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Марс кровавый; Багреют вкруг судов</text:p>
          </table:table-cell>
          <table:table-cell table:style-name="ce1" office:value-type="string" calcext:value-type="string">
            <text:p>кипящие</text:p>
          </table:table-cell>
          <table:table-cell table:style-name="ce4"/>
          <table:table-cell table:style-name="ce2" office:value-type="string" calcext:value-type="string">
            <text:p>струи.</text:p>
          </table:table-cell>
          <table:table-cell table:style-name="ce8" office:value-type="string" calcext:value-type="string">
            <text:p>1771</text:p>
          </table:table-cell>
          <table:table-cell table:style-name="ce2"/>
          <table:table-cell table:style-name="ce2" office:value-type="string" calcext:value-type="string">
            <text:p>М. М. Херасков. Чесмесский бой (1771)</text:p>
          </table:table-cell>
          <table:table-cell table:style-name="ce2" office:value-type="string" calcext:value-type="string">
            <text:p>М. М. Херасков</text:p>
          </table:table-cell>
          <table:table-cell table:style-name="ce4"/>
          <table:table-cell table:style-name="ce2" office:value-type="string" calcext:value-type="string">
            <text:p>Чесмесский бой, «Пою морскую брань, потомки! ради вас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вод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4" table:number-columns-repeated="2"/>
          <table:table-cell table:style-name="ce1" office:value-type="string" calcext:value-type="string">
            <text:p>Кипящая</text:p>
          </table:table-cell>
          <table:table-cell table:style-name="ce4"/>
          <table:table-cell table:style-name="ce2" office:value-type="string" calcext:value-type="string">
            <text:p>вода огня не потушает, Свирепый</text:p>
          </table:table-cell>
          <table:table-cell table:style-name="ce8" office:value-type="string" calcext:value-type="string">
            <text:p>1771</text:p>
          </table:table-cell>
          <table:table-cell table:style-name="ce2"/>
          <table:table-cell table:style-name="ce2" office:value-type="string" calcext:value-type="string">
            <text:p>М. М. Херасков. Чесмесский бой (1771)</text:p>
          </table:table-cell>
          <table:table-cell table:style-name="ce2" office:value-type="string" calcext:value-type="string">
            <text:p>М. М. Херасков</text:p>
          </table:table-cell>
          <table:table-cell table:style-name="ce4"/>
          <table:table-cell table:style-name="ce2" office:value-type="string" calcext:value-type="string">
            <text:p>Чесмесский бой, «Пою морскую брань, потомки! ради вас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струя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честь; Нам кровь, текущая с</text:p>
          </table:table-cell>
          <table:table-cell table:style-name="ce1" office:value-type="string" calcext:value-type="string">
            <text:p>кипящими</text:p>
          </table:table-cell>
          <table:table-cell table:style-name="ce4"/>
          <table:table-cell table:style-name="ce2" office:value-type="string" calcext:value-type="string">
            <text:p>струями, Феодорова тень, виясь над</text:p>
          </table:table-cell>
          <table:table-cell table:style-name="ce8" office:value-type="string" calcext:value-type="string">
            <text:p>1771</text:p>
          </table:table-cell>
          <table:table-cell table:style-name="ce2"/>
          <table:table-cell table:style-name="ce2" office:value-type="string" calcext:value-type="string">
            <text:p>М. М. Херасков. Чесмесский бой (1771)</text:p>
          </table:table-cell>
          <table:table-cell table:style-name="ce2" office:value-type="string" calcext:value-type="string">
            <text:p>М. М. Херасков</text:p>
          </table:table-cell>
          <table:table-cell table:style-name="ce4"/>
          <table:table-cell table:style-name="ce2" office:value-type="string" calcext:value-type="string">
            <text:p>Чесмесский бой, «Пою морскую брань, потомки! ради вас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кровь</text:p>
          </table:table-cell>
          <table:table-cell table:style-name="ce3" office:value-type="string" calcext:value-type="string">
            <text:p>о человеке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воду вкруг судов, но кровь</text:p>
          </table:table-cell>
          <table:table-cell table:style-name="ce1" office:value-type="string" calcext:value-type="string">
            <text:p>кипящу</text:p>
          </table:table-cell>
          <table:table-cell table:style-name="ce4"/>
          <table:table-cell table:style-name="ce2" office:value-type="string" calcext:value-type="string">
            <text:p>видят, И ужасы войны и</text:p>
          </table:table-cell>
          <table:table-cell table:style-name="ce8" office:value-type="string" calcext:value-type="string">
            <text:p>1771</text:p>
          </table:table-cell>
          <table:table-cell table:style-name="ce2"/>
          <table:table-cell table:style-name="ce2" office:value-type="string" calcext:value-type="string">
            <text:p>М. М. Херасков. Чесмесский бой (1771)</text:p>
          </table:table-cell>
          <table:table-cell table:style-name="ce2" office:value-type="string" calcext:value-type="string">
            <text:p>М. М. Херасков</text:p>
          </table:table-cell>
          <table:table-cell table:style-name="ce4"/>
          <table:table-cell table:style-name="ce2" office:value-type="string" calcext:value-type="string">
            <text:p>Чесмесский бой, «Пою морскую брань, потомки! ради вас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кровь</text:p>
          </table:table-cell>
          <table:table-cell table:style-name="ce3" office:value-type="string" calcext:value-type="string">
            <text:p>о человеке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горячая любовь, Престань воспламенять мою</text:p>
          </table:table-cell>
          <table:table-cell table:style-name="ce1" office:value-type="string" calcext:value-type="string">
            <text:p>кипящу</text:p>
          </table:table-cell>
          <table:table-cell table:style-name="ce4"/>
          <table:table-cell table:style-name="ce2" office:value-type="string" calcext:value-type="string">
            <text:p>кровь И нежным перестань ея</text:p>
          </table:table-cell>
          <table:table-cell table:style-name="ce8" office:value-type="string" calcext:value-type="string">
            <text:p>1771</text:p>
          </table:table-cell>
          <table:table-cell table:style-name="ce2"/>
          <table:table-cell table:style-name="ce2" office:value-type="string" calcext:value-type="string">
            <text:p>А. П. Сумароков. Димитрий Самозванец (1771)</text:p>
          </table:table-cell>
          <table:table-cell table:style-name="ce2" office:value-type="string" calcext:value-type="string">
            <text:p>А. П. Сумароков</text:p>
          </table:table-cell>
          <table:table-cell table:style-name="ce4"/>
          <table:table-cell table:style-name="ce2" office:value-type="string" calcext:value-type="string">
            <text:p>Димитрий Самозванец, «Разрушь монархова наперсника незнанье!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пря</text:p>
          </table:table-cell>
          <table:table-cell table:style-name="ce3" office:value-type="string" calcext:value-type="string">
            <text:p>деятельность</text:p>
          </table:table-cell>
          <table:table-cell table:style-name="ce2"/>
          <table:table-cell table:style-name="ce6" office:value-type="string" calcext:value-type="string">
            <text:p>в сомненье не решилась Пря,</text:p>
          </table:table-cell>
          <table:table-cell table:style-name="ce1" office:value-type="string" calcext:value-type="string">
            <text:p>кипяща</text:p>
          </table:table-cell>
          <table:table-cell table:style-name="ce4"/>
          <table:table-cell table:style-name="ce2" office:value-type="string" calcext:value-type="string">
            <text:p>меж полков!</text:p>
          </table:table-cell>
          <table:table-cell table:style-name="ce8" office:value-type="string" calcext:value-type="string">
            <text:p>1773</text:p>
          </table:table-cell>
          <table:table-cell table:style-name="ce2"/>
          <table:table-cell table:style-name="ce2" office:value-type="string" calcext:value-type="string">
            <text:p>М. Н. Муравьев. Ода на примерное взятие городка на Выборгской стороне 1773 году (1773)</text:p>
          </table:table-cell>
          <table:table-cell table:style-name="ce2" office:value-type="string" calcext:value-type="string">
            <text:p>М. Н. Муравьев</text:p>
          </table:table-cell>
          <table:table-cell table:style-name="ce4"/>
          <table:table-cell table:style-name="ce2" office:value-type="string" calcext:value-type="string">
            <text:p>Ода на примерное взятие городка на Выборгской стороне 1773 году, «Где я! кто меня похитил?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ИМЯ</text:p>
          </table:table-cell>
          <table:table-cell table:style-name="ce3" office:value-type="string" calcext:value-type="string">
            <text:p>о человеке</text:p>
          </table:table-cell>
          <table:table-cell table:style-name="ce2"/>
          <table:table-cell table:style-name="ce6" office:value-type="string" calcext:value-type="string">
            <text:p>Шереметев, стать претящий, Голицын, мужеством</text:p>
          </table:table-cell>
          <table:table-cell table:style-name="ce1" office:value-type="string" calcext:value-type="string">
            <text:p>кипящий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На стены готфски вверх идущ</text:p>
          </table:table-cell>
          <table:table-cell table:style-name="ce8" office:value-type="string" calcext:value-type="string">
            <text:p>1773</text:p>
          </table:table-cell>
          <table:table-cell table:style-name="ce2"/>
          <table:table-cell table:style-name="ce2" office:value-type="string" calcext:value-type="string">
            <text:p>М. Н. Муравьев. Военная песнь (1773)</text:p>
          </table:table-cell>
          <table:table-cell table:style-name="ce2" office:value-type="string" calcext:value-type="string">
            <text:p>М. Н. Муравьев</text:p>
          </table:table-cell>
          <table:table-cell table:style-name="ce4"/>
          <table:table-cell table:style-name="ce2" office:value-type="string" calcext:value-type="string">
            <text:p>Военная песнь, «Младые воины, сберитесь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олна</text:p>
          </table:table-cell>
          <table:table-cell table:style-name="ce3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укротяся вдруг, На место волн,</text:p>
          </table:table-cell>
          <table:table-cell table:style-name="ce1" office:value-type="string" calcext:value-type="string">
            <text:p>кипящих</text:p>
          </table:table-cell>
          <table:table-cell table:style-name="ce4"/>
          <table:table-cell table:style-name="ce2" office:value-type="string" calcext:value-type="string">
            <text:p>вскоре, Являет струйки как жемчуг</text:p>
          </table:table-cell>
          <table:table-cell table:style-name="ce8" office:value-type="string" calcext:value-type="string">
            <text:p>1774</text:p>
          </table:table-cell>
          <table:table-cell table:style-name="ce2"/>
          <table:table-cell table:style-name="ce2" office:value-type="string" calcext:value-type="string">
            <text:p>В. И. Майков. Ода государыне Екатерине Алексеевне на заключение вечного мира между Российскою империею и Оттоманскою портою июля дня 1774 года (1774)</text:p>
          </table:table-cell>
          <table:table-cell table:style-name="ce2" office:value-type="string" calcext:value-type="string">
            <text:p>В. И. Майков</text:p>
          </table:table-cell>
          <table:table-cell table:style-name="ce4"/>
          <table:table-cell table:style-name="ce2" office:value-type="string" calcext:value-type="string">
            <text:p>Ода государыне Екатерине Алексеевне на заключение вечного мира между Российскою империею и Оттоманскою портою июля дня 1774 года, «Престали пламенны громады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кровь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к ране я устами прикасался;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крови ток, что с шумом</text:p>
          </table:table-cell>
          <table:table-cell table:style-name="ce8" office:value-type="string" calcext:value-type="string">
            <text:p>1774</text:p>
          </table:table-cell>
          <table:table-cell table:style-name="ce2"/>
          <table:table-cell table:style-name="ce2" office:value-type="string" calcext:value-type="string">
            <text:p>И. И. Хемницер. Письмо Барнвеля к Труману из темницы. Героида (1774)</text:p>
          </table:table-cell>
          <table:table-cell table:style-name="ce3" office:value-type="string" calcext:value-type="string">
            <text:p>И. И. Хемницер</text:p>
          </table:table-cell>
          <table:table-cell table:style-name="ce4"/>
          <table:table-cell table:style-name="ce2" office:value-type="string" calcext:value-type="string">
            <text:p>Письмо Барнвеля к Труману из темницы. Героида, «Любезный друг!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юность</text:p>
          </table:table-cell>
          <table:table-cell table:style-name="ce2" office:value-type="string" calcext:value-type="string">
            <text:p>о человеке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Да небо утвердит во юности</text:p>
          </table:table-cell>
          <table:table-cell table:style-name="ce1" office:value-type="string" calcext:value-type="string">
            <text:p>кипящей</text:p>
          </table:table-cell>
          <table:table-cell table:style-name="ce2" office:value-type="string" calcext:value-type="string">
            <text:p>!</text:p>
          </table:table-cell>
          <table:table-cell table:style-name="ce2" office:value-type="string" calcext:value-type="string">
            <text:p>И прелестей в соблазн вид</text:p>
          </table:table-cell>
          <table:table-cell table:style-name="ce8" office:value-type="string" calcext:value-type="string">
            <text:p>1777</text:p>
          </table:table-cell>
          <table:table-cell table:style-name="ce2"/>
          <table:table-cell table:style-name="ce2" office:value-type="string" calcext:value-type="string">
            <text:p>Ф. Я. Козельский. Письмо его сиятельству графу Роману Ларионовичу Воронцову, 1777 года (1777)</text:p>
          </table:table-cell>
          <table:table-cell table:style-name="ce2" office:value-type="string" calcext:value-type="string">
            <text:p>Ф. Я. Козельский</text:p>
          </table:table-cell>
          <table:table-cell table:style-name="ce4"/>
          <table:table-cell table:style-name="ce2" office:value-type="string" calcext:value-type="string">
            <text:p>Письмо его сиятельству графу Роману Ларионовичу Воронцову, 1777 года, «Не суетну хвалу, не красный стих льстецов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кровь</text:p>
          </table:table-cell>
          <table:table-cell table:style-name="ce3" office:value-type="string" calcext:value-type="string">
            <text:p>о человеке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любови, Какая царствовать должна в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крови, ― Но если вас она</text:p>
          </table:table-cell>
          <table:table-cell table:style-name="ce8" office:value-type="string" calcext:value-type="string">
            <text:p>1777</text:p>
          </table:table-cell>
          <table:table-cell table:style-name="ce2"/>
          <table:table-cell table:style-name="ce2" office:value-type="string" calcext:value-type="string">
            <text:p>В. И. Майков. Суд Паридов (1777)</text:p>
          </table:table-cell>
          <table:table-cell table:style-name="ce2" office:value-type="string" calcext:value-type="string">
            <text:p>В. И. Майков</text:p>
          </table:table-cell>
          <table:table-cell table:style-name="ce4"/>
          <table:table-cell table:style-name="ce2" office:value-type="string" calcext:value-type="string">
            <text:p>Суд Паридов, «Премудрым без любви не можно в свете быть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младость</text:p>
          </table:table-cell>
          <table:table-cell table:style-name="ce3" office:value-type="string" calcext:value-type="string">
            <text:p>о человеке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Тревожится</text:p>
          </table:table-cell>
          <table:table-cell table:style-name="ce1" office:value-type="string" calcext:value-type="string">
            <text:p>кипяща</text:p>
          </table:table-cell>
          <table:table-cell table:style-name="ce4"/>
          <table:table-cell table:style-name="ce2" office:value-type="string" calcext:value-type="string">
            <text:p>младость, И рушится мой сладкий</text:p>
          </table:table-cell>
          <table:table-cell table:style-name="ce8" office:value-type="string" calcext:value-type="string">
            <text:p>1780</text:p>
          </table:table-cell>
          <table:table-cell table:style-name="ce2"/>
          <table:table-cell table:style-name="ce2" office:value-type="string" calcext:value-type="string">
            <text:p>М. Н. Муравьев. Утро (1780)</text:p>
          </table:table-cell>
          <table:table-cell table:style-name="ce2" office:value-type="string" calcext:value-type="string">
            <text:p>М. Н. Муравьев</text:p>
          </table:table-cell>
          <table:table-cell table:style-name="ce4"/>
          <table:table-cell table:style-name="ce2" office:value-type="string" calcext:value-type="string">
            <text:p>Утро, «Тревожится кипяща младость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стремленье</text:p>
          </table:table-cell>
          <table:table-cell table:style-name="ce2" office:value-type="string" calcext:value-type="string">
            <text:p>о человеке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Но чтоб сей юности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Стремленье в благо обратить И</text:p>
          </table:table-cell>
          <table:table-cell table:style-name="ce8" office:value-type="string" calcext:value-type="string">
            <text:p>1781</text:p>
          </table:table-cell>
          <table:table-cell table:style-name="ce2"/>
          <table:table-cell table:style-name="ce2" office:value-type="string" calcext:value-type="string">
            <text:p>Е. И. Костров. Ода на всерадостный день рождения Благочестивейшия, Самодержавнейшия, Великия Государыни… (1781)</text:p>
          </table:table-cell>
          <table:table-cell table:style-name="ce2" office:value-type="string" calcext:value-type="string">
            <text:p>Е. И. Костров</text:p>
          </table:table-cell>
          <table:table-cell table:style-name="ce4"/>
          <table:table-cell table:style-name="ce2" office:value-type="string" calcext:value-type="string">
            <text:p>Ода на всерадостный день рождения Благочестивейшия, Самодержавнейшия, Великия Государыни…, «Спокойством сладким упоенны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море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солнца луч; Где ветры вечные</text:p>
          </table:table-cell>
          <table:table-cell table:style-name="ce1" office:value-type="string" calcext:value-type="string">
            <text:p>кипяще</text:p>
          </table:table-cell>
          <table:table-cell table:style-name="ce4"/>
          <table:table-cell table:style-name="ce2" office:value-type="string" calcext:value-type="string">
            <text:p>море роют, Вода пускает гром</text:p>
          </table:table-cell>
          <table:table-cell table:style-name="ce8" office:value-type="string" calcext:value-type="string">
            <text:p>1783</text:p>
          </table:table-cell>
          <table:table-cell table:style-name="ce2"/>
          <table:table-cell table:style-name="ce2" office:value-type="string" calcext:value-type="string">
            <text:p>О. П. Козодавлев. Письмо к татарскому мурзе, сочинившему «Оду к премудрой Фелице» (1783)</text:p>
          </table:table-cell>
          <table:table-cell table:style-name="ce2" office:value-type="string" calcext:value-type="string">
            <text:p>О. П. Козодавлев</text:p>
          </table:table-cell>
          <table:table-cell table:style-name="ce4"/>
          <table:table-cell table:style-name="ce2" office:value-type="string" calcext:value-type="string">
            <text:p>Письмо к татарскому мурзе, сочинившему «Оду к премудрой Фелице», «К тебе, драгой мурза, писать я начинаю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сонм</text:p>
          </table:table-cell>
          <table:table-cell table:style-name="ce2" office:value-type="string" calcext:value-type="string">
            <text:p>блеск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кристалей громады, Иль волн златых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сонм, Или горящие эфиры, Иль</text:p>
          </table:table-cell>
          <table:table-cell table:style-name="ce8" office:value-type="string" calcext:value-type="string">
            <text:p>1784</text:p>
          </table:table-cell>
          <table:table-cell table:style-name="ce2"/>
          <table:table-cell table:style-name="ce2" office:value-type="string" calcext:value-type="string">
            <text:p>Г. Р. Державин. Бог (1784)</text:p>
          </table:table-cell>
          <table:table-cell table:style-name="ce2" office:value-type="string" calcext:value-type="string">
            <text:p>Г. Р. Державин</text:p>
          </table:table-cell>
          <table:table-cell table:style-name="ce4"/>
          <table:table-cell table:style-name="ce2" office:value-type="string" calcext:value-type="string">
            <text:p>Бог, «О Ты, пространством бесконечны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ключ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О ты, Бландузский ключ</text:p>
          </table:table-cell>
          <table:table-cell table:style-name="ce1" office:value-type="string" calcext:value-type="string">
            <text:p>кипящий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В блистаньи спорящий с стеклом</text:p>
          </table:table-cell>
          <table:table-cell table:style-name="ce8" office:value-type="string" calcext:value-type="string">
            <text:p>1787</text:p>
          </table:table-cell>
          <table:table-cell table:style-name="ce2"/>
          <table:table-cell table:style-name="ce2" office:value-type="string" calcext:value-type="string">
            <text:p>С. С. Бобров. Ода к бландузскому ключу (1787)</text:p>
          </table:table-cell>
          <table:table-cell table:style-name="ce2" office:value-type="string" calcext:value-type="string">
            <text:p>С. С. Бобров</text:p>
          </table:table-cell>
          <table:table-cell table:style-name="ce4"/>
          <table:table-cell table:style-name="ce2" office:value-type="string" calcext:value-type="string">
            <text:p>Ода к бландузскому ключу, «О ты, Бландузский ключ кипящи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глуби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Вы, реки быстрые,</text:p>
          </table:table-cell>
          <table:table-cell table:style-name="ce1" office:value-type="string" calcext:value-type="string">
            <text:p>кипящи</text:p>
          </table:table-cell>
          <table:table-cell table:style-name="ce4"/>
          <table:table-cell table:style-name="ce2" office:value-type="string" calcext:value-type="string">
            <text:p>глубины ― Кротчайшая вода, блестящим лавиринфом</text:p>
          </table:table-cell>
          <table:table-cell table:style-name="ce8" office:value-type="string" calcext:value-type="string">
            <text:p>1789</text:p>
          </table:table-cell>
          <table:table-cell table:style-name="ce2"/>
          <table:table-cell table:style-name="ce2" office:value-type="string" calcext:value-type="string">
            <text:p>Н. М. Карамзин. Гимн (1789)</text:p>
          </table:table-cell>
          <table:table-cell table:style-name="ce3" office:value-type="string" calcext:value-type="string">
            <text:p>Н. М. Карамзин</text:p>
          </table:table-cell>
          <table:table-cell table:style-name="ce4"/>
          <table:table-cell table:style-name="ce2" office:value-type="string" calcext:value-type="string">
            <text:p>Гимн, «Четыре времена, в пременах ежегодных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кровь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явить, На коем черна кровь</text:p>
          </table:table-cell>
          <table:table-cell table:style-name="ce1" office:value-type="string" calcext:value-type="string">
            <text:p>кипящая</text:p>
          </table:table-cell>
          <table:table-cell table:style-name="ce4"/>
          <table:table-cell table:style-name="ce2" office:value-type="string" calcext:value-type="string">
            <text:p>курится?</text:p>
          </table:table-cell>
          <table:table-cell table:style-name="ce8" office:value-type="string" calcext:value-type="string">
            <text:p>1789</text:p>
          </table:table-cell>
          <table:table-cell table:style-name="ce2"/>
          <table:table-cell table:style-name="ce2" office:value-type="string" calcext:value-type="string">
            <text:p>С. С. Бобров. Хитрости Сатурна, или Смерть в разных личинах (1789)</text:p>
          </table:table-cell>
          <table:table-cell table:style-name="ce3" office:value-type="string" calcext:value-type="string">
            <text:p>С. С. Бобров</text:p>
          </table:table-cell>
          <table:table-cell table:style-name="ce4"/>
          <table:table-cell table:style-name="ce2" office:value-type="string" calcext:value-type="string">
            <text:p>Хитрости Сатурна, или Смерть в разных личинах, «Сурова матерь тьмы, царица нощи темно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кровь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Язвимой ветвями дерев, Текут ручьи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крови На зелень влажныя земли</text:p>
          </table:table-cell>
          <table:table-cell table:style-name="ce8" office:value-type="string" calcext:value-type="string">
            <text:p>1791</text:p>
          </table:table-cell>
          <table:table-cell table:style-name="ce2"/>
          <table:table-cell table:style-name="ce2" office:value-type="string" calcext:value-type="string">
            <text:p>Н. М. Карамзин. Раиса (1791)</text:p>
          </table:table-cell>
          <table:table-cell table:style-name="ce2" office:value-type="string" calcext:value-type="string">
            <text:p>Н. М. Карамзин</text:p>
          </table:table-cell>
          <table:table-cell table:style-name="ce4"/>
          <table:table-cell table:style-name="ce2" office:value-type="string" calcext:value-type="string">
            <text:p>Раиса, «Во тьме ночной ярилась буря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ол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самый малый чёлн Средь седых</text:p>
          </table:table-cell>
          <table:table-cell table:style-name="ce1" office:value-type="string" calcext:value-type="string">
            <text:p>кипящих</text:p>
          </table:table-cell>
          <table:table-cell table:style-name="ce4"/>
          <table:table-cell table:style-name="ce2" office:value-type="string" calcext:value-type="string">
            <text:p>волн.</text:p>
          </table:table-cell>
          <table:table-cell table:style-name="ce8" office:value-type="string" calcext:value-type="string">
            <text:p>1794</text:p>
          </table:table-cell>
          <table:table-cell table:style-name="ce2"/>
          <table:table-cell table:style-name="ce2" office:value-type="string" calcext:value-type="string">
            <text:p>А. В. Аргамаков. К Москве (1794)</text:p>
          </table:table-cell>
          <table:table-cell table:style-name="ce2" office:value-type="string" calcext:value-type="string">
            <text:p>А. В. Аргамаков</text:p>
          </table:table-cell>
          <table:table-cell table:style-name="ce4"/>
          <table:table-cell table:style-name="ce2" office:value-type="string" calcext:value-type="string">
            <text:p>К Москве, «Позлащенными главам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вино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Разбавь хотя однажды</text:p>
          </table:table-cell>
          <table:table-cell table:style-name="ce1" office:value-type="string" calcext:value-type="string">
            <text:p>Кипящее</text:p>
          </table:table-cell>
          <table:table-cell table:style-name="ce4"/>
          <table:table-cell table:style-name="ce2" office:value-type="string" calcext:value-type="string">
            <text:p>вино Воды четвертой долей.</text:p>
          </table:table-cell>
          <table:table-cell table:style-name="ce8" office:value-type="string" calcext:value-type="string">
            <text:p>1794</text:p>
          </table:table-cell>
          <table:table-cell table:style-name="ce2"/>
          <table:table-cell table:style-name="ce2" office:value-type="string" calcext:value-type="string">
            <text:p>Н. А. Львов. Ода LVII. На оргии (1794)</text:p>
          </table:table-cell>
          <table:table-cell table:style-name="ce2" office:value-type="string" calcext:value-type="string">
            <text:p>Н. А. Львов</text:p>
          </table:table-cell>
          <table:table-cell table:style-name="ce4"/>
          <table:table-cell table:style-name="ce2" office:value-type="string" calcext:value-type="string">
            <text:p>Ода LVII. На оргии, «Скорей подай мне чару!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кубок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кубок твой сапфирный, Звездами, перлами</text:p>
          </table:table-cell>
          <table:table-cell table:style-name="ce1" office:value-type="string" calcext:value-type="string">
            <text:p>кипящ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Да нектар твой небесный, сильный</text:p>
          </table:table-cell>
          <table:table-cell table:style-name="ce8" office:value-type="string" calcext:value-type="string">
            <text:p>1794</text:p>
          </table:table-cell>
          <table:table-cell table:style-name="ce2"/>
          <table:table-cell table:style-name="ce2" office:value-type="string" calcext:value-type="string">
            <text:p>Г. Р. Державин. На взятие Варшавы (1794)</text:p>
          </table:table-cell>
          <table:table-cell table:style-name="ce2" office:value-type="string" calcext:value-type="string">
            <text:p>Г. Р. Державин</text:p>
          </table:table-cell>
          <table:table-cell table:style-name="ce4"/>
          <table:table-cell table:style-name="ce2" office:value-type="string" calcext:value-type="string">
            <text:p>На взятие Варшавы, «И се в небесном вертограде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кровь</text:p>
          </table:table-cell>
          <table:table-cell table:style-name="ce2" office:value-type="string" calcext:value-type="string">
            <text:p>о человеке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Все томится, все вздыхает; Кровь</text:p>
          </table:table-cell>
          <table:table-cell table:style-name="ce1" office:value-type="string" calcext:value-type="string">
            <text:p>кипяща</text:p>
          </table:table-cell>
          <table:table-cell table:style-name="ce4"/>
          <table:table-cell table:style-name="ce2" office:value-type="string" calcext:value-type="string">
            <text:p>охладела, Радость жизни отлетела; Все</text:p>
          </table:table-cell>
          <table:table-cell table:style-name="ce8" office:value-type="string" calcext:value-type="string">
            <text:p>1795</text:p>
          </table:table-cell>
          <table:table-cell table:style-name="ce2"/>
          <table:table-cell table:style-name="ce2" office:value-type="string" calcext:value-type="string">
            <text:p>М. Л. Магницкий. Все печально без тебя (1795)</text:p>
          </table:table-cell>
          <table:table-cell table:style-name="ce3" office:value-type="string" calcext:value-type="string">
            <text:p>М. Л. Магницкий</text:p>
          </table:table-cell>
          <table:table-cell table:style-name="ce4"/>
          <table:table-cell table:style-name="ce2" office:value-type="string" calcext:value-type="string">
            <text:p>Все печально без тебя, «Сердце сохнет, унывает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ад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в грудях кремнистых гор, В</text:p>
          </table:table-cell>
          <table:table-cell table:style-name="ce1" office:value-type="string" calcext:value-type="string">
            <text:p>кипящих</text:p>
          </table:table-cell>
          <table:table-cell table:style-name="ce4"/>
          <table:table-cell table:style-name="ce2" office:value-type="string" calcext:value-type="string">
            <text:p>адом безднах мрачных, Между стихий</text:p>
          </table:table-cell>
          <table:table-cell table:style-name="ce8" office:value-type="string" calcext:value-type="string">
            <text:p>1797</text:p>
          </table:table-cell>
          <table:table-cell table:style-name="ce2"/>
          <table:table-cell table:style-name="ce2" office:value-type="string" calcext:value-type="string">
            <text:p>А. Ф. Мерзляков. Вечер (1797)</text:p>
          </table:table-cell>
          <table:table-cell table:style-name="ce3" office:value-type="string" calcext:value-type="string">
            <text:p>А. Ф. Мерзляков</text:p>
          </table:table-cell>
          <table:table-cell table:style-name="ce4"/>
          <table:table-cell table:style-name="ce2" office:value-type="string" calcext:value-type="string">
            <text:p>Вечер, «Уж день бледнеющий скрывался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кровь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в пепел обращенны, На кровь,</text:p>
          </table:table-cell>
          <table:table-cell table:style-name="ce1" office:value-type="string" calcext:value-type="string">
            <text:p>кипящу</text:p>
          </table:table-cell>
          <table:table-cell table:style-name="ce4"/>
          <table:table-cell table:style-name="ce2" office:value-type="string" calcext:value-type="string">
            <text:p>по полям.</text:p>
          </table:table-cell>
          <table:table-cell table:style-name="ce8" office:value-type="string" calcext:value-type="string">
            <text:p>1799</text:p>
          </table:table-cell>
          <table:table-cell table:style-name="ce2"/>
          <table:table-cell table:style-name="ce2" office:value-type="string" calcext:value-type="string">
            <text:p>В. А. Жуковский. Могущество, слава и благоденствие России (1799)</text:p>
          </table:table-cell>
          <table:table-cell table:style-name="ce2" office:value-type="string" calcext:value-type="string">
            <text:p>В. А. Жуковский</text:p>
          </table:table-cell>
          <table:table-cell table:style-name="ce4"/>
          <table:table-cell table:style-name="ce2" office:value-type="string" calcext:value-type="string">
            <text:p>Могущество, слава и благоденствие России, «На троне светлом, лучезарном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рой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ночь, твой одр ― гниенье, Покров ―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рой червей!</text:p>
          </table:table-cell>
          <table:table-cell table:style-name="ce8" office:value-type="string" calcext:value-type="string">
            <text:p>1801</text:p>
          </table:table-cell>
          <table:table-cell table:style-name="ce2"/>
          <table:table-cell table:style-name="ce2" office:value-type="string" calcext:value-type="string">
            <text:p>А. Ф. Мерзляков. Ода на разрушение Вавилона (1801)</text:p>
          </table:table-cell>
          <table:table-cell table:style-name="ce2" office:value-type="string" calcext:value-type="string">
            <text:p>А. Ф. Мерзляков</text:p>
          </table:table-cell>
          <table:table-cell table:style-name="ce4"/>
          <table:table-cell table:style-name="ce2" office:value-type="string" calcext:value-type="string">
            <text:p>Ода на разрушение Вавилона, «Свершилось! Нет его! Сей град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страсть</text:p>
          </table:table-cell>
          <table:table-cell table:style-name="ce2" office:value-type="string" calcext:value-type="string">
            <text:p>об эмоции</text:p>
          </table:table-cell>
          <table:table-cell table:style-name="ce4" table:number-columns-repeated="2"/>
          <table:table-cell table:style-name="ce1" office:value-type="string" calcext:value-type="string">
            <text:p>Кипящи</text:p>
          </table:table-cell>
          <table:table-cell table:style-name="ce4"/>
          <table:table-cell table:style-name="ce2" office:value-type="string" calcext:value-type="string">
            <text:p>страсти обуздай, Смиренно песни сей</text:p>
          </table:table-cell>
          <table:table-cell table:style-name="ce8" office:value-type="string" calcext:value-type="string">
            <text:p>1801</text:p>
          </table:table-cell>
          <table:table-cell table:style-name="ce2"/>
          <table:table-cell table:style-name="ce2" office:value-type="string" calcext:value-type="string">
            <text:p>Ф. П. Ключарев. Воплощение мессии (1801)</text:p>
          </table:table-cell>
          <table:table-cell table:style-name="ce2" office:value-type="string" calcext:value-type="string">
            <text:p>Ф. П. Ключарев</text:p>
          </table:table-cell>
          <table:table-cell table:style-name="ce4"/>
          <table:table-cell table:style-name="ce2" office:value-type="string" calcext:value-type="string">
            <text:p>Воплощение мессии, «Немейте громы, вихри спите -- 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напиток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сынов, С напитком пенным и</text:p>
          </table:table-cell>
          <table:table-cell table:style-name="ce1" office:value-type="string" calcext:value-type="string">
            <text:p>кипящим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Он радость в сердце льет</text:p>
          </table:table-cell>
          <table:table-cell table:style-name="ce8" office:value-type="string" calcext:value-type="string">
            <text:p>1804</text:p>
          </table:table-cell>
          <table:table-cell table:style-name="ce2"/>
          <table:table-cell table:style-name="ce2" office:value-type="string" calcext:value-type="string">
            <text:p>В. А. Жуковский. К поэзии (1804)</text:p>
          </table:table-cell>
          <table:table-cell table:style-name="ce2" office:value-type="string" calcext:value-type="string">
            <text:p>В. А. Жуковский</text:p>
          </table:table-cell>
          <table:table-cell table:style-name="ce4"/>
          <table:table-cell table:style-name="ce2" office:value-type="string" calcext:value-type="string">
            <text:p>К поэзии, «Чудесный дар богов!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вод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прерублено острой секирой И во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воде разваренно, Ночью Богам в</text:p>
          </table:table-cell>
          <table:table-cell table:style-name="ce8" office:value-type="string" calcext:value-type="string">
            <text:p>1805</text:p>
          </table:table-cell>
          <table:table-cell table:style-name="ce2"/>
          <table:table-cell table:style-name="ce2" office:value-type="string" calcext:value-type="string">
            <text:p>Г. Р. Державин. Пиндарова олимпическая первая песнь (1805)</text:p>
          </table:table-cell>
          <table:table-cell table:style-name="ce3" office:value-type="string" calcext:value-type="string">
            <text:p>Г. Р. Державин</text:p>
          </table:table-cell>
          <table:table-cell table:style-name="ce4"/>
          <table:table-cell table:style-name="ce2" office:value-type="string" calcext:value-type="string">
            <text:p>Пиндарова олимпическая первая песнь, «Всех элементов вода превосходне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пе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/>
          <table:table-cell table:style-name="ce6" office:value-type="string" calcext:value-type="string">
            <text:p>Внемлите: водопад ревет,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пеною граниты омывает И в</text:p>
          </table:table-cell>
          <table:table-cell table:style-name="ce8" office:value-type="string" calcext:value-type="string">
            <text:p>1806</text:p>
          </table:table-cell>
          <table:table-cell table:style-name="ce2"/>
          <table:table-cell table:style-name="ce2" office:value-type="string" calcext:value-type="string">
            <text:p>А. Ф. Мерзляков. К Лауре за клавесином (1806)</text:p>
          </table:table-cell>
          <table:table-cell table:style-name="ce2" office:value-type="string" calcext:value-type="string">
            <text:p>А. Ф. Мерзляков</text:p>
          </table:table-cell>
          <table:table-cell table:style-name="ce4"/>
          <table:table-cell table:style-name="ce2" office:value-type="string" calcext:value-type="string">
            <text:p>К Лауре за клавесином, «Когда твоя рука летает по струнам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полнот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резвости, слиявшись, вновь стремились В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полноте свирепыя реки; Терзая грудь</text:p>
          </table:table-cell>
          <table:table-cell table:style-name="ce8" office:value-type="string" calcext:value-type="string">
            <text:p>1806</text:p>
          </table:table-cell>
          <table:table-cell table:style-name="ce2"/>
          <table:table-cell table:style-name="ce2" office:value-type="string" calcext:value-type="string">
            <text:p>А. Ф. Мерзляков. Элегия (1806)</text:p>
          </table:table-cell>
          <table:table-cell table:style-name="ce2" office:value-type="string" calcext:value-type="string">
            <text:p>А. Ф. Мерзляков</text:p>
          </table:table-cell>
          <table:table-cell table:style-name="ce4"/>
          <table:table-cell table:style-name="ce2" office:value-type="string" calcext:value-type="string">
            <text:p>Элегия, «Страдания любви разлукой облегчатся! 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ол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престань шуметь</text:p>
          </table:table-cell>
          <table:table-cell table:style-name="ce1" office:value-type="string" calcext:value-type="string">
            <text:p>кипящею</text:p>
          </table:table-cell>
          <table:table-cell table:style-name="ce4"/>
          <table:table-cell table:style-name="ce2" office:value-type="string" calcext:value-type="string">
            <text:p>волной: Пускай внимают все, что</text:p>
          </table:table-cell>
          <table:table-cell table:style-name="ce8" office:value-type="string" calcext:value-type="string">
            <text:p>1809</text:p>
          </table:table-cell>
          <table:table-cell table:style-name="ce2"/>
          <table:table-cell table:style-name="ce2" office:value-type="string" calcext:value-type="string">
            <text:p>С. Н. Глинка. На взятие Измаила (1809)</text:p>
          </table:table-cell>
          <table:table-cell table:style-name="ce2" office:value-type="string" calcext:value-type="string">
            <text:p>С. Н. Глинка</text:p>
          </table:table-cell>
          <table:table-cell table:style-name="ce4"/>
          <table:table-cell table:style-name="ce2" office:value-type="string" calcext:value-type="string">
            <text:p>На взятие Измаила, «Величественна тень восходит над Дунаем!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ол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мрачных вод И пену волн,</text:p>
          </table:table-cell>
          <table:table-cell table:style-name="ce1" office:value-type="string" calcext:value-type="string">
            <text:p>кипящих</text:p>
          </table:table-cell>
          <table:table-cell table:style-name="ce4"/>
          <table:table-cell table:style-name="ce2" office:value-type="string" calcext:value-type="string">
            <text:p>под рулями Их кораблей; &lt;тот</text:p>
          </table:table-cell>
          <table:table-cell table:style-name="ce8" office:value-type="string" calcext:value-type="string">
            <text:p>1810</text:p>
          </table:table-cell>
          <table:table-cell table:style-name="ce2"/>
          <table:table-cell table:style-name="ce2" office:value-type="string" calcext:value-type="string">
            <text:p>В. А. Жуковский. Родриг (1810)</text:p>
          </table:table-cell>
          <table:table-cell table:style-name="ce2" office:value-type="string" calcext:value-type="string">
            <text:p>В. А. Жуковский</text:p>
          </table:table-cell>
          <table:table-cell table:style-name="ce4"/>
          <table:table-cell table:style-name="ce2" office:value-type="string" calcext:value-type="string">
            <text:p>Родриг, «Уже давно готовилося небо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глуби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крутизны И долу роя глубины,</text:p>
          </table:table-cell>
          <table:table-cell table:style-name="ce1" office:value-type="string" calcext:value-type="string">
            <text:p>Кипящи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реются в безвестность;</text:p>
          </table:table-cell>
          <table:table-cell table:style-name="ce8" office:value-type="string" calcext:value-type="string">
            <text:p>1810</text:p>
          </table:table-cell>
          <table:table-cell table:style-name="ce2"/>
          <table:table-cell table:style-name="ce2" office:value-type="string" calcext:value-type="string">
            <text:p>С. А. Ширинский-Шихматов. Петр Великий. Песнь четвертая (1810)</text:p>
          </table:table-cell>
          <table:table-cell table:style-name="ce2" office:value-type="string" calcext:value-type="string">
            <text:p>С. А. Ширинский-Шихматов</text:p>
          </table:table-cell>
          <table:table-cell table:style-name="ce4"/>
          <table:table-cell table:style-name="ce2" office:value-type="string" calcext:value-type="string">
            <text:p>Петр Великий. Песнь четвертая, «Представь -- что, ветрами несомы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ток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густую, Ее, нещадно пролитую, Творит</text:p>
          </table:table-cell>
          <table:table-cell table:style-name="ce1" office:value-type="string" calcext:value-type="string">
            <text:p>кипящим</text:p>
          </table:table-cell>
          <table:table-cell table:style-name="ce4"/>
          <table:table-cell table:style-name="ce2" office:value-type="string" calcext:value-type="string">
            <text:p>током течь.</text:p>
          </table:table-cell>
          <table:table-cell table:style-name="ce8" office:value-type="string" calcext:value-type="string">
            <text:p>1810</text:p>
          </table:table-cell>
          <table:table-cell table:style-name="ce2"/>
          <table:table-cell table:style-name="ce2" office:value-type="string" calcext:value-type="string">
            <text:p>С. А. Ширинский-Шихматов. Петр Великий. Песнь четвертая (1810)</text:p>
          </table:table-cell>
          <table:table-cell table:style-name="ce3" office:value-type="string" calcext:value-type="string">
            <text:p>С. А. Ширинский-Шихматов</text:p>
          </table:table-cell>
          <table:table-cell table:style-name="ce4"/>
          <table:table-cell table:style-name="ce2" office:value-type="string" calcext:value-type="string">
            <text:p>Петр Великий. Песнь четвертая, «Представь -- что, ветрами несомы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враг</text:p>
          </table:table-cell>
          <table:table-cell table:style-name="ce2" office:value-type="string" calcext:value-type="string">
            <text:p>о человеке</text:p>
          </table:table-cell>
          <table:table-cell table:style-name="ce2"/>
          <table:table-cell table:style-name="ce6" office:value-type="string" calcext:value-type="string">
            <text:p>Рек враг,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злым наветом: Под солнцем власть</text:p>
          </table:table-cell>
          <table:table-cell table:style-name="ce8" office:value-type="string" calcext:value-type="string">
            <text:p>1810</text:p>
          </table:table-cell>
          <table:table-cell table:style-name="ce2"/>
          <table:table-cell table:style-name="ce2" office:value-type="string" calcext:value-type="string">
            <text:p>С. А. Ширинский-Шихматов. Петр Великий. Песнь четвертая (1810)</text:p>
          </table:table-cell>
          <table:table-cell table:style-name="ce2" office:value-type="string" calcext:value-type="string">
            <text:p>С. А. Ширинский-Шихматов</text:p>
          </table:table-cell>
          <table:table-cell table:style-name="ce4"/>
          <table:table-cell table:style-name="ce2" office:value-type="string" calcext:value-type="string">
            <text:p>Петр Великий. Песнь четвертая, «Представь -- что, ветрами несомы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дух</text:p>
          </table:table-cell>
          <table:table-cell table:style-name="ce2" office:value-type="string" calcext:value-type="string">
            <text:p>о человеке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раздражит в нем дух, отмщением</text:p>
          </table:table-cell>
          <table:table-cell table:style-name="ce1" office:value-type="string" calcext:value-type="string">
            <text:p>кипящий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И изведет его в сражение</text:p>
          </table:table-cell>
          <table:table-cell table:style-name="ce8" office:value-type="string" calcext:value-type="string">
            <text:p>1810</text:p>
          </table:table-cell>
          <table:table-cell table:style-name="ce2"/>
          <table:table-cell table:style-name="ce2" office:value-type="string" calcext:value-type="string">
            <text:p>Ф. И. Ленкевич. Горациева ода 2, кн. III (1810)</text:p>
          </table:table-cell>
          <table:table-cell table:style-name="ce2" office:value-type="string" calcext:value-type="string">
            <text:p>Ф. И. Ленкевич</text:p>
          </table:table-cell>
          <table:table-cell table:style-name="ce4"/>
          <table:table-cell table:style-name="ce2" office:value-type="string" calcext:value-type="string">
            <text:p>Горациева ода 2, кн. III, «Трудами ратными стяжавый отрок крепость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кубок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Друзья,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кубок сей Вождям, сраженным в</text:p>
          </table:table-cell>
          <table:table-cell table:style-name="ce8" office:value-type="string" calcext:value-type="string">
            <text:p>1812</text:p>
          </table:table-cell>
          <table:table-cell table:style-name="ce2"/>
          <table:table-cell table:style-name="ce2" office:value-type="string" calcext:value-type="string">
            <text:p>В. А. Жуковский. Певец во стане русских воинов (1812)</text:p>
          </table:table-cell>
          <table:table-cell table:style-name="ce2" office:value-type="string" calcext:value-type="string">
            <text:p>В. А. Жуковский</text:p>
          </table:table-cell>
          <table:table-cell table:style-name="ce4"/>
          <table:table-cell table:style-name="ce2" office:value-type="string" calcext:value-type="string">
            <text:p>Певец во стане русских воинов, «На поле бранном тишина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кровь</text:p>
          </table:table-cell>
          <table:table-cell table:style-name="ce2" office:value-type="string" calcext:value-type="string">
            <text:p>о человеке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В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зыблется крови; От всех забыт</text:p>
          </table:table-cell>
          <table:table-cell table:style-name="ce8" office:value-type="string" calcext:value-type="string">
            <text:p>1812</text:p>
          </table:table-cell>
          <table:table-cell table:style-name="ce2"/>
          <table:table-cell table:style-name="ce2" office:value-type="string" calcext:value-type="string">
            <text:p>В. А. Жуковский. Пиршество Александра, или Сила гармонии (1812)</text:p>
          </table:table-cell>
          <table:table-cell table:style-name="ce2" office:value-type="string" calcext:value-type="string">
            <text:p>В. А. Жуковский</text:p>
          </table:table-cell>
          <table:table-cell table:style-name="ce4"/>
          <table:table-cell table:style-name="ce2" office:value-type="string" calcext:value-type="string">
            <text:p>Пиршество Александра, или Сила гармонии, «По страшной битве той, где царь Персиды пал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переход</text:p>
          </table:table-cell>
          <table:table-cell table:style-name="ce2" office:value-type="string" calcext:value-type="string">
            <text:p>деятельн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как в бурю лес, Людьми</text:p>
          </table:table-cell>
          <table:table-cell table:style-name="ce1" office:value-type="string" calcext:value-type="string">
            <text:p>кипящи</text:p>
          </table:table-cell>
          <table:table-cell table:style-name="ce4"/>
          <table:table-cell table:style-name="ce2" office:value-type="string" calcext:value-type="string">
            <text:p>переходы, Всходя до синевы небес</text:p>
          </table:table-cell>
          <table:table-cell table:style-name="ce8" office:value-type="string" calcext:value-type="string">
            <text:p>1813</text:p>
          </table:table-cell>
          <table:table-cell table:style-name="ce2"/>
          <table:table-cell table:style-name="ce2" office:value-type="string" calcext:value-type="string">
            <text:p>В. А. Жуковский. Ивиковы журавли (1813)</text:p>
          </table:table-cell>
          <table:table-cell table:style-name="ce2" office:value-type="string" calcext:value-type="string">
            <text:p>В. А. Жуковский</text:p>
          </table:table-cell>
          <table:table-cell table:style-name="ce4"/>
          <table:table-cell table:style-name="ce2" office:value-type="string" calcext:value-type="string">
            <text:p>Ивиковы журавли, «На Посидонов пир веселы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страсть</text:p>
          </table:table-cell>
          <table:table-cell table:style-name="ce2" office:value-type="string" calcext:value-type="string">
            <text:p>об эмоции</text:p>
          </table:table-cell>
          <table:table-cell table:style-name="ce2"/>
          <table:table-cell table:style-name="ce6" office:value-type="string" calcext:value-type="string">
            <text:p>родства и крови узы В</text:p>
          </table:table-cell>
          <table:table-cell table:style-name="ce1" office:value-type="string" calcext:value-type="string">
            <text:p>кипящих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как волкан, страстях, К ногам</text:p>
          </table:table-cell>
          <table:table-cell table:style-name="ce8" office:value-type="string" calcext:value-type="string">
            <text:p>1813</text:p>
          </table:table-cell>
          <table:table-cell table:style-name="ce2"/>
          <table:table-cell table:style-name="ce2" office:value-type="string" calcext:value-type="string">
            <text:p>К. Н. Батюшков. Отрывок из Шиллеровой трагедии «Die Braut von Messina» («Мессинская невеста») / «Приникни с горней высоты...» (1813)</text:p>
          </table:table-cell>
          <table:table-cell table:style-name="ce2" office:value-type="string" calcext:value-type="string">
            <text:p>К. Н. Батюшков</text:p>
          </table:table-cell>
          <table:table-cell table:style-name="ce4"/>
          <table:table-cell table:style-name="ce2" office:value-type="string" calcext:value-type="string">
            <text:p>Отрывок из Шиллеровой трагедии «Die Braut von Messina» («Мессинская невеста») / «Приникни с горней высоты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2"/>
          <table:table-cell table:style-name="ce2" office:value-type="string" calcext:value-type="string">
            <text:p>Москва-Ленинград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бой</text:p>
          </table:table-cell>
          <table:table-cell table:style-name="ce2" office:value-type="string" calcext:value-type="string">
            <text:p>деятельн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из рядов, и пал в</text:p>
          </table:table-cell>
          <table:table-cell table:style-name="ce1" office:value-type="string" calcext:value-type="string">
            <text:p>кипящем</text:p>
          </table:table-cell>
          <table:table-cell table:style-name="ce4"/>
          <table:table-cell table:style-name="ce2" office:value-type="string" calcext:value-type="string">
            <text:p>бое: Покойся, юноша!</text:p>
          </table:table-cell>
          <table:table-cell table:style-name="ce8" office:value-type="string" calcext:value-type="string">
            <text:p>1814</text:p>
          </table:table-cell>
          <table:table-cell table:style-name="ce2"/>
          <table:table-cell table:style-name="ce2" office:value-type="string" calcext:value-type="string">
            <text:p>А. С. Пушкин. Осгар (1814)</text:p>
          </table:table-cell>
          <table:table-cell table:style-name="ce2" office:value-type="string" calcext:value-type="string">
            <text:p>А. С. Пушкин</text:p>
          </table:table-cell>
          <table:table-cell table:style-name="ce4"/>
          <table:table-cell table:style-name="ce2" office:value-type="string" calcext:value-type="string">
            <text:p>Осгар, «По камням гробовым, в туманах полуноч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3"/>
          <table:table-cell table:style-name="ce2" office:value-type="float" office:value="1937" calcext:value-type="float">
            <text:p>1937</text:p>
          </table:table-cell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брань</text:p>
          </table:table-cell>
          <table:table-cell table:style-name="ce2" office:value-type="string" calcext:value-type="string">
            <text:p>деятельность</text:p>
          </table:table-cell>
          <table:table-cell table:style-name="ce2"/>
          <table:table-cell table:style-name="ce6" office:value-type="string" calcext:value-type="string">
            <text:p>треск щитов, и гром ударов,</text:p>
          </table:table-cell>
          <table:table-cell table:style-name="ce1" office:value-type="string" calcext:value-type="string">
            <text:p>Кипящу</text:p>
          </table:table-cell>
          <table:table-cell table:style-name="ce4"/>
          <table:table-cell table:style-name="ce2" office:value-type="string" calcext:value-type="string">
            <text:p>брань среди опустошенных сел И</text:p>
          </table:table-cell>
          <table:table-cell table:style-name="ce8" office:value-type="string" calcext:value-type="string">
            <text:p>1814</text:p>
          </table:table-cell>
          <table:table-cell table:style-name="ce2"/>
          <table:table-cell table:style-name="ce2" office:value-type="string" calcext:value-type="string">
            <text:p>К. Н. Батюшков. На развалинах замка в Швеции (1814)</text:p>
          </table:table-cell>
          <table:table-cell table:style-name="ce2" office:value-type="string" calcext:value-type="string">
            <text:p>К. Н. Батюшков</text:p>
          </table:table-cell>
          <table:table-cell table:style-name="ce4"/>
          <table:table-cell table:style-name="ce2" office:value-type="string" calcext:value-type="string">
            <text:p>На развалинах замка в Швеции, «Уже светило дня на западе горит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2"/>
          <table:table-cell table:style-name="ce2" office:value-type="string" calcext:value-type="string">
            <text:p>Москва-Ленинград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торжище</text:p>
          </table:table-cell>
          <table:table-cell table:style-name="ce2" office:value-type="string" calcext:value-type="string">
            <text:p>деятельн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украшенных холмах, На градских торжищах,</text:p>
          </table:table-cell>
          <table:table-cell table:style-name="ce1" office:value-type="string" calcext:value-type="string">
            <text:p>кипящих</text:p>
          </table:table-cell>
          <table:table-cell table:style-name="ce4"/>
          <table:table-cell table:style-name="ce2" office:value-type="string" calcext:value-type="string">
            <text:p>от народа, На самом прахе</text:p>
          </table:table-cell>
          <table:table-cell table:style-name="ce8" office:value-type="string" calcext:value-type="string">
            <text:p>1814</text:p>
          </table:table-cell>
          <table:table-cell table:style-name="ce2"/>
          <table:table-cell table:style-name="ce2" office:value-type="string" calcext:value-type="string">
            <text:p>В. А. Жуковский. Императору Александру (1814)</text:p>
          </table:table-cell>
          <table:table-cell table:style-name="ce2" office:value-type="string" calcext:value-type="string">
            <text:p>В. А. Жуковский</text:p>
          </table:table-cell>
          <table:table-cell table:style-name="ce4"/>
          <table:table-cell table:style-name="ce2" office:value-type="string" calcext:value-type="string">
            <text:p>Императору Александру, «Когда летящие отвсюду шумны клик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сеча</text:p>
          </table:table-cell>
          <table:table-cell table:style-name="ce2" office:value-type="string" calcext:value-type="string">
            <text:p>деятельность</text:p>
          </table:table-cell>
          <table:table-cell table:style-name="ce2"/>
          <table:table-cell table:style-name="ce6" office:value-type="string" calcext:value-type="string">
            <text:p>которых зрел Тебя, всегда в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сече, Всегда под свистом стрел</text:p>
          </table:table-cell>
          <table:table-cell table:style-name="ce8" office:value-type="string" calcext:value-type="string">
            <text:p>1814</text:p>
          </table:table-cell>
          <table:table-cell table:style-name="ce2"/>
          <table:table-cell table:style-name="ce2" office:value-type="string" calcext:value-type="string">
            <text:p>В. А. Жуковский. Императору Александру (1814)</text:p>
          </table:table-cell>
          <table:table-cell table:style-name="ce2" office:value-type="string" calcext:value-type="string">
            <text:p>В. А. Жуковский</text:p>
          </table:table-cell>
          <table:table-cell table:style-name="ce4"/>
          <table:table-cell table:style-name="ce2" office:value-type="string" calcext:value-type="string">
            <text:p>Императору Александру, «Когда летящие отвсюду шумны клик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ол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о камень; Яряся, океан изверг</text:p>
          </table:table-cell>
          <table:table-cell table:style-name="ce1" office:value-type="string" calcext:value-type="string">
            <text:p>Кипящими</text:p>
          </table:table-cell>
          <table:table-cell table:style-name="ce4"/>
          <table:table-cell table:style-name="ce2" office:value-type="string" calcext:value-type="string">
            <text:p>волнами Пловца на дикий брег</text:p>
          </table:table-cell>
          <table:table-cell table:style-name="ce8" office:value-type="string" calcext:value-type="string">
            <text:p>1814</text:p>
          </table:table-cell>
          <table:table-cell table:style-name="ce2"/>
          <table:table-cell table:style-name="ce2" office:value-type="string" calcext:value-type="string">
            <text:p>В. К. Кюхельбекер. Бессмертие есть цель жизни человеческой (1814)</text:p>
          </table:table-cell>
          <table:table-cell table:style-name="ce3" office:value-type="string" calcext:value-type="string">
            <text:p>В. К. Кюхельбекер</text:p>
          </table:table-cell>
          <table:table-cell table:style-name="ce4"/>
          <table:table-cell table:style-name="ce2" office:value-type="string" calcext:value-type="string">
            <text:p>Бессмертие есть цель жизни человеческой, «Из туч сверкнул зубчатый пламень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пе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/>
          <table:table-cell table:style-name="ce6" office:value-type="string" calcext:value-type="string">
            <text:p>болтливых Вокруг накрытого стола, Стакан,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пеной белой, И стук блестящего</text:p>
          </table:table-cell>
          <table:table-cell table:style-name="ce8" office:value-type="string" calcext:value-type="string">
            <text:p>1814</text:p>
          </table:table-cell>
          <table:table-cell table:style-name="ce2"/>
          <table:table-cell table:style-name="ce2" office:value-type="string" calcext:value-type="string">
            <text:p>А. С. Пушкин. К Батюшкову (1814)</text:p>
          </table:table-cell>
          <table:table-cell table:style-name="ce2" office:value-type="string" calcext:value-type="string">
            <text:p>А. С. Пушкин</text:p>
          </table:table-cell>
          <table:table-cell table:style-name="ce4"/>
          <table:table-cell table:style-name="ce2" office:value-type="string" calcext:value-type="string">
            <text:p>К Батюшкову, «Философ резвый и пиит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3"/>
          <table:table-cell table:style-name="ce2" office:value-type="float" office:value="1937" calcext:value-type="float">
            <text:p>1937</text:p>
          </table:table-cell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струя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табунами На шум студеных струй,</text:p>
          </table:table-cell>
          <table:table-cell table:style-name="ce1" office:value-type="string" calcext:value-type="string">
            <text:p>кипящих</text:p>
          </table:table-cell>
          <table:table-cell table:style-name="ce4"/>
          <table:table-cell table:style-name="ce2" office:value-type="string" calcext:value-type="string">
            <text:p>под землей, Где путник с</text:p>
          </table:table-cell>
          <table:table-cell table:style-name="ce8" office:value-type="string" calcext:value-type="string">
            <text:p>1815</text:p>
          </table:table-cell>
          <table:table-cell table:style-name="ce2"/>
          <table:table-cell table:style-name="ce2" office:value-type="string" calcext:value-type="string">
            <text:p>К. Н. Батюшков. Таврида (1815)</text:p>
          </table:table-cell>
          <table:table-cell table:style-name="ce3" office:value-type="string" calcext:value-type="string">
            <text:p>К. Н. Батюшков</text:p>
          </table:table-cell>
          <table:table-cell table:style-name="ce4"/>
          <table:table-cell table:style-name="ce2" office:value-type="string" calcext:value-type="string">
            <text:p>Таврида, «Друг милый, ангел мой! сокроемся туда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2"/>
          <table:table-cell table:style-name="ce2" office:value-type="string" calcext:value-type="string">
            <text:p>Москва-Ленинград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одопад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4"/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Водопад, свергаяся со скал, Целебному</text:p>
          </table:table-cell>
          <table:table-cell table:style-name="ce8" office:value-type="string" calcext:value-type="string">
            <text:p>1816</text:p>
          </table:table-cell>
          <table:table-cell table:style-name="ce2"/>
          <table:table-cell table:style-name="ce2" office:value-type="string" calcext:value-type="string">
            <text:p>И. А. Крылов. Водопад и ручей (1816)</text:p>
          </table:table-cell>
          <table:table-cell table:style-name="ce3" office:value-type="string" calcext:value-type="string">
            <text:p>И. А. Крылов</text:p>
          </table:table-cell>
          <table:table-cell table:style-name="ce4"/>
          <table:table-cell table:style-name="ce2" office:value-type="string" calcext:value-type="string">
            <text:p>Водопад и ручей, «Кипящий Водопад, свергаяся со скал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вино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Пиров веселых зритель, Не пьет</text:p>
          </table:table-cell>
          <table:table-cell table:style-name="ce1" office:value-type="string" calcext:value-type="string">
            <text:p>кипящего</text:p>
          </table:table-cell>
          <table:table-cell table:style-name="ce4"/>
          <table:table-cell table:style-name="ce2" office:value-type="string" calcext:value-type="string">
            <text:p>вина Из чаши круговыя…</text:p>
          </table:table-cell>
          <table:table-cell table:style-name="ce8" office:value-type="string" calcext:value-type="string">
            <text:p>1816</text:p>
          </table:table-cell>
          <table:table-cell table:style-name="ce2"/>
          <table:table-cell table:style-name="ce2" office:value-type="string" calcext:value-type="string">
            <text:p>В. А. Жуковский. Громобой [Двенадцать спящих дев, 2] (1816)</text:p>
          </table:table-cell>
          <table:table-cell table:style-name="ce3" office:value-type="string" calcext:value-type="string">
            <text:p>В. А. Жуковский</text:p>
          </table:table-cell>
          <table:table-cell table:style-name="ce4"/>
          <table:table-cell table:style-name="ce2" office:value-type="string" calcext:value-type="string">
            <text:p>Громобой, «Моих стихов желала ты -- 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безд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камней по камням чрез бездны</text:p>
          </table:table-cell>
          <table:table-cell table:style-name="ce1" office:value-type="string" calcext:value-type="string">
            <text:p>кипящи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Легкостью ног упреждал он и</text:p>
          </table:table-cell>
          <table:table-cell table:style-name="ce8" office:value-type="string" calcext:value-type="string">
            <text:p>1817</text:p>
          </table:table-cell>
          <table:table-cell table:style-name="ce2"/>
          <table:table-cell table:style-name="ce2" office:value-type="string" calcext:value-type="string">
            <text:p>В. Н. Олин. Каитбат и Морна (1817)</text:p>
          </table:table-cell>
          <table:table-cell table:style-name="ce2" office:value-type="string" calcext:value-type="string">
            <text:p>В. Н. Олин</text:p>
          </table:table-cell>
          <table:table-cell table:style-name="ce4"/>
          <table:table-cell table:style-name="ce2" office:value-type="string" calcext:value-type="string">
            <text:p>Каитбат и Морна, «Близ берегов синего моря, в Эрине…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пучи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дерев вершины, И загорелися небес</text:p>
          </table:table-cell>
          <table:table-cell table:style-name="ce1" office:value-type="string" calcext:value-type="string">
            <text:p>Кипящие</text:p>
          </table:table-cell>
          <table:table-cell table:style-name="ce4"/>
          <table:table-cell table:style-name="ce2" office:value-type="string" calcext:value-type="string">
            <text:p>пучины.</text:p>
          </table:table-cell>
          <table:table-cell table:style-name="ce8" office:value-type="string" calcext:value-type="string">
            <text:p>1817</text:p>
          </table:table-cell>
          <table:table-cell table:style-name="ce2"/>
          <table:table-cell table:style-name="ce2" office:value-type="string" calcext:value-type="string">
            <text:p>В. А. Жуковский. Вадим [Двенадцать спящих дев, 3] (1817)</text:p>
          </table:table-cell>
          <table:table-cell table:style-name="ce3" office:value-type="string" calcext:value-type="string">
            <text:p>В. А. Жуковский</text:p>
          </table:table-cell>
          <table:table-cell table:style-name="ce4"/>
          <table:table-cell table:style-name="ce2" office:value-type="string" calcext:value-type="string">
            <text:p>Вадим, «Вот повести моей конец -- 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ИМЯ</text:p>
          </table:table-cell>
          <table:table-cell table:style-name="ce2" office:value-type="string" calcext:value-type="string">
            <text:p>о человеке</text:p>
          </table:table-cell>
          <table:table-cell table:style-name="ce2"/>
          <table:table-cell table:style-name="ce6" office:value-type="string" calcext:value-type="string">
            <text:p>спокойный, величавый; Тебя, младый Ринальд,</text:p>
          </table:table-cell>
          <table:table-cell table:style-name="ce1" office:value-type="string" calcext:value-type="string">
            <text:p>кипящий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как Ахилл, В любви, в</text:p>
          </table:table-cell>
          <table:table-cell table:style-name="ce8" office:value-type="string" calcext:value-type="string">
            <text:p>1817</text:p>
          </table:table-cell>
          <table:table-cell table:style-name="ce2"/>
          <table:table-cell table:style-name="ce2" office:value-type="string" calcext:value-type="string">
            <text:p>К. Н. Батюшков. Умирающий Тасс: Элегия (1817)</text:p>
          </table:table-cell>
          <table:table-cell table:style-name="ce2" office:value-type="string" calcext:value-type="string">
            <text:p>К. Н. Батюшков</text:p>
          </table:table-cell>
          <table:table-cell table:style-name="ce4"/>
          <table:table-cell table:style-name="ce2" office:value-type="string" calcext:value-type="string">
            <text:p>Умирающий Тасс: Элегия, «Какое торжество готовит древний Рим?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2"/>
          <table:table-cell table:style-name="ce2" office:value-type="string" calcext:value-type="string">
            <text:p>Москва-Ленинград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свирепством</text:p>
          </table:table-cell>
          <table:table-cell table:style-name="ce2" office:value-type="string" calcext:value-type="string">
            <text:p>о человеке</text:p>
          </table:table-cell>
          <table:table-cell table:style-name="ce2"/>
          <table:table-cell table:style-name="ce6" office:value-type="string" calcext:value-type="string">
            <text:p>блеск; Дерзнул, внимая бездны плеск,</text:p>
          </table:table-cell>
          <table:table-cell table:style-name="ce1" office:value-type="string" calcext:value-type="string">
            <text:p>Кипящ</text:p>
          </table:table-cell>
          <table:table-cell table:style-name="ce4"/>
          <table:table-cell table:style-name="ce2" office:value-type="string" calcext:value-type="string">
            <text:p>свирепством богоборным, Изрыгнуть на Тебя</text:p>
          </table:table-cell>
          <table:table-cell table:style-name="ce8" office:value-type="string" calcext:value-type="string">
            <text:p>1817</text:p>
          </table:table-cell>
          <table:table-cell table:style-name="ce2"/>
          <table:table-cell table:style-name="ce2" office:value-type="string" calcext:value-type="string">
            <text:p>С. А. Ширинский-Шихматов. Песнь сотворившему вся &lt;Отрывки&gt; (1817)</text:p>
          </table:table-cell>
          <table:table-cell table:style-name="ce3" office:value-type="string" calcext:value-type="string">
            <text:p>С. А. Ширинский-Шихматов</text:p>
          </table:table-cell>
          <table:table-cell table:style-name="ce4"/>
          <table:table-cell table:style-name="ce2" office:value-type="string" calcext:value-type="string">
            <text:p>Песнь сотворившему вся &lt;Отрывки&gt;, «О Боже, Сый, Существ начало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ол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На берег выброшен</text:p>
          </table:table-cell>
          <table:table-cell table:style-name="ce1" office:value-type="string" calcext:value-type="string">
            <text:p>кипящею</text:p>
          </table:table-cell>
          <table:table-cell table:style-name="ce4"/>
          <table:table-cell table:style-name="ce2" office:value-type="string" calcext:value-type="string">
            <text:p>волной, Пловец с усталости в</text:p>
          </table:table-cell>
          <table:table-cell table:style-name="ce8" office:value-type="string" calcext:value-type="string">
            <text:p>1818</text:p>
          </table:table-cell>
          <table:table-cell table:style-name="ce2"/>
          <table:table-cell table:style-name="ce2" office:value-type="string" calcext:value-type="string">
            <text:p>И. А. Крылов. Пловец и море (1818)</text:p>
          </table:table-cell>
          <table:table-cell table:style-name="ce3" office:value-type="string" calcext:value-type="string">
            <text:p>И. А. Крылов</text:p>
          </table:table-cell>
          <table:table-cell table:style-name="ce4"/>
          <table:table-cell table:style-name="ce2" office:value-type="string" calcext:value-type="string">
            <text:p>Пловец и море, «На берег выброшен кипящею волно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вод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/>
          <table:table-cell table:style-name="ce6" office:value-type="string" calcext:value-type="string">
            <text:p>воздымает И черные холмы морских</text:p>
          </table:table-cell>
          <table:table-cell table:style-name="ce1" office:value-type="string" calcext:value-type="string">
            <text:p>кипящих</text:p>
          </table:table-cell>
          <table:table-cell table:style-name="ce4"/>
          <table:table-cell table:style-name="ce2" office:value-type="string" calcext:value-type="string">
            <text:p>вод С громовой тучею сливает</text:p>
          </table:table-cell>
          <table:table-cell table:style-name="ce8" office:value-type="string" calcext:value-type="string">
            <text:p>1819</text:p>
          </table:table-cell>
          <table:table-cell table:style-name="ce2"/>
          <table:table-cell table:style-name="ce2" office:value-type="string" calcext:value-type="string">
            <text:p>Ф. И. Тютчев. Послание Горация к Меценату, в котором приглашает его к сельскому обеду (1819)</text:p>
          </table:table-cell>
          <table:table-cell table:style-name="ce2" office:value-type="string" calcext:value-type="string">
            <text:p>Ф. И. Тютчев</text:p>
          </table:table-cell>
          <table:table-cell table:style-name="ce4"/>
          <table:table-cell table:style-name="ce2" office:value-type="string" calcext:value-type="string">
            <text:p>Послание Горация к Меценату, в котором приглашает его к сельскому обеду, «Приди, желанный гость, краса моя и радость!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3"/>
          <table:table-cell table:style-name="ce2" office:value-type="float" office:value="1987" calcext:value-type="float">
            <text:p>1987</text:p>
          </table:table-cell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ол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столпов, И пеной огненной с</text:p>
          </table:table-cell>
          <table:table-cell table:style-name="ce1" office:value-type="string" calcext:value-type="string">
            <text:p>кипящими</text:p>
          </table:table-cell>
          <table:table-cell table:style-name="ce4"/>
          <table:table-cell table:style-name="ce2" office:value-type="string" calcext:value-type="string">
            <text:p>волнами По камням прядают и</text:p>
          </table:table-cell>
          <table:table-cell table:style-name="ce8" office:value-type="string" calcext:value-type="string">
            <text:p>1819</text:p>
          </table:table-cell>
          <table:table-cell table:style-name="ce2"/>
          <table:table-cell table:style-name="ce2" office:value-type="string" calcext:value-type="string">
            <text:p>В. А. Жуковский. «От вашего величества давно...» [[Государыне императрице Марии Федоровне], 1] (1819)</text:p>
          </table:table-cell>
          <table:table-cell table:style-name="ce3" office:value-type="string" calcext:value-type="string">
            <text:p>В. А. Жуковский</text:p>
          </table:table-cell>
          <table:table-cell table:style-name="ce4"/>
          <table:table-cell table:style-name="ce2" office:value-type="string" calcext:value-type="string">
            <text:p>«От вашего величества давно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безд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высоте И, став над бездною</text:p>
          </table:table-cell>
          <table:table-cell table:style-name="ce1" office:value-type="string" calcext:value-type="string">
            <text:p>кипящей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Весь ужас бури осветил: Засеребрилися</text:p>
          </table:table-cell>
          <table:table-cell table:style-name="ce8" office:value-type="string" calcext:value-type="string">
            <text:p>1820</text:p>
          </table:table-cell>
          <table:table-cell table:style-name="ce2"/>
          <table:table-cell table:style-name="ce2" office:value-type="string" calcext:value-type="string">
            <text:p>В. А. Жуковский. Подробный отчет о луне (1820)</text:p>
          </table:table-cell>
          <table:table-cell table:style-name="ce2" office:value-type="string" calcext:value-type="string">
            <text:p>В. А. Жуковский</text:p>
          </table:table-cell>
          <table:table-cell table:style-name="ce4"/>
          <table:table-cell table:style-name="ce2" office:value-type="string" calcext:value-type="string">
            <text:p>Подробный отчет о луне, «Хотя и много я стихам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кровь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огнем; И бледные его ланиты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кровью налились; Ужасной бледностью покрыты</text:p>
          </table:table-cell>
          <table:table-cell table:style-name="ce8" office:value-type="string" calcext:value-type="string">
            <text:p>1820</text:p>
          </table:table-cell>
          <table:table-cell table:style-name="ce2"/>
          <table:table-cell table:style-name="ce2" office:value-type="string" calcext:value-type="string">
            <text:p>А. С. Хомяков. Вадим:«День тухнет хладен ветр над Ладогой седою, ...» (1820)</text:p>
          </table:table-cell>
          <table:table-cell table:style-name="ce3" office:value-type="string" calcext:value-type="string">
            <text:p>А. С. Хомяков</text:p>
          </table:table-cell>
          <table:table-cell table:style-name="ce4"/>
          <table:table-cell table:style-name="ce2" office:value-type="string" calcext:value-type="string">
            <text:p>Вадим:«День тухнет хладен ветр над Ладогой седою, 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стремленье</text:p>
          </table:table-cell>
          <table:table-cell table:style-name="ce2" office:value-type="string" calcext:value-type="string">
            <text:p>об эмоции</text:p>
          </table:table-cell>
          <table:table-cell table:style-name="ce2"/>
          <table:table-cell table:style-name="ce6" office:value-type="string" calcext:value-type="string">
            <text:p>и томленье, Души, господства жаждущей,</text:p>
          </table:table-cell>
          <table:table-cell table:style-name="ce1" office:value-type="string" calcext:value-type="string">
            <text:p>Кипящее</text:p>
          </table:table-cell>
          <table:table-cell table:style-name="ce4"/>
          <table:table-cell table:style-name="ce2" office:value-type="string" calcext:value-type="string">
            <text:p>стремленье И замыслов событие Несбыточных</text:p>
          </table:table-cell>
          <table:table-cell table:style-name="ce8" office:value-type="string" calcext:value-type="string">
            <text:p>1820</text:p>
          </table:table-cell>
          <table:table-cell table:style-name="ce2"/>
          <table:table-cell table:style-name="ce2" office:value-type="string" calcext:value-type="string">
            <text:p>Ф. И. Тютчев. «Высокого предчувствия...» (Из «Пятого мая» Мандзони) (1820)</text:p>
          </table:table-cell>
          <table:table-cell table:style-name="ce2" office:value-type="string" calcext:value-type="string">
            <text:p>Ф. И. Тютчев</text:p>
          </table:table-cell>
          <table:table-cell table:style-name="ce4"/>
          <table:table-cell table:style-name="ce2" office:value-type="string" calcext:value-type="string">
            <text:p>«Высокого предчувствия...» (Из «Пятого мая» Мандзони)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3"/>
          <table:table-cell table:style-name="ce2" office:value-type="float" office:value="1987" calcext:value-type="float">
            <text:p>1987</text:p>
          </table:table-cell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ТОПОНИМ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/>
          <table:table-cell table:style-name="ce6" office:value-type="string" calcext:value-type="string">
            <text:p>Ревела буря… вдруг луной Иртыш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осребрился, И труп, извергнутый волной</text:p>
          </table:table-cell>
          <table:table-cell table:style-name="ce8" office:value-type="string" calcext:value-type="string">
            <text:p>1821</text:p>
          </table:table-cell>
          <table:table-cell table:style-name="ce2"/>
          <table:table-cell table:style-name="ce2" office:value-type="string" calcext:value-type="string">
            <text:p>К. Ф. Рылеев. Смерть Ермака [Думы, 12] (1821)</text:p>
          </table:table-cell>
          <table:table-cell table:style-name="ce2" office:value-type="string" calcext:value-type="string">
            <text:p>К. Ф. Рылеев</text:p>
          </table:table-cell>
          <table:table-cell table:style-name="ce4"/>
          <table:table-cell table:style-name="ce2" office:value-type="string" calcext:value-type="string">
            <text:p>Смерть Ермака, «Ревела буря, дождь шумел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народ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на градских площадях Вкруг вас</text:p>
          </table:table-cell>
          <table:table-cell table:style-name="ce1" office:value-type="string" calcext:value-type="string">
            <text:p>кипящему</text:p>
          </table:table-cell>
          <table:table-cell table:style-name="ce4"/>
          <table:table-cell table:style-name="ce2" office:value-type="string" calcext:value-type="string">
            <text:p>народу Вы хвалите в своих</text:p>
          </table:table-cell>
          <table:table-cell table:style-name="ce8" office:value-type="string" calcext:value-type="string">
            <text:p>1821</text:p>
          </table:table-cell>
          <table:table-cell table:style-name="ce2"/>
          <table:table-cell table:style-name="ce2" office:value-type="string" calcext:value-type="string">
            <text:p>Ф. Н. Глинка. Греческие девицы к юношам (1821)</text:p>
          </table:table-cell>
          <table:table-cell table:style-name="ce2" office:value-type="string" calcext:value-type="string">
            <text:p>Ф. Н. Глинка</text:p>
          </table:table-cell>
          <table:table-cell table:style-name="ce4"/>
          <table:table-cell table:style-name="ce2" office:value-type="string" calcext:value-type="string">
            <text:p>Греческие девицы к юношам, «Счастливцы юноши, он ваш, сей пышный мир!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сталь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/>
          <table:table-cell table:style-name="ce6" office:value-type="string" calcext:value-type="string">
            <text:p>несемся быстро мы, И Сталь</text:p>
          </table:table-cell>
          <table:table-cell table:style-name="ce1" office:value-type="string" calcext:value-type="string">
            <text:p>кипящая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плененная собою, Дух немцев разжидив</text:p>
          </table:table-cell>
          <table:table-cell table:style-name="ce8" office:value-type="string" calcext:value-type="string">
            <text:p>1822</text:p>
          </table:table-cell>
          <table:table-cell table:style-name="ce2"/>
          <table:table-cell table:style-name="ce2" office:value-type="string" calcext:value-type="string">
            <text:p>А. Г. Родзянка. Два века (1822)</text:p>
          </table:table-cell>
          <table:table-cell table:style-name="ce2" office:value-type="string" calcext:value-type="string">
            <text:p>А. Г. Родзянка</text:p>
          </table:table-cell>
          <table:table-cell table:style-name="ce4"/>
          <table:table-cell table:style-name="ce2" office:value-type="string" calcext:value-type="string">
            <text:p>Два века, «Век незабвенный, где как солнце золотое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пропасть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могущею рукой Отвлек от пропасти</text:p>
          </table:table-cell>
          <table:table-cell table:style-name="ce1" office:value-type="string" calcext:value-type="string">
            <text:p>кипящей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Я стал свободен… я спасен</text:p>
          </table:table-cell>
          <table:table-cell table:style-name="ce8" office:value-type="string" calcext:value-type="string">
            <text:p>1822</text:p>
          </table:table-cell>
          <table:table-cell table:style-name="ce2"/>
          <table:table-cell table:style-name="ce2" office:value-type="string" calcext:value-type="string">
            <text:p>Ф. Н. Глинка. Мои вожатые (1822)</text:p>
          </table:table-cell>
          <table:table-cell table:style-name="ce2" office:value-type="string" calcext:value-type="string">
            <text:p>Ф. Н. Глинка</text:p>
          </table:table-cell>
          <table:table-cell table:style-name="ce4"/>
          <table:table-cell table:style-name="ce2" office:value-type="string" calcext:value-type="string">
            <text:p>Мои вожатые, «Ко мне прекрасные девицы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одопад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И к небу не летит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водопад!</text:p>
          </table:table-cell>
          <table:table-cell table:style-name="ce8" office:value-type="string" calcext:value-type="string">
            <text:p>1823</text:p>
          </table:table-cell>
          <table:table-cell table:style-name="ce2"/>
          <table:table-cell table:style-name="ce2" office:value-type="string" calcext:value-type="string">
            <text:p>В. Г. Тепляков. Бонифаций (1823)</text:p>
          </table:table-cell>
          <table:table-cell table:style-name="ce2" office:value-type="string" calcext:value-type="string">
            <text:p>В. Г. Тепляков</text:p>
          </table:table-cell>
          <table:table-cell table:style-name="ce4"/>
          <table:table-cell table:style-name="ce2" office:value-type="string" calcext:value-type="string">
            <text:p>Бонифаций, ««Промчалась туча грозных бед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ол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могли слова вещать; Разлитый Эридан</text:p>
          </table:table-cell>
          <table:table-cell table:style-name="ce1" office:value-type="string" calcext:value-type="string">
            <text:p>кипящими</text:p>
          </table:table-cell>
          <table:table-cell table:style-name="ce4"/>
          <table:table-cell table:style-name="ce2" office:value-type="string" calcext:value-type="string">
            <text:p>волнами Увлек дремучий лес и</text:p>
          </table:table-cell>
          <table:table-cell table:style-name="ce8" office:value-type="string" calcext:value-type="string">
            <text:p>1823</text:p>
          </table:table-cell>
          <table:table-cell table:style-name="ce2"/>
          <table:table-cell table:style-name="ce2" office:value-type="string" calcext:value-type="string">
            <text:p>Д. В. Веневитинов. [Знамения перед смертью Цезаря] (1823)</text:p>
          </table:table-cell>
          <table:table-cell table:style-name="ce2" office:value-type="string" calcext:value-type="string">
            <text:p>Д. В. Веневитинов</text:p>
          </table:table-cell>
          <table:table-cell table:style-name="ce4"/>
          <table:table-cell table:style-name="ce2" office:value-type="string" calcext:value-type="string">
            <text:p>[Знамения перед смертью Цезаря], «О Феб! тебя ль дерзнем обманчивым назвать?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кубок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4"/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кубок сей Поэтам осужденным: Мы</text:p>
          </table:table-cell>
          <table:table-cell table:style-name="ce8" office:value-type="string" calcext:value-type="string">
            <text:p>1823</text:p>
          </table:table-cell>
          <table:table-cell table:style-name="ce2"/>
          <table:table-cell table:style-name="ce2" office:value-type="string" calcext:value-type="string">
            <text:p>О. М. Сомов. &lt;Сатира на современных поэтов&gt; (1823)</text:p>
          </table:table-cell>
          <table:table-cell table:style-name="ce2" office:value-type="string" calcext:value-type="string">
            <text:p>О. М. Сомов</text:p>
          </table:table-cell>
          <table:table-cell table:style-name="ce4"/>
          <table:table-cell table:style-name="ce2" office:value-type="string" calcext:value-type="string">
            <text:p>&lt;Сатира на современных поэтов&gt;, «Друзья! кипящий кубок се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чаш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луч животворящий, Из чаши Гения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Он пил за здравие людей</text:p>
          </table:table-cell>
          <table:table-cell table:style-name="ce8" office:value-type="string" calcext:value-type="string">
            <text:p>1823</text:p>
          </table:table-cell>
          <table:table-cell table:style-name="ce2"/>
          <table:table-cell table:style-name="ce2" office:value-type="string" calcext:value-type="string">
            <text:p>Ф. И. Тютчев. Друзьям при посылке «Песни Радости» из Шиллера (1823)</text:p>
          </table:table-cell>
          <table:table-cell table:style-name="ce2" office:value-type="string" calcext:value-type="string">
            <text:p>Ф. И. Тютчев</text:p>
          </table:table-cell>
          <table:table-cell table:style-name="ce4"/>
          <table:table-cell table:style-name="ce2" office:value-type="string" calcext:value-type="string">
            <text:p>Друзьям при посылке «Песни Радости» из Шиллера, «Что пел божественный, друзья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3"/>
          <table:table-cell table:style-name="ce2" office:value-type="float" office:value="1987" calcext:value-type="float">
            <text:p>1987</text:p>
          </table:table-cell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внук</text:p>
          </table:table-cell>
          <table:table-cell table:style-name="ce2" office:value-type="string" calcext:value-type="string">
            <text:p>о человеке</text:p>
          </table:table-cell>
          <table:table-cell table:style-name="ce2"/>
          <table:table-cell table:style-name="ce6" office:value-type="string" calcext:value-type="string">
            <text:p>Поседевший в битвах дед Завещал</text:p>
          </table:table-cell>
          <table:table-cell table:style-name="ce1" office:value-type="string" calcext:value-type="string">
            <text:p>кипящим</text:p>
          </table:table-cell>
          <table:table-cell table:style-name="ce4"/>
          <table:table-cell table:style-name="ce2" office:value-type="string" calcext:value-type="string">
            <text:p>внукам Жажду воли и побед</text:p>
          </table:table-cell>
          <table:table-cell table:style-name="ce8" office:value-type="string" calcext:value-type="string">
            <text:p>1823</text:p>
          </table:table-cell>
          <table:table-cell table:style-name="ce2"/>
          <table:table-cell table:style-name="ce2" office:value-type="string" calcext:value-type="string">
            <text:p>К. Ф. Рылеев. Петр Великий в Острогожске [Думы, 18] (1823)</text:p>
          </table:table-cell>
          <table:table-cell table:style-name="ce3" office:value-type="string" calcext:value-type="string">
            <text:p>К. Ф. Рылеев</text:p>
          </table:table-cell>
          <table:table-cell table:style-name="ce4"/>
          <table:table-cell table:style-name="ce2" office:value-type="string" calcext:value-type="string">
            <text:p>Петр Великий в Острогожске, «В пышном гетманском уборе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кровь</text:p>
          </table:table-cell>
          <table:table-cell table:style-name="ce2" office:value-type="string" calcext:value-type="string">
            <text:p>о человеке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взывал К тебе, волнуемый моей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кровью, Как бы предчувствуя, что</text:p>
          </table:table-cell>
          <table:table-cell table:style-name="ce8" office:value-type="string" calcext:value-type="string">
            <text:p>1823</text:p>
          </table:table-cell>
          <table:table-cell table:style-name="ce2"/>
          <table:table-cell table:style-name="ce2" office:value-type="string" calcext:value-type="string">
            <text:p>М. А. Дмитриев. Равнодушие (1823)</text:p>
          </table:table-cell>
          <table:table-cell table:style-name="ce2" office:value-type="string" calcext:value-type="string">
            <text:p>М. А. Дмитриев</text:p>
          </table:table-cell>
          <table:table-cell table:style-name="ce4"/>
          <table:table-cell table:style-name="ce2" office:value-type="string" calcext:value-type="string">
            <text:p>Равнодушие, «Кто властен удержать младой души движенья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юноша</text:p>
          </table:table-cell>
          <table:table-cell table:style-name="ce2" office:value-type="string" calcext:value-type="string">
            <text:p>о человеке</text:p>
          </table:table-cell>
          <table:table-cell table:style-name="ce2"/>
          <table:table-cell table:style-name="ce6" office:value-type="string" calcext:value-type="string">
            <text:p>судьбой насмешливой знаком. Надейтесь, юноши</text:p>
          </table:table-cell>
          <table:table-cell table:style-name="ce1" office:value-type="string" calcext:value-type="string">
            <text:p>кипящие</text:p>
          </table:table-cell>
          <table:table-cell table:style-name="ce2" office:value-type="string" calcext:value-type="string">
            <text:p>!</text:p>
          </table:table-cell>
          <table:table-cell table:style-name="ce2" office:value-type="string" calcext:value-type="string">
            <text:p>Летите: крылья вам даны; Для</text:p>
          </table:table-cell>
          <table:table-cell table:style-name="ce8" office:value-type="string" calcext:value-type="string">
            <text:p>1823</text:p>
          </table:table-cell>
          <table:table-cell table:style-name="ce2"/>
          <table:table-cell table:style-name="ce2" office:value-type="string" calcext:value-type="string">
            <text:p>Е. А. Баратынский. Две доли (1823)</text:p>
          </table:table-cell>
          <table:table-cell table:style-name="ce3" office:value-type="string" calcext:value-type="string">
            <text:p>Е. А. Баратынский</text:p>
          </table:table-cell>
          <table:table-cell table:style-name="ce4"/>
          <table:table-cell table:style-name="ce2" office:value-type="string" calcext:value-type="string">
            <text:p>Две доли, «Дало две доли провидение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мед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/>
          <table:table-cell table:style-name="ce6" office:value-type="string" calcext:value-type="string">
            <text:p>стучали И в них шипел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мед.</text:p>
          </table:table-cell>
          <table:table-cell table:style-name="ce8" office:value-type="string" calcext:value-type="string">
            <text:p>1824</text:p>
          </table:table-cell>
          <table:table-cell table:style-name="ce2"/>
          <table:table-cell table:style-name="ce2" office:value-type="string" calcext:value-type="string">
            <text:p>Д. В. Веневитинов. Евпраксия (1824)</text:p>
          </table:table-cell>
          <table:table-cell table:style-name="ce3" office:value-type="string" calcext:value-type="string">
            <text:p>Д. В. Веневитинов</text:p>
          </table:table-cell>
          <table:table-cell table:style-name="ce4"/>
          <table:table-cell table:style-name="ce2" office:value-type="string" calcext:value-type="string">
            <text:p>Евпраксия, «Шуми, Осетр! Твой брег украшен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душа</text:p>
          </table:table-cell>
          <table:table-cell table:style-name="ce2" office:value-type="string" calcext:value-type="string">
            <text:p>о человеке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свой век младой И изнывать</text:p>
          </table:table-cell>
          <table:table-cell table:style-name="ce1" office:value-type="string" calcext:value-type="string">
            <text:p>кипящею</text:p>
          </table:table-cell>
          <table:table-cell table:style-name="ce4"/>
          <table:table-cell table:style-name="ce2" office:value-type="string" calcext:value-type="string">
            <text:p>душой Под тяжким игом самовластья</text:p>
          </table:table-cell>
          <table:table-cell table:style-name="ce8" office:value-type="string" calcext:value-type="string">
            <text:p>1824</text:p>
          </table:table-cell>
          <table:table-cell table:style-name="ce2"/>
          <table:table-cell table:style-name="ce2" office:value-type="string" calcext:value-type="string">
            <text:p>К. Ф. Рылеев. [Гражданин] (1824)</text:p>
          </table:table-cell>
          <table:table-cell table:style-name="ce2" office:value-type="string" calcext:value-type="string">
            <text:p>К. Ф. Рылеев</text:p>
          </table:table-cell>
          <table:table-cell table:style-name="ce4"/>
          <table:table-cell table:style-name="ce2" office:value-type="string" calcext:value-type="string">
            <text:p>[Гражданин], «Я ль буду в роковое время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од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благоговением дерзал я лобызать Фиал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вод Нарзанны, ― И мнилось радостному</text:p>
          </table:table-cell>
          <table:table-cell table:style-name="ce8" office:value-type="string" calcext:value-type="string">
            <text:p>1825</text:p>
          </table:table-cell>
          <table:table-cell table:style-name="ce2"/>
          <table:table-cell table:style-name="ce2" office:value-type="string" calcext:value-type="string">
            <text:p>С. Д. Нечаев. Воспоминания (1825)</text:p>
          </table:table-cell>
          <table:table-cell table:style-name="ce2" office:value-type="string" calcext:value-type="string">
            <text:p>С. Д. Нечаев</text:p>
          </table:table-cell>
          <table:table-cell table:style-name="ce4"/>
          <table:table-cell table:style-name="ce2" office:value-type="string" calcext:value-type="string">
            <text:p>Воспоминания, «Я видел край благословенны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стремни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Преодолев</text:p>
          </table:table-cell>
          <table:table-cell table:style-name="ce1" office:value-type="string" calcext:value-type="string">
            <text:p>кипящие</text:p>
          </table:table-cell>
          <table:table-cell table:style-name="ce4"/>
          <table:table-cell table:style-name="ce2" office:value-type="string" calcext:value-type="string">
            <text:p>стремнины, Где жаркая струя сквозь</text:p>
          </table:table-cell>
          <table:table-cell table:style-name="ce8" office:value-type="string" calcext:value-type="string">
            <text:p>1825</text:p>
          </table:table-cell>
          <table:table-cell table:style-name="ce2"/>
          <table:table-cell table:style-name="ce2" office:value-type="string" calcext:value-type="string">
            <text:p>В. Н. Григорьев. Вечер на Кавказе (1825)</text:p>
          </table:table-cell>
          <table:table-cell table:style-name="ce2" office:value-type="string" calcext:value-type="string">
            <text:p>В. Н. Григорьев</text:p>
          </table:table-cell>
          <table:table-cell table:style-name="ce4"/>
          <table:table-cell table:style-name="ce2" office:value-type="string" calcext:value-type="string">
            <text:p>Вечер на Кавказе, «Сын Севера, с каким благоговеньем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пунш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гласом возопил, И пуншем нектарным,</text:p>
          </table:table-cell>
          <table:table-cell table:style-name="ce1" office:value-type="string" calcext:value-type="string">
            <text:p>кипящим</text:p>
          </table:table-cell>
          <table:table-cell table:style-name="ce4"/>
          <table:table-cell table:style-name="ce2" office:value-type="string" calcext:value-type="string">
            <text:p>В минуту стол обрызган был</text:p>
          </table:table-cell>
          <table:table-cell table:style-name="ce8" office:value-type="string" calcext:value-type="string">
            <text:p>1825</text:p>
          </table:table-cell>
          <table:table-cell table:style-name="ce2"/>
          <table:table-cell table:style-name="ce2" office:value-type="string" calcext:value-type="string">
            <text:p>А. И. Полежаев. Сашка (1825)</text:p>
          </table:table-cell>
          <table:table-cell table:style-name="ce2" office:value-type="string" calcext:value-type="string">
            <text:p>А. И. Полежаев</text:p>
          </table:table-cell>
          <table:table-cell table:style-name="ce4"/>
          <table:table-cell table:style-name="ce2" office:value-type="string" calcext:value-type="string">
            <text:p>Сашка, «Мой дядя -- человек сердиты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вино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покоя Налей, налей в бокал</text:p>
          </table:table-cell>
          <table:table-cell table:style-name="ce1" office:value-type="string" calcext:value-type="string">
            <text:p>кипящее</text:p>
          </table:table-cell>
          <table:table-cell table:style-name="ce4"/>
          <table:table-cell table:style-name="ce2" office:value-type="string" calcext:value-type="string">
            <text:p>вино! Как тихий ток воды</text:p>
          </table:table-cell>
          <table:table-cell table:style-name="ce8" office:value-type="string" calcext:value-type="string">
            <text:p>1825</text:p>
          </table:table-cell>
          <table:table-cell table:style-name="ce2"/>
          <table:table-cell table:style-name="ce2" office:value-type="string" calcext:value-type="string">
            <text:p>А. С. Хомяков. Желание покоя:«Налей, налей в бокал кипящее вино!..» (1825)</text:p>
          </table:table-cell>
          <table:table-cell table:style-name="ce2" office:value-type="string" calcext:value-type="string">
            <text:p>А. С. Хомяков</text:p>
          </table:table-cell>
          <table:table-cell table:style-name="ce4"/>
          <table:table-cell table:style-name="ce2" office:value-type="string" calcext:value-type="string">
            <text:p>Желание покоя:«Налей, налей в бокал кипящее вино!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вино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дерзну ли об одном? Вели</text:p>
          </table:table-cell>
          <table:table-cell table:style-name="ce1" office:value-type="string" calcext:value-type="string">
            <text:p>кипящую</text:p>
          </table:table-cell>
          <table:table-cell table:style-name="ce4"/>
          <table:table-cell table:style-name="ce2" office:value-type="string" calcext:value-type="string">
            <text:p>вином Поднесть златую чашу». Он</text:p>
          </table:table-cell>
          <table:table-cell table:style-name="ce8" office:value-type="string" calcext:value-type="string">
            <text:p>1825</text:p>
          </table:table-cell>
          <table:table-cell table:style-name="ce2"/>
          <table:table-cell table:style-name="ce2" office:value-type="string" calcext:value-type="string">
            <text:p>П. П. Шкляревский. Певец (1825)</text:p>
          </table:table-cell>
          <table:table-cell table:style-name="ce2" office:value-type="string" calcext:value-type="string">
            <text:p>П. П. Шкляревский</text:p>
          </table:table-cell>
          <table:table-cell table:style-name="ce4"/>
          <table:table-cell table:style-name="ce2" office:value-type="string" calcext:value-type="string">
            <text:p>Певец, ««Что слышу, на мосту звучит?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лав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Жемчужною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лавой, За валом низвергая вал</text:p>
          </table:table-cell>
          <table:table-cell table:style-name="ce8" office:value-type="string" calcext:value-type="string">
            <text:p>1825</text:p>
          </table:table-cell>
          <table:table-cell table:style-name="ce2"/>
          <table:table-cell table:style-name="ce2" office:value-type="string" calcext:value-type="string">
            <text:p>П. А. Вяземский. Нарвский водопад (1825)</text:p>
          </table:table-cell>
          <table:table-cell table:style-name="ce2" office:value-type="string" calcext:value-type="string">
            <text:p>П. А. Вяземский</text:p>
          </table:table-cell>
          <table:table-cell table:style-name="ce4"/>
          <table:table-cell table:style-name="ce2" office:value-type="string" calcext:value-type="string">
            <text:p>Нарвский водопад, «Несись с неукротимым гневом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2"/>
          <table:table-cell table:style-name="ce2" office:value-type="string" calcext:value-type="string">
            <text:p>Стихотворения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ревность</text:p>
          </table:table-cell>
          <table:table-cell table:style-name="ce2" office:value-type="string" calcext:value-type="string">
            <text:p>об эмоции</text:p>
          </table:table-cell>
          <table:table-cell table:style-name="ce2"/>
          <table:table-cell table:style-name="ce6" office:value-type="string" calcext:value-type="string">
            <text:p>может, был я в заблужденье,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ревностью горя; Но я в</text:p>
          </table:table-cell>
          <table:table-cell table:style-name="ce8" office:value-type="string" calcext:value-type="string">
            <text:p>1825</text:p>
          </table:table-cell>
          <table:table-cell table:style-name="ce2"/>
          <table:table-cell table:style-name="ce2" office:value-type="string" calcext:value-type="string">
            <text:p>К. Ф. Рылеев, А. А. Бестужев-Марлинский. Войнаровский (1825)</text:p>
          </table:table-cell>
          <table:table-cell table:style-name="ce2" office:value-type="string" calcext:value-type="string">
            <text:p>К. Ф. Рылеев, А. А. Бестужев-Марлинский</text:p>
          </table:table-cell>
          <table:table-cell table:style-name="ce4"/>
          <table:table-cell table:style-name="ce2" office:value-type="string" calcext:value-type="string">
            <text:p>Войнаровский, «Как странник грустный, одиноки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вино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то жизни гений Нам льет</text:p>
          </table:table-cell>
          <table:table-cell table:style-name="ce1" office:value-type="string" calcext:value-type="string">
            <text:p>кипящее</text:p>
          </table:table-cell>
          <table:table-cell table:style-name="ce4"/>
          <table:table-cell table:style-name="ce2" office:value-type="string" calcext:value-type="string">
            <text:p>вино Скорбей и наслаждений.</text:p>
          </table:table-cell>
          <table:table-cell table:style-name="ce8" office:value-type="string" calcext:value-type="string">
            <text:p>1826</text:p>
          </table:table-cell>
          <table:table-cell table:style-name="ce2"/>
          <table:table-cell table:style-name="ce2" office:value-type="string" calcext:value-type="string">
            <text:p>С. П. Шевырев. Две чаши (1826)</text:p>
          </table:table-cell>
          <table:table-cell table:style-name="ce2" office:value-type="string" calcext:value-type="string">
            <text:p>С. П. Шевырев</text:p>
          </table:table-cell>
          <table:table-cell table:style-name="ce4"/>
          <table:table-cell table:style-name="ce2" office:value-type="string" calcext:value-type="string">
            <text:p>Две чаши, «Две чаши, други, нам дано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стакан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Без красавицы младой, Без</text:p>
          </table:table-cell>
          <table:table-cell table:style-name="ce1" office:value-type="string" calcext:value-type="string">
            <text:p>кипящего</text:p>
          </table:table-cell>
          <table:table-cell table:style-name="ce4"/>
          <table:table-cell table:style-name="ce2" office:value-type="string" calcext:value-type="string">
            <text:p>стакана, Прелесть розы огневой, Блеск</text:p>
          </table:table-cell>
          <table:table-cell table:style-name="ce8" office:value-type="string" calcext:value-type="string">
            <text:p>1826</text:p>
          </table:table-cell>
          <table:table-cell table:style-name="ce2"/>
          <table:table-cell table:style-name="ce2" office:value-type="string" calcext:value-type="string">
            <text:p>Д. П. Ознобишин. Ода Гафица (1826)</text:p>
          </table:table-cell>
          <table:table-cell table:style-name="ce2" office:value-type="string" calcext:value-type="string">
            <text:p>Д. П. Ознобишин</text:p>
          </table:table-cell>
          <table:table-cell table:style-name="ce4"/>
          <table:table-cell table:style-name="ce2" office:value-type="string" calcext:value-type="string">
            <text:p>Ода Гафица, «Без красавицы младо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ИМЯ</text:p>
          </table:table-cell>
          <table:table-cell table:style-name="ce2" office:value-type="string" calcext:value-type="string">
            <text:p>о человеке</text:p>
          </table:table-cell>
          <table:table-cell table:style-name="ce2"/>
          <table:table-cell table:style-name="ce6" office:value-type="string" calcext:value-type="string">
            <text:p>Решась кокетку ненавидеть,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Ленский не хотел Пред поединком</text:p>
          </table:table-cell>
          <table:table-cell table:style-name="ce8" office:value-type="string" calcext:value-type="string">
            <text:p>1826</text:p>
          </table:table-cell>
          <table:table-cell table:style-name="ce2"/>
          <table:table-cell table:style-name="ce2" office:value-type="string" calcext:value-type="string">
            <text:p>А. С. Пушкин. Евгений Онегин / Глава шестая (1826)</text:p>
          </table:table-cell>
          <table:table-cell table:style-name="ce2" office:value-type="string" calcext:value-type="string">
            <text:p>А. С. Пушкин</text:p>
          </table:table-cell>
          <table:table-cell table:style-name="ce4"/>
          <table:table-cell table:style-name="ce2" office:value-type="string" calcext:value-type="string">
            <text:p>Евгений Онегин / Глава шестая, «Заметив, что Владимир скрылся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3"/>
          <table:table-cell table:style-name="ce2" office:value-type="float" office:value="1937" calcext:value-type="float">
            <text:p>1937</text:p>
          </table:table-cell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восторг</text:p>
          </table:table-cell>
          <table:table-cell table:style-name="ce2" office:value-type="string" calcext:value-type="string">
            <text:p>об эмоции</text:p>
          </table:table-cell>
          <table:table-cell table:style-name="ce2"/>
          <table:table-cell table:style-name="ce6" office:value-type="string" calcext:value-type="string">
            <text:p>укрощает Дикую радость души, пылкий,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восторг.</text:p>
          </table:table-cell>
          <table:table-cell table:style-name="ce8" office:value-type="string" calcext:value-type="string">
            <text:p>1826</text:p>
          </table:table-cell>
          <table:table-cell table:style-name="ce2"/>
          <table:table-cell table:style-name="ce2" office:value-type="string" calcext:value-type="string">
            <text:p>П. П. Шкляревский. Пляска (1826)</text:p>
          </table:table-cell>
          <table:table-cell table:style-name="ce2" office:value-type="string" calcext:value-type="string">
            <text:p>П. П. Шкляревский</text:p>
          </table:table-cell>
          <table:table-cell table:style-name="ce4"/>
          <table:table-cell table:style-name="ce2" office:value-type="string" calcext:value-type="string">
            <text:p>Пляска, «Зри, как быстро четы волною игривой кружатся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вод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/>
          <table:table-cell table:style-name="ce6" office:value-type="string" calcext:value-type="string">
            <text:p>Как капля в бездне вод</text:p>
          </table:table-cell>
          <table:table-cell table:style-name="ce1" office:value-type="string" calcext:value-type="string">
            <text:p>кипящих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Как в море легкая струя</text:p>
          </table:table-cell>
          <table:table-cell table:style-name="ce8" office:value-type="string" calcext:value-type="string">
            <text:p>1827</text:p>
          </table:table-cell>
          <table:table-cell table:style-name="ce2"/>
          <table:table-cell table:style-name="ce2" office:value-type="string" calcext:value-type="string">
            <text:p>А. П. Крюков. Приезд (1827)</text:p>
          </table:table-cell>
          <table:table-cell table:style-name="ce2" office:value-type="string" calcext:value-type="string">
            <text:p>А. П. Крюков</text:p>
          </table:table-cell>
          <table:table-cell table:style-name="ce4"/>
          <table:table-cell table:style-name="ce2" office:value-type="string" calcext:value-type="string">
            <text:p>Приезд, «Путь трудный кончен. Вот громады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слез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пленительных очей Посыпался как град</text:p>
          </table:table-cell>
          <table:table-cell table:style-name="ce1" office:value-type="string" calcext:value-type="string">
            <text:p>кипящих</text:p>
          </table:table-cell>
          <table:table-cell table:style-name="ce4"/>
          <table:table-cell table:style-name="ce2" office:value-type="string" calcext:value-type="string">
            <text:p>слез ручей; И сим слезам</text:p>
          </table:table-cell>
          <table:table-cell table:style-name="ce8" office:value-type="string" calcext:value-type="string">
            <text:p>1827</text:p>
          </table:table-cell>
          <table:table-cell table:style-name="ce2"/>
          <table:table-cell table:style-name="ce2" office:value-type="string" calcext:value-type="string">
            <text:p>В. Н. Олин. Слезы (1827)</text:p>
          </table:table-cell>
          <table:table-cell table:style-name="ce2" office:value-type="string" calcext:value-type="string">
            <text:p>В. Н. Олин</text:p>
          </table:table-cell>
          <table:table-cell table:style-name="ce4"/>
          <table:table-cell table:style-name="ce2" office:value-type="string" calcext:value-type="string">
            <text:p>Слезы, «Я зрел, как из твоих пленительных оче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вино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преврати В увеселительную чашу, Вином</text:p>
          </table:table-cell>
          <table:table-cell table:style-name="ce1" office:value-type="string" calcext:value-type="string">
            <text:p>кипящим</text:p>
          </table:table-cell>
          <table:table-cell table:style-name="ce4"/>
          <table:table-cell table:style-name="ce2" office:value-type="string" calcext:value-type="string">
            <text:p>освяти, Да запивай уху да</text:p>
          </table:table-cell>
          <table:table-cell table:style-name="ce8" office:value-type="string" calcext:value-type="string">
            <text:p>1827</text:p>
          </table:table-cell>
          <table:table-cell table:style-name="ce2"/>
          <table:table-cell table:style-name="ce2" office:value-type="string" calcext:value-type="string">
            <text:p>А. С. Пушкин. Послание Дельвигу (1827)</text:p>
          </table:table-cell>
          <table:table-cell table:style-name="ce2" office:value-type="string" calcext:value-type="string">
            <text:p>А. С. Пушкин</text:p>
          </table:table-cell>
          <table:table-cell table:style-name="ce4"/>
          <table:table-cell table:style-name="ce2" office:value-type="string" calcext:value-type="string">
            <text:p>Послание Дельвигу, «Прими сей череп, Дельвиг, он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3"/>
          <table:table-cell table:style-name="ce2" office:value-type="string" calcext:value-type="string">
            <text:p>1948-1949</text:p>
          </table:table-cell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влаг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сильный отважно плывет И брызжет</text:p>
          </table:table-cell>
          <table:table-cell table:style-name="ce1" office:value-type="string" calcext:value-type="string">
            <text:p>кипящею</text:p>
          </table:table-cell>
          <table:table-cell table:style-name="ce4"/>
          <table:table-cell table:style-name="ce2" office:value-type="string" calcext:value-type="string">
            <text:p>влагой.</text:p>
          </table:table-cell>
          <table:table-cell table:style-name="ce8" office:value-type="string" calcext:value-type="string">
            <text:p>1828</text:p>
          </table:table-cell>
          <table:table-cell table:style-name="ce2"/>
          <table:table-cell table:style-name="ce2" office:value-type="string" calcext:value-type="string">
            <text:p>А. И. Подолинский. Предвещание (1828)</text:p>
          </table:table-cell>
          <table:table-cell table:style-name="ce2" office:value-type="string" calcext:value-type="string">
            <text:p>А. И. Подолинский</text:p>
          </table:table-cell>
          <table:table-cell table:style-name="ce4"/>
          <table:table-cell table:style-name="ce2" office:value-type="string" calcext:value-type="string">
            <text:p>Предвещание, «Кто бросился в Волхов с крутых берегов?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ТОПОНИМ</text:p>
          </table:table-cell>
          <table:table-cell table:style-name="ce2" office:value-type="string" calcext:value-type="string">
            <text:p>деятельн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ль стены далекого Китая, В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ли Париж, туда ли наконец</text:p>
          </table:table-cell>
          <table:table-cell table:style-name="ce8" office:value-type="string" calcext:value-type="string">
            <text:p>1829</text:p>
          </table:table-cell>
          <table:table-cell table:style-name="ce2"/>
          <table:table-cell table:style-name="ce2" office:value-type="string" calcext:value-type="string">
            <text:p>А. С. Пушкин. «Поедем, я готов куда бы вы, друзья...» (1829)</text:p>
          </table:table-cell>
          <table:table-cell table:style-name="ce2" office:value-type="string" calcext:value-type="string">
            <text:p>А. С. Пушкин</text:p>
          </table:table-cell>
          <table:table-cell table:style-name="ce4"/>
          <table:table-cell table:style-name="ce2" office:value-type="string" calcext:value-type="string">
            <text:p>«Поедем, я готов куда бы вы, друзья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3"/>
          <table:table-cell table:style-name="ce2" office:value-type="string" calcext:value-type="string">
            <text:p>1948-1949</text:p>
          </table:table-cell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стан</text:p>
          </table:table-cell>
          <table:table-cell table:style-name="ce2" office:value-type="string" calcext:value-type="string">
            <text:p>деятельн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Сегодня ― город, завтра ― волны,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стан, утес безмолвный, И конь</text:p>
          </table:table-cell>
          <table:table-cell table:style-name="ce8" office:value-type="string" calcext:value-type="string">
            <text:p>1829</text:p>
          </table:table-cell>
          <table:table-cell table:style-name="ce2"/>
          <table:table-cell table:style-name="ce2" office:value-type="string" calcext:value-type="string">
            <text:p>В. Г. Тепляков. Седьмая фракийская элегия [Фракийские элегии, 7] (1829)</text:p>
          </table:table-cell>
          <table:table-cell table:style-name="ce2" office:value-type="string" calcext:value-type="string">
            <text:p>В. Г. Тепляков</text:p>
          </table:table-cell>
          <table:table-cell table:style-name="ce4"/>
          <table:table-cell table:style-name="ce2" office:value-type="string" calcext:value-type="string">
            <text:p>Седьмая фракийская элегия, «И где ж, и где перуны брани?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ол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несется по морям, Борясь с</text:p>
          </table:table-cell>
          <table:table-cell table:style-name="ce1" office:value-type="string" calcext:value-type="string">
            <text:p>кипящими</text:p>
          </table:table-cell>
          <table:table-cell table:style-name="ce4"/>
          <table:table-cell table:style-name="ce2" office:value-type="string" calcext:value-type="string">
            <text:p>волнами; А я ― о бурях</text:p>
          </table:table-cell>
          <table:table-cell table:style-name="ce8" office:value-type="string" calcext:value-type="string">
            <text:p>1829</text:p>
          </table:table-cell>
          <table:table-cell table:style-name="ce2"/>
          <table:table-cell table:style-name="ce2" office:value-type="string" calcext:value-type="string">
            <text:p>А. Д. Илличевский. Мечта пастушки (1829)</text:p>
          </table:table-cell>
          <table:table-cell table:style-name="ce2" office:value-type="string" calcext:value-type="string">
            <text:p>А. Д. Илличевский</text:p>
          </table:table-cell>
          <table:table-cell table:style-name="ce4"/>
          <table:table-cell table:style-name="ce2" office:value-type="string" calcext:value-type="string">
            <text:p>Мечта пастушки, «Когда мечтами легких снов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ключ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беспечностию равной И крови он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ключ, И ручеек златит дубравный</text:p>
          </table:table-cell>
          <table:table-cell table:style-name="ce8" office:value-type="string" calcext:value-type="string">
            <text:p>1829</text:p>
          </table:table-cell>
          <table:table-cell table:style-name="ce2"/>
          <table:table-cell table:style-name="ce2" office:value-type="string" calcext:value-type="string">
            <text:p>В. Г. Тепляков. Шестая фракийская элегия [Фракийские элегии, 6] (1829)</text:p>
          </table:table-cell>
          <table:table-cell table:style-name="ce3" office:value-type="string" calcext:value-type="string">
            <text:p>В. Г. Тепляков</text:p>
          </table:table-cell>
          <table:table-cell table:style-name="ce4"/>
          <table:table-cell table:style-name="ce2" office:value-type="string" calcext:value-type="string">
            <text:p>Шестая фракийская элегия, «Прочел молитву шумный стан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ноздря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собой, Дым из ноздрей летит</text:p>
          </table:table-cell>
          <table:table-cell table:style-name="ce1" office:value-type="string" calcext:value-type="string">
            <text:p>кипящих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Копыта искры льют струей, Глаза</text:p>
          </table:table-cell>
          <table:table-cell table:style-name="ce8" office:value-type="string" calcext:value-type="string">
            <text:p>1829</text:p>
          </table:table-cell>
          <table:table-cell table:style-name="ce2"/>
          <table:table-cell table:style-name="ce2" office:value-type="string" calcext:value-type="string">
            <text:p>В. Г. Тепляков. Седьмая фракийская элегия [Фракийские элегии, 7] (1829)</text:p>
          </table:table-cell>
          <table:table-cell table:style-name="ce2" office:value-type="string" calcext:value-type="string">
            <text:p>В. Г. Тепляков</text:p>
          </table:table-cell>
          <table:table-cell table:style-name="ce4"/>
          <table:table-cell table:style-name="ce2" office:value-type="string" calcext:value-type="string">
            <text:p>Седьмая фракийская элегия, «И где ж, и где перуны брани?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кровь</text:p>
          </table:table-cell>
          <table:table-cell table:style-name="ce2" office:value-type="string" calcext:value-type="string">
            <text:p>о человеке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я стражду… то прилив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крови грудь стесняет, То смерти</text:p>
          </table:table-cell>
          <table:table-cell table:style-name="ce8" office:value-type="string" calcext:value-type="string">
            <text:p>1829</text:p>
          </table:table-cell>
          <table:table-cell table:style-name="ce2"/>
          <table:table-cell table:style-name="ce2" office:value-type="string" calcext:value-type="string">
            <text:p>Е. Ф. Розен. Мертвая красавица (1829)</text:p>
          </table:table-cell>
          <table:table-cell table:style-name="ce2" office:value-type="string" calcext:value-type="string">
            <text:p>Е. Ф. Розен</text:p>
          </table:table-cell>
          <table:table-cell table:style-name="ce4"/>
          <table:table-cell table:style-name="ce2" office:value-type="string" calcext:value-type="string">
            <text:p>Мертвая красавица, «О боже! мертвая! Ко мрамору ланит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чаш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вакхическую песнь, Рожденную за чашею</text:p>
          </table:table-cell>
          <table:table-cell table:style-name="ce1" office:value-type="string" calcext:value-type="string">
            <text:p>кипящей</text:p>
          </table:table-cell>
          <table:table-cell table:style-name="ce2" office:value-type="string" calcext:value-type="string">
            <text:p>.</text:p>
          </table:table-cell>
          <table:table-cell table:style-name="ce4"/>
          <table:table-cell table:style-name="ce8" office:value-type="string" calcext:value-type="string">
            <text:p>1830</text:p>
          </table:table-cell>
          <table:table-cell table:style-name="ce2"/>
          <table:table-cell table:style-name="ce2" office:value-type="string" calcext:value-type="string">
            <text:p>А. С. Пушкин. Пир во время чумы (1830)</text:p>
          </table:table-cell>
          <table:table-cell table:style-name="ce2" office:value-type="string" calcext:value-type="string">
            <text:p>А. С. Пушкин</text:p>
          </table:table-cell>
          <table:table-cell table:style-name="ce4"/>
          <table:table-cell table:style-name="ce2" office:value-type="string" calcext:value-type="string">
            <text:p>Пир во время чумы, «Почтенный председатель! я напомню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3"/>
          <table:table-cell table:style-name="ce2" office:value-type="float" office:value="1937" calcext:value-type="float">
            <text:p>1937</text:p>
          </table:table-cell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народ</text:p>
          </table:table-cell>
          <table:table-cell table:style-name="ce2" office:value-type="string" calcext:value-type="string">
            <text:p>о человеке</text:p>
          </table:table-cell>
          <table:table-cell table:style-name="ce2"/>
          <table:table-cell table:style-name="ce6" office:value-type="string" calcext:value-type="string">
            <text:p>кровлях, в окнах, у ворот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ветреный народ, Богато убранный, одетый</text:p>
          </table:table-cell>
          <table:table-cell table:style-name="ce8" office:value-type="string" calcext:value-type="string">
            <text:p>1830</text:p>
          </table:table-cell>
          <table:table-cell table:style-name="ce2"/>
          <table:table-cell table:style-name="ce2" office:value-type="string" calcext:value-type="string">
            <text:p>А. И. Полежаев. Эрпели (1830)</text:p>
          </table:table-cell>
          <table:table-cell table:style-name="ce2" office:value-type="string" calcext:value-type="string">
            <text:p>А. И. Полежаев</text:p>
          </table:table-cell>
          <table:table-cell table:style-name="ce4"/>
          <table:table-cell table:style-name="ce2" office:value-type="string" calcext:value-type="string">
            <text:p>Эрпели, «Едва под Грозною возник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бунт</text:p>
          </table:table-cell>
          <table:table-cell table:style-name="ce2" office:value-type="string" calcext:value-type="string">
            <text:p>деятельн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летят Наши мстительные бомбы На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бунтом град.</text:p>
          </table:table-cell>
          <table:table-cell table:style-name="ce8" office:value-type="string" calcext:value-type="string">
            <text:p>1831</text:p>
          </table:table-cell>
          <table:table-cell table:style-name="ce2"/>
          <table:table-cell table:style-name="ce2" office:value-type="string" calcext:value-type="string">
            <text:p>В. А. Жуковский. Старая песня на новый лад (1831)</text:p>
          </table:table-cell>
          <table:table-cell table:style-name="ce2" office:value-type="string" calcext:value-type="string">
            <text:p>В. А. Жуковский</text:p>
          </table:table-cell>
          <table:table-cell table:style-name="ce4"/>
          <table:table-cell table:style-name="ce2" office:value-type="string" calcext:value-type="string">
            <text:p>Старая песня на новый лад, «Раздавайся, гром победы!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струя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они из юной груди Лились</text:p>
          </table:table-cell>
          <table:table-cell table:style-name="ce1" office:value-type="string" calcext:value-type="string">
            <text:p>кипящею</text:p>
          </table:table-cell>
          <table:table-cell table:style-name="ce4"/>
          <table:table-cell table:style-name="ce2" office:value-type="string" calcext:value-type="string">
            <text:p>струей; Когда туманом мир и</text:p>
          </table:table-cell>
          <table:table-cell table:style-name="ce8" office:value-type="string" calcext:value-type="string">
            <text:p>1831</text:p>
          </table:table-cell>
          <table:table-cell table:style-name="ce2"/>
          <table:table-cell table:style-name="ce2" office:value-type="string" calcext:value-type="string">
            <text:p>А. А. Шишков. Из гетева «Фауста» (1831)</text:p>
          </table:table-cell>
          <table:table-cell table:style-name="ce2" office:value-type="string" calcext:value-type="string">
            <text:p>А. А. Шишков</text:p>
          </table:table-cell>
          <table:table-cell table:style-name="ce4"/>
          <table:table-cell table:style-name="ce2" office:value-type="string" calcext:value-type="string">
            <text:p>Из гетева «Фауста», «В моих заботах и печал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душа</text:p>
          </table:table-cell>
          <table:table-cell table:style-name="ce2" office:value-type="string" calcext:value-type="string">
            <text:p>о человеке</text:p>
          </table:table-cell>
          <table:table-cell table:style-name="ce2" office:value-type="string" calcext:value-type="string">
            <text:p>метонимия</text:p>
          </table:table-cell>
          <table:table-cell table:style-name="ce4"/>
          <table:table-cell table:style-name="ce1" office:value-type="string" calcext:value-type="string">
            <text:p>Кипящая</text:p>
          </table:table-cell>
          <table:table-cell table:style-name="ce4"/>
          <table:table-cell table:style-name="ce2" office:value-type="string" calcext:value-type="string">
            <text:p>душа в немую вечность ляжет</text:p>
          </table:table-cell>
          <table:table-cell table:style-name="ce8" office:value-type="string" calcext:value-type="string">
            <text:p>1831</text:p>
          </table:table-cell>
          <table:table-cell table:style-name="ce2"/>
          <table:table-cell table:style-name="ce2" office:value-type="string" calcext:value-type="string">
            <text:p>В. Г. Бенедиктов. Ночь близ м. Якац (1831)</text:p>
          </table:table-cell>
          <table:table-cell table:style-name="ce2" office:value-type="string" calcext:value-type="string">
            <text:p>В. Г. Бенедиктов</text:p>
          </table:table-cell>
          <table:table-cell table:style-name="ce4"/>
          <table:table-cell table:style-name="ce2" office:value-type="string" calcext:value-type="string">
            <text:p>Ночь близ м. Якац, «Как сон невинности, как ангелов молитва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столица</text:p>
          </table:table-cell>
          <table:table-cell table:style-name="ce2" office:value-type="string" calcext:value-type="string">
            <text:p>деятельность</text:p>
          </table:table-cell>
          <table:table-cell table:style-name="ce2"/>
          <table:table-cell table:style-name="ce6" office:value-type="string" calcext:value-type="string">
            <text:p>меня На стогны, в жизнь</text:p>
          </table:table-cell>
          <table:table-cell table:style-name="ce1" office:value-type="string" calcext:value-type="string">
            <text:p>кипящую</text:p>
          </table:table-cell>
          <table:table-cell table:style-name="ce4"/>
          <table:table-cell table:style-name="ce2" office:value-type="string" calcext:value-type="string">
            <text:p>столицы; Он дум божественных открыл</text:p>
          </table:table-cell>
          <table:table-cell table:style-name="ce8" office:value-type="string" calcext:value-type="string">
            <text:p>1833</text:p>
          </table:table-cell>
          <table:table-cell table:style-name="ce2"/>
          <table:table-cell table:style-name="ce2" office:value-type="string" calcext:value-type="string">
            <text:p>В. С. Печерин. (Монолог Вольдемара) (1833)</text:p>
          </table:table-cell>
          <table:table-cell table:style-name="ce2" office:value-type="string" calcext:value-type="string">
            <text:p>В. С. Печерин</text:p>
          </table:table-cell>
          <table:table-cell table:style-name="ce4"/>
          <table:table-cell table:style-name="ce2" office:value-type="string" calcext:value-type="string">
            <text:p>(Монолог Вольдемара), «Пробило десять. Так! Свершилось всё!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смол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немую мглу, Стремглав низвергнуться в</text:p>
          </table:table-cell>
          <table:table-cell table:style-name="ce1" office:value-type="string" calcext:value-type="string">
            <text:p>кипящую</text:p>
          </table:table-cell>
          <table:table-cell table:style-name="ce4"/>
          <table:table-cell table:style-name="ce2" office:value-type="string" calcext:value-type="string">
            <text:p>смолу, Или во льду застыть</text:p>
          </table:table-cell>
          <table:table-cell table:style-name="ce8" office:value-type="string" calcext:value-type="string">
            <text:p>1833</text:p>
          </table:table-cell>
          <table:table-cell table:style-name="ce2"/>
          <table:table-cell table:style-name="ce2" office:value-type="string" calcext:value-type="string">
            <text:p>А. С. Пушкин. Анджело (1833)</text:p>
          </table:table-cell>
          <table:table-cell table:style-name="ce2" office:value-type="string" calcext:value-type="string">
            <text:p>А. С. Пушкин</text:p>
          </table:table-cell>
          <table:table-cell table:style-name="ce4"/>
          <table:table-cell table:style-name="ce2" office:value-type="string" calcext:value-type="string">
            <text:p>Анджело, «В одном из городов Италии счастливо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3"/>
          <table:table-cell table:style-name="ce2" office:value-type="float" office:value="1948" calcext:value-type="float">
            <text:p>1948</text:p>
          </table:table-cell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млеко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изведший нас древле В землю,</text:p>
          </table:table-cell>
          <table:table-cell table:style-name="ce1" office:value-type="string" calcext:value-type="string">
            <text:p>кипящую</text:p>
          </table:table-cell>
          <table:table-cell table:style-name="ce4"/>
          <table:table-cell table:style-name="ce2" office:value-type="string" calcext:value-type="string">
            <text:p>млеком и медом?</text:p>
          </table:table-cell>
          <table:table-cell table:style-name="ce8" office:value-type="string" calcext:value-type="string">
            <text:p>1834</text:p>
          </table:table-cell>
          <table:table-cell table:style-name="ce2"/>
          <table:table-cell table:style-name="ce2" office:value-type="string" calcext:value-type="string">
            <text:p>П. П. Ершов. Ночь на Рождество Христово (1834)</text:p>
          </table:table-cell>
          <table:table-cell table:style-name="ce3" office:value-type="string" calcext:value-type="string">
            <text:p>П. П. Ершов</text:p>
          </table:table-cell>
          <table:table-cell table:style-name="ce4"/>
          <table:table-cell table:style-name="ce2" office:value-type="string" calcext:value-type="string">
            <text:p>Ночь на Рождество Христово, «Светлое небо покрылось туманною ризою ноч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3"/>
          <table:table-cell table:style-name="ce2" office:value-type="float" office:value="1989" calcext:value-type="float">
            <text:p>1989</text:p>
          </table:table-cell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яд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Ты опасаешься, что страсти Вольют</text:p>
          </table:table-cell>
          <table:table-cell table:style-name="ce1" office:value-type="string" calcext:value-type="string">
            <text:p>кипящий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жгучий яд В его младенческую</text:p>
          </table:table-cell>
          <table:table-cell table:style-name="ce8" office:value-type="string" calcext:value-type="string">
            <text:p>1834</text:p>
          </table:table-cell>
          <table:table-cell table:style-name="ce2"/>
          <table:table-cell table:style-name="ce2" office:value-type="string" calcext:value-type="string">
            <text:p>А. В. Тимофеев. (Из пьесы «Поэт») (1834)</text:p>
          </table:table-cell>
          <table:table-cell table:style-name="ce2" office:value-type="string" calcext:value-type="string">
            <text:p>А. В. Тимофеев</text:p>
          </table:table-cell>
          <table:table-cell table:style-name="ce4"/>
          <table:table-cell table:style-name="ce2" office:value-type="string" calcext:value-type="string">
            <text:p>(Из пьесы «Поэт»), «Я сотворю тебя владыко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лав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пустотою; Ты ждал бессонницы, страстей,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лавы, ― и дождался!</text:p>
          </table:table-cell>
          <table:table-cell table:style-name="ce8" office:value-type="string" calcext:value-type="string">
            <text:p>1834</text:p>
          </table:table-cell>
          <table:table-cell table:style-name="ce2"/>
          <table:table-cell table:style-name="ce2" office:value-type="string" calcext:value-type="string">
            <text:p>А. В. Тимофеев. «Вино нам и друг, и спасенье, и грех...» (1834)</text:p>
          </table:table-cell>
          <table:table-cell table:style-name="ce2" office:value-type="string" calcext:value-type="string">
            <text:p>А. В. Тимофеев</text:p>
          </table:table-cell>
          <table:table-cell table:style-name="ce4"/>
          <table:table-cell table:style-name="ce2" office:value-type="string" calcext:value-type="string">
            <text:p>«Вино нам и друг, и спасенье, и грех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лав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хладных людей я вулканом дохну,</text:p>
          </table:table-cell>
          <table:table-cell table:style-name="ce1" office:value-type="string" calcext:value-type="string">
            <text:p>Кипящею</text:p>
          </table:table-cell>
          <table:table-cell table:style-name="ce4"/>
          <table:table-cell table:style-name="ce2" office:value-type="string" calcext:value-type="string">
            <text:p>лавой нахлыну; Средь водной равнины</text:p>
          </table:table-cell>
          <table:table-cell table:style-name="ce8" office:value-type="string" calcext:value-type="string">
            <text:p>1835</text:p>
          </table:table-cell>
          <table:table-cell table:style-name="ce2"/>
          <table:table-cell table:style-name="ce2" office:value-type="string" calcext:value-type="string">
            <text:p>В. Г. Бенедиктов. Могила (1835)</text:p>
          </table:table-cell>
          <table:table-cell table:style-name="ce2" office:value-type="string" calcext:value-type="string">
            <text:p>В. Г. Бенедиктов</text:p>
          </table:table-cell>
          <table:table-cell table:style-name="ce4"/>
          <table:table-cell table:style-name="ce2" office:value-type="string" calcext:value-type="string">
            <text:p>Могила, «Рассыпано много холмов полевых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рек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Что бури вой и шум</text:p>
          </table:table-cell>
          <table:table-cell table:style-name="ce1" office:value-type="string" calcext:value-type="string">
            <text:p>кипящих</text:p>
          </table:table-cell>
          <table:table-cell table:style-name="ce4"/>
          <table:table-cell table:style-name="ce2" office:value-type="string" calcext:value-type="string">
            <text:p>рек?</text:p>
          </table:table-cell>
          <table:table-cell table:style-name="ce8" office:value-type="string" calcext:value-type="string">
            <text:p>1837</text:p>
          </table:table-cell>
          <table:table-cell table:style-name="ce2"/>
          <table:table-cell table:style-name="ce2" office:value-type="string" calcext:value-type="string">
            <text:p>Е. Бернет. ««Затворница, открой свое окно...» [[Из поэмы «Елена»], 1] (1837)</text:p>
          </table:table-cell>
          <table:table-cell table:style-name="ce2" office:value-type="string" calcext:value-type="string">
            <text:p>Е. Бернет</text:p>
          </table:table-cell>
          <table:table-cell table:style-name="ce4"/>
          <table:table-cell table:style-name="ce2" office:value-type="string" calcext:value-type="string">
            <text:p>««Затворница, открой свое окно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ревность</text:p>
          </table:table-cell>
          <table:table-cell table:style-name="ce2" office:value-type="string" calcext:value-type="string">
            <text:p>об эмоции</text:p>
          </table:table-cell>
          <table:table-cell table:style-name="ce2"/>
          <table:table-cell table:style-name="ce6" office:value-type="string" calcext:value-type="string">
            <text:p>счастливый, И тайно и злобно</text:p>
          </table:table-cell>
          <table:table-cell table:style-name="ce1" office:value-type="string" calcext:value-type="string">
            <text:p>Кипящая</text:p>
          </table:table-cell>
          <table:table-cell table:style-name="ce4"/>
          <table:table-cell table:style-name="ce2" office:value-type="string" calcext:value-type="string">
            <text:p>ревность пылает…</text:p>
          </table:table-cell>
          <table:table-cell table:style-name="ce8" office:value-type="string" calcext:value-type="string">
            <text:p>1839</text:p>
          </table:table-cell>
          <table:table-cell table:style-name="ce2"/>
          <table:table-cell table:style-name="ce2" office:value-type="string" calcext:value-type="string">
            <text:p>Н. В. Кукольник. Английский романс (1839)</text:p>
          </table:table-cell>
          <table:table-cell table:style-name="ce2" office:value-type="string" calcext:value-type="string">
            <text:p>Н. В. Кукольник</text:p>
          </table:table-cell>
          <table:table-cell table:style-name="ce4"/>
          <table:table-cell table:style-name="ce2" office:value-type="string" calcext:value-type="string">
            <text:p>Английский романс, «Уймитесь, волнения страсти!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песнопенье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сердца ветреных надежд? А ключ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песнопенья? А слез, небесных слез</text:p>
          </table:table-cell>
          <table:table-cell table:style-name="ce8" office:value-type="string" calcext:value-type="string">
            <text:p>1840</text:p>
          </table:table-cell>
          <table:table-cell table:style-name="ce2"/>
          <table:table-cell table:style-name="ce2" office:value-type="string" calcext:value-type="string">
            <text:p>П. П. Ершов. Клад души (1840)</text:p>
          </table:table-cell>
          <table:table-cell table:style-name="ce2" office:value-type="string" calcext:value-type="string">
            <text:p>П. П. Ершов</text:p>
          </table:table-cell>
          <table:table-cell table:style-name="ce4"/>
          <table:table-cell table:style-name="ce2" office:value-type="string" calcext:value-type="string">
            <text:p>Клад души, «Богач! К чему твои укоры?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2"/>
          <table:table-cell table:style-name="ce2" office:value-type="string" calcext:value-type="string">
            <text:p>Москва</text:p>
          </table:table-cell>
          <table:table-cell table:style-name="ce2" office:value-type="float" office:value="1989" calcext:value-type="float">
            <text:p>1989</text:p>
          </table:table-cell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чаш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И тигра кожею покрыт, С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чашей председает.</text:p>
          </table:table-cell>
          <table:table-cell table:style-name="ce8" office:value-type="string" calcext:value-type="string">
            <text:p>1841</text:p>
          </table:table-cell>
          <table:table-cell table:style-name="ce2"/>
          <table:table-cell table:style-name="ce2" office:value-type="string" calcext:value-type="string">
            <text:p>А. Н. Майков. «Звезда божественной Киприды...» (1841)</text:p>
          </table:table-cell>
          <table:table-cell table:style-name="ce3" office:value-type="string" calcext:value-type="string">
            <text:p>А. Н. Майков</text:p>
          </table:table-cell>
          <table:table-cell table:style-name="ce4"/>
          <table:table-cell table:style-name="ce2" office:value-type="string" calcext:value-type="string">
            <text:p>«Звезда божественной Киприды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ИМЯ</text:p>
          </table:table-cell>
          <table:table-cell table:style-name="ce2" office:value-type="string" calcext:value-type="string">
            <text:p>о человеке</text:p>
          </table:table-cell>
          <table:table-cell table:style-name="ce2"/>
          <table:table-cell table:style-name="ce6" office:value-type="string" calcext:value-type="string">
            <text:p>закалила Дикой силы полноту, И</text:p>
          </table:table-cell>
          <table:table-cell table:style-name="ce1" office:value-type="string" calcext:value-type="string">
            <text:p>кипящего</text:p>
          </table:table-cell>
          <table:table-cell table:style-name="ce4"/>
          <table:table-cell table:style-name="ce2" office:value-type="string" calcext:value-type="string">
            <text:p>Ахилла Бою древнему явила Уязвимым</text:p>
          </table:table-cell>
          <table:table-cell table:style-name="ce8" office:value-type="string" calcext:value-type="string">
            <text:p>1841</text:p>
          </table:table-cell>
          <table:table-cell table:style-name="ce2"/>
          <table:table-cell table:style-name="ce2" office:value-type="string" calcext:value-type="string">
            <text:p>Е. А. Баратынский. Ахилл (1841)</text:p>
          </table:table-cell>
          <table:table-cell table:style-name="ce2" office:value-type="string" calcext:value-type="string">
            <text:p>Е. А. Баратынский</text:p>
          </table:table-cell>
          <table:table-cell table:style-name="ce4"/>
          <table:table-cell table:style-name="ce2" office:value-type="string" calcext:value-type="string">
            <text:p>Ахилл, «Влага Стикса закалила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вино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Тем ― отрава злого зелья, Тем ―</text:p>
          </table:table-cell>
          <table:table-cell table:style-name="ce1" office:value-type="string" calcext:value-type="string">
            <text:p>кипящее</text:p>
          </table:table-cell>
          <table:table-cell table:style-name="ce4"/>
          <table:table-cell table:style-name="ce2" office:value-type="string" calcext:value-type="string">
            <text:p>вино; Тот блестящими глазами Смотрит</text:p>
          </table:table-cell>
          <table:table-cell table:style-name="ce8" office:value-type="string" calcext:value-type="string">
            <text:p>1842</text:p>
          </table:table-cell>
          <table:table-cell table:style-name="ce2"/>
          <table:table-cell table:style-name="ce2" office:value-type="string" calcext:value-type="string">
            <text:p>В. Г. Бенедиктов. Пир (1842)</text:p>
          </table:table-cell>
          <table:table-cell table:style-name="ce3" office:value-type="string" calcext:value-type="string">
            <text:p>В. Г. Бенедиктов</text:p>
          </table:table-cell>
          <table:table-cell table:style-name="ce4"/>
          <table:table-cell table:style-name="ce2" office:value-type="string" calcext:value-type="string">
            <text:p>Пир, «Крыт лазурным пышным сводом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гнев</text:p>
          </table:table-cell>
          <table:table-cell table:style-name="ce2" office:value-type="string" calcext:value-type="string">
            <text:p>об эмоции</text:p>
          </table:table-cell>
          <table:table-cell table:style-name="ce2"/>
          <table:table-cell table:style-name="ce6" office:value-type="string" calcext:value-type="string">
            <text:p>И гнев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в ней клокочет: Надежд отрадных</text:p>
          </table:table-cell>
          <table:table-cell table:style-name="ce8" office:value-type="string" calcext:value-type="string">
            <text:p>1842</text:p>
          </table:table-cell>
          <table:table-cell table:style-name="ce2"/>
          <table:table-cell table:style-name="ce2" office:value-type="string" calcext:value-type="string">
            <text:p>Е. Л. Милькеев. Свет (1842)</text:p>
          </table:table-cell>
          <table:table-cell table:style-name="ce2" office:value-type="string" calcext:value-type="string">
            <text:p>Е. Л. Милькеев</text:p>
          </table:table-cell>
          <table:table-cell table:style-name="ce4"/>
          <table:table-cell table:style-name="ce2" office:value-type="string" calcext:value-type="string">
            <text:p>Свет, «Сперва с отрадой суеверно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янтарь</text:p>
          </table:table-cell>
          <table:table-cell table:style-name="ce2" office:value-type="string" calcext:value-type="string">
            <text:p>блеск</text:p>
          </table:table-cell>
          <table:table-cell table:style-name="ce2"/>
          <table:table-cell table:style-name="ce6" office:value-type="string" calcext:value-type="string">
            <text:p>едою блюда золотые, И янтарем</text:p>
          </table:table-cell>
          <table:table-cell table:style-name="ce1" office:value-type="string" calcext:value-type="string">
            <text:p>кипящим</text:p>
          </table:table-cell>
          <table:table-cell table:style-name="ce4"/>
          <table:table-cell table:style-name="ce2" office:value-type="string" calcext:value-type="string">
            <text:p>в чашах блещет Вино; и</text:p>
          </table:table-cell>
          <table:table-cell table:style-name="ce8" office:value-type="string" calcext:value-type="string">
            <text:p>1844</text:p>
          </table:table-cell>
          <table:table-cell table:style-name="ce2"/>
          <table:table-cell table:style-name="ce2" office:value-type="string" calcext:value-type="string">
            <text:p>В. А. Жуковский. Две повести (1844)</text:p>
          </table:table-cell>
          <table:table-cell table:style-name="ce2" office:value-type="string" calcext:value-type="string">
            <text:p>В. А. Жуковский</text:p>
          </table:table-cell>
          <table:table-cell table:style-name="ce4"/>
          <table:table-cell table:style-name="ce2" office:value-type="string" calcext:value-type="string">
            <text:p>Две повести, «Дошли ко мне на берег Майна слух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поток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рать; и быстро Ее поток,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истребленьем, Вдоль мирных берегов реки</text:p>
          </table:table-cell>
          <table:table-cell table:style-name="ce8" office:value-type="string" calcext:value-type="string">
            <text:p>1844</text:p>
          </table:table-cell>
          <table:table-cell table:style-name="ce2"/>
          <table:table-cell table:style-name="ce2" office:value-type="string" calcext:value-type="string">
            <text:p>В. А. Жуковский. Две повести (1844)</text:p>
          </table:table-cell>
          <table:table-cell table:style-name="ce2" office:value-type="string" calcext:value-type="string">
            <text:p>В. А. Жуковский</text:p>
          </table:table-cell>
          <table:table-cell table:style-name="ce4"/>
          <table:table-cell table:style-name="ce2" office:value-type="string" calcext:value-type="string">
            <text:p>Две повести, «Дошли ко мне на берег Майна слух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ол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Ходят волны, и звучит Над</text:p>
          </table:table-cell>
          <table:table-cell table:style-name="ce1" office:value-type="string" calcext:value-type="string">
            <text:p>кипящими</text:p>
          </table:table-cell>
          <table:table-cell table:style-name="ce4"/>
          <table:table-cell table:style-name="ce2" office:value-type="string" calcext:value-type="string">
            <text:p>волнами Звонкий голос нереид.</text:p>
          </table:table-cell>
          <table:table-cell table:style-name="ce8" office:value-type="string" calcext:value-type="string">
            <text:p>1845</text:p>
          </table:table-cell>
          <table:table-cell table:style-name="ce2"/>
          <table:table-cell table:style-name="ce2" office:value-type="string" calcext:value-type="string">
            <text:p>Я. П. Полонский. Рассказ волн (1845)</text:p>
          </table:table-cell>
          <table:table-cell table:style-name="ce2" office:value-type="string" calcext:value-type="string">
            <text:p>Я. П. Полонский</text:p>
          </table:table-cell>
          <table:table-cell table:style-name="ce4"/>
          <table:table-cell table:style-name="ce2" office:value-type="string" calcext:value-type="string">
            <text:p>Рассказ волн, «Я у моря, грусти полны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рой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объятья, Вздох неги превратит в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рой проклятья Отнимет все ― и</text:p>
          </table:table-cell>
          <table:table-cell table:style-name="ce8" office:value-type="string" calcext:value-type="string">
            <text:p>1845</text:p>
          </table:table-cell>
          <table:table-cell table:style-name="ce2"/>
          <table:table-cell table:style-name="ce2" office:value-type="string" calcext:value-type="string">
            <text:p>В. Г. Бенедиктов. Ревность (1845)</text:p>
          </table:table-cell>
          <table:table-cell table:style-name="ce2" office:value-type="string" calcext:value-type="string">
            <text:p>В. Г. Бенедиктов</text:p>
          </table:table-cell>
          <table:table-cell table:style-name="ce4"/>
          <table:table-cell table:style-name="ce2" office:value-type="string" calcext:value-type="string">
            <text:p>Ревность, «Есть чувство адское: оно вскипит в кров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ол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туман И ил смешается с</text:p>
          </table:table-cell>
          <table:table-cell table:style-name="ce1" office:value-type="string" calcext:value-type="string">
            <text:p>кипящими</text:p>
          </table:table-cell>
          <table:table-cell table:style-name="ce4"/>
          <table:table-cell table:style-name="ce2" office:value-type="string" calcext:value-type="string">
            <text:p>волнами, ― Какая ж мысль в</text:p>
          </table:table-cell>
          <table:table-cell table:style-name="ce8" office:value-type="string" calcext:value-type="string">
            <text:p>1847</text:p>
          </table:table-cell>
          <table:table-cell table:style-name="ce2"/>
          <table:table-cell table:style-name="ce2" office:value-type="string" calcext:value-type="string">
            <text:p>Н. Ф. Щербина. «Не в вёдро ль тихое на ясной глади вод...» (1847)</text:p>
          </table:table-cell>
          <table:table-cell table:style-name="ce2" office:value-type="string" calcext:value-type="string">
            <text:p>Н. Ф. Щербина</text:p>
          </table:table-cell>
          <table:table-cell table:style-name="ce4"/>
          <table:table-cell table:style-name="ce2" office:value-type="string" calcext:value-type="string">
            <text:p>«Не в вёдро ль тихое на ясной глади вод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пучи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волну, И беснуется он по</text:p>
          </table:table-cell>
          <table:table-cell table:style-name="ce1" office:value-type="string" calcext:value-type="string">
            <text:p>кипящим</text:p>
          </table:table-cell>
          <table:table-cell table:style-name="ce4"/>
          <table:table-cell table:style-name="ce2" office:value-type="string" calcext:value-type="string">
            <text:p>пучинам.</text:p>
          </table:table-cell>
          <table:table-cell table:style-name="ce8" office:value-type="string" calcext:value-type="string">
            <text:p>1849</text:p>
          </table:table-cell>
          <table:table-cell table:style-name="ce2"/>
          <table:table-cell table:style-name="ce2" office:value-type="string" calcext:value-type="string">
            <text:p>П. А. Вяземский. Босфор (1849)</text:p>
          </table:table-cell>
          <table:table-cell table:style-name="ce2" office:value-type="string" calcext:value-type="string">
            <text:p>П. А. Вяземский</text:p>
          </table:table-cell>
          <table:table-cell table:style-name="ce4"/>
          <table:table-cell table:style-name="ce2" office:value-type="string" calcext:value-type="string">
            <text:p>Босфор, «У меня под окном, темной ночью и днем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2"/>
          <table:table-cell table:style-name="ce2" office:value-type="string" calcext:value-type="string">
            <text:p>Стихотворения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струя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кто может струей виноградной, Бурно ―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и искристо ― хладной, Радость усилить</text:p>
          </table:table-cell>
          <table:table-cell table:style-name="ce8" office:value-type="string" calcext:value-type="string">
            <text:p>1849</text:p>
          </table:table-cell>
          <table:table-cell table:style-name="ce2"/>
          <table:table-cell table:style-name="ce2" office:value-type="string" calcext:value-type="string">
            <text:p>В. Г. Бенедиктов. Перед бокалами (1849)</text:p>
          </table:table-cell>
          <table:table-cell table:style-name="ce2" office:value-type="string" calcext:value-type="string">
            <text:p>В. Г. Бенедиктов</text:p>
          </table:table-cell>
          <table:table-cell table:style-name="ce4"/>
          <table:table-cell table:style-name="ce2" office:value-type="string" calcext:value-type="string">
            <text:p>Перед бокалами, «Кубки наполнены. Пена, как младость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жизнь</text:p>
          </table:table-cell>
          <table:table-cell table:style-name="ce2" office:value-type="string" calcext:value-type="string">
            <text:p>деятельность</text:p>
          </table:table-cell>
          <table:table-cell table:style-name="ce2"/>
          <table:table-cell table:style-name="ce6" office:value-type="string" calcext:value-type="string">
            <text:p>новая роскошная природа, И жизнь</text:p>
          </table:table-cell>
          <table:table-cell table:style-name="ce1" office:value-type="string" calcext:value-type="string">
            <text:p>кипящая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и полная свобода Тебя невольно</text:p>
          </table:table-cell>
          <table:table-cell table:style-name="ce8" office:value-type="string" calcext:value-type="string">
            <text:p>1850</text:p>
          </table:table-cell>
          <table:table-cell table:style-name="ce2"/>
          <table:table-cell table:style-name="ce2" office:value-type="string" calcext:value-type="string">
            <text:p>Н. А. Некрасов. «Да, наша жизнь текла мятежно...» (1850)</text:p>
          </table:table-cell>
          <table:table-cell table:style-name="ce3" office:value-type="string" calcext:value-type="string">
            <text:p>Н. А. Некрасов</text:p>
          </table:table-cell>
          <table:table-cell table:style-name="ce4"/>
          <table:table-cell table:style-name="ce2" office:value-type="string" calcext:value-type="string">
            <text:p>«Да, наша жизнь текла мятежно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злоба</text:p>
          </table:table-cell>
          <table:table-cell table:style-name="ce2" office:value-type="string" calcext:value-type="string">
            <text:p>об эмоции</text:p>
          </table:table-cell>
          <table:table-cell table:style-name="ce2"/>
          <table:table-cell table:style-name="ce6" office:value-type="string" calcext:value-type="string">
            <text:p>По Музе гордой и несчастной,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злобою безгласной!</text:p>
          </table:table-cell>
          <table:table-cell table:style-name="ce8" office:value-type="string" calcext:value-type="string">
            <text:p>1855</text:p>
          </table:table-cell>
          <table:table-cell table:style-name="ce2"/>
          <table:table-cell table:style-name="ce2" office:value-type="string" calcext:value-type="string">
            <text:p>Н. А. Некрасов. «Чуть-чуть не говоря: «Ты сущая ничтожность!»...» (1855)</text:p>
          </table:table-cell>
          <table:table-cell table:style-name="ce2" office:value-type="string" calcext:value-type="string">
            <text:p>Н. А. Некрасов</text:p>
          </table:table-cell>
          <table:table-cell table:style-name="ce4"/>
          <table:table-cell table:style-name="ce2" office:value-type="string" calcext:value-type="string">
            <text:p>«Чуть-чуть не говоря: «Ты сущая ничтожность!»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битва</text:p>
          </table:table-cell>
          <table:table-cell table:style-name="ce2" office:value-type="string" calcext:value-type="string">
            <text:p>деятельность</text:p>
          </table:table-cell>
          <table:table-cell table:style-name="ce2"/>
          <table:table-cell table:style-name="ce6" office:value-type="string" calcext:value-type="string">
            <text:p>В битве,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во все времена С кознями</text:p>
          </table:table-cell>
          <table:table-cell table:style-name="ce8" office:value-type="string" calcext:value-type="string">
            <text:p>1864</text:p>
          </table:table-cell>
          <table:table-cell table:style-name="ce2"/>
          <table:table-cell table:style-name="ce2" office:value-type="string" calcext:value-type="string">
            <text:p>В. С. Курочкин. Дама приятная во всех отношениях (1864)</text:p>
          </table:table-cell>
          <table:table-cell table:style-name="ce2" office:value-type="string" calcext:value-type="string">
            <text:p>В. С. Курочкин</text:p>
          </table:table-cell>
          <table:table-cell table:style-name="ce4"/>
          <table:table-cell table:style-name="ce2" office:value-type="string" calcext:value-type="string">
            <text:p>Дама приятная во всех отношениях, «Общество было весьма либеральное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огонь</text:p>
          </table:table-cell>
          <table:table-cell table:style-name="ce2" office:value-type="string" calcext:value-type="string">
            <text:p>деятельность</text:p>
          </table:table-cell>
          <table:table-cell table:style-name="ce2"/>
          <table:table-cell table:style-name="ce6" office:value-type="string" calcext:value-type="string">
            <text:p>молодецких и буйных порыв, Сил,</text:p>
          </table:table-cell>
          <table:table-cell table:style-name="ce1" office:value-type="string" calcext:value-type="string">
            <text:p>кипящих</text:p>
          </table:table-cell>
          <table:table-cell table:style-name="ce4"/>
          <table:table-cell table:style-name="ce2" office:value-type="string" calcext:value-type="string">
            <text:p>мятежным огнем.</text:p>
          </table:table-cell>
          <table:table-cell table:style-name="ce8" office:value-type="string" calcext:value-type="string">
            <text:p>1865</text:p>
          </table:table-cell>
          <table:table-cell table:style-name="ce2"/>
          <table:table-cell table:style-name="ce2" office:value-type="string" calcext:value-type="string">
            <text:p>Л. И. Пальмин. Из тюремных мотивов (1865)</text:p>
          </table:table-cell>
          <table:table-cell table:style-name="ce2" office:value-type="string" calcext:value-type="string">
            <text:p>Л. И. Пальмин</text:p>
          </table:table-cell>
          <table:table-cell table:style-name="ce4"/>
          <table:table-cell table:style-name="ce2" office:value-type="string" calcext:value-type="string">
            <text:p>Из тюремных мотивов, «По гранитным уступам угрюмой тюрьмы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сила</text:p>
          </table:table-cell>
          <table:table-cell table:style-name="ce2" office:value-type="string" calcext:value-type="string">
            <text:p>о человеке</text:p>
          </table:table-cell>
          <table:table-cell table:style-name="ce2"/>
          <table:table-cell table:style-name="ce6" office:value-type="string" calcext:value-type="string">
            <text:p>Но,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жизненною силой, Он ее в</text:p>
          </table:table-cell>
          <table:table-cell table:style-name="ce8" office:value-type="string" calcext:value-type="string">
            <text:p>1867</text:p>
          </table:table-cell>
          <table:table-cell table:style-name="ce2"/>
          <table:table-cell table:style-name="ce2" office:value-type="string" calcext:value-type="string">
            <text:p>А. К. Толстой. Коринфская невеста [Из Гёте] (1867)</text:p>
          </table:table-cell>
          <table:table-cell table:style-name="ce2" office:value-type="string" calcext:value-type="string">
            <text:p>А. К. Толстой</text:p>
          </table:table-cell>
          <table:table-cell table:style-name="ce4"/>
          <table:table-cell table:style-name="ce2" office:value-type="string" calcext:value-type="string">
            <text:p>Коринфская невеста [Из Гёте], «Из Афин в Коринф многоколонны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ключ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Старый ключ прошиб гранит И над бездною висит, Весь</text:p>
          </table:table-cell>
          <table:table-cell table:style-name="ce1" office:value-type="string" calcext:value-type="string">
            <text:p>кипящий</text:p>
          </table:table-cell>
          <table:table-cell table:style-name="ce2" office:value-type="string" calcext:value-type="string">
            <text:p>!</text:p>
          </table:table-cell>
          <table:table-cell table:style-name="ce4"/>
          <table:table-cell table:style-name="ce8" office:value-type="string" calcext:value-type="string">
            <text:p>1870</text:p>
          </table:table-cell>
          <table:table-cell table:style-name="ce2"/>
          <table:table-cell table:style-name="ce2" office:value-type="string" calcext:value-type="string">
            <text:p>А. А. Фет. Горячий ключ (1870)</text:p>
          </table:table-cell>
          <table:table-cell table:style-name="ce2" office:value-type="string" calcext:value-type="string">
            <text:p>А. А. Фет</text:p>
          </table:table-cell>
          <table:table-cell table:style-name="ce4"/>
          <table:table-cell table:style-name="ce2" office:value-type="string" calcext:value-type="string">
            <text:p>Горячий ключ, «Помнишь тот горячий ключ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ол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глухих порывах Тяжелых смут, среди</text:p>
          </table:table-cell>
          <table:table-cell table:style-name="ce1" office:value-type="string" calcext:value-type="string">
            <text:p>кипящих</text:p>
          </table:table-cell>
          <table:table-cell table:style-name="ce4"/>
          <table:table-cell table:style-name="ce2" office:value-type="string" calcext:value-type="string">
            <text:p>волн, Случалось проводить в бушующих</text:p>
          </table:table-cell>
          <table:table-cell table:style-name="ce8" office:value-type="string" calcext:value-type="string">
            <text:p>1884</text:p>
          </table:table-cell>
          <table:table-cell table:style-name="ce2"/>
          <table:table-cell table:style-name="ce2" office:value-type="string" calcext:value-type="string">
            <text:p>К. К. Случевский. Баллады, фантазии и сказы. Корона патриарха Никона (1884)</text:p>
          </table:table-cell>
          <table:table-cell table:style-name="ce2" office:value-type="string" calcext:value-type="string">
            <text:p>К. К. Случевский</text:p>
          </table:table-cell>
          <table:table-cell table:style-name="ce4"/>
          <table:table-cell table:style-name="ce2" office:value-type="string" calcext:value-type="string">
            <text:p>Баллады, фантазии и сказы. Корона патриарха Никона, «Есть в патриаршей ризнице в Москве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изумруд</text:p>
          </table:table-cell>
          <table:table-cell table:style-name="ce2" office:value-type="string" calcext:value-type="string">
            <text:p>блеск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Песком пустынь, венцами гор, Морей</text:p>
          </table:table-cell>
          <table:table-cell table:style-name="ce1" office:value-type="string" calcext:value-type="string">
            <text:p>кипящим</text:p>
          </table:table-cell>
          <table:table-cell table:style-name="ce4"/>
          <table:table-cell table:style-name="ce2" office:value-type="string" calcext:value-type="string">
            <text:p>изумрудом.</text:p>
          </table:table-cell>
          <table:table-cell table:style-name="ce8" office:value-type="string" calcext:value-type="string">
            <text:p>1886</text:p>
          </table:table-cell>
          <table:table-cell table:style-name="ce2"/>
          <table:table-cell table:style-name="ce2" office:value-type="string" calcext:value-type="string">
            <text:p>Н. М. Минский. Дома [V] (1886)</text:p>
          </table:table-cell>
          <table:table-cell table:style-name="ce2" office:value-type="string" calcext:value-type="string">
            <text:p>Н. М. Минский</text:p>
          </table:table-cell>
          <table:table-cell table:style-name="ce4"/>
          <table:table-cell table:style-name="ce2" office:value-type="string" calcext:value-type="string">
            <text:p>Дома, «Насытил я свой жадный взор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влаг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одной руке подняв бокал с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влагой, В другой ― венок из</text:p>
          </table:table-cell>
          <table:table-cell table:style-name="ce8" office:value-type="string" calcext:value-type="string">
            <text:p>1887</text:p>
          </table:table-cell>
          <table:table-cell table:style-name="ce2"/>
          <table:table-cell table:style-name="ce2" office:value-type="string" calcext:value-type="string">
            <text:p>Н. М. Минский. «Вакханкой молодой ко мне она вошла...» (1887)</text:p>
          </table:table-cell>
          <table:table-cell table:style-name="ce2" office:value-type="string" calcext:value-type="string">
            <text:p>Н. М. Минский</text:p>
          </table:table-cell>
          <table:table-cell table:style-name="ce4"/>
          <table:table-cell table:style-name="ce2" office:value-type="string" calcext:value-type="string">
            <text:p>«Вакханкой молодой ко мне она вошла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пучи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Над пучиною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Ходят волны ходенем, Проступают остриями</text:p>
          </table:table-cell>
          <table:table-cell table:style-name="ce8" office:value-type="string" calcext:value-type="string">
            <text:p>1888</text:p>
          </table:table-cell>
          <table:table-cell table:style-name="ce2"/>
          <table:table-cell table:style-name="ce2" office:value-type="string" calcext:value-type="string">
            <text:p>К. К. Случевский. Мурманские отголоски. 4. (1888)</text:p>
          </table:table-cell>
          <table:table-cell table:style-name="ce2" office:value-type="string" calcext:value-type="string">
            <text:p>К. К. Случевский</text:p>
          </table:table-cell>
          <table:table-cell table:style-name="ce4"/>
          <table:table-cell table:style-name="ce2" office:value-type="string" calcext:value-type="string">
            <text:p>Мурманские отголоски. 4., «Перед бурей в непогоду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жизнь</text:p>
          </table:table-cell>
          <table:table-cell table:style-name="ce2" office:value-type="string" calcext:value-type="string">
            <text:p>деятельность</text:p>
          </table:table-cell>
          <table:table-cell table:style-name="ce4" table:number-columns-repeated="2"/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жизнью надо жить, Все радости</text:p>
          </table:table-cell>
          <table:table-cell table:style-name="ce8" office:value-type="string" calcext:value-type="string">
            <text:p>1889</text:p>
          </table:table-cell>
          <table:table-cell table:style-name="ce2"/>
          <table:table-cell table:style-name="ce2" office:value-type="string" calcext:value-type="string">
            <text:p>Д. Н. Цертелев. «Зачем пытаться воскресить...» (1889)</text:p>
          </table:table-cell>
          <table:table-cell table:style-name="ce2" office:value-type="string" calcext:value-type="string">
            <text:p>Д. Н. Цертелев</text:p>
          </table:table-cell>
          <table:table-cell table:style-name="ce4"/>
          <table:table-cell table:style-name="ce2" office:value-type="string" calcext:value-type="string">
            <text:p>«Зачем пытаться воскресить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смол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Смола</text:p>
          </table:table-cell>
          <table:table-cell table:style-name="ce1" office:value-type="string" calcext:value-type="string">
            <text:p>кипящая</text:p>
          </table:table-cell>
          <table:table-cell table:style-name="ce4"/>
          <table:table-cell table:style-name="ce2" office:value-type="string" calcext:value-type="string">
            <text:p>переполняет груди, Которых молоком ты</text:p>
          </table:table-cell>
          <table:table-cell table:style-name="ce8" office:value-type="string" calcext:value-type="string">
            <text:p>1889</text:p>
          </table:table-cell>
          <table:table-cell table:style-name="ce2"/>
          <table:table-cell table:style-name="ce2" office:value-type="string" calcext:value-type="string">
            <text:p>П. А. Кусков. Хмель (1889)</text:p>
          </table:table-cell>
          <table:table-cell table:style-name="ce3" office:value-type="string" calcext:value-type="string">
            <text:p>П. А. Кусков</text:p>
          </table:table-cell>
          <table:table-cell table:style-name="ce4"/>
          <table:table-cell table:style-name="ce2" office:value-type="string" calcext:value-type="string">
            <text:p>Хмель, «Бог в жизни дал тебе сладчайший мед земл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потоп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нас, а все мимо Несется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потоп.</text:p>
          </table:table-cell>
          <table:table-cell table:style-name="ce8" office:value-type="string" calcext:value-type="string">
            <text:p>1896</text:p>
          </table:table-cell>
          <table:table-cell table:style-name="ce2"/>
          <table:table-cell table:style-name="ce2" office:value-type="string" calcext:value-type="string">
            <text:p>И. А. Бунин. «В окошко из темной каюты...» (1896)</text:p>
          </table:table-cell>
          <table:table-cell table:style-name="ce3" office:value-type="string" calcext:value-type="string">
            <text:p>И. А. Бунин</text:p>
          </table:table-cell>
          <table:table-cell table:style-name="ce4"/>
          <table:table-cell table:style-name="ce2" office:value-type="string" calcext:value-type="string">
            <text:p>«В окошко из темной каюты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море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/>
          <table:table-cell table:style-name="ce6" office:value-type="string" calcext:value-type="string">
            <text:p>Ночь.</text:p>
          </table:table-cell>
          <table:table-cell table:style-name="ce1" office:value-type="string" calcext:value-type="string">
            <text:p>Кипящее</text:p>
          </table:table-cell>
          <table:table-cell table:style-name="ce4"/>
          <table:table-cell table:style-name="ce2" office:value-type="string" calcext:value-type="string">
            <text:p>черное море Потопом уносится прочь</text:p>
          </table:table-cell>
          <table:table-cell table:style-name="ce8" office:value-type="string" calcext:value-type="string">
            <text:p>1896</text:p>
          </table:table-cell>
          <table:table-cell table:style-name="ce2"/>
          <table:table-cell table:style-name="ce2" office:value-type="string" calcext:value-type="string">
            <text:p>И. А. Бунин. «В окошко из темной каюты...» (1896)</text:p>
          </table:table-cell>
          <table:table-cell table:style-name="ce3" office:value-type="string" calcext:value-type="string">
            <text:p>И. А. Бунин</text:p>
          </table:table-cell>
          <table:table-cell table:style-name="ce4"/>
          <table:table-cell table:style-name="ce2" office:value-type="string" calcext:value-type="string">
            <text:p>«В окошко из темной каюты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ад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огонь, шипенье, Деревьев-факелов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дымный ад, И бури бешеной</text:p>
          </table:table-cell>
          <table:table-cell table:style-name="ce8" office:value-type="string" calcext:value-type="string">
            <text:p>1899</text:p>
          </table:table-cell>
          <table:table-cell table:style-name="ce2"/>
          <table:table-cell table:style-name="ce2" office:value-type="string" calcext:value-type="string">
            <text:p>К. Д. Бальмонт. Лесной пожар [Совесть] (1899)</text:p>
          </table:table-cell>
          <table:table-cell table:style-name="ce2" office:value-type="string" calcext:value-type="string">
            <text:p>К. Д. Бальмонт</text:p>
          </table:table-cell>
          <table:table-cell table:style-name="ce4"/>
          <table:table-cell table:style-name="ce2" office:value-type="string" calcext:value-type="string">
            <text:p>Лесной пожар, «Стараясь выбирать тенистые места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залив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кинули бакан, И вот, среди</text:p>
          </table:table-cell>
          <table:table-cell table:style-name="ce1" office:value-type="string" calcext:value-type="string">
            <text:p>кипящего</text:p>
          </table:table-cell>
          <table:table-cell table:style-name="ce4"/>
          <table:table-cell table:style-name="ce2" office:value-type="string" calcext:value-type="string">
            <text:p>залива, Он прыгает и мечется</text:p>
          </table:table-cell>
          <table:table-cell table:style-name="ce8" office:value-type="string" calcext:value-type="string">
            <text:p>1900</text:p>
          </table:table-cell>
          <table:table-cell table:style-name="ce2"/>
          <table:table-cell table:style-name="ce2" office:value-type="string" calcext:value-type="string">
            <text:p>И. А. Бунин. «На мертвый якорь кинули бакан...» (1900)</text:p>
          </table:table-cell>
          <table:table-cell table:style-name="ce3" office:value-type="string" calcext:value-type="string">
            <text:p>И. А. Бунин</text:p>
          </table:table-cell>
          <table:table-cell table:style-name="ce4"/>
          <table:table-cell table:style-name="ce2" office:value-type="string" calcext:value-type="string">
            <text:p>«На мертвый якорь кинули бакан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мысль</text:p>
          </table:table-cell>
          <table:table-cell table:style-name="ce2" office:value-type="string" calcext:value-type="string">
            <text:p>о человеке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молишься чистому счастию знанья, Мысли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и мудрости тихим вершинам.</text:p>
          </table:table-cell>
          <table:table-cell table:style-name="ce8" office:value-type="string" calcext:value-type="string">
            <text:p>1900</text:p>
          </table:table-cell>
          <table:table-cell table:style-name="ce2"/>
          <table:table-cell table:style-name="ce2" office:value-type="string" calcext:value-type="string">
            <text:p>Д. П. Шестаков. Статуя Минервы (1900)</text:p>
          </table:table-cell>
          <table:table-cell table:style-name="ce2" office:value-type="string" calcext:value-type="string">
            <text:p>Д. П. Шестаков</text:p>
          </table:table-cell>
          <table:table-cell table:style-name="ce4"/>
          <table:table-cell table:style-name="ce2" office:value-type="string" calcext:value-type="string">
            <text:p>Статуя Минервы, «Вот изваянье любимицы мудрого Зевса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оля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вместив, золотые края Неисчерпно-</text:p>
          </table:table-cell>
          <table:table-cell table:style-name="ce1" office:value-type="string" calcext:value-type="string">
            <text:p>кипящую</text:p>
          </table:table-cell>
          <table:table-cell table:style-name="ce4"/>
          <table:table-cell table:style-name="ce2" office:value-type="string" calcext:value-type="string">
            <text:p>волю.</text:p>
          </table:table-cell>
          <table:table-cell table:style-name="ce8" office:value-type="string" calcext:value-type="string">
            <text:p>1902</text:p>
          </table:table-cell>
          <table:table-cell table:style-name="ce2"/>
          <table:table-cell table:style-name="ce2" office:value-type="string" calcext:value-type="string">
            <text:p>В. И. Иванов. Музыка [Дионису] (1902)</text:p>
          </table:table-cell>
          <table:table-cell table:style-name="ce2" office:value-type="string" calcext:value-type="string">
            <text:p>В. И. Иванов</text:p>
          </table:table-cell>
          <table:table-cell table:style-name="ce4"/>
          <table:table-cell table:style-name="ce2" office:value-type="string" calcext:value-type="string">
            <text:p>Музыка, «Мой отец 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сонм</text:p>
          </table:table-cell>
          <table:table-cell table:style-name="ce2" office:value-type="string" calcext:value-type="string">
            <text:p>деятельн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улицах шумных Начнутся неистовства сонмов</text:p>
          </table:table-cell>
          <table:table-cell table:style-name="ce1" office:value-type="string" calcext:value-type="string">
            <text:p>кипящих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Пиры и веселья народов безумных</text:p>
          </table:table-cell>
          <table:table-cell table:style-name="ce8" office:value-type="string" calcext:value-type="string">
            <text:p>1903</text:p>
          </table:table-cell>
          <table:table-cell table:style-name="ce2"/>
          <table:table-cell table:style-name="ce2" office:value-type="string" calcext:value-type="string">
            <text:p>В. Я. Брюсов. Последний день (1903)</text:p>
          </table:table-cell>
          <table:table-cell table:style-name="ce2" office:value-type="string" calcext:value-type="string">
            <text:p>В. Я. Брюсов</text:p>
          </table:table-cell>
          <table:table-cell table:style-name="ce4"/>
          <table:table-cell table:style-name="ce2" office:value-type="string" calcext:value-type="string">
            <text:p>Последний день, «Он придет, обезумевший мир…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слез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призыв без ответа, Это море</text:p>
          </table:table-cell>
          <table:table-cell table:style-name="ce1" office:value-type="string" calcext:value-type="string">
            <text:p>кипящее</text:p>
          </table:table-cell>
          <table:table-cell table:style-name="ce4"/>
          <table:table-cell table:style-name="ce2" office:value-type="string" calcext:value-type="string">
            <text:p>слез.</text:p>
          </table:table-cell>
          <table:table-cell table:style-name="ce8" office:value-type="string" calcext:value-type="string">
            <text:p>1903</text:p>
          </table:table-cell>
          <table:table-cell table:style-name="ce2"/>
          <table:table-cell table:style-name="ce2" office:value-type="string" calcext:value-type="string">
            <text:p>А. М. Федоров. Степная дорога (1903)</text:p>
          </table:table-cell>
          <table:table-cell table:style-name="ce2" office:value-type="string" calcext:value-type="string">
            <text:p>А. М. Федоров</text:p>
          </table:table-cell>
          <table:table-cell table:style-name="ce4"/>
          <table:table-cell table:style-name="ce2" office:value-type="string" calcext:value-type="string">
            <text:p>Степная дорога, ««Засни, засни... -- весь день докучно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гребень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скал, вам, гребни волн седые,</text:p>
          </table:table-cell>
          <table:table-cell table:style-name="ce1" office:value-type="string" calcext:value-type="string">
            <text:p>Кипящие</text:p>
          </table:table-cell>
          <table:table-cell table:style-name="ce4"/>
          <table:table-cell table:style-name="ce2" office:value-type="string" calcext:value-type="string">
            <text:p>в своем безжизненном бою, Я</text:p>
          </table:table-cell>
          <table:table-cell table:style-name="ce8" office:value-type="string" calcext:value-type="string">
            <text:p>1904</text:p>
          </table:table-cell>
          <table:table-cell table:style-name="ce2"/>
          <table:table-cell table:style-name="ce2" office:value-type="string" calcext:value-type="string">
            <text:p>С. А. Сафонов. Посвящение (1904)</text:p>
          </table:table-cell>
          <table:table-cell table:style-name="ce2" office:value-type="string" calcext:value-type="string">
            <text:p>С. А. Сафонов</text:p>
          </table:table-cell>
          <table:table-cell table:style-name="ce4"/>
          <table:table-cell table:style-name="ce2" office:value-type="string" calcext:value-type="string">
            <text:p>Посвящение, «От грохота столиц, от нищего народа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ол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На струистой,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волне Наши легкие, темные тени</text:p>
          </table:table-cell>
          <table:table-cell table:style-name="ce8" office:value-type="string" calcext:value-type="string">
            <text:p>1904</text:p>
          </table:table-cell>
          <table:table-cell table:style-name="ce2"/>
          <table:table-cell table:style-name="ce2" office:value-type="string" calcext:value-type="string">
            <text:p>Андрей Белый. Прогулка [Просветы] (1904)</text:p>
          </table:table-cell>
          <table:table-cell table:style-name="ce2" office:value-type="string" calcext:value-type="string">
            <text:p>Андрей Белый</text:p>
          </table:table-cell>
          <table:table-cell table:style-name="ce4"/>
          <table:table-cell table:style-name="ce2" office:value-type="string" calcext:value-type="string">
            <text:p>Прогулка, «Не струя золотого вина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льдистость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/>
          <table:table-cell table:style-name="ce6" office:value-type="string" calcext:value-type="string">
            <text:p>своего, ― То от тебя ее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льдистости Не нужно ничего.</text:p>
          </table:table-cell>
          <table:table-cell table:style-name="ce8" office:value-type="string" calcext:value-type="string">
            <text:p>1905</text:p>
          </table:table-cell>
          <table:table-cell table:style-name="ce2"/>
          <table:table-cell table:style-name="ce2" office:value-type="string" calcext:value-type="string">
            <text:p>З. Н. Гиппиус. Водоскат (1905)</text:p>
          </table:table-cell>
          <table:table-cell table:style-name="ce3" office:value-type="string" calcext:value-type="string">
            <text:p>З. Н. Гиппиус</text:p>
          </table:table-cell>
          <table:table-cell table:style-name="ce4"/>
          <table:table-cell table:style-name="ce2" office:value-type="string" calcext:value-type="string">
            <text:p>Водоскат, «Душа моя угрюмая, утрозная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2"/>
          <table:table-cell table:style-name="ce2" office:value-type="string" calcext:value-type="string">
            <text:p>ДНК, 2006</text:p>
          </table:table-cell>
          <table:table-cell table:style-name="ce4" table:number-columns-repeated="2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злоба</text:p>
          </table:table-cell>
          <table:table-cell table:style-name="ce2" office:value-type="string" calcext:value-type="string">
            <text:p>об эмоции</text:p>
          </table:table-cell>
          <table:table-cell table:style-name="ce2"/>
          <table:table-cell table:style-name="ce6" office:value-type="string" calcext:value-type="string">
            <text:p>Твой стих, что конь, в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злобе Уздою сдержанный едва, И</text:p>
          </table:table-cell>
          <table:table-cell table:style-name="ce8" office:value-type="string" calcext:value-type="string">
            <text:p>1905</text:p>
          </table:table-cell>
          <table:table-cell table:style-name="ce2"/>
          <table:table-cell table:style-name="ce2" office:value-type="string" calcext:value-type="string">
            <text:p>С. М. Соловьев. «Ты, Брюсов, не был бы унижен...» [Silvae] (1905)</text:p>
          </table:table-cell>
          <table:table-cell table:style-name="ce2" office:value-type="string" calcext:value-type="string">
            <text:p>С. М. Соловьев</text:p>
          </table:table-cell>
          <table:table-cell table:style-name="ce4"/>
          <table:table-cell table:style-name="ce2" office:value-type="string" calcext:value-type="string">
            <text:p>«Ты, Брюсов, не был бы унижен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ол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голубою стеной Там мерцал над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волной.</text:p>
          </table:table-cell>
          <table:table-cell table:style-name="ce8" office:value-type="string" calcext:value-type="string">
            <text:p>1906</text:p>
          </table:table-cell>
          <table:table-cell table:style-name="ce2"/>
          <table:table-cell table:style-name="ce2" office:value-type="string" calcext:value-type="string">
            <text:p>И. А. Бунин. «Мимо острова в полночь фрегат проходил...» (1906)</text:p>
          </table:table-cell>
          <table:table-cell table:style-name="ce3" office:value-type="string" calcext:value-type="string">
            <text:p>И. А. Бунин</text:p>
          </table:table-cell>
          <table:table-cell table:style-name="ce4"/>
          <table:table-cell table:style-name="ce2" office:value-type="string" calcext:value-type="string">
            <text:p>«Мимо острова в полночь фрегат проходил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колос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переметной Лизнувший по морю колосьев</text:p>
          </table:table-cell>
          <table:table-cell table:style-name="ce1" office:value-type="string" calcext:value-type="string">
            <text:p>кипящих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Поплыл, отеняя в душе беззаботной</text:p>
          </table:table-cell>
          <table:table-cell table:style-name="ce8" office:value-type="string" calcext:value-type="string">
            <text:p>1906</text:p>
          </table:table-cell>
          <table:table-cell table:style-name="ce2"/>
          <table:table-cell table:style-name="ce2" office:value-type="string" calcext:value-type="string">
            <text:p>Андрей Белый. Тень [Просветы] (1906)</text:p>
          </table:table-cell>
          <table:table-cell table:style-name="ce2" office:value-type="string" calcext:value-type="string">
            <text:p>Андрей Белый</text:p>
          </table:table-cell>
          <table:table-cell table:style-name="ce4"/>
          <table:table-cell table:style-name="ce2" office:value-type="string" calcext:value-type="string">
            <text:p>Тень, «Откос под ногами песчаный, отлоги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золото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/>
          <table:table-cell table:style-name="ce6" office:value-type="string" calcext:value-type="string">
            <text:p>И сыплет в море золотом</text:p>
          </table:table-cell>
          <table:table-cell table:style-name="ce1" office:value-type="string" calcext:value-type="string">
            <text:p>кипящим</text:p>
          </table:table-cell>
          <table:table-cell table:style-name="ce2" office:value-type="string" calcext:value-type="string">
            <text:p>.</text:p>
          </table:table-cell>
          <table:table-cell table:style-name="ce4"/>
          <table:table-cell table:style-name="ce8" office:value-type="string" calcext:value-type="string">
            <text:p>1906</text:p>
          </table:table-cell>
          <table:table-cell table:style-name="ce2"/>
          <table:table-cell table:style-name="ce2" office:value-type="string" calcext:value-type="string">
            <text:p>И. А. Бунин. «И скрип и визг над бухтой, наводненной...» (1906)</text:p>
          </table:table-cell>
          <table:table-cell table:style-name="ce2" office:value-type="string" calcext:value-type="string">
            <text:p>И. А. Бунин</text:p>
          </table:table-cell>
          <table:table-cell table:style-name="ce4"/>
          <table:table-cell table:style-name="ce2" office:value-type="string" calcext:value-type="string">
            <text:p>«И скрип и визг над бухтой, наводненно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пе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/>
          <table:table-cell table:style-name="ce6" office:value-type="string" calcext:value-type="string">
            <text:p>грудь, Как громный вал в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пене.</text:p>
          </table:table-cell>
          <table:table-cell table:style-name="ce8" office:value-type="string" calcext:value-type="string">
            <text:p>1907</text:p>
          </table:table-cell>
          <table:table-cell table:style-name="ce2"/>
          <table:table-cell table:style-name="ce2" office:value-type="string" calcext:value-type="string">
            <text:p>Андрей Белый. Гранит [Разуверенья] (1907)</text:p>
          </table:table-cell>
          <table:table-cell table:style-name="ce3" office:value-type="string" calcext:value-type="string">
            <text:p>Андрей Белый</text:p>
          </table:table-cell>
          <table:table-cell table:style-name="ce4"/>
          <table:table-cell table:style-name="ce2" office:value-type="string" calcext:value-type="string">
            <text:p>Гранит, «Там даль и мгла. Ушла она: 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поток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вал Его, сказавшего, увлек В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пламенем поток.</text:p>
          </table:table-cell>
          <table:table-cell table:style-name="ce8" office:value-type="string" calcext:value-type="string">
            <text:p>1907</text:p>
          </table:table-cell>
          <table:table-cell table:style-name="ce2"/>
          <table:table-cell table:style-name="ce2" office:value-type="string" calcext:value-type="string">
            <text:p>С. М. Городецкий. Стихи о святой любви (1907)</text:p>
          </table:table-cell>
          <table:table-cell table:style-name="ce2" office:value-type="string" calcext:value-type="string">
            <text:p>С. М. Городецкий</text:p>
          </table:table-cell>
          <table:table-cell table:style-name="ce4"/>
          <table:table-cell table:style-name="ce2" office:value-type="string" calcext:value-type="string">
            <text:p>Стихи о святой любви, «Святая славится любовь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пыл</text:p>
          </table:table-cell>
          <table:table-cell table:style-name="ce2" office:value-type="string" calcext:value-type="string">
            <text:p>об эмоции</text:p>
          </table:table-cell>
          <table:table-cell table:style-name="ce2"/>
          <table:table-cell table:style-name="ce6" office:value-type="string" calcext:value-type="string">
            <text:p>Смоет кровь и пыль. Обливай</text:p>
          </table:table-cell>
          <table:table-cell table:style-name="ce1" office:value-type="string" calcext:value-type="string">
            <text:p>кипящим</text:p>
          </table:table-cell>
          <table:table-cell table:style-name="ce4"/>
          <table:table-cell table:style-name="ce2" office:value-type="string" calcext:value-type="string">
            <text:p>пылом. Начисто скреби Спину, грудь</text:p>
          </table:table-cell>
          <table:table-cell table:style-name="ce8" office:value-type="string" calcext:value-type="string">
            <text:p>1908</text:p>
          </table:table-cell>
          <table:table-cell table:style-name="ce2"/>
          <table:table-cell table:style-name="ce2" office:value-type="string" calcext:value-type="string">
            <text:p>Андрей Белый. В городке [Деревня] (1908)</text:p>
          </table:table-cell>
          <table:table-cell table:style-name="ce3" office:value-type="string" calcext:value-type="string">
            <text:p>Андрей Белый</text:p>
          </table:table-cell>
          <table:table-cell table:style-name="ce4"/>
          <table:table-cell table:style-name="ce2" office:value-type="string" calcext:value-type="string">
            <text:p>В городке, «Руки в боки: ей, лебедк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кратер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как некий исполин, Зыбь рассекал</text:p>
          </table:table-cell>
          <table:table-cell table:style-name="ce1" office:value-type="string" calcext:value-type="string">
            <text:p>кипящего</text:p>
          </table:table-cell>
          <table:table-cell table:style-name="ce4"/>
          <table:table-cell table:style-name="ce2" office:value-type="string" calcext:value-type="string">
            <text:p>кратэра, ― Дабы порхнуть из мглы</text:p>
          </table:table-cell>
          <table:table-cell table:style-name="ce8" office:value-type="string" calcext:value-type="string">
            <text:p>1909</text:p>
          </table:table-cell>
          <table:table-cell table:style-name="ce2"/>
          <table:table-cell table:style-name="ce2" office:value-type="string" calcext:value-type="string">
            <text:p>В. И. Иванов. «На свой утес из буйственных пучин...» [Триптихи] (1909)</text:p>
          </table:table-cell>
          <table:table-cell table:style-name="ce2" office:value-type="string" calcext:value-type="string">
            <text:p>В. И. Иванов</text:p>
          </table:table-cell>
          <table:table-cell table:style-name="ce4"/>
          <table:table-cell table:style-name="ce2" office:value-type="string" calcext:value-type="string">
            <text:p>«На свой утес из буйственных пучин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ал</text:p>
          </table:table-cell>
          <table:table-cell table:style-name="ce2" office:value-type="string" calcext:value-type="string">
            <text:p>о человеке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по уши уйти в людской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вал!</text:p>
          </table:table-cell>
          <table:table-cell table:style-name="ce8" office:value-type="string" calcext:value-type="string">
            <text:p>1909</text:p>
          </table:table-cell>
          <table:table-cell table:style-name="ce2"/>
          <table:table-cell table:style-name="ce2" office:value-type="string" calcext:value-type="string">
            <text:p>Саша Черный. Бегство (1909)</text:p>
          </table:table-cell>
          <table:table-cell table:style-name="ce2" office:value-type="string" calcext:value-type="string">
            <text:p>Саша Черный</text:p>
          </table:table-cell>
          <table:table-cell table:style-name="ce4"/>
          <table:table-cell table:style-name="ce2" office:value-type="string" calcext:value-type="string">
            <text:p>Бегство, «Зеленой плесенью покрыты кровли башен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пучи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седые кипят, И над холодной,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пучиной Белые чайки визгливо кричат</text:p>
          </table:table-cell>
          <table:table-cell table:style-name="ce8" office:value-type="string" calcext:value-type="string">
            <text:p>1910</text:p>
          </table:table-cell>
          <table:table-cell table:style-name="ce2"/>
          <table:table-cell table:style-name="ce2" office:value-type="string" calcext:value-type="string">
            <text:p>В. П. Катаев. Осень (1910)</text:p>
          </table:table-cell>
          <table:table-cell table:style-name="ce2" office:value-type="string" calcext:value-type="string">
            <text:p>В. П. Катаев</text:p>
          </table:table-cell>
          <table:table-cell table:style-name="ce4"/>
          <table:table-cell table:style-name="ce2" office:value-type="string" calcext:value-type="string">
            <text:p>Осень, «Холодом дышит природа немая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улкан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Да?» Графиня роняет уныло: «Любовь ―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вулкан…» Затем предлагает мило Барону</text:p>
          </table:table-cell>
          <table:table-cell table:style-name="ce8" office:value-type="string" calcext:value-type="string">
            <text:p>1910</text:p>
          </table:table-cell>
          <table:table-cell table:style-name="ce2"/>
          <table:table-cell table:style-name="ce2" office:value-type="string" calcext:value-type="string">
            <text:p>Саша Черный. «За чаем болтали в салоне...» [Из Гейне, 2] (1910)</text:p>
          </table:table-cell>
          <table:table-cell table:style-name="ce2" office:value-type="string" calcext:value-type="string">
            <text:p>Саша Черный</text:p>
          </table:table-cell>
          <table:table-cell table:style-name="ce4"/>
          <table:table-cell table:style-name="ce2" office:value-type="string" calcext:value-type="string">
            <text:p>«За чаем болтали в салоне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страсть</text:p>
          </table:table-cell>
          <table:table-cell table:style-name="ce2" office:value-type="string" calcext:value-type="string">
            <text:p>об эмоции</text:p>
          </table:table-cell>
          <table:table-cell table:style-name="ce2"/>
          <table:table-cell table:style-name="ce6" office:value-type="string" calcext:value-type="string">
            <text:p>И снова полн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страсти, И снова жажду и</text:p>
          </table:table-cell>
          <table:table-cell table:style-name="ce8" office:value-type="string" calcext:value-type="string">
            <text:p>1910</text:p>
          </table:table-cell>
          <table:table-cell table:style-name="ce2"/>
          <table:table-cell table:style-name="ce2" office:value-type="string" calcext:value-type="string">
            <text:p>А. И. Тиняков. Эдип [Тропинкою любви, 17] (1910)</text:p>
          </table:table-cell>
          <table:table-cell table:style-name="ce2" office:value-type="string" calcext:value-type="string">
            <text:p>А. И. Тиняков</text:p>
          </table:table-cell>
          <table:table-cell table:style-name="ce4"/>
          <table:table-cell table:style-name="ce2" office:value-type="string" calcext:value-type="string">
            <text:p>Эдип, «К прекрасноликой Иокасте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золото</text:p>
          </table:table-cell>
          <table:table-cell table:style-name="ce2" office:value-type="string" calcext:value-type="string">
            <text:p>блеск</text:p>
          </table:table-cell>
          <table:table-cell table:style-name="ce2"/>
          <table:table-cell table:style-name="ce6" office:value-type="string" calcext:value-type="string">
            <text:p>других для нас мгновенный плен,</text:p>
          </table:table-cell>
          <table:table-cell table:style-name="ce1" office:value-type="string" calcext:value-type="string">
            <text:p>кипящим</text:p>
          </table:table-cell>
          <table:table-cell table:style-name="ce4"/>
          <table:table-cell table:style-name="ce2" office:value-type="string" calcext:value-type="string">
            <text:p>золотом твой стих запечатлен.</text:p>
          </table:table-cell>
          <table:table-cell table:style-name="ce8" office:value-type="string" calcext:value-type="string">
            <text:p>1911</text:p>
          </table:table-cell>
          <table:table-cell table:style-name="ce2"/>
          <table:table-cell table:style-name="ce2" office:value-type="string" calcext:value-type="string">
            <text:p>Эллис (Л. Л. Кобылинский). Избраннику [Врата, 5] (1911)</text:p>
          </table:table-cell>
          <table:table-cell table:style-name="ce2" office:value-type="string" calcext:value-type="string">
            <text:p>Эллис (Л. Л. Кобылинский)</text:p>
          </table:table-cell>
          <table:table-cell table:style-name="ce4"/>
          <table:table-cell table:style-name="ce2" office:value-type="string" calcext:value-type="string">
            <text:p>Избраннику, «Да, ты не знал любви, но полный умиленья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ол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и страх и муки, Дробя</text:p>
          </table:table-cell>
          <table:table-cell table:style-name="ce1" office:value-type="string" calcext:value-type="string">
            <text:p>кипящую</text:p>
          </table:table-cell>
          <table:table-cell table:style-name="ce4"/>
          <table:table-cell table:style-name="ce2" office:value-type="string" calcext:value-type="string">
            <text:p>волну.</text:p>
          </table:table-cell>
          <table:table-cell table:style-name="ce8" office:value-type="string" calcext:value-type="string">
            <text:p>1911</text:p>
          </table:table-cell>
          <table:table-cell table:style-name="ce2"/>
          <table:table-cell table:style-name="ce2" office:value-type="string" calcext:value-type="string">
            <text:p>В. Я. Брюсов. Страсти сны (1911)</text:p>
          </table:table-cell>
          <table:table-cell table:style-name="ce2" office:value-type="string" calcext:value-type="string">
            <text:p>В. Я. Брюсов</text:p>
          </table:table-cell>
          <table:table-cell table:style-name="ce4"/>
          <table:table-cell table:style-name="ce2" office:value-type="string" calcext:value-type="string">
            <text:p>Страсти сны, «И снова я, простерши рук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малахит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/>
          <table:table-cell table:style-name="ce6" office:value-type="string" calcext:value-type="string">
            <text:p>на песке, дождем прибитом, Шипя</text:p>
          </table:table-cell>
          <table:table-cell table:style-name="ce1" office:value-type="string" calcext:value-type="string">
            <text:p>кипящим</text:p>
          </table:table-cell>
          <table:table-cell table:style-name="ce4"/>
          <table:table-cell table:style-name="ce2" office:value-type="string" calcext:value-type="string">
            <text:p>малахитом, Выводят волны свой узор</text:p>
          </table:table-cell>
          <table:table-cell table:style-name="ce8" office:value-type="string" calcext:value-type="string">
            <text:p>1911</text:p>
          </table:table-cell>
          <table:table-cell table:style-name="ce2"/>
          <table:table-cell table:style-name="ce2" office:value-type="string" calcext:value-type="string">
            <text:p>К. Эрберг. Творчество (1911)</text:p>
          </table:table-cell>
          <table:table-cell table:style-name="ce2" office:value-type="string" calcext:value-type="string">
            <text:p>К. Эрберг</text:p>
          </table:table-cell>
          <table:table-cell table:style-name="ce4"/>
          <table:table-cell table:style-name="ce2" office:value-type="string" calcext:value-type="string">
            <text:p>Творчество, «Колебля небо и гудя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гной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глас совьет, как свиток, небеса,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гной и кровь прольются, как</text:p>
          </table:table-cell>
          <table:table-cell table:style-name="ce8" office:value-type="string" calcext:value-type="string">
            <text:p>1911</text:p>
          </table:table-cell>
          <table:table-cell table:style-name="ce2"/>
          <table:table-cell table:style-name="ce2" office:value-type="string" calcext:value-type="string">
            <text:p>Эллис (Л. Л. Кобылинский). День облекающий (1911)</text:p>
          </table:table-cell>
          <table:table-cell table:style-name="ce2" office:value-type="string" calcext:value-type="string">
            <text:p>Эллис (Л. Л. Кобылинский)</text:p>
          </table:table-cell>
          <table:table-cell table:style-name="ce4"/>
          <table:table-cell table:style-name="ce2" office:value-type="string" calcext:value-type="string">
            <text:p>День облекающий, «Клянусь горячими, степными скакунам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злато</text:p>
          </table:table-cell>
          <table:table-cell table:style-name="ce2" office:value-type="string" calcext:value-type="string">
            <text:p>блеск</text:p>
          </table:table-cell>
          <table:table-cell table:style-name="ce2"/>
          <table:table-cell table:style-name="ce6" office:value-type="string" calcext:value-type="string">
            <text:p>И вновь ―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златом гравий И в просинях</text:p>
          </table:table-cell>
          <table:table-cell table:style-name="ce8" office:value-type="string" calcext:value-type="string">
            <text:p>1912</text:p>
          </table:table-cell>
          <table:table-cell table:style-name="ce2"/>
          <table:table-cell table:style-name="ce2" office:value-type="string" calcext:value-type="string">
            <text:p>Б. К. Лившиц. Аллея лир (1912)</text:p>
          </table:table-cell>
          <table:table-cell table:style-name="ce2" office:value-type="string" calcext:value-type="string">
            <text:p>Б. К. Лившиц</text:p>
          </table:table-cell>
          <table:table-cell table:style-name="ce4"/>
          <table:table-cell table:style-name="ce2" office:value-type="string" calcext:value-type="string">
            <text:p>Аллея лир, «И вновь -- излюбленные латы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лав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осталось. Кратер вулкана раскрылся, изверглась</text:p>
          </table:table-cell>
          <table:table-cell table:style-name="ce1" office:value-type="string" calcext:value-type="string">
            <text:p>кипящая</text:p>
          </table:table-cell>
          <table:table-cell table:style-name="ce4"/>
          <table:table-cell table:style-name="ce2" office:value-type="string" calcext:value-type="string">
            <text:p>лава. Огненный пепел и каменный</text:p>
          </table:table-cell>
          <table:table-cell table:style-name="ce8" office:value-type="string" calcext:value-type="string">
            <text:p>1912</text:p>
          </table:table-cell>
          <table:table-cell table:style-name="ce2"/>
          <table:table-cell table:style-name="ce2" office:value-type="string" calcext:value-type="string">
            <text:p>А. Д. Скалдин. Сказание о гибели города (1912)</text:p>
          </table:table-cell>
          <table:table-cell table:style-name="ce2" office:value-type="string" calcext:value-type="string">
            <text:p>А. Д. Скалдин</text:p>
          </table:table-cell>
          <table:table-cell table:style-name="ce4"/>
          <table:table-cell table:style-name="ce2" office:value-type="string" calcext:value-type="string">
            <text:p>Сказание о гибели города, «К брегу песчаному волн среброкосмое буйное стадо 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ол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Там, где</text:p>
          </table:table-cell>
          <table:table-cell table:style-name="ce1" office:value-type="string" calcext:value-type="string">
            <text:p>кипящих</text:p>
          </table:table-cell>
          <table:table-cell table:style-name="ce4"/>
          <table:table-cell table:style-name="ce2" office:value-type="string" calcext:value-type="string">
            <text:p>волн взметнулася гряда, Она исчезла</text:p>
          </table:table-cell>
          <table:table-cell table:style-name="ce8" office:value-type="string" calcext:value-type="string">
            <text:p>1914</text:p>
          </table:table-cell>
          <table:table-cell table:style-name="ce2"/>
          <table:table-cell table:style-name="ce2" office:value-type="string" calcext:value-type="string">
            <text:p>Эллис (Л. Л. Кобылинский). Сафо (1914)</text:p>
          </table:table-cell>
          <table:table-cell table:style-name="ce3" office:value-type="string" calcext:value-type="string">
            <text:p>Эллис (Л. Л. Кобылинский)</text:p>
          </table:table-cell>
          <table:table-cell table:style-name="ce4"/>
          <table:table-cell table:style-name="ce2" office:value-type="string" calcext:value-type="string">
            <text:p>Сафо, «С очами впалыми, дрожащими грудям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безд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Котлы</text:p>
          </table:table-cell>
          <table:table-cell table:style-name="ce1" office:value-type="string" calcext:value-type="string">
            <text:p>кипящих</text:p>
          </table:table-cell>
          <table:table-cell table:style-name="ce4"/>
          <table:table-cell table:style-name="ce2" office:value-type="string" calcext:value-type="string">
            <text:p>бездн ― крестильное нам лоно, Отчаянье</text:p>
          </table:table-cell>
          <table:table-cell table:style-name="ce8" office:value-type="string" calcext:value-type="string">
            <text:p>1916</text:p>
          </table:table-cell>
          <table:table-cell table:style-name="ce2"/>
          <table:table-cell table:style-name="ce2" office:value-type="string" calcext:value-type="string">
            <text:p>С. Я. Парнок. Акростих (1916)</text:p>
          </table:table-cell>
          <table:table-cell table:style-name="ce3" office:value-type="string" calcext:value-type="string">
            <text:p>С. Я. Парнок</text:p>
          </table:table-cell>
          <table:table-cell table:style-name="ce4"/>
          <table:table-cell table:style-name="ce2" office:value-type="string" calcext:value-type="string">
            <text:p>Акростих, «Котлы кипящих бездн -- крестильное нам лоно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ал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проходят тенью синей По серебру</text:p>
          </table:table-cell>
          <table:table-cell table:style-name="ce1" office:value-type="string" calcext:value-type="string">
            <text:p>кипящему</text:p>
          </table:table-cell>
          <table:table-cell table:style-name="ce4"/>
          <table:table-cell table:style-name="ce2" office:value-type="string" calcext:value-type="string">
            <text:p>валов.</text:p>
          </table:table-cell>
          <table:table-cell table:style-name="ce8" office:value-type="string" calcext:value-type="string">
            <text:p>1916</text:p>
          </table:table-cell>
          <table:table-cell table:style-name="ce2"/>
          <table:table-cell table:style-name="ce2" office:value-type="string" calcext:value-type="string">
            <text:p>В. П. Катаев. «От ветра море зелено. Как иней...» (1916)</text:p>
          </table:table-cell>
          <table:table-cell table:style-name="ce2" office:value-type="string" calcext:value-type="string">
            <text:p>В. П. Катаев</text:p>
          </table:table-cell>
          <table:table-cell table:style-name="ce4"/>
          <table:table-cell table:style-name="ce2" office:value-type="string" calcext:value-type="string">
            <text:p>«От ветра море зелено. Как ине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пе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/>
          <table:table-cell table:style-name="ce6" office:value-type="string" calcext:value-type="string">
            <text:p>многоплодные стада, За вожаком прорезывая</text:p>
          </table:table-cell>
          <table:table-cell table:style-name="ce1" office:value-type="string" calcext:value-type="string">
            <text:p>кипящую</text:p>
          </table:table-cell>
          <table:table-cell table:style-name="ce4"/>
          <table:table-cell table:style-name="ce2" office:value-type="string" calcext:value-type="string">
            <text:p>пену, Что взбил в студеной</text:p>
          </table:table-cell>
          <table:table-cell table:style-name="ce8" office:value-type="string" calcext:value-type="string">
            <text:p>1916</text:p>
          </table:table-cell>
          <table:table-cell table:style-name="ce2"/>
          <table:table-cell table:style-name="ce2" office:value-type="string" calcext:value-type="string">
            <text:p>М. А. Зенкевич. Сибирь (1916)</text:p>
          </table:table-cell>
          <table:table-cell table:style-name="ce2" office:value-type="string" calcext:value-type="string">
            <text:p>М. А. Зенкевич</text:p>
          </table:table-cell>
          <table:table-cell table:style-name="ce4"/>
          <table:table-cell table:style-name="ce2" office:value-type="string" calcext:value-type="string">
            <text:p>Сибирь, «Железносонный, обвитый…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молоко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слепящий, На морском Побережье вал,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Молоком.</text:p>
          </table:table-cell>
          <table:table-cell table:style-name="ce8" office:value-type="string" calcext:value-type="string">
            <text:p>1916</text:p>
          </table:table-cell>
          <table:table-cell table:style-name="ce2"/>
          <table:table-cell table:style-name="ce2" office:value-type="string" calcext:value-type="string">
            <text:p>И. А. Бунин. «Ночь и алые зарницы...» (1916)</text:p>
          </table:table-cell>
          <table:table-cell table:style-name="ce2" office:value-type="string" calcext:value-type="string">
            <text:p>И. А. Бунин</text:p>
          </table:table-cell>
          <table:table-cell table:style-name="ce4"/>
          <table:table-cell table:style-name="ce2" office:value-type="string" calcext:value-type="string">
            <text:p>«Ночь и алые зарницы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рыб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он таганы И котлы с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рыбой, Выскочил из юрты светлой</text:p>
          </table:table-cell>
          <table:table-cell table:style-name="ce8" office:value-type="string" calcext:value-type="string">
            <text:p>1916</text:p>
          </table:table-cell>
          <table:table-cell table:style-name="ce2"/>
          <table:table-cell table:style-name="ce2" office:value-type="string" calcext:value-type="string">
            <text:p>К. Ф. Жаков. Биармия (1916)</text:p>
          </table:table-cell>
          <table:table-cell table:style-name="ce2" office:value-type="string" calcext:value-type="string">
            <text:p>К. Ф. Жаков</text:p>
          </table:table-cell>
          <table:table-cell table:style-name="ce4"/>
          <table:table-cell table:style-name="ce2" office:value-type="string" calcext:value-type="string">
            <text:p>Биармия, «Где ты, где ты, пурпур песен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радость</text:p>
          </table:table-cell>
          <table:table-cell table:style-name="ce2" office:value-type="string" calcext:value-type="string">
            <text:p>об эмоции</text:p>
          </table:table-cell>
          <table:table-cell table:style-name="ce2"/>
          <table:table-cell table:style-name="ce6" office:value-type="string" calcext:value-type="string">
            <text:p>плакать надо всем Слезами радости</text:p>
          </table:table-cell>
          <table:table-cell table:style-name="ce1" office:value-type="string" calcext:value-type="string">
            <text:p>кипящей</text:p>
          </table:table-cell>
          <table:table-cell table:style-name="ce2" office:value-type="string" calcext:value-type="string">
            <text:p>.</text:p>
          </table:table-cell>
          <table:table-cell table:style-name="ce4"/>
          <table:table-cell table:style-name="ce8" office:value-type="string" calcext:value-type="string">
            <text:p>1916</text:p>
          </table:table-cell>
          <table:table-cell table:style-name="ce2"/>
          <table:table-cell table:style-name="ce2" office:value-type="string" calcext:value-type="string">
            <text:p>Н. С. Гумилев. Счастие (1916)</text:p>
          </table:table-cell>
          <table:table-cell table:style-name="ce3" office:value-type="string" calcext:value-type="string">
            <text:p>Н. С. Гумилев</text:p>
          </table:table-cell>
          <table:table-cell table:style-name="ce4"/>
          <table:table-cell table:style-name="ce2" office:value-type="string" calcext:value-type="string">
            <text:p>Счастие, «Больные верят в розы майские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море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страницу в грозе мировой! Проснулось</text:p>
          </table:table-cell>
          <table:table-cell table:style-name="ce1" office:value-type="string" calcext:value-type="string">
            <text:p>кипящее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грозное море… Зови нас, свобода</text:p>
          </table:table-cell>
          <table:table-cell table:style-name="ce8" office:value-type="string" calcext:value-type="string">
            <text:p>1917</text:p>
          </table:table-cell>
          <table:table-cell table:style-name="ce2"/>
          <table:table-cell table:style-name="ce2" office:value-type="string" calcext:value-type="string">
            <text:p>А. Н. Поморский. Крестьянские мотивы (1917)</text:p>
          </table:table-cell>
          <table:table-cell table:style-name="ce2" office:value-type="string" calcext:value-type="string">
            <text:p>А. Н. Поморский</text:p>
          </table:table-cell>
          <table:table-cell table:style-name="ce4"/>
          <table:table-cell table:style-name="ce2" office:value-type="string" calcext:value-type="string">
            <text:p>Крестьянские мотивы, «Мы долго страдали. Нас цепи томил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одопад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для меня, Звонкий, словно водопад</text:p>
          </table:table-cell>
          <table:table-cell table:style-name="ce1" office:value-type="string" calcext:value-type="string">
            <text:p>кипящий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Словно гул растущего огня:</text:p>
          </table:table-cell>
          <table:table-cell table:style-name="ce8" office:value-type="string" calcext:value-type="string">
            <text:p>1917</text:p>
          </table:table-cell>
          <table:table-cell table:style-name="ce2"/>
          <table:table-cell table:style-name="ce2" office:value-type="string" calcext:value-type="string">
            <text:p>Н. С. Гумилев. «Отвечай мне, картонажный мастер...» (1917)</text:p>
          </table:table-cell>
          <table:table-cell table:style-name="ce2" office:value-type="string" calcext:value-type="string">
            <text:p>Н. С. Гумилев</text:p>
          </table:table-cell>
          <table:table-cell table:style-name="ce4"/>
          <table:table-cell table:style-name="ce2" office:value-type="string" calcext:value-type="string">
            <text:p>«Отвечай мне, картонажный мастер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огонь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Когда швыряет огонь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И плавит камни огромный день</text:p>
          </table:table-cell>
          <table:table-cell table:style-name="ce8" office:value-type="string" calcext:value-type="string">
            <text:p>1917</text:p>
          </table:table-cell>
          <table:table-cell table:style-name="ce2"/>
          <table:table-cell table:style-name="ce2" office:value-type="string" calcext:value-type="string">
            <text:p>И. Л. Сельвинский. Цветные стекла (1917)</text:p>
          </table:table-cell>
          <table:table-cell table:style-name="ce2" office:value-type="string" calcext:value-type="string">
            <text:p>И. Л. Сельвинский</text:p>
          </table:table-cell>
          <table:table-cell table:style-name="ce4"/>
          <table:table-cell table:style-name="ce2" office:value-type="string" calcext:value-type="string">
            <text:p>Цветные стекла, «Люблю я в окнах цветные стекла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вод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В</text:p>
          </table:table-cell>
          <table:table-cell table:style-name="ce1" office:value-type="string" calcext:value-type="string">
            <text:p>кипящие</text:p>
          </table:table-cell>
          <table:table-cell table:style-name="ce4"/>
          <table:table-cell table:style-name="ce2" office:value-type="string" calcext:value-type="string">
            <text:p>ночные воды Опущен грузный лес</text:p>
          </table:table-cell>
          <table:table-cell table:style-name="ce8" office:value-type="string" calcext:value-type="string">
            <text:p>1918</text:p>
          </table:table-cell>
          <table:table-cell table:style-name="ce2"/>
          <table:table-cell table:style-name="ce2" office:value-type="string" calcext:value-type="string">
            <text:p>О. Э. Мандельштам. Сумерки свободы (1918)</text:p>
          </table:table-cell>
          <table:table-cell table:style-name="ce2" office:value-type="string" calcext:value-type="string">
            <text:p>О. Э. Мандельштам</text:p>
          </table:table-cell>
          <table:table-cell table:style-name="ce4"/>
          <table:table-cell table:style-name="ce2" office:value-type="string" calcext:value-type="string">
            <text:p>Сумерки свободы, «Прославим, братья, сумерки свободы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столица</text:p>
          </table:table-cell>
          <table:table-cell table:style-name="ce2" office:value-type="string" calcext:value-type="string">
            <text:p>деятельн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В липкой тине столицы</text:p>
          </table:table-cell>
          <table:table-cell table:style-name="ce1" office:value-type="string" calcext:value-type="string">
            <text:p>кипящей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Где Венера раскинула сети,</text:p>
          </table:table-cell>
          <table:table-cell table:style-name="ce8" office:value-type="string" calcext:value-type="string">
            <text:p>1919</text:p>
          </table:table-cell>
          <table:table-cell table:style-name="ce2"/>
          <table:table-cell table:style-name="ce2" office:value-type="string" calcext:value-type="string">
            <text:p>А. П. Крайский. Фиалки (1919)</text:p>
          </table:table-cell>
          <table:table-cell table:style-name="ce2" office:value-type="string" calcext:value-type="string">
            <text:p>А. П. Крайский</text:p>
          </table:table-cell>
          <table:table-cell table:style-name="ce4"/>
          <table:table-cell table:style-name="ce2" office:value-type="string" calcext:value-type="string">
            <text:p>Фиалки, «Фиалки продаются на улице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жизнь</text:p>
          </table:table-cell>
          <table:table-cell table:style-name="ce2" office:value-type="string" calcext:value-type="string">
            <text:p>деятельность</text:p>
          </table:table-cell>
          <table:table-cell table:style-name="ce2"/>
          <table:table-cell table:style-name="ce6" office:value-type="string" calcext:value-type="string">
            <text:p>труп окаменелый, Его не шевельнет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жизни клич!</text:p>
          </table:table-cell>
          <table:table-cell table:style-name="ce8" office:value-type="string" calcext:value-type="string">
            <text:p>1919</text:p>
          </table:table-cell>
          <table:table-cell table:style-name="ce2"/>
          <table:table-cell table:style-name="ce2" office:value-type="string" calcext:value-type="string">
            <text:p>А. П. Крайский. Бессмертие (1919)</text:p>
          </table:table-cell>
          <table:table-cell table:style-name="ce3" office:value-type="string" calcext:value-type="string">
            <text:p>А. П. Крайский</text:p>
          </table:table-cell>
          <table:table-cell table:style-name="ce4"/>
          <table:table-cell table:style-name="ce2" office:value-type="string" calcext:value-type="string">
            <text:p>Бессмертие, «Кто скажет: «Я достиг», тот -- труп окаменелы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смол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всю хлябь и водь, Смолой</text:p>
          </table:table-cell>
          <table:table-cell table:style-name="ce1" office:value-type="string" calcext:value-type="string">
            <text:p>кипящею</text:p>
          </table:table-cell>
          <table:table-cell table:style-name="ce4"/>
          <table:table-cell table:style-name="ce2" office:value-type="string" calcext:value-type="string">
            <text:p>восток Пролей на нашу плоть</text:p>
          </table:table-cell>
          <table:table-cell table:style-name="ce8" office:value-type="string" calcext:value-type="string">
            <text:p>1919</text:p>
          </table:table-cell>
          <table:table-cell table:style-name="ce2"/>
          <table:table-cell table:style-name="ce2" office:value-type="string" calcext:value-type="string">
            <text:p>С. А. Есенин. «О Боже, Боже, эта глубь...» (1919)</text:p>
          </table:table-cell>
          <table:table-cell table:style-name="ce2" office:value-type="string" calcext:value-type="string">
            <text:p>С. А. Есенин</text:p>
          </table:table-cell>
          <table:table-cell table:style-name="ce4"/>
          <table:table-cell table:style-name="ce2" office:value-type="string" calcext:value-type="string">
            <text:p>«О Боже, Боже, эта глубь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сталь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каждый в пламя горна брошен,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сталью опален, Кандальным звоном обострожен</text:p>
          </table:table-cell>
          <table:table-cell table:style-name="ce8" office:value-type="string" calcext:value-type="string">
            <text:p>1919</text:p>
          </table:table-cell>
          <table:table-cell table:style-name="ce2"/>
          <table:table-cell table:style-name="ce2" office:value-type="string" calcext:value-type="string">
            <text:p>М. П. Герасимов. В купели чугуна (1919)</text:p>
          </table:table-cell>
          <table:table-cell table:style-name="ce3" office:value-type="string" calcext:value-type="string">
            <text:p>М. П. Герасимов</text:p>
          </table:table-cell>
          <table:table-cell table:style-name="ce4"/>
          <table:table-cell table:style-name="ce2" office:value-type="string" calcext:value-type="string">
            <text:p>В купели чугуна, «От хат соломенных селени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Гольфштром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И не ровен. Мы ― в</text:p>
          </table:table-cell>
          <table:table-cell table:style-name="ce1" office:value-type="string" calcext:value-type="string">
            <text:p>кипящем</text:p>
          </table:table-cell>
          <table:table-cell table:style-name="ce4"/>
          <table:table-cell table:style-name="ce2" office:value-type="string" calcext:value-type="string">
            <text:p>Гольфштроме крови. То и дело</text:p>
          </table:table-cell>
          <table:table-cell table:style-name="ce8" office:value-type="string" calcext:value-type="string">
            <text:p>1920</text:p>
          </table:table-cell>
          <table:table-cell table:style-name="ce2"/>
          <table:table-cell table:style-name="ce2" office:value-type="string" calcext:value-type="string">
            <text:p>А. Я. Дорогойченко. Герострат (1920)</text:p>
          </table:table-cell>
          <table:table-cell table:style-name="ce2" office:value-type="string" calcext:value-type="string">
            <text:p>А. Я. Дорогойченко</text:p>
          </table:table-cell>
          <table:table-cell table:style-name="ce4"/>
          <table:table-cell table:style-name="ce2" office:value-type="string" calcext:value-type="string">
            <text:p>Герострат, «Если дух твой в огненный колос созрел…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электронный ресурс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запруд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Дробясь несчетностью звезд, Любовь ― в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запруде И над нею ― к</text:p>
          </table:table-cell>
          <table:table-cell table:style-name="ce8" office:value-type="string" calcext:value-type="string">
            <text:p>1920</text:p>
          </table:table-cell>
          <table:table-cell table:style-name="ce2"/>
          <table:table-cell table:style-name="ce2" office:value-type="string" calcext:value-type="string">
            <text:p>С. А. Родов. Инна (1920)</text:p>
          </table:table-cell>
          <table:table-cell table:style-name="ce3" office:value-type="string" calcext:value-type="string">
            <text:p>С. А. Родов</text:p>
          </table:table-cell>
          <table:table-cell table:style-name="ce4"/>
          <table:table-cell table:style-name="ce2" office:value-type="string" calcext:value-type="string">
            <text:p>Инна, «Я -- искра пламени на тем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лав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Не застывающей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лавой Испеплены Конфуций, Шариат, Евангелье</text:p>
          </table:table-cell>
          <table:table-cell table:style-name="ce8" office:value-type="string" calcext:value-type="string">
            <text:p>1920</text:p>
          </table:table-cell>
          <table:table-cell table:style-name="ce2"/>
          <table:table-cell table:style-name="ce2" office:value-type="string" calcext:value-type="string">
            <text:p>В. И. Нарбут. Облава (1920)</text:p>
          </table:table-cell>
          <table:table-cell table:style-name="ce2" office:value-type="string" calcext:value-type="string">
            <text:p>В. И. Нарбут</text:p>
          </table:table-cell>
          <table:table-cell table:style-name="ce4"/>
          <table:table-cell table:style-name="ce2" office:value-type="string" calcext:value-type="string">
            <text:p>Облава, «Знамена пышные зари кроваво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котел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Ты под котел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этот ― Сам подложил углей!</text:p>
          </table:table-cell>
          <table:table-cell table:style-name="ce8" office:value-type="string" calcext:value-type="string">
            <text:p>1920</text:p>
          </table:table-cell>
          <table:table-cell table:style-name="ce2"/>
          <table:table-cell table:style-name="ce2" office:value-type="string" calcext:value-type="string">
            <text:p>М. И. Цветаева. Петру (1920)</text:p>
          </table:table-cell>
          <table:table-cell table:style-name="ce2" office:value-type="string" calcext:value-type="string">
            <text:p>М. И. Цветаева</text:p>
          </table:table-cell>
          <table:table-cell table:style-name="ce4"/>
          <table:table-cell table:style-name="ce2" office:value-type="string" calcext:value-type="string">
            <text:p>Петру, «Вся жизнь твоя -- в едином крике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кивер</text:p>
          </table:table-cell>
          <table:table-cell table:style-name="ce2" office:value-type="string" calcext:value-type="string">
            <text:p>блеск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Взбесившуюся лошадь направляет, ― И средь</text:p>
          </table:table-cell>
          <table:table-cell table:style-name="ce1" office:value-type="string" calcext:value-type="string">
            <text:p>кипящих</text:p>
          </table:table-cell>
          <table:table-cell table:style-name="ce4"/>
          <table:table-cell table:style-name="ce2" office:value-type="string" calcext:value-type="string">
            <text:p>киверов и шляп Немецкий выговор</text:p>
          </table:table-cell>
          <table:table-cell table:style-name="ce8" office:value-type="string" calcext:value-type="string">
            <text:p>1921</text:p>
          </table:table-cell>
          <table:table-cell table:style-name="ce2"/>
          <table:table-cell table:style-name="ce2" office:value-type="string" calcext:value-type="string">
            <text:p>Э. Г. Багрицкий. Чертовы куклы (1921)</text:p>
          </table:table-cell>
          <table:table-cell table:style-name="ce2" office:value-type="string" calcext:value-type="string">
            <text:p>Э. Г. Багрицкий</text:p>
          </table:table-cell>
          <table:table-cell table:style-name="ce4"/>
          <table:table-cell table:style-name="ce2" office:value-type="string" calcext:value-type="string">
            <text:p>Чертовы куклы, «От крутоседлой конницы татарско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енец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Может быть, Песков египетских венец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Венчает голову с космою черной</text:p>
          </table:table-cell>
          <table:table-cell table:style-name="ce8" office:value-type="string" calcext:value-type="string">
            <text:p>1921</text:p>
          </table:table-cell>
          <table:table-cell table:style-name="ce2"/>
          <table:table-cell table:style-name="ce2" office:value-type="string" calcext:value-type="string">
            <text:p>Э. Г. Багрицкий. Чертовы куклы (1921)</text:p>
          </table:table-cell>
          <table:table-cell table:style-name="ce2" office:value-type="string" calcext:value-type="string">
            <text:p>Э. Г. Багрицкий</text:p>
          </table:table-cell>
          <table:table-cell table:style-name="ce4"/>
          <table:table-cell table:style-name="ce2" office:value-type="string" calcext:value-type="string">
            <text:p>Чертовы куклы, «От крутоседлой конницы татарско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дом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что может случиться: Из домны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прострется рука великана, Над шахтами</text:p>
          </table:table-cell>
          <table:table-cell table:style-name="ce8" office:value-type="string" calcext:value-type="string">
            <text:p>1921</text:p>
          </table:table-cell>
          <table:table-cell table:style-name="ce2"/>
          <table:table-cell table:style-name="ce2" office:value-type="string" calcext:value-type="string">
            <text:p>В. И. Нарбут. Шахтеры (1921)</text:p>
          </table:table-cell>
          <table:table-cell table:style-name="ce2" office:value-type="string" calcext:value-type="string">
            <text:p>В. И. Нарбут</text:p>
          </table:table-cell>
          <table:table-cell table:style-name="ce4"/>
          <table:table-cell table:style-name="ce2" office:value-type="string" calcext:value-type="string">
            <text:p>Шахтеры, «Все говорим мы о них, а никто не подумал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пиво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кругом Ковши, серебряные чаши С</text:p>
          </table:table-cell>
          <table:table-cell table:style-name="ce1" office:value-type="string" calcext:value-type="string">
            <text:p>кипящим</text:p>
          </table:table-cell>
          <table:table-cell table:style-name="ce4"/>
          <table:table-cell table:style-name="ce2" office:value-type="string" calcext:value-type="string">
            <text:p>пивом и вином.</text:p>
          </table:table-cell>
          <table:table-cell table:style-name="ce8" office:value-type="string" calcext:value-type="string">
            <text:p>1921</text:p>
          </table:table-cell>
          <table:table-cell table:style-name="ce2"/>
          <table:table-cell table:style-name="ce2" office:value-type="string" calcext:value-type="string">
            <text:p>В. Н. Иванов. Посвящение [Поэма еды, 1] (1921)</text:p>
          </table:table-cell>
          <table:table-cell table:style-name="ce3" office:value-type="string" calcext:value-type="string">
            <text:p>В. Н. Иванов</text:p>
          </table:table-cell>
          <table:table-cell table:style-name="ce4"/>
          <table:table-cell table:style-name="ce2" office:value-type="string" calcext:value-type="string">
            <text:p>Посвящение, «Веревкой крепкой к мачте повит…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существо</text:p>
          </table:table-cell>
          <table:table-cell table:style-name="ce2" office:value-type="string" calcext:value-type="string">
            <text:p>о человеке</text:p>
          </table:table-cell>
          <table:table-cell table:style-name="ce2"/>
          <table:table-cell table:style-name="ce6" office:value-type="string" calcext:value-type="string">
            <text:p>тьмой: Я вижу огненное море</text:p>
          </table:table-cell>
          <table:table-cell table:style-name="ce1" office:value-type="string" calcext:value-type="string">
            <text:p>Кипящих</text:p>
          </table:table-cell>
          <table:table-cell table:style-name="ce4"/>
          <table:table-cell table:style-name="ce2" office:value-type="string" calcext:value-type="string">
            <text:p>веществом существ; Сижу в дыму</text:p>
          </table:table-cell>
          <table:table-cell table:style-name="ce8" office:value-type="string" calcext:value-type="string">
            <text:p>1921</text:p>
          </table:table-cell>
          <table:table-cell table:style-name="ce2"/>
          <table:table-cell table:style-name="ce2" office:value-type="string" calcext:value-type="string">
            <text:p>Андрей Белый. Первое свидание (1921)</text:p>
          </table:table-cell>
          <table:table-cell table:style-name="ce3" office:value-type="string" calcext:value-type="string">
            <text:p>Андрей Белый</text:p>
          </table:table-cell>
          <table:table-cell table:style-name="ce4"/>
          <table:table-cell table:style-name="ce2" office:value-type="string" calcext:value-type="string">
            <text:p>Первое свидание, «Киркою рудокопный гном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пе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/>
          <table:table-cell table:style-name="ce6" office:value-type="string" calcext:value-type="string">
            <text:p>закружились Спицы ворота, как из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Пены медленная выползала Цепь, наматываясь</text:p>
          </table:table-cell>
          <table:table-cell table:style-name="ce8" office:value-type="string" calcext:value-type="string">
            <text:p>1922</text:p>
          </table:table-cell>
          <table:table-cell table:style-name="ce2"/>
          <table:table-cell table:style-name="ce2" office:value-type="string" calcext:value-type="string">
            <text:p>Э. Г. Багрицкий. Сказание о море, матросах и Летучем Голландце (1922)</text:p>
          </table:table-cell>
          <table:table-cell table:style-name="ce2" office:value-type="string" calcext:value-type="string">
            <text:p>Э. Г. Багрицкий</text:p>
          </table:table-cell>
          <table:table-cell table:style-name="ce4"/>
          <table:table-cell table:style-name="ce2" office:value-type="string" calcext:value-type="string">
            <text:p>Сказание о море, матросах и Летучем Голландце, «Замедлено движение земл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пиво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Трактирщица с улыбкой мне выносит</text:p>
          </table:table-cell>
          <table:table-cell table:style-name="ce1" office:value-type="string" calcext:value-type="string">
            <text:p>Кипящее</text:p>
          </table:table-cell>
          <table:table-cell table:style-name="ce4"/>
          <table:table-cell table:style-name="ce2" office:value-type="string" calcext:value-type="string">
            <text:p>и золотое пиво С горячею</text:p>
          </table:table-cell>
          <table:table-cell table:style-name="ce8" office:value-type="string" calcext:value-type="string">
            <text:p>1922</text:p>
          </table:table-cell>
          <table:table-cell table:style-name="ce2"/>
          <table:table-cell table:style-name="ce2" office:value-type="string" calcext:value-type="string">
            <text:p>Э. Г. Багрицкий. Тиль Уленшпигель (1922)</text:p>
          </table:table-cell>
          <table:table-cell table:style-name="ce2" office:value-type="string" calcext:value-type="string">
            <text:p>Э. Г. Багрицкий</text:p>
          </table:table-cell>
          <table:table-cell table:style-name="ce4"/>
          <table:table-cell table:style-name="ce2" office:value-type="string" calcext:value-type="string">
            <text:p>Тиль Уленшпигель, «Отец мой умер на костре, а мать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сердце</text:p>
          </table:table-cell>
          <table:table-cell table:style-name="ce2" office:value-type="string" calcext:value-type="string">
            <text:p>о человеке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Мы, трудящие народы, В нас</text:p>
          </table:table-cell>
          <table:table-cell table:style-name="ce1" office:value-type="string" calcext:value-type="string">
            <text:p>кипящие</text:p>
          </table:table-cell>
          <table:table-cell table:style-name="ce4"/>
          <table:table-cell table:style-name="ce2" office:value-type="string" calcext:value-type="string">
            <text:p>сердца, Дышим праздником свободы, Как</text:p>
          </table:table-cell>
          <table:table-cell table:style-name="ce8" office:value-type="string" calcext:value-type="string">
            <text:p>1922</text:p>
          </table:table-cell>
          <table:table-cell table:style-name="ce2"/>
          <table:table-cell table:style-name="ce2" office:value-type="string" calcext:value-type="string">
            <text:p>К. К. Олимпов. Третье рождество (1922)</text:p>
          </table:table-cell>
          <table:table-cell table:style-name="ce2" office:value-type="string" calcext:value-type="string">
            <text:p>К. К. Олимпов</text:p>
          </table:table-cell>
          <table:table-cell table:style-name="ce4"/>
          <table:table-cell table:style-name="ce2" office:value-type="string" calcext:value-type="string">
            <text:p>Третье рождество, «Здравствуй улица! Из Космоса приехал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пе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/>
          <table:table-cell table:style-name="ce6" office:value-type="string" calcext:value-type="string">
            <text:p>Обегая каменные груды, пеною</text:p>
          </table:table-cell>
          <table:table-cell table:style-name="ce1" office:value-type="string" calcext:value-type="string">
            <text:p>кипящею</text:p>
          </table:table-cell>
          <table:table-cell table:style-name="ce4"/>
          <table:table-cell table:style-name="ce2" office:value-type="string" calcext:value-type="string">
            <text:p>шумлив, он несет в бетонные</text:p>
          </table:table-cell>
          <table:table-cell table:style-name="ce8" office:value-type="string" calcext:value-type="string">
            <text:p>1923</text:p>
          </table:table-cell>
          <table:table-cell table:style-name="ce2"/>
          <table:table-cell table:style-name="ce2" office:value-type="string" calcext:value-type="string">
            <text:p>Н. Н. Ушаков. Голубой уголь (1923)</text:p>
          </table:table-cell>
          <table:table-cell table:style-name="ce2" office:value-type="string" calcext:value-type="string">
            <text:p>Н. Н. Ушаков</text:p>
          </table:table-cell>
          <table:table-cell table:style-name="ce4"/>
          <table:table-cell table:style-name="ce2" office:value-type="string" calcext:value-type="string">
            <text:p>Голубой уголь, «Только вечер подплывает ближе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ол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кто на рассвете пил / волны</text:p>
          </table:table-cell>
          <table:table-cell table:style-name="ce1" office:value-type="string" calcext:value-type="string">
            <text:p>кипящей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йод и соль.</text:p>
          </table:table-cell>
          <table:table-cell table:style-name="ce8" office:value-type="string" calcext:value-type="string">
            <text:p>1924</text:p>
          </table:table-cell>
          <table:table-cell table:style-name="ce2"/>
          <table:table-cell table:style-name="ce2" office:value-type="string" calcext:value-type="string">
            <text:p>Н. Н. Асеев. «Звук забылся, / боли было мало...» [Электриада, 5] (1924)</text:p>
          </table:table-cell>
          <table:table-cell table:style-name="ce3" office:value-type="string" calcext:value-type="string">
            <text:p>Н. Н. Асеев</text:p>
          </table:table-cell>
          <table:table-cell table:style-name="ce4"/>
          <table:table-cell table:style-name="ce2" office:value-type="string" calcext:value-type="string">
            <text:p>«Звук забылся, / боли было мало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котел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на запад обращает, Над толпами,</text:p>
          </table:table-cell>
          <table:table-cell table:style-name="ce1" office:value-type="string" calcext:value-type="string">
            <text:p>кипящими</text:p>
          </table:table-cell>
          <table:table-cell table:style-name="ce4"/>
          <table:table-cell table:style-name="ce2" office:value-type="string" calcext:value-type="string">
            <text:p>котлом, И голову свою приподымает</text:p>
          </table:table-cell>
          <table:table-cell table:style-name="ce8" office:value-type="string" calcext:value-type="string">
            <text:p>1924</text:p>
          </table:table-cell>
          <table:table-cell table:style-name="ce2"/>
          <table:table-cell table:style-name="ce2" office:value-type="string" calcext:value-type="string">
            <text:p>Э. Г. Багрицкий. СССР (1924)</text:p>
          </table:table-cell>
          <table:table-cell table:style-name="ce2" office:value-type="string" calcext:value-type="string">
            <text:p>Э. Г. Багрицкий</text:p>
          </table:table-cell>
          <table:table-cell table:style-name="ce4"/>
          <table:table-cell table:style-name="ce2" office:value-type="string" calcext:value-type="string">
            <text:p>СССР, «Она в лесах, дорогах и туманах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котел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Но юность встает из</text:p>
          </table:table-cell>
          <table:table-cell table:style-name="ce1" office:value-type="string" calcext:value-type="string">
            <text:p>кипящих</text:p>
          </table:table-cell>
          <table:table-cell table:style-name="ce4"/>
          <table:table-cell table:style-name="ce2" office:value-type="string" calcext:value-type="string">
            <text:p>котлов ― Она без изъяна и</text:p>
          </table:table-cell>
          <table:table-cell table:style-name="ce8" office:value-type="string" calcext:value-type="string">
            <text:p>1925</text:p>
          </table:table-cell>
          <table:table-cell table:style-name="ce2"/>
          <table:table-cell table:style-name="ce2" office:value-type="string" calcext:value-type="string">
            <text:p>Е. Г. Полонская. «Война варила людей в котле...» [Четыре отрывка из поэмы «Кавказский пленник», 1] (1925)</text:p>
          </table:table-cell>
          <table:table-cell table:style-name="ce2" office:value-type="string" calcext:value-type="string">
            <text:p>Е. Г. Полонская</text:p>
          </table:table-cell>
          <table:table-cell table:style-name="ce4"/>
          <table:table-cell table:style-name="ce2" office:value-type="string" calcext:value-type="string">
            <text:p>«Война варила людей в котле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смол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ветер невских хладных вод. Борты</text:p>
          </table:table-cell>
          <table:table-cell table:style-name="ce1" office:value-type="string" calcext:value-type="string">
            <text:p>кипящую</text:p>
          </table:table-cell>
          <table:table-cell table:style-name="ce4"/>
          <table:table-cell table:style-name="ce2" office:value-type="string" calcext:value-type="string">
            <text:p>смолу вдыхают. Мечта всей жизни</text:p>
          </table:table-cell>
          <table:table-cell table:style-name="ce8" office:value-type="string" calcext:value-type="string">
            <text:p>1925</text:p>
          </table:table-cell>
          <table:table-cell table:style-name="ce2"/>
          <table:table-cell table:style-name="ce2" office:value-type="string" calcext:value-type="string">
            <text:p>А. П. Ладинский. «Ликует ветер невских хладных вод...» (1925)</text:p>
          </table:table-cell>
          <table:table-cell table:style-name="ce2" office:value-type="string" calcext:value-type="string">
            <text:p>А. П. Ладинский</text:p>
          </table:table-cell>
          <table:table-cell table:style-name="ce4"/>
          <table:table-cell table:style-name="ce2" office:value-type="string" calcext:value-type="string">
            <text:p>«Ликует ветер невских хладных вод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бак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4"/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бак ― И у этой Лестницы</text:p>
          </table:table-cell>
          <table:table-cell table:style-name="ce8" office:value-type="string" calcext:value-type="string">
            <text:p>1926</text:p>
          </table:table-cell>
          <table:table-cell table:style-name="ce2"/>
          <table:table-cell table:style-name="ce2" office:value-type="string" calcext:value-type="string">
            <text:p>М. И. Цветаева. Поэма лестницы (1926)</text:p>
          </table:table-cell>
          <table:table-cell table:style-name="ce2" office:value-type="string" calcext:value-type="string">
            <text:p>М. И. Цветаева</text:p>
          </table:table-cell>
          <table:table-cell table:style-name="ce4"/>
          <table:table-cell table:style-name="ce2" office:value-type="string" calcext:value-type="string">
            <text:p>Поэма лестницы, «Короткая ласка…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вино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все овцы тучны, На площадях</text:p>
          </table:table-cell>
          <table:table-cell table:style-name="ce1" office:value-type="string" calcext:value-type="string">
            <text:p>кипящее</text:p>
          </table:table-cell>
          <table:table-cell table:style-name="ce4"/>
          <table:table-cell table:style-name="ce2" office:value-type="string" calcext:value-type="string">
            <text:p>вино И голос лиры ― неразлучны</text:p>
          </table:table-cell>
          <table:table-cell table:style-name="ce8" office:value-type="string" calcext:value-type="string">
            <text:p>1926</text:p>
          </table:table-cell>
          <table:table-cell table:style-name="ce2"/>
          <table:table-cell table:style-name="ce2" office:value-type="string" calcext:value-type="string">
            <text:p>Б. К. Лившиц. «Покуда там готовятся для нас...» (1926)</text:p>
          </table:table-cell>
          <table:table-cell table:style-name="ce2" office:value-type="string" calcext:value-type="string">
            <text:p>Б. К. Лившиц</text:p>
          </table:table-cell>
          <table:table-cell table:style-name="ce4"/>
          <table:table-cell table:style-name="ce2" office:value-type="string" calcext:value-type="string">
            <text:p>«Покуда там готовятся для нас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ТОПОНИМ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камень Толщь зеленых хрусталей, О,</text:p>
          </table:table-cell>
          <table:table-cell table:style-name="ce1" office:value-type="string" calcext:value-type="string">
            <text:p>кипящая</text:p>
          </table:table-cell>
          <table:table-cell table:style-name="ce4"/>
          <table:table-cell table:style-name="ce2" office:value-type="string" calcext:value-type="string">
            <text:p>Арагва, ― Образ юности моей!</text:p>
          </table:table-cell>
          <table:table-cell table:style-name="ce8" office:value-type="string" calcext:value-type="string">
            <text:p>1927</text:p>
          </table:table-cell>
          <table:table-cell table:style-name="ce2"/>
          <table:table-cell table:style-name="ce2" office:value-type="string" calcext:value-type="string">
            <text:p>Вс. А. Рождественский. Арагва (1927)</text:p>
          </table:table-cell>
          <table:table-cell table:style-name="ce2" office:value-type="string" calcext:value-type="string">
            <text:p>Вс. А. Рождественский</text:p>
          </table:table-cell>
          <table:table-cell table:style-name="ce4"/>
          <table:table-cell table:style-name="ce2" office:value-type="string" calcext:value-type="string">
            <text:p>Арагва, «Целый день в лесистой щел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водь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/>
          <table:table-cell table:style-name="ce6" office:value-type="string" calcext:value-type="string">
            <text:p>взрывать, ― и шли / корабли / под</text:p>
          </table:table-cell>
          <table:table-cell table:style-name="ce1" office:value-type="string" calcext:value-type="string">
            <text:p>кипящую</text:p>
          </table:table-cell>
          <table:table-cell table:style-name="ce4"/>
          <table:table-cell table:style-name="ce2" office:value-type="string" calcext:value-type="string">
            <text:p>водь, и жрали / матросов / рыбы</text:p>
          </table:table-cell>
          <table:table-cell table:style-name="ce8" office:value-type="string" calcext:value-type="string">
            <text:p>1927</text:p>
          </table:table-cell>
          <table:table-cell table:style-name="ce2"/>
          <table:table-cell table:style-name="ce2" office:value-type="string" calcext:value-type="string">
            <text:p>В. В. Маяковский. Гевлок Вильсон (1927)</text:p>
          </table:table-cell>
          <table:table-cell table:style-name="ce2" office:value-type="string" calcext:value-type="string">
            <text:p>В. В. Маяковский</text:p>
          </table:table-cell>
          <table:table-cell table:style-name="ce4"/>
          <table:table-cell table:style-name="ce2" office:value-type="string" calcext:value-type="string">
            <text:p>Гевлок Вильсон, «Товарищ, / вдаль / за моря запуст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сердце</text:p>
          </table:table-cell>
          <table:table-cell table:style-name="ce2" office:value-type="string" calcext:value-type="string">
            <text:p>о человеке</text:p>
          </table:table-cell>
          <table:table-cell table:style-name="ce2"/>
          <table:table-cell table:style-name="ce6" office:value-type="string" calcext:value-type="string">
            <text:p>отныне Сталью светлого клинка, Донеси</text:p>
          </table:table-cell>
          <table:table-cell table:style-name="ce1" office:value-type="string" calcext:value-type="string">
            <text:p>кипящим</text:p>
          </table:table-cell>
          <table:table-cell table:style-name="ce4"/>
          <table:table-cell table:style-name="ce2" office:value-type="string" calcext:value-type="string">
            <text:p>сердце, Неуемное пока, До каспийского</text:p>
          </table:table-cell>
          <table:table-cell table:style-name="ce8" office:value-type="string" calcext:value-type="string">
            <text:p>1927</text:p>
          </table:table-cell>
          <table:table-cell table:style-name="ce2"/>
          <table:table-cell table:style-name="ce2" office:value-type="string" calcext:value-type="string">
            <text:p>Вс. А. Рождественский. Арагва (1927)</text:p>
          </table:table-cell>
          <table:table-cell table:style-name="ce2" office:value-type="string" calcext:value-type="string">
            <text:p>Вс. А. Рождественский</text:p>
          </table:table-cell>
          <table:table-cell table:style-name="ce4"/>
          <table:table-cell table:style-name="ce2" office:value-type="string" calcext:value-type="string">
            <text:p>Арагва, «Целый день в лесистой щел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ад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Выносили нас кони глазастые Из</text:p>
          </table:table-cell>
          <table:table-cell table:style-name="ce1" office:value-type="string" calcext:value-type="string">
            <text:p>кипящего</text:p>
          </table:table-cell>
          <table:table-cell table:style-name="ce4"/>
          <table:table-cell table:style-name="ce2" office:value-type="string" calcext:value-type="string">
            <text:p>ада атак.</text:p>
          </table:table-cell>
          <table:table-cell table:style-name="ce8" office:value-type="string" calcext:value-type="string">
            <text:p>1928</text:p>
          </table:table-cell>
          <table:table-cell table:style-name="ce2"/>
          <table:table-cell table:style-name="ce2" office:value-type="string" calcext:value-type="string">
            <text:p>И. Н. Молчанов. Песня молодости (1928)</text:p>
          </table:table-cell>
          <table:table-cell table:style-name="ce2" office:value-type="string" calcext:value-type="string">
            <text:p>И. Н. Молчанов</text:p>
          </table:table-cell>
          <table:table-cell table:style-name="ce4"/>
          <table:table-cell table:style-name="ce2" office:value-type="string" calcext:value-type="string">
            <text:p>Песня молодости, «Нет, не всё еще в жизни испытано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улица</text:p>
          </table:table-cell>
          <table:table-cell table:style-name="ce2" office:value-type="string" calcext:value-type="string">
            <text:p>деятельн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кровельным откосом Гудит прибой чужих,</text:p>
          </table:table-cell>
          <table:table-cell table:style-name="ce1" office:value-type="string" calcext:value-type="string">
            <text:p>кипящих</text:p>
          </table:table-cell>
          <table:table-cell table:style-name="ce4"/>
          <table:table-cell table:style-name="ce2" office:value-type="string" calcext:value-type="string">
            <text:p>улиц, Сверкают сумасшедшие рекламы, ― В</text:p>
          </table:table-cell>
          <table:table-cell table:style-name="ce8" office:value-type="string" calcext:value-type="string">
            <text:p>1929</text:p>
          </table:table-cell>
          <table:table-cell table:style-name="ce2"/>
          <table:table-cell table:style-name="ce2" office:value-type="string" calcext:value-type="string">
            <text:p>Саша Черный. Надо помочь! (1929)</text:p>
          </table:table-cell>
          <table:table-cell table:style-name="ce2" office:value-type="string" calcext:value-type="string">
            <text:p>Саша Черный</text:p>
          </table:table-cell>
          <table:table-cell table:style-name="ce4"/>
          <table:table-cell table:style-name="ce2" office:value-type="string" calcext:value-type="string">
            <text:p>Надо помочь!, «Рабочие-студенты наш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молоко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На дне ушатов плещет широко</text:p>
          </table:table-cell>
          <table:table-cell table:style-name="ce1" office:value-type="string" calcext:value-type="string">
            <text:p>Кипящее</text:p>
          </table:table-cell>
          <table:table-cell table:style-name="ce4"/>
          <table:table-cell table:style-name="ce2" office:value-type="string" calcext:value-type="string">
            <text:p>кобылье молоко, И пахнет вымя</text:p>
          </table:table-cell>
          <table:table-cell table:style-name="ce8" office:value-type="string" calcext:value-type="string">
            <text:p>1929</text:p>
          </table:table-cell>
          <table:table-cell table:style-name="ce2"/>
          <table:table-cell table:style-name="ce2" office:value-type="string" calcext:value-type="string">
            <text:p>Э. Г. Багрицкий. Кровь полонянок (1929)</text:p>
          </table:table-cell>
          <table:table-cell table:style-name="ce3" office:value-type="string" calcext:value-type="string">
            <text:p>Э. Г. Багрицкий</text:p>
          </table:table-cell>
          <table:table-cell table:style-name="ce4"/>
          <table:table-cell table:style-name="ce2" office:value-type="string" calcext:value-type="string">
            <text:p>Кровь полонянок, «Бьет космогрудый конь копытом на разгоне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кровь</text:p>
          </table:table-cell>
          <table:table-cell table:style-name="ce2" office:value-type="string" calcext:value-type="string">
            <text:p>о человеке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девушек, О юношах с кровью</text:p>
          </table:table-cell>
          <table:table-cell table:style-name="ce1" office:value-type="string" calcext:value-type="string">
            <text:p>кипящей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Как в гейзерах пар и</text:p>
          </table:table-cell>
          <table:table-cell table:style-name="ce8" office:value-type="string" calcext:value-type="string">
            <text:p>1929</text:p>
          </table:table-cell>
          <table:table-cell table:style-name="ce2"/>
          <table:table-cell table:style-name="ce2" office:value-type="string" calcext:value-type="string">
            <text:p>Л. А. Лавров. НОБУЖ (1929)</text:p>
          </table:table-cell>
          <table:table-cell table:style-name="ce2" office:value-type="string" calcext:value-type="string">
            <text:p>Л. А. Лавров</text:p>
          </table:table-cell>
          <table:table-cell table:style-name="ce4"/>
          <table:table-cell table:style-name="ce2" office:value-type="string" calcext:value-type="string">
            <text:p>НОБУЖ, «Темнота сделана из шоколада...» (ч. V-IX)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заря</text:p>
          </table:table-cell>
          <table:table-cell table:style-name="ce2" office:value-type="string" calcext:value-type="string">
            <text:p>блеск</text:p>
          </table:table-cell>
          <table:table-cell table:style-name="ce2"/>
          <table:table-cell table:style-name="ce6" office:value-type="string" calcext:value-type="string">
            <text:p>И на штыках ―</text:p>
          </table:table-cell>
          <table:table-cell table:style-name="ce1" office:value-type="string" calcext:value-type="string">
            <text:p>кипящая</text:p>
          </table:table-cell>
          <table:table-cell table:style-name="ce4"/>
          <table:table-cell table:style-name="ce2" office:value-type="string" calcext:value-type="string">
            <text:p>заря, И на чалме цветет</text:p>
          </table:table-cell>
          <table:table-cell table:style-name="ce8" office:value-type="string" calcext:value-type="string">
            <text:p>1930</text:p>
          </table:table-cell>
          <table:table-cell table:style-name="ce2"/>
          <table:table-cell table:style-name="ce2" office:value-type="string" calcext:value-type="string">
            <text:p>С. Н. Марков. Кровь в Гарме (1930)</text:p>
          </table:table-cell>
          <table:table-cell table:style-name="ce2" office:value-type="string" calcext:value-type="string">
            <text:p>С. Н. Марков</text:p>
          </table:table-cell>
          <table:table-cell table:style-name="ce4"/>
          <table:table-cell table:style-name="ce2" office:value-type="string" calcext:value-type="string">
            <text:p>Кровь в Гарме, «Через ущелья, дымные плющ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котел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скулы тугие. Делим свой вкусно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котел. Это ― мой брат, разделенный</text:p>
          </table:table-cell>
          <table:table-cell table:style-name="ce8" office:value-type="string" calcext:value-type="string">
            <text:p>1930</text:p>
          </table:table-cell>
          <table:table-cell table:style-name="ce2"/>
          <table:table-cell table:style-name="ce2" office:value-type="string" calcext:value-type="string">
            <text:p>В. Ю. Янковская. От одного костра (1930)</text:p>
          </table:table-cell>
          <table:table-cell table:style-name="ce2" office:value-type="string" calcext:value-type="string">
            <text:p>В. Ю. Янковская</text:p>
          </table:table-cell>
          <table:table-cell table:style-name="ce4"/>
          <table:table-cell table:style-name="ce2" office:value-type="string" calcext:value-type="string">
            <text:p>От одного костра, «Кто мне раздвинул широкие скулы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небо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Я один. Пустота.</text:p>
          </table:table-cell>
          <table:table-cell table:style-name="ce1" office:value-type="string" calcext:value-type="string">
            <text:p>Кипящее</text:p>
          </table:table-cell>
          <table:table-cell table:style-name="ce4"/>
          <table:table-cell table:style-name="ce2" office:value-type="string" calcext:value-type="string">
            <text:p>небо. Я один. Пустота.</text:p>
          </table:table-cell>
          <table:table-cell table:style-name="ce8" office:value-type="string" calcext:value-type="string">
            <text:p>1930</text:p>
          </table:table-cell>
          <table:table-cell table:style-name="ce2"/>
          <table:table-cell table:style-name="ce2" office:value-type="string" calcext:value-type="string">
            <text:p>П. Я. Зальцман. Елисаветградский переулок (1930)</text:p>
          </table:table-cell>
          <table:table-cell table:style-name="ce2" office:value-type="string" calcext:value-type="string">
            <text:p>П. Я. Зальцман</text:p>
          </table:table-cell>
          <table:table-cell table:style-name="ce4"/>
          <table:table-cell table:style-name="ce2" office:value-type="string" calcext:value-type="string">
            <text:p>Елисаветградский переулок, «На большом колесе…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чувственность</text:p>
          </table:table-cell>
          <table:table-cell table:style-name="ce2" office:value-type="string" calcext:value-type="string">
            <text:p>об эмоции</text:p>
          </table:table-cell>
          <table:table-cell table:style-name="ce2"/>
          <table:table-cell table:style-name="ce6" office:value-type="string" calcext:value-type="string">
            <text:p>Но в ограниченности безграничья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чувственности столько льда,.</text:p>
          </table:table-cell>
          <table:table-cell table:style-name="ce8" office:value-type="string" calcext:value-type="string">
            <text:p>1930</text:p>
          </table:table-cell>
          <table:table-cell table:style-name="ce2"/>
          <table:table-cell table:style-name="ce2" office:value-type="string" calcext:value-type="string">
            <text:p>И. Северянин. Рыбка из пруда [Озерный промельк, 3] (1930)</text:p>
          </table:table-cell>
          <table:table-cell table:style-name="ce2" office:value-type="string" calcext:value-type="string">
            <text:p>И. Северянин</text:p>
          </table:table-cell>
          <table:table-cell table:style-name="ce4"/>
          <table:table-cell table:style-name="ce2" office:value-type="string" calcext:value-type="string">
            <text:p>Рыбка из пруда, «Вся сдержанная, молодая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солнце</text:p>
          </table:table-cell>
          <table:table-cell table:style-name="ce2" office:value-type="string" calcext:value-type="string">
            <text:p>блеск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Вонзила свои водяные зрачки В</text:p>
          </table:table-cell>
          <table:table-cell table:style-name="ce1" office:value-type="string" calcext:value-type="string">
            <text:p>кипящую</text:p>
          </table:table-cell>
          <table:table-cell table:style-name="ce4"/>
          <table:table-cell table:style-name="ce2" office:value-type="string" calcext:value-type="string">
            <text:p>солнцем панель, Отпустила мне фунт</text:p>
          </table:table-cell>
          <table:table-cell table:style-name="ce8" office:value-type="string" calcext:value-type="string">
            <text:p>1932</text:p>
          </table:table-cell>
          <table:table-cell table:style-name="ce2"/>
          <table:table-cell table:style-name="ce2" office:value-type="string" calcext:value-type="string">
            <text:p>Саша Черный. Солнце (1932)</text:p>
          </table:table-cell>
          <table:table-cell table:style-name="ce2" office:value-type="string" calcext:value-type="string">
            <text:p>Саша Черный</text:p>
          </table:table-cell>
          <table:table-cell table:style-name="ce4"/>
          <table:table-cell table:style-name="ce2" office:value-type="string" calcext:value-type="string">
            <text:p>Солнце, «Всю зиму нормандская баба…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ель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по-прежнему тяжко, и смолы роняет</text:p>
          </table:table-cell>
          <table:table-cell table:style-name="ce1" office:value-type="string" calcext:value-type="string">
            <text:p>кипящая</text:p>
          </table:table-cell>
          <table:table-cell table:style-name="ce4"/>
          <table:table-cell table:style-name="ce2" office:value-type="string" calcext:value-type="string">
            <text:p>ель, как липкая сволочь ― на</text:p>
          </table:table-cell>
          <table:table-cell table:style-name="ce8" office:value-type="string" calcext:value-type="string">
            <text:p>1932</text:p>
          </table:table-cell>
          <table:table-cell table:style-name="ce2"/>
          <table:table-cell table:style-name="ce2" office:value-type="string" calcext:value-type="string">
            <text:p>Б. П. Корнилов. Гроза (1932)</text:p>
          </table:table-cell>
          <table:table-cell table:style-name="ce2" office:value-type="string" calcext:value-type="string">
            <text:p>Б. П. Корнилов</text:p>
          </table:table-cell>
          <table:table-cell table:style-name="ce4"/>
          <table:table-cell table:style-name="ce2" office:value-type="string" calcext:value-type="string">
            <text:p>Гроза, «Пушистою пылью набитые бронх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капля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Изнуряющий, сладостный плен мой,</text:p>
          </table:table-cell>
          <table:table-cell table:style-name="ce1" office:value-type="string" calcext:value-type="string">
            <text:p>кипящие</text:p>
          </table:table-cell>
          <table:table-cell table:style-name="ce4"/>
          <table:table-cell table:style-name="ce2" office:value-type="string" calcext:value-type="string">
            <text:p>капли свинцовой воды, ― греми по</text:p>
          </table:table-cell>
          <table:table-cell table:style-name="ce8" office:value-type="string" calcext:value-type="string">
            <text:p>1932</text:p>
          </table:table-cell>
          <table:table-cell table:style-name="ce2"/>
          <table:table-cell table:style-name="ce2" office:value-type="string" calcext:value-type="string">
            <text:p>Б. П. Корнилов. Гроза (1932)</text:p>
          </table:table-cell>
          <table:table-cell table:style-name="ce3" office:value-type="string" calcext:value-type="string">
            <text:p>Б. П. Корнилов</text:p>
          </table:table-cell>
          <table:table-cell table:style-name="ce4"/>
          <table:table-cell table:style-name="ce2" office:value-type="string" calcext:value-type="string">
            <text:p>Гроза, «Пушистою пылью набитые бронх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пиво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/>
          <table:table-cell table:style-name="ce6" office:value-type="string" calcext:value-type="string">
            <text:p>лужам прошлогодний экстракт; Муравьиные конусы,</text:p>
          </table:table-cell>
          <table:table-cell table:style-name="ce1" office:value-type="string" calcext:value-type="string">
            <text:p>кипящие</text:p>
          </table:table-cell>
          <table:table-cell table:style-name="ce4"/>
          <table:table-cell table:style-name="ce2" office:value-type="string" calcext:value-type="string">
            <text:p>пивом, По припекам крапивы, крапивы</text:p>
          </table:table-cell>
          <table:table-cell table:style-name="ce8" office:value-type="string" calcext:value-type="string">
            <text:p>1932</text:p>
          </table:table-cell>
          <table:table-cell table:style-name="ce2"/>
          <table:table-cell table:style-name="ce2" office:value-type="string" calcext:value-type="string">
            <text:p>Л. А. Лавров. К истории одного проекта (1932)</text:p>
          </table:table-cell>
          <table:table-cell table:style-name="ce2" office:value-type="string" calcext:value-type="string">
            <text:p>Л. А. Лавров</text:p>
          </table:table-cell>
          <table:table-cell table:style-name="ce4"/>
          <table:table-cell table:style-name="ce2" office:value-type="string" calcext:value-type="string">
            <text:p>К истории одного проекта, «Осиновой зелени сквозной желатин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вод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/>
          <table:table-cell table:style-name="ce6" office:value-type="string" calcext:value-type="string">
            <text:p>раковины, черви и кораллы Воде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отдали свой цвет.</text:p>
          </table:table-cell>
          <table:table-cell table:style-name="ce8" office:value-type="string" calcext:value-type="string">
            <text:p>1933</text:p>
          </table:table-cell>
          <table:table-cell table:style-name="ce2"/>
          <table:table-cell table:style-name="ce2" office:value-type="string" calcext:value-type="string">
            <text:p>Г. А. Шенгели. Шелк (1933)</text:p>
          </table:table-cell>
          <table:table-cell table:style-name="ce2" office:value-type="string" calcext:value-type="string">
            <text:p>Г. А. Шенгели</text:p>
          </table:table-cell>
          <table:table-cell table:style-name="ce4"/>
          <table:table-cell table:style-name="ce2" office:value-type="string" calcext:value-type="string">
            <text:p>Шелк, «Пересыпай с ладони на ладонь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электронный ресурс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суп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Дымящимся паром</text:p>
          </table:table-cell>
          <table:table-cell table:style-name="ce1" office:value-type="string" calcext:value-type="string">
            <text:p>кипящего</text:p>
          </table:table-cell>
          <table:table-cell table:style-name="ce4"/>
          <table:table-cell table:style-name="ce2" office:value-type="string" calcext:value-type="string">
            <text:p>супа Весь мир от тебя</text:p>
          </table:table-cell>
          <table:table-cell table:style-name="ce8" office:value-type="string" calcext:value-type="string">
            <text:p>1933</text:p>
          </table:table-cell>
          <table:table-cell table:style-name="ce2"/>
          <table:table-cell table:style-name="ce2" office:value-type="string" calcext:value-type="string">
            <text:p>Д. Б. Кедрин. Кровинка (1933)</text:p>
          </table:table-cell>
          <table:table-cell table:style-name="ce2" office:value-type="string" calcext:value-type="string">
            <text:p>Д. Б. Кедрин</text:p>
          </table:table-cell>
          <table:table-cell table:style-name="ce4"/>
          <table:table-cell table:style-name="ce2" office:value-type="string" calcext:value-type="string">
            <text:p>Кровинка, «Родная кровинка течет в ее жилах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юность</text:p>
          </table:table-cell>
          <table:table-cell table:style-name="ce2" office:value-type="string" calcext:value-type="string">
            <text:p>о человеке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приподнять копье ― Так шлите юности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Благословение свое!</text:p>
          </table:table-cell>
          <table:table-cell table:style-name="ce8" office:value-type="string" calcext:value-type="string">
            <text:p>1934</text:p>
          </table:table-cell>
          <table:table-cell table:style-name="ce2"/>
          <table:table-cell table:style-name="ce2" office:value-type="string" calcext:value-type="string">
            <text:p>Б. К. Лившиц. Гимн в честь победы, (1934)</text:p>
          </table:table-cell>
          <table:table-cell table:style-name="ce2" office:value-type="string" calcext:value-type="string">
            <text:p>Б. К. Лившиц</text:p>
          </table:table-cell>
          <table:table-cell table:style-name="ce4"/>
          <table:table-cell table:style-name="ce2" office:value-type="string" calcext:value-type="string">
            <text:p>Гимн в честь победы,, «О, боже сил! Сам у народа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вал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В кромешных пучинах, в геенне</text:p>
          </table:table-cell>
          <table:table-cell table:style-name="ce1" office:value-type="string" calcext:value-type="string">
            <text:p>кипящих</text:p>
          </table:table-cell>
          <table:table-cell table:style-name="ce4"/>
          <table:table-cell table:style-name="ce2" office:value-type="string" calcext:value-type="string">
            <text:p>валов.</text:p>
          </table:table-cell>
          <table:table-cell table:style-name="ce8" office:value-type="string" calcext:value-type="string">
            <text:p>1936</text:p>
          </table:table-cell>
          <table:table-cell table:style-name="ce2"/>
          <table:table-cell table:style-name="ce2" office:value-type="string" calcext:value-type="string">
            <text:p>А. П. Ладинский. «Мечтатель, представь себе нефтепроводы...» [Новая Америка, 3] (1936)</text:p>
          </table:table-cell>
          <table:table-cell table:style-name="ce2" office:value-type="string" calcext:value-type="string">
            <text:p>А. П. Ладинский</text:p>
          </table:table-cell>
          <table:table-cell table:style-name="ce4"/>
          <table:table-cell table:style-name="ce2" office:value-type="string" calcext:value-type="string">
            <text:p>«Мечтатель, представь себе нефтепроводы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геенн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Уже он в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геенне горит с лжепророком, И</text:p>
          </table:table-cell>
          <table:table-cell table:style-name="ce8" office:value-type="string" calcext:value-type="string">
            <text:p>1936</text:p>
          </table:table-cell>
          <table:table-cell table:style-name="ce2"/>
          <table:table-cell table:style-name="ce2" office:value-type="string" calcext:value-type="string">
            <text:p>А. П. Ладинский. «О первые знаки прекрасной и страшной эпохи...» [Новая Америка, 1] (1936)</text:p>
          </table:table-cell>
          <table:table-cell table:style-name="ce2" office:value-type="string" calcext:value-type="string">
            <text:p>А. П. Ладинский</text:p>
          </table:table-cell>
          <table:table-cell table:style-name="ce4"/>
          <table:table-cell table:style-name="ce2" office:value-type="string" calcext:value-type="string">
            <text:p>«О первые знаки прекрасной и страшной эпохи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солнце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А солнце, /</text:p>
          </table:table-cell>
          <table:table-cell table:style-name="ce1" office:value-type="string" calcext:value-type="string">
            <text:p>Кипящее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злое, Гуляет над Царским селом</text:p>
          </table:table-cell>
          <table:table-cell table:style-name="ce8" office:value-type="string" calcext:value-type="string">
            <text:p>1936</text:p>
          </table:table-cell>
          <table:table-cell table:style-name="ce2"/>
          <table:table-cell table:style-name="ce2" office:value-type="string" calcext:value-type="string">
            <text:p>Б. П. Корнилов. Пирушка (1936)</text:p>
          </table:table-cell>
          <table:table-cell table:style-name="ce3" office:value-type="string" calcext:value-type="string">
            <text:p>Б. П. Корнилов</text:p>
          </table:table-cell>
          <table:table-cell table:style-name="ce4"/>
          <table:table-cell table:style-name="ce2" office:value-type="string" calcext:value-type="string">
            <text:p>Пирушка, «Сегодня ты сызнова в Царском…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смол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недалеких уже янычар И хлестала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смолою, Обжигаясь сама и крича</text:p>
          </table:table-cell>
          <table:table-cell table:style-name="ce8" office:value-type="string" calcext:value-type="string">
            <text:p>1940</text:p>
          </table:table-cell>
          <table:table-cell table:style-name="ce2"/>
          <table:table-cell table:style-name="ce2" office:value-type="string" calcext:value-type="string">
            <text:p>Н. Н. Туроверов. Азов (1940)</text:p>
          </table:table-cell>
          <table:table-cell table:style-name="ce3" office:value-type="string" calcext:value-type="string">
            <text:p>Н. Н. Туроверов</text:p>
          </table:table-cell>
          <table:table-cell table:style-name="ce4"/>
          <table:table-cell table:style-name="ce2" office:value-type="string" calcext:value-type="string">
            <text:p>Азов, «Эту землю снова и снова…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2"/>
          <table:table-cell table:style-name="ce10"/>
          <table:table-cell table:style-name="ce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шквал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засвищет свинцовая вьюга И шквалом</text:p>
          </table:table-cell>
          <table:table-cell table:style-name="ce1" office:value-type="string" calcext:value-type="string">
            <text:p>кипящим</text:p>
          </table:table-cell>
          <table:table-cell table:style-name="ce4"/>
          <table:table-cell table:style-name="ce2" office:value-type="string" calcext:value-type="string">
            <text:p>ворвется ко мне ― Священную волю</text:p>
          </table:table-cell>
          <table:table-cell table:style-name="ce8" office:value-type="string" calcext:value-type="string">
            <text:p>1941</text:p>
          </table:table-cell>
          <table:table-cell table:style-name="ce2"/>
          <table:table-cell table:style-name="ce2" office:value-type="string" calcext:value-type="string">
            <text:p>Д. Л. Андреев. «А сердце еще не сгорело в страданье...» [Из маленькой комнаты, 18] (1941)</text:p>
          </table:table-cell>
          <table:table-cell table:style-name="ce2" office:value-type="string" calcext:value-type="string">
            <text:p>Д. Л. Андреев</text:p>
          </table:table-cell>
          <table:table-cell table:style-name="ce4"/>
          <table:table-cell table:style-name="ce2" office:value-type="string" calcext:value-type="string">
            <text:p>«А сердце еще не сгорело в страданье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слеза</text:p>
          </table:table-cell>
          <table:table-cell table:style-name="ce2" office:value-type="string" calcext:value-type="string">
            <text:p>об эмоции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О, сколько памятей и слез невольных, Хоть не пролитых, но в груди</text:p>
          </table:table-cell>
          <table:table-cell table:style-name="ce1" office:value-type="string" calcext:value-type="string">
            <text:p>кипящих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О, сколько горечи и озлобленья</text:p>
          </table:table-cell>
          <table:table-cell table:style-name="ce8" office:value-type="string" calcext:value-type="string">
            <text:p>1943</text:p>
          </table:table-cell>
          <table:table-cell table:style-name="ce2"/>
          <table:table-cell table:style-name="ce2" office:value-type="string" calcext:value-type="string">
            <text:p>Ю. Н. Верховский. Смоленск родной (1943)</text:p>
          </table:table-cell>
          <table:table-cell table:style-name="ce2" office:value-type="string" calcext:value-type="string">
            <text:p>Ю. Н. Верховский</text:p>
          </table:table-cell>
          <table:table-cell table:style-name="ce4"/>
          <table:table-cell table:style-name="ce2" office:value-type="string" calcext:value-type="string">
            <text:p>Смоленск родной, «Я слышал, что над грудами развалин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ливень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Между нами ― поэзия, Этот ливень</text:p>
          </table:table-cell>
          <table:table-cell table:style-name="ce1" office:value-type="string" calcext:value-type="string">
            <text:p>кипящий</text:p>
          </table:table-cell>
          <table:table-cell table:style-name="ce2" office:value-type="string" calcext:value-type="string">
            <text:p>.</text:p>
          </table:table-cell>
          <table:table-cell table:style-name="ce4"/>
          <table:table-cell table:style-name="ce8" office:value-type="string" calcext:value-type="string">
            <text:p>1947</text:p>
          </table:table-cell>
          <table:table-cell table:style-name="ce2"/>
          <table:table-cell table:style-name="ce2" office:value-type="string" calcext:value-type="string">
            <text:p>Д. Самойлов. «Много слов о тебе говорилось...» [Марине Цветаевой, 1] (1947)</text:p>
          </table:table-cell>
          <table:table-cell table:style-name="ce2" office:value-type="string" calcext:value-type="string">
            <text:p>Д. Самойлов</text:p>
          </table:table-cell>
          <table:table-cell table:style-name="ce4"/>
          <table:table-cell table:style-name="ce2" office:value-type="string" calcext:value-type="string">
            <text:p>«Много слов о тебе говорилось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мириад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то было эхо смутное Живых,</text:p>
          </table:table-cell>
          <table:table-cell table:style-name="ce1" office:value-type="string" calcext:value-type="string">
            <text:p>кипящих</text:p>
          </table:table-cell>
          <table:table-cell table:style-name="ce4"/>
          <table:table-cell table:style-name="ce2" office:value-type="string" calcext:value-type="string">
            <text:p>мириад, Чьих рук касание минутное</text:p>
          </table:table-cell>
          <table:table-cell table:style-name="ce8" office:value-type="string" calcext:value-type="string">
            <text:p>1950</text:p>
          </table:table-cell>
          <table:table-cell table:style-name="ce2"/>
          <table:table-cell table:style-name="ce2" office:value-type="string" calcext:value-type="string">
            <text:p>Д. Л. Андреев. Глаза рук [[Материалы к поэме «Дуггур»], 2] (1950)</text:p>
          </table:table-cell>
          <table:table-cell table:style-name="ce2" office:value-type="string" calcext:value-type="string">
            <text:p>Д. Л. Андреев</text:p>
          </table:table-cell>
          <table:table-cell table:style-name="ce4"/>
          <table:table-cell table:style-name="ce2" office:value-type="string" calcext:value-type="string">
            <text:p>Глаза рук, «По стали, мрамору и дереву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лето</text:p>
          </table:table-cell>
          <table:table-cell table:style-name="ce2" office:value-type="string" calcext:value-type="string">
            <text:p>деятельн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Июль сорок первого года,</text:p>
          </table:table-cell>
          <table:table-cell table:style-name="ce1" office:value-type="string" calcext:value-type="string">
            <text:p>Кипящее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лето войны!</text:p>
          </table:table-cell>
          <table:table-cell table:style-name="ce8" office:value-type="string" calcext:value-type="string">
            <text:p>1951</text:p>
          </table:table-cell>
          <table:table-cell table:style-name="ce2"/>
          <table:table-cell table:style-name="ce2" office:value-type="string" calcext:value-type="string">
            <text:p>А. Т. Твардовский. Жестокая память (1951)</text:p>
          </table:table-cell>
          <table:table-cell table:style-name="ce2" office:value-type="string" calcext:value-type="string">
            <text:p>А. Т. Твардовский</text:p>
          </table:table-cell>
          <table:table-cell table:style-name="ce4"/>
          <table:table-cell table:style-name="ce2" office:value-type="string" calcext:value-type="string">
            <text:p>Жестокая память, «Повеет в лицо, как бывало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прядь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На две живых, на две</text:p>
          </table:table-cell>
          <table:table-cell table:style-name="ce1" office:value-type="string" calcext:value-type="string">
            <text:p>кипящих</text:p>
          </table:table-cell>
          <table:table-cell table:style-name="ce4"/>
          <table:table-cell table:style-name="ce2" office:value-type="string" calcext:value-type="string">
            <text:p>пряди.</text:p>
          </table:table-cell>
          <table:table-cell table:style-name="ce8" office:value-type="string" calcext:value-type="string">
            <text:p>1954</text:p>
          </table:table-cell>
          <table:table-cell table:style-name="ce2"/>
          <table:table-cell table:style-name="ce2" office:value-type="string" calcext:value-type="string">
            <text:p>Л. А. Алексеева. «Лег черной глыбой, грубой и сырой...» (1954)</text:p>
          </table:table-cell>
          <table:table-cell table:style-name="ce2" office:value-type="string" calcext:value-type="string">
            <text:p>Л. А. Алексеева</text:p>
          </table:table-cell>
          <table:table-cell table:style-name="ce4"/>
          <table:table-cell table:style-name="ce2" office:value-type="string" calcext:value-type="string">
            <text:p>«Лег черной глыбой, грубой и сырой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кровь</text:p>
          </table:table-cell>
          <table:table-cell table:style-name="ce2" office:value-type="string" calcext:value-type="string">
            <text:p>о человеке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Томленье озарив твое, Из тайников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крови Встает иное бытие…</text:p>
          </table:table-cell>
          <table:table-cell table:style-name="ce8" office:value-type="string" calcext:value-type="string">
            <text:p>1955</text:p>
          </table:table-cell>
          <table:table-cell table:style-name="ce2"/>
          <table:table-cell table:style-name="ce2" office:value-type="string" calcext:value-type="string">
            <text:p>М. Вега. Температура сорок (1955)</text:p>
          </table:table-cell>
          <table:table-cell table:style-name="ce2" office:value-type="string" calcext:value-type="string">
            <text:p>М. Вега</text:p>
          </table:table-cell>
          <table:table-cell table:style-name="ce4"/>
          <table:table-cell table:style-name="ce2" office:value-type="string" calcext:value-type="string">
            <text:p>Температура сорок, «Когда температура сорок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пен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/>
          <table:table-cell table:style-name="ce6" office:value-type="string" calcext:value-type="string">
            <text:p>страсти мужской, Родилась Анадиомена Из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пены морской.</text:p>
          </table:table-cell>
          <table:table-cell table:style-name="ce8" office:value-type="string" calcext:value-type="string">
            <text:p>1956</text:p>
          </table:table-cell>
          <table:table-cell table:style-name="ce2"/>
          <table:table-cell table:style-name="ce2" office:value-type="string" calcext:value-type="string">
            <text:p>П. Г. Антокольский. Баллада (1956)</text:p>
          </table:table-cell>
          <table:table-cell table:style-name="ce3" office:value-type="string" calcext:value-type="string">
            <text:p>П. Г. Антокольский</text:p>
          </table:table-cell>
          <table:table-cell table:style-name="ce4"/>
          <table:table-cell table:style-name="ce2" office:value-type="string" calcext:value-type="string">
            <text:p>Баллада, «Потерять дорогу в Брюсселе…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вода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/>
          <table:table-cell table:style-name="ce6" office:value-type="string" calcext:value-type="string">
            <text:p>во дни великих вод, кишмя</text:p>
          </table:table-cell>
          <table:table-cell table:style-name="ce1" office:value-type="string" calcext:value-type="string">
            <text:p>кипящих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и папоротников чешуйчатопокровных, во дни</text:p>
          </table:table-cell>
          <table:table-cell table:style-name="ce8" office:value-type="string" calcext:value-type="string">
            <text:p>1957</text:p>
          </table:table-cell>
          <table:table-cell table:style-name="ce2"/>
          <table:table-cell table:style-name="ce2" office:value-type="string" calcext:value-type="string">
            <text:p>С. В. Петров. В те дни (1957)</text:p>
          </table:table-cell>
          <table:table-cell table:style-name="ce2" office:value-type="string" calcext:value-type="string">
            <text:p>С. В. Петров</text:p>
          </table:table-cell>
          <table:table-cell table:style-name="ce4"/>
          <table:table-cell table:style-name="ce2" office:value-type="string" calcext:value-type="string">
            <text:p>В те дни, «В те дни, когда ужом мой дикий пращур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5"/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ЧЕЛОВЕК</text:p>
          </table:table-cell>
          <table:table-cell table:style-name="ce2" office:value-type="string" calcext:value-type="string">
            <text:p>о человеке</text:p>
          </table:table-cell>
          <table:table-cell table:style-name="ce2"/>
          <table:table-cell table:style-name="ce6" office:value-type="string" calcext:value-type="string">
            <text:p>Я был веселый и странный,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и ледяной, Готовый и к</text:p>
          </table:table-cell>
          <table:table-cell table:style-name="ce8" office:value-type="string" calcext:value-type="string">
            <text:p>1962</text:p>
          </table:table-cell>
          <table:table-cell table:style-name="ce2"/>
          <table:table-cell table:style-name="ce2" office:value-type="string" calcext:value-type="string">
            <text:p>Д. Самойлов. «Я рано встал. Не подумав...» (1962)</text:p>
          </table:table-cell>
          <table:table-cell table:style-name="ce2" office:value-type="string" calcext:value-type="string">
            <text:p>Д. Самойлов</text:p>
          </table:table-cell>
          <table:table-cell table:style-name="ce4"/>
          <table:table-cell table:style-name="ce2" office:value-type="string" calcext:value-type="string">
            <text:p>«Я рано встал. Не подумав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море</text:p>
          </table:table-cell>
          <table:table-cell table:style-name="ce2" office:value-type="string" calcext:value-type="string">
            <text:p>бурлящая жидкость</text:p>
          </table:table-cell>
          <table:table-cell table:style-name="ce2"/>
          <table:table-cell table:style-name="ce6" office:value-type="string" calcext:value-type="string">
            <text:p>Но море,</text:p>
          </table:table-cell>
          <table:table-cell table:style-name="ce1" office:value-type="string" calcext:value-type="string">
            <text:p>кипящее</text:p>
          </table:table-cell>
          <table:table-cell table:style-name="ce4"/>
          <table:table-cell table:style-name="ce2" office:value-type="string" calcext:value-type="string">
            <text:p>тяжко, Одну половину квадрата Отсекло</text:p>
          </table:table-cell>
          <table:table-cell table:style-name="ce8" office:value-type="string" calcext:value-type="string">
            <text:p>1964</text:p>
          </table:table-cell>
          <table:table-cell table:style-name="ce2"/>
          <table:table-cell table:style-name="ce2" office:value-type="string" calcext:value-type="string">
            <text:p>Л. Н. Мартынов. Закат (1964)</text:p>
          </table:table-cell>
          <table:table-cell table:style-name="ce2" office:value-type="string" calcext:value-type="string">
            <text:p>Л. Н. Мартынов</text:p>
          </table:table-cell>
          <table:table-cell table:style-name="ce4"/>
          <table:table-cell table:style-name="ce2" office:value-type="string" calcext:value-type="string">
            <text:p>Закат, «Я видел / Картину такую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лав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уступит яви, Когда расстелется в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лаве Пурпурная рассветная река.</text:p>
          </table:table-cell>
          <table:table-cell table:style-name="ce8" office:value-type="string" calcext:value-type="string">
            <text:p>1974</text:p>
          </table:table-cell>
          <table:table-cell table:style-name="ce2"/>
          <table:table-cell table:style-name="ce2" office:value-type="string" calcext:value-type="string">
            <text:p>М. Вега. «И тень Сафо пришла издалека...» [Два рондо, 2] (1974)</text:p>
          </table:table-cell>
          <table:table-cell table:style-name="ce2" office:value-type="string" calcext:value-type="string">
            <text:p>М. Вега</text:p>
          </table:table-cell>
          <table:table-cell table:style-name="ce4"/>
          <table:table-cell table:style-name="ce2" office:value-type="string" calcext:value-type="string">
            <text:p>«И тень Сафо пришла издалека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сер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От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от серы Мочи нет, Вот</text:p>
          </table:table-cell>
          <table:table-cell table:style-name="ce8" office:value-type="string" calcext:value-type="string">
            <text:p>1975</text:p>
          </table:table-cell>
          <table:table-cell table:style-name="ce2"/>
          <table:table-cell table:style-name="ce2" office:value-type="string" calcext:value-type="string">
            <text:p>А. А. Баркова. «Я вступила...» (1975)</text:p>
          </table:table-cell>
          <table:table-cell table:style-name="ce3" office:value-type="string" calcext:value-type="string">
            <text:p>А. А. Баркова</text:p>
          </table:table-cell>
          <table:table-cell table:style-name="ce4"/>
          <table:table-cell table:style-name="ce2" office:value-type="string" calcext:value-type="string">
            <text:p>«Я вступила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жир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На рыбу, прыщущую жиром, В</text:p>
          </table:table-cell>
          <table:table-cell table:style-name="ce1" office:value-type="string" calcext:value-type="string">
            <text:p>кипящий</text:p>
          </table:table-cell>
          <table:table-cell table:style-name="ce4"/>
          <table:table-cell table:style-name="ce2" office:value-type="string" calcext:value-type="string">
            <text:p>ввергнутую жир.</text:p>
          </table:table-cell>
          <table:table-cell table:style-name="ce8" office:value-type="string" calcext:value-type="string">
            <text:p>1977</text:p>
          </table:table-cell>
          <table:table-cell table:style-name="ce2"/>
          <table:table-cell table:style-name="ce2" office:value-type="string" calcext:value-type="string">
            <text:p>А. А. Тарковский. Чудo со щеглом (1977)</text:p>
          </table:table-cell>
          <table:table-cell table:style-name="ce3" office:value-type="string" calcext:value-type="string">
            <text:p>А. А. Тарковский</text:p>
          </table:table-cell>
          <table:table-cell table:style-name="ce4"/>
          <table:table-cell table:style-name="ce2" office:value-type="string" calcext:value-type="string">
            <text:p>Чудo со щеглом, «Снимал я комнату когда-то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office:value-type="string" calcext:value-type="string">
            <text:p>струя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 office:value-type="string" calcext:value-type="string">
            <text:p>метонимия</text:p>
          </table:table-cell>
          <table:table-cell table:style-name="ce6" office:value-type="string" calcext:value-type="string">
            <text:p>как Везувий, И жаждет струею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пролиться… )</text:p>
          </table:table-cell>
          <table:table-cell table:style-name="ce8" office:value-type="string" calcext:value-type="string">
            <text:p>1983</text:p>
          </table:table-cell>
          <table:table-cell table:style-name="ce2"/>
          <table:table-cell table:style-name="ce2" office:value-type="string" calcext:value-type="string">
            <text:p>В. Блаженный. «Повзводно, поротно, повзводно, поротно...» (1983)</text:p>
          </table:table-cell>
          <table:table-cell table:style-name="ce2" office:value-type="string" calcext:value-type="string">
            <text:p>В. Блаженный</text:p>
          </table:table-cell>
          <table:table-cell table:style-name="ce4"/>
          <table:table-cell table:style-name="ce2" office:value-type="string" calcext:value-type="string">
            <text:p>«Повзводно, поротно, повзводно, поротно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смол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(Я в гуще Смолы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все пойму? )</text:p>
          </table:table-cell>
          <table:table-cell table:style-name="ce8" office:value-type="string" calcext:value-type="string">
            <text:p>1984</text:p>
          </table:table-cell>
          <table:table-cell table:style-name="ce2"/>
          <table:table-cell table:style-name="ce2" office:value-type="string" calcext:value-type="string">
            <text:p>И. В. Чиннов. «Когда Адам брюхатил Еву...» (1984)</text:p>
          </table:table-cell>
          <table:table-cell table:style-name="ce2" office:value-type="string" calcext:value-type="string">
            <text:p>И. В. Чиннов</text:p>
          </table:table-cell>
          <table:table-cell table:style-name="ce4"/>
          <table:table-cell table:style-name="ce2" office:value-type="string" calcext:value-type="string">
            <text:p>«Когда Адам брюхатил Еву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 table:visibility="collapse">
          <table:table-cell table:style-name="ce2" office:value-type="string" calcext:value-type="string">
            <text:p>смола</text:p>
          </table:table-cell>
          <table:table-cell table:style-name="ce2" office:value-type="string" calcext:value-type="string">
            <text:p>горячая жидкость</text:p>
          </table:table-cell>
          <table:table-cell table:style-name="ce2"/>
          <table:table-cell table:style-name="ce6" office:value-type="string" calcext:value-type="string">
            <text:p>Сосо, страдать научиться И в</text:p>
          </table:table-cell>
          <table:table-cell table:style-name="ce1" office:value-type="string" calcext:value-type="string">
            <text:p>кипящей</text:p>
          </table:table-cell>
          <table:table-cell table:style-name="ce4"/>
          <table:table-cell table:style-name="ce2" office:value-type="string" calcext:value-type="string">
            <text:p>смоле прохлаждаться!</text:p>
          </table:table-cell>
          <table:table-cell table:style-name="ce8" office:value-type="string" calcext:value-type="string">
            <text:p>1990</text:p>
          </table:table-cell>
          <table:table-cell table:style-name="ce2"/>
          <table:table-cell table:style-name="ce2" office:value-type="string" calcext:value-type="string">
            <text:p>И. В. Чиннов. «Кто садится на тигра -- безумец...» (1990)</text:p>
          </table:table-cell>
          <table:table-cell table:style-name="ce3" office:value-type="string" calcext:value-type="string">
            <text:p>И. В. Чиннов</text:p>
          </table:table-cell>
          <table:table-cell table:style-name="ce4"/>
          <table:table-cell table:style-name="ce2" office:value-type="string" calcext:value-type="string">
            <text:p>«Кто садится на тигра -- безумец...»</text:p>
          </table:table-cell>
          <table:table-cell table:style-name="ce3" office:value-type="string" calcext:value-type="string">
            <text:p>художественная</text:p>
          </table:table-cell>
          <table:table-cell table:style-name="ce4" table:number-columns-repeated="4"/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омонимия не снята</text:p>
          </table:table-cell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2" table:number-columns-repeated="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2" table:number-columns-repeated="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2"/>
          <table:table-cell table:style-name="ce2"/>
          <table:table-cell table:style-name="ce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2" table:number-columns-repeated="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 table:number-rows-repeated="4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2"/>
          <table:table-cell table:style-name="ce4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 table:number-rows-repeated="2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2" table:number-columns-repeated="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2"/>
          <table:table-cell table:style-name="ce2" table:number-columns-repeated="4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2"/>
          <table:table-cell table:style-name="ce2" table:number-columns-repeated="4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2"/>
          <table:table-cell table:style-name="ce2" table:number-columns-repeated="4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2" table:number-columns-repeated="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3"/>
          <table:table-cell table:style-name="ce2" table:number-columns-repeated="3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3"/>
          <table:table-cell table:style-name="ce2" table:number-columns-repeated="3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3"/>
          <table:table-cell table:style-name="ce2" table:number-columns-repeated="3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2"/>
          <table:table-cell table:style-name="ce2" table:number-columns-repeated="4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2"/>
          <table:table-cell table:style-name="ce2" table:number-columns-repeated="4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3"/>
          <table:table-cell table:style-name="ce2" table:number-columns-repeated="3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2" table:number-columns-repeated="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2"/>
          <table:table-cell table:style-name="ce2" table:number-columns-repeated="4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 table:number-rows-repeated="2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3"/>
          <table:table-cell table:style-name="ce2" table:number-columns-repeated="3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3"/>
          <table:table-cell table:style-name="ce2" table:number-columns-repeated="3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2" table:number-columns-repeated="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3"/>
          <table:table-cell table:style-name="ce2" table:number-columns-repeated="3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3"/>
          <table:table-cell table:style-name="ce2" table:number-columns-repeated="3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3"/>
          <table:table-cell table:style-name="ce2" table:number-columns-repeated="3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 table:number-rows-repeated="2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 table:number-rows-repeated="2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2" table:number-columns-repeated="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2"/>
          <table:table-cell table:style-name="ce4" table:number-columns-repeated="2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2"/>
          <table:table-cell table:style-name="ce4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 table:number-rows-repeated="3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2" table:number-columns-repeated="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2"/>
          <table:table-cell table:style-name="ce4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2"/>
          <table:table-cell table:style-name="ce4" table:number-columns-repeated="2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2"/>
          <table:table-cell table:style-name="ce4" table:number-columns-repeated="2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4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2" table:number-columns-repeated="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2" table:number-columns-repeated="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2" table:number-columns-repeated="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2"/>
          <table:table-cell table:style-name="ce4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2" table:number-columns-repeated="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2" table:number-columns-repeated="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2"/>
          <table:table-cell table:style-name="ce4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 table:number-rows-repeated="3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4"/>
          <table:table-cell table:style-name="ce2" table:number-columns-repeated="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>
          <table:table-cell table:style-name="ce2" table:number-columns-repeated="3"/>
          <table:table-cell table:style-name="ce6"/>
          <table:table-cell table:style-name="ce1"/>
          <table:table-cell table:style-name="ce4"/>
          <table:table-cell table:style-name="ce2"/>
          <table:table-cell table:style-name="ce8"/>
          <table:table-cell table:style-name="ce2" table:number-columns-repeated="3"/>
          <table:table-cell table:style-name="ce4"/>
          <table:table-cell table:style-name="ce2"/>
          <table:table-cell table:style-name="ce3"/>
          <table:table-cell table:style-name="ce4" table:number-columns-repeated="5"/>
          <table:table-cell table:style-name="ce2"/>
          <table:table-cell table:style-name="ce4" table:number-columns-repeated="7"/>
          <table:table-cell table:number-columns-repeated="997"/>
        </table:table-row>
        <table:table-row table:style-name="ro1" table:number-rows-repeated="614">
          <table:table-cell table:number-columns-repeated="7"/>
          <table:table-cell table:style-name="ce9"/>
          <table:table-cell table:number-columns-repeated="1016"/>
        </table:table-row>
        <table:table-row table:style-name="ro2" table:number-rows-repeated="104759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Кипящий.$A$1" table:cell-range-address="$Кипящий.$A$1:.$T$245"/>
        </table:named-expressions>
      </table:table>
      <table:table table:name="Pivot Table 7" table:style-name="ta2">
        <table:table-column table:style-name="co1" table:number-columns-repeated="1024" table:default-cell-style-name="Default"/>
        <table:table-row table:style-name="ro1"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Collocation</text:p>
          </table:table-cell>
          <table:table-cell table:style-name="ce11" office:value-type="string" calcext:value-type="string">
            <text:p>COUNTA of Colloca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бурлящая жидкость</text:p>
          </table:table-cell>
          <table:table-cell table:style-name="ce11" office:value-type="string" calcext:value-type="string">
            <text:p>волна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пена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вода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пучина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море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ТОПОНИМ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ключ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водопад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вал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бездна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струя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слеза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рой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глубина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шквал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ток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стремнина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сталь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река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прядь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пропасть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потоп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поток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полнота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пиво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песнопенье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огонь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млеко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мед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малахит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льдистость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ливень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кратер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колос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капля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золото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запруда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залив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ель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домна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гребень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Гольфштром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воля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водь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венец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бурлящая жидкость Total</text:p>
          </table:table-cell>
          <table:table-cell table:style-name="ce11"/>
          <table:table-cell table:style-name="ce11"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горячая жидкость</text:p>
          </table:table-cell>
          <table:table-cell table:style-name="ce11" office:value-type="string" calcext:value-type="string">
            <text:p>кровь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вино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смола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лава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струя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котел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чаша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кубок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вода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ад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пиво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молоко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влага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яд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суп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сталь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стакан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солнце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сера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рыба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пунш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поток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огонь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ноздря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небо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народ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напиток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мириада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жир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гной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геенна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вулкан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бак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горячая жидкость Total</text:p>
          </table:table-cell>
          <table:table-cell table:style-name="ce11"/>
          <table:table-cell table:style-name="ce11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о человеке</text:p>
          </table:table-cell>
          <table:table-cell table:style-name="ce11" office:value-type="string" calcext:value-type="string">
            <text:p>кровь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ИМЯ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юность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сердце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душа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юноша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ЧЕЛОВЕК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существо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стремленье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сила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свирепством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народ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мысль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младость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дух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враг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внук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вал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о человеке Total</text:p>
          </table:table-cell>
          <table:table-cell table:style-name="ce11"/>
          <table:table-cell table:style-name="ce11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деятельность</text:p>
          </table:table-cell>
          <table:table-cell table:style-name="ce11" office:value-type="string" calcext:value-type="string">
            <text:p>жизнь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столица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улица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торжище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ТОПОНИМ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стан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сонм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сеча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пря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переход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огонь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лето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бунт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брань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бой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битва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деятельность Total</text:p>
          </table:table-cell>
          <table:table-cell table:style-name="ce11"/>
          <table:table-cell table:style-name="ce11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об эмоции</text:p>
          </table:table-cell>
          <table:table-cell table:style-name="ce11" office:value-type="string" calcext:value-type="string">
            <text:p>страсть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ревность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злоба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ярость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чувственность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стремленье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слеза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радость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пыл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гнев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восторг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об эмоции Total</text:p>
          </table:table-cell>
          <table:table-cell table:style-name="ce11"/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блеск</text:p>
          </table:table-cell>
          <table:table-cell table:style-name="ce11" office:value-type="string" calcext:value-type="string">
            <text:p>янтарь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сонм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солнце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кивер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изумруд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золото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злато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1" office:value-type="string" calcext:value-type="string">
            <text:p>заря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блеск Total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<text:s/>Total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Grand Total</text:p>
          </table:table-cell>
          <table:table-cell table:style-name="ce11"/>
          <table:table-cell table:style-name="ce11" office:value-type="float" office:value="244" calcext:value-type="float">
            <text:p>244</text:p>
          </table:table-cell>
          <table:table-cell table:number-columns-repeated="1021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vot Table 6" table:style-name="ta3">
        <table:table-column table:style-name="co1" table:number-columns-repeated="1024" table:default-cell-style-name="Default"/>
        <table:table-row table:style-name="ro1">
          <table:table-cell table:style-name="ce12" office:value-type="string" calcext:value-type="string">
            <text:p>Author</text:p>
          </table:table-cell>
          <table:table-cell table:style-name="ce16" office:value-type="string" calcext:value-type="string">
            <text:p>Count - Author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В. А. Жуковский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М. М. Херасков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С. Пушкин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Э. Г. Багрицкий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И. А. Бунин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В. Г. Бенедиктов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ндрей Белый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К. Н. Батюшков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В. И. Майков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Ф. Мерзляков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В. Г. Тепляков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Саша Черный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С. А. Ширинский-Шихматов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Ф. И. Тютчев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М. Н. Муравьев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Г. Р. Державин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Б. К. Лившиц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Эллис (Л. Л. Кобылинский)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К. Ф. Рылеев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П. Ладинский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Б. П. Корнилов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Н. М. Карамзин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П. П. Шкляревский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Н. А. Некрасов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В. П. Катаев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В. Н. Олин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К. К. Случевский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П. П. Ершов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В. Я. Брюсов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Вс. А. Рождественский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Н. М. Минский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И. В. Чиннов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Д. В. Веневитинов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Д. Л. Андреев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П. А. Вяземский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И. А. Крылов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Д. Самойлов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Е. А. Баратынский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Н. С. Гумилев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В. Тимофеев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В. И. Нарбут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В. И. Иванов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Ф. Я. Козельский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М. Вега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С. Хомяков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П. Сумароков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П. Крайский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Ф. Н. Глинка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С. С. Бобров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М. И. Цветаева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И. Полежаев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Л. А. Лавров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М. В. Ломонос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И. И. Хемницер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Н. Н. Асее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Н. Н. Туровер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Н. А. Льв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М. Л. Магниц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М. А. Зенкевич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М. П. Герасим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Н. В. Кукольник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С. В. Петр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Я. П. Полонс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Ю. Н. Верховс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Ф. П. Ключаре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Ф. И. Ленкевич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С. Я. Парнок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С. П. Шевыре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С. Н. Марк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С. Н. Глинка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С. М. Соловье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С. М. Городец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С. Д. Нечае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Н. Н. Ушак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С. А. Сафон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С. А. Род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С. А. Есенин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П. Я. Зальцман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П. Г. Антокольс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П. А. Куск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О. Э. Мандельштам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О. П. Козодавле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О. М. Сом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Н. Ф. Щербина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М. Федор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В. С. Курочкин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В. Н. Иван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В. Н. Григорье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В. К. Тредиаковс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В. К. Кюхельбекер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В. В. Маяковс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В. Блаженны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Я. Дорогойченко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Т. Твардовс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П. Крюк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Н. Поморс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Н. Майк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В. С. Печерин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К. Толсто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И. Тиняк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И. Подолинс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И. Дубровс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Д. Скалдин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Д. Илличевс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Г. Родзянка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В. Аргамак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А. Шишк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А. Фет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А. Тарковс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З. Н. Гиппиус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Л. Н. Мартын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Л. И. Пальмин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Л. А. Алексеева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К. Эрберг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К. Ф. Рылеев, А. А. Бестужев-Марлинс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К. Ф. Жак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К. К. Олимп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К. Д. Бальмонт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И. Северянин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И. Н. Молчан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И. Л. Сельвинский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А. А. Баркова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М. А. Дмитрие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Е. Ф. Розен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Е. Л. Милькее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Е. И. Костр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Е. Г. Полонская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Е. Бернет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Д. П. Шестако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Д. П. Ознобишин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Д. Н. Цертелев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Д. Б. Кедрин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Г. А. Шенгели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В. Ю. Янковская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Total Result</text:p>
          </table:table-cell>
          <table:table-cell table:style-name="ce20" office:value-type="float" office:value="244" calcext:value-type="float">
            <text:p>244</text:p>
          </table:table-cell>
          <table:table-cell table:number-columns-repeated="1022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Кипящий.A1:Кипящий.T245" table:display-filter-buttons="true">
          <table:filter>
            <table:filter-and>
              <table:filter-condition table:field-number="2" table:value="метонимия" table:operator="="/>
            </table:filter-and>
          </table:filter>
        </table:database-range>
      </table:database-ranges>
      <table:data-pilot-tables>
        <table:data-pilot-table table:name="Pivot Table 6" table:application-data="" table:target-range-address="'Pivot Table 6'.A1:'Pivot Table 6'.B136" table:buttons="'Pivot Table 6'.A1" table:show-filter-button="false">
          <table:source-cell-range table:cell-range-address="Кипящий.A1:Кипящий.T245"/>
          <table:data-pilot-field table:source-field-name="Colloc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кровь" table:display="true" table:show-details="true"/>
                <table:data-pilot-member table:name="волна" table:display="true" table:show-details="true"/>
                <table:data-pilot-member table:name="страсть" table:display="true" table:show-details="true"/>
                <table:data-pilot-member table:name="ТОПОНИМ" table:display="true" table:show-details="true"/>
                <table:data-pilot-member table:name="ярость" table:display="true" table:show-details="true"/>
                <table:data-pilot-member table:name="пена" table:display="true" table:show-details="true"/>
                <table:data-pilot-member table:name="вал" table:display="true" table:show-details="true"/>
                <table:data-pilot-member table:name="огонь" table:display="true" table:show-details="true"/>
                <table:data-pilot-member table:name="струя" table:display="true" table:show-details="true"/>
                <table:data-pilot-member table:name="вода" table:display="true" table:show-details="true"/>
                <table:data-pilot-member table:name="пря" table:display="true" table:show-details="true"/>
                <table:data-pilot-member table:name="ИМЯ" table:display="true" table:show-details="true"/>
                <table:data-pilot-member table:name="юность" table:display="true" table:show-details="true"/>
                <table:data-pilot-member table:name="младость" table:display="true" table:show-details="true"/>
                <table:data-pilot-member table:name="стремленье" table:display="true" table:show-details="true"/>
                <table:data-pilot-member table:name="море" table:display="true" table:show-details="true"/>
                <table:data-pilot-member table:name="сонм" table:display="true" table:show-details="true"/>
                <table:data-pilot-member table:name="ключ" table:display="true" table:show-details="true"/>
                <table:data-pilot-member table:name="глубина" table:display="true" table:show-details="true"/>
                <table:data-pilot-member table:name="вино" table:display="true" table:show-details="true"/>
                <table:data-pilot-member table:name="кубок" table:display="true" table:show-details="true"/>
                <table:data-pilot-member table:name="ад" table:display="true" table:show-details="true"/>
                <table:data-pilot-member table:name="рой" table:display="true" table:show-details="true"/>
                <table:data-pilot-member table:name="напиток" table:display="true" table:show-details="true"/>
                <table:data-pilot-member table:name="полнота" table:display="true" table:show-details="true"/>
                <table:data-pilot-member table:name="ток" table:display="true" table:show-details="true"/>
                <table:data-pilot-member table:name="враг" table:display="true" table:show-details="true"/>
                <table:data-pilot-member table:name="дух" table:display="true" table:show-details="true"/>
                <table:data-pilot-member table:name="переход" table:display="true" table:show-details="true"/>
                <table:data-pilot-member table:name="бой" table:display="true" table:show-details="true"/>
                <table:data-pilot-member table:name="брань" table:display="true" table:show-details="true"/>
                <table:data-pilot-member table:name="торжище" table:display="true" table:show-details="true"/>
                <table:data-pilot-member table:name="сеча" table:display="true" table:show-details="true"/>
                <table:data-pilot-member table:name="водопад" table:display="true" table:show-details="true"/>
                <table:data-pilot-member table:name="бездна" table:display="true" table:show-details="true"/>
                <table:data-pilot-member table:name="пучина" table:display="true" table:show-details="true"/>
                <table:data-pilot-member table:name="свирепством" table:display="true" table:show-details="true"/>
                <table:data-pilot-member table:name="народ" table:display="true" table:show-details="true"/>
                <table:data-pilot-member table:name="сталь" table:display="true" table:show-details="true"/>
                <table:data-pilot-member table:name="пропасть" table:display="true" table:show-details="true"/>
                <table:data-pilot-member table:name="чаша" table:display="true" table:show-details="true"/>
                <table:data-pilot-member table:name="внук" table:display="true" table:show-details="true"/>
                <table:data-pilot-member table:name="юноша" table:display="true" table:show-details="true"/>
                <table:data-pilot-member table:name="мед" table:display="true" table:show-details="true"/>
                <table:data-pilot-member table:name="душа" table:display="true" table:show-details="true"/>
                <table:data-pilot-member table:name="стремнина" table:display="true" table:show-details="true"/>
                <table:data-pilot-member table:name="пунш" table:display="true" table:show-details="true"/>
                <table:data-pilot-member table:name="лава" table:display="true" table:show-details="true"/>
                <table:data-pilot-member table:name="ревность" table:display="true" table:show-details="true"/>
                <table:data-pilot-member table:name="стакан" table:display="true" table:show-details="true"/>
                <table:data-pilot-member table:name="восторг" table:display="true" table:show-details="true"/>
                <table:data-pilot-member table:name="слеза" table:display="true" table:show-details="true"/>
                <table:data-pilot-member table:name="влага" table:display="true" table:show-details="true"/>
                <table:data-pilot-member table:name="стан" table:display="true" table:show-details="true"/>
                <table:data-pilot-member table:name="ноздря" table:display="true" table:show-details="true"/>
                <table:data-pilot-member table:name="бунт" table:display="true" table:show-details="true"/>
                <table:data-pilot-member table:name="столица" table:display="true" table:show-details="true"/>
                <table:data-pilot-member table:name="смола" table:display="true" table:show-details="true"/>
                <table:data-pilot-member table:name="млеко" table:display="true" table:show-details="true"/>
                <table:data-pilot-member table:name="яд" table:display="true" table:show-details="true"/>
                <table:data-pilot-member table:name="река" table:display="true" table:show-details="true"/>
                <table:data-pilot-member table:name="песнопенье" table:display="true" table:show-details="true"/>
                <table:data-pilot-member table:name="гнев" table:display="true" table:show-details="true"/>
                <table:data-pilot-member table:name="янтарь" table:display="true" table:show-details="true"/>
                <table:data-pilot-member table:name="поток" table:display="true" table:show-details="true"/>
                <table:data-pilot-member table:name="жизнь" table:display="true" table:show-details="true"/>
                <table:data-pilot-member table:name="злоба" table:display="true" table:show-details="true"/>
                <table:data-pilot-member table:name="битва" table:display="true" table:show-details="true"/>
                <table:data-pilot-member table:name="сила" table:display="true" table:show-details="true"/>
                <table:data-pilot-member table:name="изумруд" table:display="true" table:show-details="true"/>
                <table:data-pilot-member table:name="потоп" table:display="true" table:show-details="true"/>
                <table:data-pilot-member table:name="залив" table:display="true" table:show-details="true"/>
                <table:data-pilot-member table:name="мысль" table:display="true" table:show-details="true"/>
                <table:data-pilot-member table:name="воля" table:display="true" table:show-details="true"/>
                <table:data-pilot-member table:name="гребень" table:display="true" table:show-details="true"/>
                <table:data-pilot-member table:name="льдистость" table:display="true" table:show-details="true"/>
                <table:data-pilot-member table:name="колос" table:display="true" table:show-details="true"/>
                <table:data-pilot-member table:name="золото" table:display="true" table:show-details="true"/>
                <table:data-pilot-member table:name="пыл" table:display="true" table:show-details="true"/>
                <table:data-pilot-member table:name="кратер" table:display="true" table:show-details="true"/>
                <table:data-pilot-member table:name="вулкан" table:display="true" table:show-details="true"/>
                <table:data-pilot-member table:name="малахит" table:display="true" table:show-details="true"/>
                <table:data-pilot-member table:name="гной" table:display="true" table:show-details="true"/>
                <table:data-pilot-member table:name="злато" table:display="true" table:show-details="true"/>
                <table:data-pilot-member table:name="молоко" table:display="true" table:show-details="true"/>
                <table:data-pilot-member table:name="рыба" table:display="true" table:show-details="true"/>
                <table:data-pilot-member table:name="радость" table:display="true" table:show-details="true"/>
                <table:data-pilot-member table:name="Гольфштром" table:display="true" table:show-details="true"/>
                <table:data-pilot-member table:name="запруда" table:display="true" table:show-details="true"/>
                <table:data-pilot-member table:name="котел" table:display="true" table:show-details="true"/>
                <table:data-pilot-member table:name="кивер" table:display="true" table:show-details="true"/>
                <table:data-pilot-member table:name="венец" table:display="true" table:show-details="true"/>
                <table:data-pilot-member table:name="домна" table:display="true" table:show-details="true"/>
                <table:data-pilot-member table:name="пиво" table:display="true" table:show-details="true"/>
                <table:data-pilot-member table:name="существо" table:display="true" table:show-details="true"/>
                <table:data-pilot-member table:name="сердце" table:display="true" table:show-details="true"/>
                <table:data-pilot-member table:name="бак" table:display="true" table:show-details="true"/>
                <table:data-pilot-member table:name="водь" table:display="true" table:show-details="true"/>
                <table:data-pilot-member table:name="улица" table:display="true" table:show-details="true"/>
                <table:data-pilot-member table:name="заря" table:display="true" table:show-details="true"/>
                <table:data-pilot-member table:name="небо" table:display="true" table:show-details="true"/>
                <table:data-pilot-member table:name="чувственность" table:display="true" table:show-details="true"/>
                <table:data-pilot-member table:name="солнце" table:display="true" table:show-details="true"/>
                <table:data-pilot-member table:name="ель" table:display="true" table:show-details="true"/>
                <table:data-pilot-member table:name="капля" table:display="true" table:show-details="true"/>
                <table:data-pilot-member table:name="суп" table:display="true" table:show-details="true"/>
                <table:data-pilot-member table:name="геенна" table:display="true" table:show-details="true"/>
                <table:data-pilot-member table:name="шквал" table:display="true" table:show-details="true"/>
                <table:data-pilot-member table:name="ливень" table:display="true" table:show-details="true"/>
                <table:data-pilot-member table:name="мириада" table:display="true" table:show-details="true"/>
                <table:data-pilot-member table:name="лето" table:display="true" table:show-details="true"/>
                <table:data-pilot-member table:name="прядь" table:display="true" table:show-details="true"/>
                <table:data-pilot-member table:name="ЧЕЛОВЕК" table:display="true" table:show-details="true"/>
                <table:data-pilot-member table:name="сера" table:display="true" table:show-details="true"/>
                <table:data-pilot-member table:name="жир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eaning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горячая жидкость" table:display="true" table:show-details="true"/>
                <table:data-pilot-member table:name="бурлящая жидкость" table:display="true" table:show-details="true"/>
                <table:data-pilot-member table:name="об эмоции" table:display="true" table:show-details="true"/>
                <table:data-pilot-member table:name="о человеке" table:display="true" table:show-details="true"/>
                <table:data-pilot-member table:name="деятельность" table:display="true" table:show-details="true"/>
                <table:data-pilot-member table:name="блеск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ethonymy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метонимия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Left contex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Не кровию земля" table:display="true" table:show-details="true"/>
                <table:data-pilot-member table:name="за правду утвердилась, Что меж" table:display="true" table:show-details="true"/>
                <table:data-pilot-member table:name="Поля," table:display="true" table:show-details="true"/>
                <table:data-pilot-member table:name="А всегда бодр, храбр, побеждать" table:display="true" table:show-details="true"/>
                <table:data-pilot-member table:name="жарка бою Одни с усердием" table:display="true" table:show-details="true"/>
                <table:data-pilot-member table:name="Когда ревут" table:display="true" table:show-details="true"/>
                <table:data-pilot-member table:name="Уж скоро зашумит" table:display="true" table:show-details="true"/>
                <table:data-pilot-member table:name="полках срацинских страх и горе," table:display="true" table:show-details="true"/>
                <table:data-pilot-member table:name="Се зри: их путь изобразует" table:display="true" table:show-details="true"/>
                <table:data-pilot-member table:name="" table:display="true" table:show-details="true"/>
                <table:data-pilot-member table:name="ним встречаяся, героя пожалела; Валы" table:display="true" table:show-details="true"/>
                <table:data-pilot-member table:name="Марс кровавый; Багреют вкруг судов" table:display="true" table:show-details="true"/>
                <table:data-pilot-member table:name="честь; Нам кровь, текущая с" table:display="true" table:show-details="true"/>
                <table:data-pilot-member table:name="воду вкруг судов, но кровь" table:display="true" table:show-details="true"/>
                <table:data-pilot-member table:name="горячая любовь, Престань воспламенять мою" table:display="true" table:show-details="true"/>
                <table:data-pilot-member table:name="в сомненье не решилась Пря," table:display="true" table:show-details="true"/>
                <table:data-pilot-member table:name="Шереметев, стать претящий, Голицын, мужеством" table:display="true" table:show-details="true"/>
                <table:data-pilot-member table:name="укротяся вдруг, На место волн," table:display="true" table:show-details="true"/>
                <table:data-pilot-member table:name="к ране я устами прикасался;" table:display="true" table:show-details="true"/>
                <table:data-pilot-member table:name="Да небо утвердит во юности" table:display="true" table:show-details="true"/>
                <table:data-pilot-member table:name="любови, Какая царствовать должна в" table:display="true" table:show-details="true"/>
                <table:data-pilot-member table:name="Тревожится" table:display="true" table:show-details="true"/>
                <table:data-pilot-member table:name="Но чтоб сей юности" table:display="true" table:show-details="true"/>
                <table:data-pilot-member table:name="солнца луч; Где ветры вечные" table:display="true" table:show-details="true"/>
                <table:data-pilot-member table:name="кристалей громады, Иль волн златых" table:display="true" table:show-details="true"/>
                <table:data-pilot-member table:name="О ты, Бландузский ключ" table:display="true" table:show-details="true"/>
                <table:data-pilot-member table:name="Вы, реки быстрые," table:display="true" table:show-details="true"/>
                <table:data-pilot-member table:name="явить, На коем черна кровь" table:display="true" table:show-details="true"/>
                <table:data-pilot-member table:name="Язвимой ветвями дерев, Текут ручьи" table:display="true" table:show-details="true"/>
                <table:data-pilot-member table:name="самый малый чёлн Средь седых" table:display="true" table:show-details="true"/>
                <table:data-pilot-member table:name="Разбавь хотя однажды" table:display="true" table:show-details="true"/>
                <table:data-pilot-member table:name="кубок твой сапфирный, Звездами, перлами" table:display="true" table:show-details="true"/>
                <table:data-pilot-member table:name="Все томится, все вздыхает; Кровь" table:display="true" table:show-details="true"/>
                <table:data-pilot-member table:name="в грудях кремнистых гор, В" table:display="true" table:show-details="true"/>
                <table:data-pilot-member table:name="в пепел обращенны, На кровь," table:display="true" table:show-details="true"/>
                <table:data-pilot-member table:name="ночь, твой одр ― гниенье, Покров ―" table:display="true" table:show-details="true"/>
                <table:data-pilot-member table:name="сынов, С напитком пенным и" table:display="true" table:show-details="true"/>
                <table:data-pilot-member table:name="прерублено острой секирой И во" table:display="true" table:show-details="true"/>
                <table:data-pilot-member table:name="Внемлите: водопад ревет," table:display="true" table:show-details="true"/>
                <table:data-pilot-member table:name="резвости, слиявшись, вновь стремились В" table:display="true" table:show-details="true"/>
                <table:data-pilot-member table:name="престань шуметь" table:display="true" table:show-details="true"/>
                <table:data-pilot-member table:name="мрачных вод И пену волн," table:display="true" table:show-details="true"/>
                <table:data-pilot-member table:name="крутизны И долу роя глубины," table:display="true" table:show-details="true"/>
                <table:data-pilot-member table:name="густую, Ее, нещадно пролитую, Творит" table:display="true" table:show-details="true"/>
                <table:data-pilot-member table:name="Рек враг," table:display="true" table:show-details="true"/>
                <table:data-pilot-member table:name="раздражит в нем дух, отмщением" table:display="true" table:show-details="true"/>
                <table:data-pilot-member table:name="Друзья," table:display="true" table:show-details="true"/>
                <table:data-pilot-member table:name="В" table:display="true" table:show-details="true"/>
                <table:data-pilot-member table:name="как в бурю лес, Людьми" table:display="true" table:show-details="true"/>
                <table:data-pilot-member table:name="родства и крови узы В" table:display="true" table:show-details="true"/>
                <table:data-pilot-member table:name="из рядов, и пал в" table:display="true" table:show-details="true"/>
                <table:data-pilot-member table:name="треск щитов, и гром ударов," table:display="true" table:show-details="true"/>
                <table:data-pilot-member table:name="украшенных холмах, На градских торжищах," table:display="true" table:show-details="true"/>
                <table:data-pilot-member table:name="которых зрел Тебя, всегда в" table:display="true" table:show-details="true"/>
                <table:data-pilot-member table:name="о камень; Яряся, океан изверг" table:display="true" table:show-details="true"/>
                <table:data-pilot-member table:name="болтливых Вокруг накрытого стола, Стакан," table:display="true" table:show-details="true"/>
                <table:data-pilot-member table:name="табунами На шум студеных струй," table:display="true" table:show-details="true"/>
                <table:data-pilot-member table:name="Пиров веселых зритель, Не пьет" table:display="true" table:show-details="true"/>
                <table:data-pilot-member table:name="камней по камням чрез бездны" table:display="true" table:show-details="true"/>
                <table:data-pilot-member table:name="дерев вершины, И загорелися небес" table:display="true" table:show-details="true"/>
                <table:data-pilot-member table:name="спокойный, величавый; Тебя, младый Ринальд," table:display="true" table:show-details="true"/>
                <table:data-pilot-member table:name="блеск; Дерзнул, внимая бездны плеск," table:display="true" table:show-details="true"/>
                <table:data-pilot-member table:name="На берег выброшен" table:display="true" table:show-details="true"/>
                <table:data-pilot-member table:name="воздымает И черные холмы морских" table:display="true" table:show-details="true"/>
                <table:data-pilot-member table:name="столпов, И пеной огненной с" table:display="true" table:show-details="true"/>
                <table:data-pilot-member table:name="высоте И, став над бездною" table:display="true" table:show-details="true"/>
                <table:data-pilot-member table:name="огнем; И бледные его ланиты" table:display="true" table:show-details="true"/>
                <table:data-pilot-member table:name="и томленье, Души, господства жаждущей," table:display="true" table:show-details="true"/>
                <table:data-pilot-member table:name="Ревела буря… вдруг луной Иртыш" table:display="true" table:show-details="true"/>
                <table:data-pilot-member table:name="на градских площадях Вкруг вас" table:display="true" table:show-details="true"/>
                <table:data-pilot-member table:name="несемся быстро мы, И Сталь" table:display="true" table:show-details="true"/>
                <table:data-pilot-member table:name="могущею рукой Отвлек от пропасти" table:display="true" table:show-details="true"/>
                <table:data-pilot-member table:name="И к небу не летит" table:display="true" table:show-details="true"/>
                <table:data-pilot-member table:name="могли слова вещать; Разлитый Эридан" table:display="true" table:show-details="true"/>
                <table:data-pilot-member table:name="луч животворящий, Из чаши Гения" table:display="true" table:show-details="true"/>
                <table:data-pilot-member table:name="Поседевший в битвах дед Завещал" table:display="true" table:show-details="true"/>
                <table:data-pilot-member table:name="взывал К тебе, волнуемый моей" table:display="true" table:show-details="true"/>
                <table:data-pilot-member table:name="судьбой насмешливой знаком. Надейтесь, юноши" table:display="true" table:show-details="true"/>
                <table:data-pilot-member table:name="стучали И в них шипел" table:display="true" table:show-details="true"/>
                <table:data-pilot-member table:name="свой век младой И изнывать" table:display="true" table:show-details="true"/>
                <table:data-pilot-member table:name="благоговением дерзал я лобызать Фиал" table:display="true" table:show-details="true"/>
                <table:data-pilot-member table:name="Преодолев" table:display="true" table:show-details="true"/>
                <table:data-pilot-member table:name="гласом возопил, И пуншем нектарным," table:display="true" table:show-details="true"/>
                <table:data-pilot-member table:name="покоя Налей, налей в бокал" table:display="true" table:show-details="true"/>
                <table:data-pilot-member table:name="дерзну ли об одном? Вели" table:display="true" table:show-details="true"/>
                <table:data-pilot-member table:name="Жемчужною" table:display="true" table:show-details="true"/>
                <table:data-pilot-member table:name="может, был я в заблужденье," table:display="true" table:show-details="true"/>
                <table:data-pilot-member table:name="то жизни гений Нам льет" table:display="true" table:show-details="true"/>
                <table:data-pilot-member table:name="Без красавицы младой, Без" table:display="true" table:show-details="true"/>
                <table:data-pilot-member table:name="Решась кокетку ненавидеть," table:display="true" table:show-details="true"/>
                <table:data-pilot-member table:name="укрощает Дикую радость души, пылкий," table:display="true" table:show-details="true"/>
                <table:data-pilot-member table:name="Как капля в бездне вод" table:display="true" table:show-details="true"/>
                <table:data-pilot-member table:name="пленительных очей Посыпался как град" table:display="true" table:show-details="true"/>
                <table:data-pilot-member table:name="преврати В увеселительную чашу, Вином" table:display="true" table:show-details="true"/>
                <table:data-pilot-member table:name="сильный отважно плывет И брызжет" table:display="true" table:show-details="true"/>
                <table:data-pilot-member table:name="ль стены далекого Китая, В" table:display="true" table:show-details="true"/>
                <table:data-pilot-member table:name="Сегодня ― город, завтра ― волны," table:display="true" table:show-details="true"/>
                <table:data-pilot-member table:name="несется по морям, Борясь с" table:display="true" table:show-details="true"/>
                <table:data-pilot-member table:name="беспечностию равной И крови он" table:display="true" table:show-details="true"/>
                <table:data-pilot-member table:name="собой, Дым из ноздрей летит" table:display="true" table:show-details="true"/>
                <table:data-pilot-member table:name="я стражду… то прилив" table:display="true" table:show-details="true"/>
                <table:data-pilot-member table:name="вакхическую песнь, Рожденную за чашею" table:display="true" table:show-details="true"/>
                <table:data-pilot-member table:name="кровлях, в окнах, у ворот" table:display="true" table:show-details="true"/>
                <table:data-pilot-member table:name="летят Наши мстительные бомбы На" table:display="true" table:show-details="true"/>
                <table:data-pilot-member table:name="они из юной груди Лились" table:display="true" table:show-details="true"/>
                <table:data-pilot-member table:name="меня На стогны, в жизнь" table:display="true" table:show-details="true"/>
                <table:data-pilot-member table:name="немую мглу, Стремглав низвергнуться в" table:display="true" table:show-details="true"/>
                <table:data-pilot-member table:name="изведший нас древле В землю," table:display="true" table:show-details="true"/>
                <table:data-pilot-member table:name="Ты опасаешься, что страсти Вольют" table:display="true" table:show-details="true"/>
                <table:data-pilot-member table:name="пустотою; Ты ждал бессонницы, страстей," table:display="true" table:show-details="true"/>
                <table:data-pilot-member table:name="хладных людей я вулканом дохну," table:display="true" table:show-details="true"/>
                <table:data-pilot-member table:name="Что бури вой и шум" table:display="true" table:show-details="true"/>
                <table:data-pilot-member table:name="счастливый, И тайно и злобно" table:display="true" table:show-details="true"/>
                <table:data-pilot-member table:name="сердца ветреных надежд? А ключ" table:display="true" table:show-details="true"/>
                <table:data-pilot-member table:name="И тигра кожею покрыт, С" table:display="true" table:show-details="true"/>
                <table:data-pilot-member table:name="закалила Дикой силы полноту, И" table:display="true" table:show-details="true"/>
                <table:data-pilot-member table:name="Тем ― отрава злого зелья, Тем ―" table:display="true" table:show-details="true"/>
                <table:data-pilot-member table:name="И гнев" table:display="true" table:show-details="true"/>
                <table:data-pilot-member table:name="едою блюда золотые, И янтарем" table:display="true" table:show-details="true"/>
                <table:data-pilot-member table:name="рать; и быстро Ее поток," table:display="true" table:show-details="true"/>
                <table:data-pilot-member table:name="Ходят волны, и звучит Над" table:display="true" table:show-details="true"/>
                <table:data-pilot-member table:name="объятья, Вздох неги превратит в" table:display="true" table:show-details="true"/>
                <table:data-pilot-member table:name="туман И ил смешается с" table:display="true" table:show-details="true"/>
                <table:data-pilot-member table:name="волну, И беснуется он по" table:display="true" table:show-details="true"/>
                <table:data-pilot-member table:name="кто может струей виноградной, Бурно ―" table:display="true" table:show-details="true"/>
                <table:data-pilot-member table:name="новая роскошная природа, И жизнь" table:display="true" table:show-details="true"/>
                <table:data-pilot-member table:name="По Музе гордой и несчастной," table:display="true" table:show-details="true"/>
                <table:data-pilot-member table:name="В битве," table:display="true" table:show-details="true"/>
                <table:data-pilot-member table:name="молодецких и буйных порыв, Сил," table:display="true" table:show-details="true"/>
                <table:data-pilot-member table:name="Но," table:display="true" table:show-details="true"/>
                <table:data-pilot-member table:name="Старый ключ прошиб гранит И над бездною висит, Весь" table:display="true" table:show-details="true"/>
                <table:data-pilot-member table:name="глухих порывах Тяжелых смут, среди" table:display="true" table:show-details="true"/>
                <table:data-pilot-member table:name="Песком пустынь, венцами гор, Морей" table:display="true" table:show-details="true"/>
                <table:data-pilot-member table:name="одной руке подняв бокал с" table:display="true" table:show-details="true"/>
                <table:data-pilot-member table:name="Над пучиною" table:display="true" table:show-details="true"/>
                <table:data-pilot-member table:name="Смола" table:display="true" table:show-details="true"/>
                <table:data-pilot-member table:name="нас, а все мимо Несется" table:display="true" table:show-details="true"/>
                <table:data-pilot-member table:name="Ночь." table:display="true" table:show-details="true"/>
                <table:data-pilot-member table:name="огонь, шипенье, Деревьев-факелов" table:display="true" table:show-details="true"/>
                <table:data-pilot-member table:name="кинули бакан, И вот, среди" table:display="true" table:show-details="true"/>
                <table:data-pilot-member table:name="молишься чистому счастию знанья, Мысли" table:display="true" table:show-details="true"/>
                <table:data-pilot-member table:name="вместив, золотые края Неисчерпно-" table:display="true" table:show-details="true"/>
                <table:data-pilot-member table:name="улицах шумных Начнутся неистовства сонмов" table:display="true" table:show-details="true"/>
                <table:data-pilot-member table:name="призыв без ответа, Это море" table:display="true" table:show-details="true"/>
                <table:data-pilot-member table:name="скал, вам, гребни волн седые," table:display="true" table:show-details="true"/>
                <table:data-pilot-member table:name="На струистой," table:display="true" table:show-details="true"/>
                <table:data-pilot-member table:name="своего, ― То от тебя ее" table:display="true" table:show-details="true"/>
                <table:data-pilot-member table:name="Твой стих, что конь, в" table:display="true" table:show-details="true"/>
                <table:data-pilot-member table:name="голубою стеной Там мерцал над" table:display="true" table:show-details="true"/>
                <table:data-pilot-member table:name="переметной Лизнувший по морю колосьев" table:display="true" table:show-details="true"/>
                <table:data-pilot-member table:name="И сыплет в море золотом" table:display="true" table:show-details="true"/>
                <table:data-pilot-member table:name="грудь, Как громный вал в" table:display="true" table:show-details="true"/>
                <table:data-pilot-member table:name="вал Его, сказавшего, увлек В" table:display="true" table:show-details="true"/>
                <table:data-pilot-member table:name="Смоет кровь и пыль. Обливай" table:display="true" table:show-details="true"/>
                <table:data-pilot-member table:name="как некий исполин, Зыбь рассекал" table:display="true" table:show-details="true"/>
                <table:data-pilot-member table:name="по уши уйти в людской" table:display="true" table:show-details="true"/>
                <table:data-pilot-member table:name="седые кипят, И над холодной," table:display="true" table:show-details="true"/>
                <table:data-pilot-member table:name="Да?» Графиня роняет уныло: «Любовь ―" table:display="true" table:show-details="true"/>
                <table:data-pilot-member table:name="И снова полн" table:display="true" table:show-details="true"/>
                <table:data-pilot-member table:name="других для нас мгновенный плен," table:display="true" table:show-details="true"/>
                <table:data-pilot-member table:name="и страх и муки, Дробя" table:display="true" table:show-details="true"/>
                <table:data-pilot-member table:name="на песке, дождем прибитом, Шипя" table:display="true" table:show-details="true"/>
                <table:data-pilot-member table:name="глас совьет, как свиток, небеса," table:display="true" table:show-details="true"/>
                <table:data-pilot-member table:name="И вновь ―" table:display="true" table:show-details="true"/>
                <table:data-pilot-member table:name="осталось. Кратер вулкана раскрылся, изверглась" table:display="true" table:show-details="true"/>
                <table:data-pilot-member table:name="Там, где" table:display="true" table:show-details="true"/>
                <table:data-pilot-member table:name="Котлы" table:display="true" table:show-details="true"/>
                <table:data-pilot-member table:name="проходят тенью синей По серебру" table:display="true" table:show-details="true"/>
                <table:data-pilot-member table:name="многоплодные стада, За вожаком прорезывая" table:display="true" table:show-details="true"/>
                <table:data-pilot-member table:name="слепящий, На морском Побережье вал," table:display="true" table:show-details="true"/>
                <table:data-pilot-member table:name="он таганы И котлы с" table:display="true" table:show-details="true"/>
                <table:data-pilot-member table:name="плакать надо всем Слезами радости" table:display="true" table:show-details="true"/>
                <table:data-pilot-member table:name="страницу в грозе мировой! Проснулось" table:display="true" table:show-details="true"/>
                <table:data-pilot-member table:name="для меня, Звонкий, словно водопад" table:display="true" table:show-details="true"/>
                <table:data-pilot-member table:name="Когда швыряет огонь" table:display="true" table:show-details="true"/>
                <table:data-pilot-member table:name="В липкой тине столицы" table:display="true" table:show-details="true"/>
                <table:data-pilot-member table:name="труп окаменелый, Его не шевельнет" table:display="true" table:show-details="true"/>
                <table:data-pilot-member table:name="всю хлябь и водь, Смолой" table:display="true" table:show-details="true"/>
                <table:data-pilot-member table:name="каждый в пламя горна брошен," table:display="true" table:show-details="true"/>
                <table:data-pilot-member table:name="И не ровен. Мы ― в" table:display="true" table:show-details="true"/>
                <table:data-pilot-member table:name="Дробясь несчетностью звезд, Любовь ― в" table:display="true" table:show-details="true"/>
                <table:data-pilot-member table:name="Не застывающей" table:display="true" table:show-details="true"/>
                <table:data-pilot-member table:name="Ты под котел" table:display="true" table:show-details="true"/>
                <table:data-pilot-member table:name="Взбесившуюся лошадь направляет, ― И средь" table:display="true" table:show-details="true"/>
                <table:data-pilot-member table:name="Может быть, Песков египетских венец" table:display="true" table:show-details="true"/>
                <table:data-pilot-member table:name="что может случиться: Из домны" table:display="true" table:show-details="true"/>
                <table:data-pilot-member table:name="кругом Ковши, серебряные чаши С" table:display="true" table:show-details="true"/>
                <table:data-pilot-member table:name="тьмой: Я вижу огненное море" table:display="true" table:show-details="true"/>
                <table:data-pilot-member table:name="закружились Спицы ворота, как из" table:display="true" table:show-details="true"/>
                <table:data-pilot-member table:name="Трактирщица с улыбкой мне выносит" table:display="true" table:show-details="true"/>
                <table:data-pilot-member table:name="Мы, трудящие народы, В нас" table:display="true" table:show-details="true"/>
                <table:data-pilot-member table:name="Обегая каменные груды, пеною" table:display="true" table:show-details="true"/>
                <table:data-pilot-member table:name="кто на рассвете пил / волны" table:display="true" table:show-details="true"/>
                <table:data-pilot-member table:name="на запад обращает, Над толпами," table:display="true" table:show-details="true"/>
                <table:data-pilot-member table:name="Но юность встает из" table:display="true" table:show-details="true"/>
                <table:data-pilot-member table:name="ветер невских хладных вод. Борты" table:display="true" table:show-details="true"/>
                <table:data-pilot-member table:name="все овцы тучны, На площадях" table:display="true" table:show-details="true"/>
                <table:data-pilot-member table:name="камень Толщь зеленых хрусталей, О," table:display="true" table:show-details="true"/>
                <table:data-pilot-member table:name="взрывать, ― и шли / корабли / под" table:display="true" table:show-details="true"/>
                <table:data-pilot-member table:name="отныне Сталью светлого клинка, Донеси" table:display="true" table:show-details="true"/>
                <table:data-pilot-member table:name="Выносили нас кони глазастые Из" table:display="true" table:show-details="true"/>
                <table:data-pilot-member table:name="кровельным откосом Гудит прибой чужих," table:display="true" table:show-details="true"/>
                <table:data-pilot-member table:name="На дне ушатов плещет широко" table:display="true" table:show-details="true"/>
                <table:data-pilot-member table:name="девушек, О юношах с кровью" table:display="true" table:show-details="true"/>
                <table:data-pilot-member table:name="И на штыках ―" table:display="true" table:show-details="true"/>
                <table:data-pilot-member table:name="скулы тугие. Делим свой вкусно" table:display="true" table:show-details="true"/>
                <table:data-pilot-member table:name="Я один. Пустота." table:display="true" table:show-details="true"/>
                <table:data-pilot-member table:name="Но в ограниченности безграничья" table:display="true" table:show-details="true"/>
                <table:data-pilot-member table:name="Вонзила свои водяные зрачки В" table:display="true" table:show-details="true"/>
                <table:data-pilot-member table:name="по-прежнему тяжко, и смолы роняет" table:display="true" table:show-details="true"/>
                <table:data-pilot-member table:name="Изнуряющий, сладостный плен мой," table:display="true" table:show-details="true"/>
                <table:data-pilot-member table:name="лужам прошлогодний экстракт; Муравьиные конусы," table:display="true" table:show-details="true"/>
                <table:data-pilot-member table:name="раковины, черви и кораллы Воде" table:display="true" table:show-details="true"/>
                <table:data-pilot-member table:name="Дымящимся паром" table:display="true" table:show-details="true"/>
                <table:data-pilot-member table:name="приподнять копье ― Так шлите юности" table:display="true" table:show-details="true"/>
                <table:data-pilot-member table:name="В кромешных пучинах, в геенне" table:display="true" table:show-details="true"/>
                <table:data-pilot-member table:name="Уже он в" table:display="true" table:show-details="true"/>
                <table:data-pilot-member table:name="А солнце, /" table:display="true" table:show-details="true"/>
                <table:data-pilot-member table:name="недалеких уже янычар И хлестала" table:display="true" table:show-details="true"/>
                <table:data-pilot-member table:name="засвищет свинцовая вьюга И шквалом" table:display="true" table:show-details="true"/>
                <table:data-pilot-member table:name="О, сколько памятей и слез невольных, Хоть не пролитых, но в груди" table:display="true" table:show-details="true"/>
                <table:data-pilot-member table:name="Между нами ― поэзия, Этот ливень" table:display="true" table:show-details="true"/>
                <table:data-pilot-member table:name="то было эхо смутное Живых," table:display="true" table:show-details="true"/>
                <table:data-pilot-member table:name="Июль сорок первого года," table:display="true" table:show-details="true"/>
                <table:data-pilot-member table:name="На две живых, на две" table:display="true" table:show-details="true"/>
                <table:data-pilot-member table:name="Томленье озарив твое, Из тайников" table:display="true" table:show-details="true"/>
                <table:data-pilot-member table:name="страсти мужской, Родилась Анадиомена Из" table:display="true" table:show-details="true"/>
                <table:data-pilot-member table:name="во дни великих вод, кишмя" table:display="true" table:show-details="true"/>
                <table:data-pilot-member table:name="Я был веселый и странный," table:display="true" table:show-details="true"/>
                <table:data-pilot-member table:name="Но море," table:display="true" table:show-details="true"/>
                <table:data-pilot-member table:name="уступит яви, Когда расстелется в" table:display="true" table:show-details="true"/>
                <table:data-pilot-member table:name="От" table:display="true" table:show-details="true"/>
                <table:data-pilot-member table:name="На рыбу, прыщущую жиром, В" table:display="true" table:show-details="true"/>
                <table:data-pilot-member table:name="как Везувий, И жаждет струею" table:display="true" table:show-details="true"/>
                <table:data-pilot-member table:name="(Я в гуще Смолы" table:display="true" table:show-details="true"/>
                <table:data-pilot-member table:name="Сосо, страдать научиться И в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ent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кипящей" table:display="true" table:show-details="true"/>
                <table:data-pilot-member table:name="кипящих" table:display="true" table:show-details="true"/>
                <table:data-pilot-member table:name="кипящие" table:display="true" table:show-details="true"/>
                <table:data-pilot-member table:name="кипящу" table:display="true" table:show-details="true"/>
                <table:data-pilot-member table:name="Кипяща" table:display="true" table:show-details="true"/>
                <table:data-pilot-member table:name="Кипящая" table:display="true" table:show-details="true"/>
                <table:data-pilot-member table:name="кипящими" table:display="true" table:show-details="true"/>
                <table:data-pilot-member table:name="кипяще" table:display="true" table:show-details="true"/>
                <table:data-pilot-member table:name="кипящим" table:display="true" table:show-details="true"/>
                <table:data-pilot-member table:name="кипящею" table:display="true" table:show-details="true"/>
                <table:data-pilot-member table:name="кипящем" table:display="true" table:show-details="true"/>
                <table:data-pilot-member table:name="кипящего" table:display="true" table:show-details="true"/>
                <table:data-pilot-member table:name="кипящему" table:display="true" table:show-details="true"/>
                <table:data-pilot-member table:name="кипящую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unc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," table:display="true" table:show-details="true"/>
                <table:data-pilot-member table:name="!" table:display="true" table:show-details="true"/>
                <table:data-pilot-member table:name="." table:display="true" table:show-details="true"/>
                <table:data-pilot-member table:name="/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Right contex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обагрилась, Но в радости струях" table:display="true" table:show-details="true"/>
                <table:data-pilot-member table:name="волн Венера в свет родилась" table:display="true" table:show-details="true"/>
                <table:data-pilot-member table:name="кровью Убитых человеков, Тела, в" table:display="true" table:show-details="true"/>
                <table:data-pilot-member table:name="страсти ." table:display="true" table:show-details="true"/>
                <table:data-pilot-member table:name="кровь прольют, Другие чрез моря" table:display="true" table:show-details="true"/>
                <table:data-pilot-member table:name="волны, Богач трепещет на земли" table:display="true" table:show-details="true"/>
                <table:data-pilot-member table:name="Флегетонт; Я мраком солнца свет" table:display="true" table:show-details="true"/>
                <table:data-pilot-member table:name="ярость, казнь и смерть." table:display="true" table:show-details="true"/>
                <table:data-pilot-member table:name="пеною вода; Не паки ль" table:display="true" table:show-details="true"/>
                <table:data-pilot-member table:name="валы при устье брань подъемлют" table:display="true" table:show-details="true"/>
                <table:data-pilot-member table:name="и бурные огни Умели пощадить" table:display="true" table:show-details="true"/>
                <table:data-pilot-member table:name="струи." table:display="true" table:show-details="true"/>
                <table:data-pilot-member table:name="вода огня не потушает, Свирепый" table:display="true" table:show-details="true"/>
                <table:data-pilot-member table:name="струями, Феодорова тень, виясь над" table:display="true" table:show-details="true"/>
                <table:data-pilot-member table:name="видят, И ужасы войны и" table:display="true" table:show-details="true"/>
                <table:data-pilot-member table:name="кровь И нежным перестань ея" table:display="true" table:show-details="true"/>
                <table:data-pilot-member table:name="меж полков!" table:display="true" table:show-details="true"/>
                <table:data-pilot-member table:name="На стены готфски вверх идущ" table:display="true" table:show-details="true"/>
                <table:data-pilot-member table:name="вскоре, Являет струйки как жемчуг" table:display="true" table:show-details="true"/>
                <table:data-pilot-member table:name="крови ток, что с шумом" table:display="true" table:show-details="true"/>
                <table:data-pilot-member table:name="И прелестей в соблазн вид" table:display="true" table:show-details="true"/>
                <table:data-pilot-member table:name="крови, ― Но если вас она" table:display="true" table:show-details="true"/>
                <table:data-pilot-member table:name="младость, И рушится мой сладкий" table:display="true" table:show-details="true"/>
                <table:data-pilot-member table:name="Стремленье в благо обратить И" table:display="true" table:show-details="true"/>
                <table:data-pilot-member table:name="море роют, Вода пускает гром" table:display="true" table:show-details="true"/>
                <table:data-pilot-member table:name="сонм, Или горящие эфиры, Иль" table:display="true" table:show-details="true"/>
                <table:data-pilot-member table:name="В блистаньи спорящий с стеклом" table:display="true" table:show-details="true"/>
                <table:data-pilot-member table:name="глубины ― Кротчайшая вода, блестящим лавиринфом" table:display="true" table:show-details="true"/>
                <table:data-pilot-member table:name="курится?" table:display="true" table:show-details="true"/>
                <table:data-pilot-member table:name="крови На зелень влажныя земли" table:display="true" table:show-details="true"/>
                <table:data-pilot-member table:name="волн." table:display="true" table:show-details="true"/>
                <table:data-pilot-member table:name="вино Воды четвертой долей." table:display="true" table:show-details="true"/>
                <table:data-pilot-member table:name="Да нектар твой небесный, сильный" table:display="true" table:show-details="true"/>
                <table:data-pilot-member table:name="охладела, Радость жизни отлетела; Все" table:display="true" table:show-details="true"/>
                <table:data-pilot-member table:name="адом безднах мрачных, Между стихий" table:display="true" table:show-details="true"/>
                <table:data-pilot-member table:name="по полям." table:display="true" table:show-details="true"/>
                <table:data-pilot-member table:name="рой червей!" table:display="true" table:show-details="true"/>
                <table:data-pilot-member table:name="страсти обуздай, Смиренно песни сей" table:display="true" table:show-details="true"/>
                <table:data-pilot-member table:name="Он радость в сердце льет" table:display="true" table:show-details="true"/>
                <table:data-pilot-member table:name="воде разваренно, Ночью Богам в" table:display="true" table:show-details="true"/>
                <table:data-pilot-member table:name="пеною граниты омывает И в" table:display="true" table:show-details="true"/>
                <table:data-pilot-member table:name="полноте свирепыя реки; Терзая грудь" table:display="true" table:show-details="true"/>
                <table:data-pilot-member table:name="волной: Пускай внимают все, что" table:display="true" table:show-details="true"/>
                <table:data-pilot-member table:name="под рулями Их кораблей; &lt;тот" table:display="true" table:show-details="true"/>
                <table:data-pilot-member table:name="реются в безвестность;" table:display="true" table:show-details="true"/>
                <table:data-pilot-member table:name="током течь." table:display="true" table:show-details="true"/>
                <table:data-pilot-member table:name="злым наветом: Под солнцем власть" table:display="true" table:show-details="true"/>
                <table:data-pilot-member table:name="И изведет его в сражение" table:display="true" table:show-details="true"/>
                <table:data-pilot-member table:name="кубок сей Вождям, сраженным в" table:display="true" table:show-details="true"/>
                <table:data-pilot-member table:name="зыблется крови; От всех забыт" table:display="true" table:show-details="true"/>
                <table:data-pilot-member table:name="переходы, Всходя до синевы небес" table:display="true" table:show-details="true"/>
                <table:data-pilot-member table:name="как волкан, страстях, К ногам" table:display="true" table:show-details="true"/>
                <table:data-pilot-member table:name="бое: Покойся, юноша!" table:display="true" table:show-details="true"/>
                <table:data-pilot-member table:name="брань среди опустошенных сел И" table:display="true" table:show-details="true"/>
                <table:data-pilot-member table:name="от народа, На самом прахе" table:display="true" table:show-details="true"/>
                <table:data-pilot-member table:name="сече, Всегда под свистом стрел" table:display="true" table:show-details="true"/>
                <table:data-pilot-member table:name="волнами Пловца на дикий брег" table:display="true" table:show-details="true"/>
                <table:data-pilot-member table:name="пеной белой, И стук блестящего" table:display="true" table:show-details="true"/>
                <table:data-pilot-member table:name="под землей, Где путник с" table:display="true" table:show-details="true"/>
                <table:data-pilot-member table:name="Водопад, свергаяся со скал, Целебному" table:display="true" table:show-details="true"/>
                <table:data-pilot-member table:name="вина Из чаши круговыя…" table:display="true" table:show-details="true"/>
                <table:data-pilot-member table:name="Легкостью ног упреждал он и" table:display="true" table:show-details="true"/>
                <table:data-pilot-member table:name="пучины." table:display="true" table:show-details="true"/>
                <table:data-pilot-member table:name="как Ахилл, В любви, в" table:display="true" table:show-details="true"/>
                <table:data-pilot-member table:name="свирепством богоборным, Изрыгнуть на Тебя" table:display="true" table:show-details="true"/>
                <table:data-pilot-member table:name="волной, Пловец с усталости в" table:display="true" table:show-details="true"/>
                <table:data-pilot-member table:name="вод С громовой тучею сливает" table:display="true" table:show-details="true"/>
                <table:data-pilot-member table:name="волнами По камням прядают и" table:display="true" table:show-details="true"/>
                <table:data-pilot-member table:name="Весь ужас бури осветил: Засеребрилися" table:display="true" table:show-details="true"/>
                <table:data-pilot-member table:name="кровью налились; Ужасной бледностью покрыты" table:display="true" table:show-details="true"/>
                <table:data-pilot-member table:name="стремленье И замыслов событие Несбыточных" table:display="true" table:show-details="true"/>
                <table:data-pilot-member table:name="осребрился, И труп, извергнутый волной" table:display="true" table:show-details="true"/>
                <table:data-pilot-member table:name="народу Вы хвалите в своих" table:display="true" table:show-details="true"/>
                <table:data-pilot-member table:name="плененная собою, Дух немцев разжидив" table:display="true" table:show-details="true"/>
                <table:data-pilot-member table:name="Я стал свободен… я спасен" table:display="true" table:show-details="true"/>
                <table:data-pilot-member table:name="водопад!" table:display="true" table:show-details="true"/>
                <table:data-pilot-member table:name="волнами Увлек дремучий лес и" table:display="true" table:show-details="true"/>
                <table:data-pilot-member table:name="кубок сей Поэтам осужденным: Мы" table:display="true" table:show-details="true"/>
                <table:data-pilot-member table:name="Он пил за здравие людей" table:display="true" table:show-details="true"/>
                <table:data-pilot-member table:name="внукам Жажду воли и побед" table:display="true" table:show-details="true"/>
                <table:data-pilot-member table:name="кровью, Как бы предчувствуя, что" table:display="true" table:show-details="true"/>
                <table:data-pilot-member table:name="Летите: крылья вам даны; Для" table:display="true" table:show-details="true"/>
                <table:data-pilot-member table:name="мед." table:display="true" table:show-details="true"/>
                <table:data-pilot-member table:name="душой Под тяжким игом самовластья" table:display="true" table:show-details="true"/>
                <table:data-pilot-member table:name="вод Нарзанны, ― И мнилось радостному" table:display="true" table:show-details="true"/>
                <table:data-pilot-member table:name="стремнины, Где жаркая струя сквозь" table:display="true" table:show-details="true"/>
                <table:data-pilot-member table:name="В минуту стол обрызган был" table:display="true" table:show-details="true"/>
                <table:data-pilot-member table:name="вино! Как тихий ток воды" table:display="true" table:show-details="true"/>
                <table:data-pilot-member table:name="вином Поднесть златую чашу». Он" table:display="true" table:show-details="true"/>
                <table:data-pilot-member table:name="лавой, За валом низвергая вал" table:display="true" table:show-details="true"/>
                <table:data-pilot-member table:name="ревностью горя; Но я в" table:display="true" table:show-details="true"/>
                <table:data-pilot-member table:name="вино Скорбей и наслаждений." table:display="true" table:show-details="true"/>
                <table:data-pilot-member table:name="стакана, Прелесть розы огневой, Блеск" table:display="true" table:show-details="true"/>
                <table:data-pilot-member table:name="Ленский не хотел Пред поединком" table:display="true" table:show-details="true"/>
                <table:data-pilot-member table:name="восторг." table:display="true" table:show-details="true"/>
                <table:data-pilot-member table:name="Как в море легкая струя" table:display="true" table:show-details="true"/>
                <table:data-pilot-member table:name="слез ручей; И сим слезам" table:display="true" table:show-details="true"/>
                <table:data-pilot-member table:name="освяти, Да запивай уху да" table:display="true" table:show-details="true"/>
                <table:data-pilot-member table:name="влагой." table:display="true" table:show-details="true"/>
                <table:data-pilot-member table:name="ли Париж, туда ли наконец" table:display="true" table:show-details="true"/>
                <table:data-pilot-member table:name="стан, утес безмолвный, И конь" table:display="true" table:show-details="true"/>
                <table:data-pilot-member table:name="волнами; А я ― о бурях" table:display="true" table:show-details="true"/>
                <table:data-pilot-member table:name="ключ, И ручеек златит дубравный" table:display="true" table:show-details="true"/>
                <table:data-pilot-member table:name="Копыта искры льют струей, Глаза" table:display="true" table:show-details="true"/>
                <table:data-pilot-member table:name="крови грудь стесняет, То смерти" table:display="true" table:show-details="true"/>
                <table:data-pilot-member table:name="" table:display="true" table:show-details="true"/>
                <table:data-pilot-member table:name="ветреный народ, Богато убранный, одетый" table:display="true" table:show-details="true"/>
                <table:data-pilot-member table:name="бунтом град." table:display="true" table:show-details="true"/>
                <table:data-pilot-member table:name="струей; Когда туманом мир и" table:display="true" table:show-details="true"/>
                <table:data-pilot-member table:name="душа в немую вечность ляжет" table:display="true" table:show-details="true"/>
                <table:data-pilot-member table:name="столицы; Он дум божественных открыл" table:display="true" table:show-details="true"/>
                <table:data-pilot-member table:name="смолу, Или во льду застыть" table:display="true" table:show-details="true"/>
                <table:data-pilot-member table:name="млеком и медом?" table:display="true" table:show-details="true"/>
                <table:data-pilot-member table:name="жгучий яд В его младенческую" table:display="true" table:show-details="true"/>
                <table:data-pilot-member table:name="лавы, ― и дождался!" table:display="true" table:show-details="true"/>
                <table:data-pilot-member table:name="лавой нахлыну; Средь водной равнины" table:display="true" table:show-details="true"/>
                <table:data-pilot-member table:name="рек?" table:display="true" table:show-details="true"/>
                <table:data-pilot-member table:name="ревность пылает…" table:display="true" table:show-details="true"/>
                <table:data-pilot-member table:name="песнопенья? А слез, небесных слез" table:display="true" table:show-details="true"/>
                <table:data-pilot-member table:name="чашей председает." table:display="true" table:show-details="true"/>
                <table:data-pilot-member table:name="Ахилла Бою древнему явила Уязвимым" table:display="true" table:show-details="true"/>
                <table:data-pilot-member table:name="вино; Тот блестящими глазами Смотрит" table:display="true" table:show-details="true"/>
                <table:data-pilot-member table:name="в ней клокочет: Надежд отрадных" table:display="true" table:show-details="true"/>
                <table:data-pilot-member table:name="в чашах блещет Вино; и" table:display="true" table:show-details="true"/>
                <table:data-pilot-member table:name="истребленьем, Вдоль мирных берегов реки" table:display="true" table:show-details="true"/>
                <table:data-pilot-member table:name="волнами Звонкий голос нереид." table:display="true" table:show-details="true"/>
                <table:data-pilot-member table:name="рой проклятья Отнимет все ― и" table:display="true" table:show-details="true"/>
                <table:data-pilot-member table:name="волнами, ― Какая ж мысль в" table:display="true" table:show-details="true"/>
                <table:data-pilot-member table:name="пучинам." table:display="true" table:show-details="true"/>
                <table:data-pilot-member table:name="и искристо ― хладной, Радость усилить" table:display="true" table:show-details="true"/>
                <table:data-pilot-member table:name="и полная свобода Тебя невольно" table:display="true" table:show-details="true"/>
                <table:data-pilot-member table:name="злобою безгласной!" table:display="true" table:show-details="true"/>
                <table:data-pilot-member table:name="во все времена С кознями" table:display="true" table:show-details="true"/>
                <table:data-pilot-member table:name="мятежным огнем." table:display="true" table:show-details="true"/>
                <table:data-pilot-member table:name="жизненною силой, Он ее в" table:display="true" table:show-details="true"/>
                <table:data-pilot-member table:name="волн, Случалось проводить в бушующих" table:display="true" table:show-details="true"/>
                <table:data-pilot-member table:name="изумрудом." table:display="true" table:show-details="true"/>
                <table:data-pilot-member table:name="влагой, В другой ― венок из" table:display="true" table:show-details="true"/>
                <table:data-pilot-member table:name="Ходят волны ходенем, Проступают остриями" table:display="true" table:show-details="true"/>
                <table:data-pilot-member table:name="жизнью надо жить, Все радости" table:display="true" table:show-details="true"/>
                <table:data-pilot-member table:name="переполняет груди, Которых молоком ты" table:display="true" table:show-details="true"/>
                <table:data-pilot-member table:name="потоп." table:display="true" table:show-details="true"/>
                <table:data-pilot-member table:name="черное море Потопом уносится прочь" table:display="true" table:show-details="true"/>
                <table:data-pilot-member table:name="дымный ад, И бури бешеной" table:display="true" table:show-details="true"/>
                <table:data-pilot-member table:name="залива, Он прыгает и мечется" table:display="true" table:show-details="true"/>
                <table:data-pilot-member table:name="и мудрости тихим вершинам." table:display="true" table:show-details="true"/>
                <table:data-pilot-member table:name="волю." table:display="true" table:show-details="true"/>
                <table:data-pilot-member table:name="Пиры и веселья народов безумных" table:display="true" table:show-details="true"/>
                <table:data-pilot-member table:name="слез." table:display="true" table:show-details="true"/>
                <table:data-pilot-member table:name="в своем безжизненном бою, Я" table:display="true" table:show-details="true"/>
                <table:data-pilot-member table:name="волне Наши легкие, темные тени" table:display="true" table:show-details="true"/>
                <table:data-pilot-member table:name="льдистости Не нужно ничего." table:display="true" table:show-details="true"/>
                <table:data-pilot-member table:name="злобе Уздою сдержанный едва, И" table:display="true" table:show-details="true"/>
                <table:data-pilot-member table:name="волной." table:display="true" table:show-details="true"/>
                <table:data-pilot-member table:name="Поплыл, отеняя в душе беззаботной" table:display="true" table:show-details="true"/>
                <table:data-pilot-member table:name="пене." table:display="true" table:show-details="true"/>
                <table:data-pilot-member table:name="пламенем поток." table:display="true" table:show-details="true"/>
                <table:data-pilot-member table:name="пылом. Начисто скреби Спину, грудь" table:display="true" table:show-details="true"/>
                <table:data-pilot-member table:name="кратэра, ― Дабы порхнуть из мглы" table:display="true" table:show-details="true"/>
                <table:data-pilot-member table:name="вал!" table:display="true" table:show-details="true"/>
                <table:data-pilot-member table:name="пучиной Белые чайки визгливо кричат" table:display="true" table:show-details="true"/>
                <table:data-pilot-member table:name="вулкан…» Затем предлагает мило Барону" table:display="true" table:show-details="true"/>
                <table:data-pilot-member table:name="страсти, И снова жажду и" table:display="true" table:show-details="true"/>
                <table:data-pilot-member table:name="золотом твой стих запечатлен." table:display="true" table:show-details="true"/>
                <table:data-pilot-member table:name="волну." table:display="true" table:show-details="true"/>
                <table:data-pilot-member table:name="малахитом, Выводят волны свой узор" table:display="true" table:show-details="true"/>
                <table:data-pilot-member table:name="гной и кровь прольются, как" table:display="true" table:show-details="true"/>
                <table:data-pilot-member table:name="златом гравий И в просинях" table:display="true" table:show-details="true"/>
                <table:data-pilot-member table:name="лава. Огненный пепел и каменный" table:display="true" table:show-details="true"/>
                <table:data-pilot-member table:name="волн взметнулася гряда, Она исчезла" table:display="true" table:show-details="true"/>
                <table:data-pilot-member table:name="бездн ― крестильное нам лоно, Отчаянье" table:display="true" table:show-details="true"/>
                <table:data-pilot-member table:name="валов." table:display="true" table:show-details="true"/>
                <table:data-pilot-member table:name="пену, Что взбил в студеной" table:display="true" table:show-details="true"/>
                <table:data-pilot-member table:name="Молоком." table:display="true" table:show-details="true"/>
                <table:data-pilot-member table:name="рыбой, Выскочил из юрты светлой" table:display="true" table:show-details="true"/>
                <table:data-pilot-member table:name="грозное море… Зови нас, свобода" table:display="true" table:show-details="true"/>
                <table:data-pilot-member table:name="Словно гул растущего огня:" table:display="true" table:show-details="true"/>
                <table:data-pilot-member table:name="И плавит камни огромный день" table:display="true" table:show-details="true"/>
                <table:data-pilot-member table:name="ночные воды Опущен грузный лес" table:display="true" table:show-details="true"/>
                <table:data-pilot-member table:name="Где Венера раскинула сети," table:display="true" table:show-details="true"/>
                <table:data-pilot-member table:name="жизни клич!" table:display="true" table:show-details="true"/>
                <table:data-pilot-member table:name="восток Пролей на нашу плоть" table:display="true" table:show-details="true"/>
                <table:data-pilot-member table:name="сталью опален, Кандальным звоном обострожен" table:display="true" table:show-details="true"/>
                <table:data-pilot-member table:name="Гольфштроме крови. То и дело" table:display="true" table:show-details="true"/>
                <table:data-pilot-member table:name="запруде И над нею ― к" table:display="true" table:show-details="true"/>
                <table:data-pilot-member table:name="лавой Испеплены Конфуций, Шариат, Евангелье" table:display="true" table:show-details="true"/>
                <table:data-pilot-member table:name="этот ― Сам подложил углей!" table:display="true" table:show-details="true"/>
                <table:data-pilot-member table:name="киверов и шляп Немецкий выговор" table:display="true" table:show-details="true"/>
                <table:data-pilot-member table:name="Венчает голову с космою черной" table:display="true" table:show-details="true"/>
                <table:data-pilot-member table:name="прострется рука великана, Над шахтами" table:display="true" table:show-details="true"/>
                <table:data-pilot-member table:name="пивом и вином." table:display="true" table:show-details="true"/>
                <table:data-pilot-member table:name="веществом существ; Сижу в дыму" table:display="true" table:show-details="true"/>
                <table:data-pilot-member table:name="Пены медленная выползала Цепь, наматываясь" table:display="true" table:show-details="true"/>
                <table:data-pilot-member table:name="и золотое пиво С горячею" table:display="true" table:show-details="true"/>
                <table:data-pilot-member table:name="сердца, Дышим праздником свободы, Как" table:display="true" table:show-details="true"/>
                <table:data-pilot-member table:name="шумлив, он несет в бетонные" table:display="true" table:show-details="true"/>
                <table:data-pilot-member table:name="йод и соль." table:display="true" table:show-details="true"/>
                <table:data-pilot-member table:name="котлом, И голову свою приподымает" table:display="true" table:show-details="true"/>
                <table:data-pilot-member table:name="котлов ― Она без изъяна и" table:display="true" table:show-details="true"/>
                <table:data-pilot-member table:name="смолу вдыхают. Мечта всей жизни" table:display="true" table:show-details="true"/>
                <table:data-pilot-member table:name="бак ― И у этой Лестницы" table:display="true" table:show-details="true"/>
                <table:data-pilot-member table:name="вино И голос лиры ― неразлучны" table:display="true" table:show-details="true"/>
                <table:data-pilot-member table:name="Арагва, ― Образ юности моей!" table:display="true" table:show-details="true"/>
                <table:data-pilot-member table:name="водь, и жрали / матросов / рыбы" table:display="true" table:show-details="true"/>
                <table:data-pilot-member table:name="сердце, Неуемное пока, До каспийского" table:display="true" table:show-details="true"/>
                <table:data-pilot-member table:name="ада атак." table:display="true" table:show-details="true"/>
                <table:data-pilot-member table:name="улиц, Сверкают сумасшедшие рекламы, ― В" table:display="true" table:show-details="true"/>
                <table:data-pilot-member table:name="кобылье молоко, И пахнет вымя" table:display="true" table:show-details="true"/>
                <table:data-pilot-member table:name="Как в гейзерах пар и" table:display="true" table:show-details="true"/>
                <table:data-pilot-member table:name="заря, И на чалме цветет" table:display="true" table:show-details="true"/>
                <table:data-pilot-member table:name="котел. Это ― мой брат, разделенный" table:display="true" table:show-details="true"/>
                <table:data-pilot-member table:name="небо. Я один. Пустота." table:display="true" table:show-details="true"/>
                <table:data-pilot-member table:name="чувственности столько льда,." table:display="true" table:show-details="true"/>
                <table:data-pilot-member table:name="солнцем панель, Отпустила мне фунт" table:display="true" table:show-details="true"/>
                <table:data-pilot-member table:name="ель, как липкая сволочь ― на" table:display="true" table:show-details="true"/>
                <table:data-pilot-member table:name="капли свинцовой воды, ― греми по" table:display="true" table:show-details="true"/>
                <table:data-pilot-member table:name="пивом, По припекам крапивы, крапивы" table:display="true" table:show-details="true"/>
                <table:data-pilot-member table:name="отдали свой цвет." table:display="true" table:show-details="true"/>
                <table:data-pilot-member table:name="супа Весь мир от тебя" table:display="true" table:show-details="true"/>
                <table:data-pilot-member table:name="Благословение свое!" table:display="true" table:show-details="true"/>
                <table:data-pilot-member table:name="геенне горит с лжепророком, И" table:display="true" table:show-details="true"/>
                <table:data-pilot-member table:name="злое, Гуляет над Царским селом" table:display="true" table:show-details="true"/>
                <table:data-pilot-member table:name="смолою, Обжигаясь сама и крича" table:display="true" table:show-details="true"/>
                <table:data-pilot-member table:name="ворвется ко мне ― Священную волю" table:display="true" table:show-details="true"/>
                <table:data-pilot-member table:name="О, сколько горечи и озлобленья" table:display="true" table:show-details="true"/>
                <table:data-pilot-member table:name="мириад, Чьих рук касание минутное" table:display="true" table:show-details="true"/>
                <table:data-pilot-member table:name="лето войны!" table:display="true" table:show-details="true"/>
                <table:data-pilot-member table:name="пряди." table:display="true" table:show-details="true"/>
                <table:data-pilot-member table:name="крови Встает иное бытие…" table:display="true" table:show-details="true"/>
                <table:data-pilot-member table:name="пены морской." table:display="true" table:show-details="true"/>
                <table:data-pilot-member table:name="и папоротников чешуйчатопокровных, во дни" table:display="true" table:show-details="true"/>
                <table:data-pilot-member table:name="и ледяной, Готовый и к" table:display="true" table:show-details="true"/>
                <table:data-pilot-member table:name="тяжко, Одну половину квадрата Отсекло" table:display="true" table:show-details="true"/>
                <table:data-pilot-member table:name="лаве Пурпурная рассветная река." table:display="true" table:show-details="true"/>
                <table:data-pilot-member table:name="от серы Мочи нет, Вот" table:display="true" table:show-details="true"/>
                <table:data-pilot-member table:name="ввергнутую жир." table:display="true" table:show-details="true"/>
                <table:data-pilot-member table:name="пролиться… )" table:display="true" table:show-details="true"/>
                <table:data-pilot-member table:name="все пойму? )" table:display="true" table:show-details="true"/>
                <table:data-pilot-member table:name="смоле прохлаждаться!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reate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753" table:display="true" table:show-details="true"/>
                <table:data-pilot-member table:name="1756" table:display="true" table:show-details="true"/>
                <table:data-pilot-member table:name="1762" table:display="true" table:show-details="true"/>
                <table:data-pilot-member table:name="1766" table:display="true" table:show-details="true"/>
                <table:data-pilot-member table:name="1767" table:display="true" table:show-details="true"/>
                <table:data-pilot-member table:name="1769" table:display="true" table:show-details="true"/>
                <table:data-pilot-member table:name="1770" table:display="true" table:show-details="true"/>
                <table:data-pilot-member table:name="1771" table:display="true" table:show-details="true"/>
                <table:data-pilot-member table:name="1773" table:display="true" table:show-details="true"/>
                <table:data-pilot-member table:name="1774" table:display="true" table:show-details="true"/>
                <table:data-pilot-member table:name="1777" table:display="true" table:show-details="true"/>
                <table:data-pilot-member table:name="1780" table:display="true" table:show-details="true"/>
                <table:data-pilot-member table:name="1781" table:display="true" table:show-details="true"/>
                <table:data-pilot-member table:name="1783" table:display="true" table:show-details="true"/>
                <table:data-pilot-member table:name="1784" table:display="true" table:show-details="true"/>
                <table:data-pilot-member table:name="1787" table:display="true" table:show-details="true"/>
                <table:data-pilot-member table:name="1789" table:display="true" table:show-details="true"/>
                <table:data-pilot-member table:name="1791" table:display="true" table:show-details="true"/>
                <table:data-pilot-member table:name="1794" table:display="true" table:show-details="true"/>
                <table:data-pilot-member table:name="1795" table:display="true" table:show-details="true"/>
                <table:data-pilot-member table:name="1797" table:display="true" table:show-details="true"/>
                <table:data-pilot-member table:name="1799" table:display="true" table:show-details="true"/>
                <table:data-pilot-member table:name="1801" table:display="true" table:show-details="true"/>
                <table:data-pilot-member table:name="1804" table:display="true" table:show-details="true"/>
                <table:data-pilot-member table:name="1805" table:display="true" table:show-details="true"/>
                <table:data-pilot-member table:name="1806" table:display="true" table:show-details="true"/>
                <table:data-pilot-member table:name="1809" table:display="true" table:show-details="true"/>
                <table:data-pilot-member table:name="1810" table:display="true" table:show-details="true"/>
                <table:data-pilot-member table:name="1812" table:display="true" table:show-details="true"/>
                <table:data-pilot-member table:name="1813" table:display="true" table:show-details="true"/>
                <table:data-pilot-member table:name="1814" table:display="true" table:show-details="true"/>
                <table:data-pilot-member table:name="1815" table:display="true" table:show-details="true"/>
                <table:data-pilot-member table:name="1816" table:display="true" table:show-details="true"/>
                <table:data-pilot-member table:name="1817" table:display="true" table:show-details="true"/>
                <table:data-pilot-member table:name="1818" table:display="true" table:show-details="true"/>
                <table:data-pilot-member table:name="1819" table:display="true" table:show-details="true"/>
                <table:data-pilot-member table:name="1820" table:display="true" table:show-details="true"/>
                <table:data-pilot-member table:name="1821" table:display="true" table:show-details="true"/>
                <table:data-pilot-member table:name="1822" table:display="true" table:show-details="true"/>
                <table:data-pilot-member table:name="1823" table:display="true" table:show-details="true"/>
                <table:data-pilot-member table:name="1824" table:display="true" table:show-details="true"/>
                <table:data-pilot-member table:name="1825" table:display="true" table:show-details="true"/>
                <table:data-pilot-member table:name="1826" table:display="true" table:show-details="true"/>
                <table:data-pilot-member table:name="1827" table:display="true" table:show-details="true"/>
                <table:data-pilot-member table:name="1828" table:display="true" table:show-details="true"/>
                <table:data-pilot-member table:name="1829" table:display="true" table:show-details="true"/>
                <table:data-pilot-member table:name="1830" table:display="true" table:show-details="true"/>
                <table:data-pilot-member table:name="1831" table:display="true" table:show-details="true"/>
                <table:data-pilot-member table:name="1833" table:display="true" table:show-details="true"/>
                <table:data-pilot-member table:name="1834" table:display="true" table:show-details="true"/>
                <table:data-pilot-member table:name="1835" table:display="true" table:show-details="true"/>
                <table:data-pilot-member table:name="1837" table:display="true" table:show-details="true"/>
                <table:data-pilot-member table:name="1839" table:display="true" table:show-details="true"/>
                <table:data-pilot-member table:name="1840" table:display="true" table:show-details="true"/>
                <table:data-pilot-member table:name="1841" table:display="true" table:show-details="true"/>
                <table:data-pilot-member table:name="1842" table:display="true" table:show-details="true"/>
                <table:data-pilot-member table:name="1844" table:display="true" table:show-details="true"/>
                <table:data-pilot-member table:name="1845" table:display="true" table:show-details="true"/>
                <table:data-pilot-member table:name="1847" table:display="true" table:show-details="true"/>
                <table:data-pilot-member table:name="1849" table:display="true" table:show-details="true"/>
                <table:data-pilot-member table:name="1850" table:display="true" table:show-details="true"/>
                <table:data-pilot-member table:name="1855" table:display="true" table:show-details="true"/>
                <table:data-pilot-member table:name="1864" table:display="true" table:show-details="true"/>
                <table:data-pilot-member table:name="1865" table:display="true" table:show-details="true"/>
                <table:data-pilot-member table:name="1867" table:display="true" table:show-details="true"/>
                <table:data-pilot-member table:name="1870" table:display="true" table:show-details="true"/>
                <table:data-pilot-member table:name="1884" table:display="true" table:show-details="true"/>
                <table:data-pilot-member table:name="1886" table:display="true" table:show-details="true"/>
                <table:data-pilot-member table:name="1887" table:display="true" table:show-details="true"/>
                <table:data-pilot-member table:name="1888" table:display="true" table:show-details="true"/>
                <table:data-pilot-member table:name="1889" table:display="true" table:show-details="true"/>
                <table:data-pilot-member table:name="1896" table:display="true" table:show-details="true"/>
                <table:data-pilot-member table:name="1899" table:display="true" table:show-details="true"/>
                <table:data-pilot-member table:name="1900" table:display="true" table:show-details="true"/>
                <table:data-pilot-member table:name="1902" table:display="true" table:show-details="true"/>
                <table:data-pilot-member table:name="1903" table:display="true" table:show-details="true"/>
                <table:data-pilot-member table:name="1904" table:display="true" table:show-details="true"/>
                <table:data-pilot-member table:name="1905" table:display="true" table:show-details="true"/>
                <table:data-pilot-member table:name="1906" table:display="true" table:show-details="true"/>
                <table:data-pilot-member table:name="1907" table:display="true" table:show-details="true"/>
                <table:data-pilot-member table:name="1908" table:display="true" table:show-details="true"/>
                <table:data-pilot-member table:name="1909" table:display="true" table:show-details="true"/>
                <table:data-pilot-member table:name="1910" table:display="true" table:show-details="true"/>
                <table:data-pilot-member table:name="1911" table:display="true" table:show-details="true"/>
                <table:data-pilot-member table:name="1912" table:display="true" table:show-details="true"/>
                <table:data-pilot-member table:name="1914" table:display="true" table:show-details="true"/>
                <table:data-pilot-member table:name="1916" table:display="true" table:show-details="true"/>
                <table:data-pilot-member table:name="1917" table:display="true" table:show-details="true"/>
                <table:data-pilot-member table:name="1918" table:display="true" table:show-details="true"/>
                <table:data-pilot-member table:name="1919" table:display="true" table:show-details="true"/>
                <table:data-pilot-member table:name="1920" table:display="true" table:show-details="true"/>
                <table:data-pilot-member table:name="1921" table:display="true" table:show-details="true"/>
                <table:data-pilot-member table:name="1922" table:display="true" table:show-details="true"/>
                <table:data-pilot-member table:name="1923" table:display="true" table:show-details="true"/>
                <table:data-pilot-member table:name="1924" table:display="true" table:show-details="true"/>
                <table:data-pilot-member table:name="1925" table:display="true" table:show-details="true"/>
                <table:data-pilot-member table:name="1926" table:display="true" table:show-details="true"/>
                <table:data-pilot-member table:name="1927" table:display="true" table:show-details="true"/>
                <table:data-pilot-member table:name="1928" table:display="true" table:show-details="true"/>
                <table:data-pilot-member table:name="1929" table:display="true" table:show-details="true"/>
                <table:data-pilot-member table:name="1930" table:display="true" table:show-details="true"/>
                <table:data-pilot-member table:name="1932" table:display="true" table:show-details="true"/>
                <table:data-pilot-member table:name="1933" table:display="true" table:show-details="true"/>
                <table:data-pilot-member table:name="1934" table:display="true" table:show-details="true"/>
                <table:data-pilot-member table:name="1936" table:display="true" table:show-details="true"/>
                <table:data-pilot-member table:name="1940" table:display="true" table:show-details="true"/>
                <table:data-pilot-member table:name="1941" table:display="true" table:show-details="true"/>
                <table:data-pilot-member table:name="1943" table:display="true" table:show-details="true"/>
                <table:data-pilot-member table:name="1947" table:display="true" table:show-details="true"/>
                <table:data-pilot-member table:name="1950" table:display="true" table:show-details="true"/>
                <table:data-pilot-member table:name="1951" table:display="true" table:show-details="true"/>
                <table:data-pilot-member table:name="1954" table:display="true" table:show-details="true"/>
                <table:data-pilot-member table:name="1955" table:display="true" table:show-details="true"/>
                <table:data-pilot-member table:name="1956" table:display="true" table:show-details="true"/>
                <table:data-pilot-member table:name="1957" table:display="true" table:show-details="true"/>
                <table:data-pilot-member table:name="1962" table:display="true" table:show-details="true"/>
                <table:data-pilot-member table:name="1964" table:display="true" table:show-details="true"/>
                <table:data-pilot-member table:name="1974" table:display="true" table:show-details="true"/>
                <table:data-pilot-member table:name="1975" table:display="true" table:show-details="true"/>
                <table:data-pilot-member table:name="1977" table:display="true" table:show-details="true"/>
                <table:data-pilot-member table:name="1983" table:display="true" table:show-details="true"/>
                <table:data-pilot-member table:name="1984" table:display="true" table:show-details="true"/>
                <table:data-pilot-member table:name="199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ecad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itl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М. В. Ломоносов. Надпись на иллюминацию, представленную в Москве на день коронования ее величества апреля 25 дня 1753 года, где изображено было венчанное вензловое имя ее величества, на торжественной колеснице в триумфальные ворота въезжающей (1753)" table:display="true" table:show-details="true"/>
                <table:data-pilot-member table:name="А. И. Дубровский. «У древних баснь сия за правду утвердилась...» [Три муретовы эпиграммы, 1] (1756)" table:display="true" table:show-details="true"/>
                <table:data-pilot-member table:name="М. М. Херасков. О злате [Оды анакреонтические ] (1762)" table:display="true" table:show-details="true"/>
                <table:data-pilot-member table:name="В. К. Тредиаковский. «Все государи, всегда которы преспеющи были...» [Из «Тилемахиды»] (1766)" table:display="true" table:show-details="true"/>
                <table:data-pilot-member table:name="В. И. Майков. Стихи нa возвратное прибытие ее величества из Казани в престольный град Москву июня 14 дня 1767 года (1767)" table:display="true" table:show-details="true"/>
                <table:data-pilot-member table:name="М. М. Херасков. Богатство (1769)" table:display="true" table:show-details="true"/>
                <table:data-pilot-member table:name="Ф. Я. Козельский. Незлобивая жизнь (1769)" table:display="true" table:show-details="true"/>
                <table:data-pilot-member table:name="А. П. Сумароков. Ода государыне императрице Екатерине Второй на взятие Хотина и покорение Молдавии (1769)" table:display="true" table:show-details="true"/>
                <table:data-pilot-member table:name="В. И. Майков. Ода. ее величеству на преславную победу над турецким флотом в заливе Лаборно при городе Чесме, одержанную флотом российским, под предводительством генерала графа Алексея Орлова 1770 года 24 и 25 месяца июня (1770)" table:display="true" table:show-details="true"/>
                <table:data-pilot-member table:name="М. М. Херасков. Чесмесский бой (1771)" table:display="true" table:show-details="true"/>
                <table:data-pilot-member table:name="А. П. Сумароков. Димитрий Самозванец (1771)" table:display="true" table:show-details="true"/>
                <table:data-pilot-member table:name="М. Н. Муравьев. Ода на примерное взятие городка на Выборгской стороне 1773 году (1773)" table:display="true" table:show-details="true"/>
                <table:data-pilot-member table:name="М. Н. Муравьев. Военная песнь (1773)" table:display="true" table:show-details="true"/>
                <table:data-pilot-member table:name="В. И. Майков. Ода государыне Екатерине Алексеевне на заключение вечного мира между Российскою империею и Оттоманскою портою июля дня 1774 года (1774)" table:display="true" table:show-details="true"/>
                <table:data-pilot-member table:name="И. И. Хемницер. Письмо Барнвеля к Труману из темницы. Героида (1774)" table:display="true" table:show-details="true"/>
                <table:data-pilot-member table:name="Ф. Я. Козельский. Письмо его сиятельству графу Роману Ларионовичу Воронцову, 1777 года (1777)" table:display="true" table:show-details="true"/>
                <table:data-pilot-member table:name="В. И. Майков. Суд Паридов (1777)" table:display="true" table:show-details="true"/>
                <table:data-pilot-member table:name="М. Н. Муравьев. Утро (1780)" table:display="true" table:show-details="true"/>
                <table:data-pilot-member table:name="Е. И. Костров. Ода на всерадостный день рождения Благочестивейшия, Самодержавнейшия, Великия Государыни… (1781)" table:display="true" table:show-details="true"/>
                <table:data-pilot-member table:name="О. П. Козодавлев. Письмо к татарскому мурзе, сочинившему «Оду к премудрой Фелице» (1783)" table:display="true" table:show-details="true"/>
                <table:data-pilot-member table:name="Г. Р. Державин. Бог (1784)" table:display="true" table:show-details="true"/>
                <table:data-pilot-member table:name="С. С. Бобров. Ода к бландузскому ключу (1787)" table:display="true" table:show-details="true"/>
                <table:data-pilot-member table:name="Н. М. Карамзин. Гимн (1789)" table:display="true" table:show-details="true"/>
                <table:data-pilot-member table:name="С. С. Бобров. Хитрости Сатурна, или Смерть в разных личинах (1789)" table:display="true" table:show-details="true"/>
                <table:data-pilot-member table:name="Н. М. Карамзин. Раиса (1791)" table:display="true" table:show-details="true"/>
                <table:data-pilot-member table:name="А. В. Аргамаков. К Москве (1794)" table:display="true" table:show-details="true"/>
                <table:data-pilot-member table:name="Н. А. Львов. Ода LVII. На оргии (1794)" table:display="true" table:show-details="true"/>
                <table:data-pilot-member table:name="Г. Р. Державин. На взятие Варшавы (1794)" table:display="true" table:show-details="true"/>
                <table:data-pilot-member table:name="М. Л. Магницкий. Все печально без тебя (1795)" table:display="true" table:show-details="true"/>
                <table:data-pilot-member table:name="А. Ф. Мерзляков. Вечер (1797)" table:display="true" table:show-details="true"/>
                <table:data-pilot-member table:name="В. А. Жуковский. Могущество, слава и благоденствие России (1799)" table:display="true" table:show-details="true"/>
                <table:data-pilot-member table:name="А. Ф. Мерзляков. Ода на разрушение Вавилона (1801)" table:display="true" table:show-details="true"/>
                <table:data-pilot-member table:name="Ф. П. Ключарев. Воплощение мессии (1801)" table:display="true" table:show-details="true"/>
                <table:data-pilot-member table:name="В. А. Жуковский. К поэзии (1804)" table:display="true" table:show-details="true"/>
                <table:data-pilot-member table:name="Г. Р. Державин. Пиндарова олимпическая первая песнь (1805)" table:display="true" table:show-details="true"/>
                <table:data-pilot-member table:name="А. Ф. Мерзляков. К Лауре за клавесином (1806)" table:display="true" table:show-details="true"/>
                <table:data-pilot-member table:name="А. Ф. Мерзляков. Элегия (1806)" table:display="true" table:show-details="true"/>
                <table:data-pilot-member table:name="С. Н. Глинка. На взятие Измаила (1809)" table:display="true" table:show-details="true"/>
                <table:data-pilot-member table:name="В. А. Жуковский. Родриг (1810)" table:display="true" table:show-details="true"/>
                <table:data-pilot-member table:name="С. А. Ширинский-Шихматов. Петр Великий. Песнь четвертая (1810)" table:display="true" table:show-details="true"/>
                <table:data-pilot-member table:name="Ф. И. Ленкевич. Горациева ода 2, кн. III (1810)" table:display="true" table:show-details="true"/>
                <table:data-pilot-member table:name="В. А. Жуковский. Певец во стане русских воинов (1812)" table:display="true" table:show-details="true"/>
                <table:data-pilot-member table:name="В. А. Жуковский. Пиршество Александра, или Сила гармонии (1812)" table:display="true" table:show-details="true"/>
                <table:data-pilot-member table:name="В. А. Жуковский. Ивиковы журавли (1813)" table:display="true" table:show-details="true"/>
                <table:data-pilot-member table:name="К. Н. Батюшков. Отрывок из Шиллеровой трагедии «Die Braut von Messina» («Мессинская невеста») / «Приникни с горней высоты...» (1813)" table:display="true" table:show-details="true"/>
                <table:data-pilot-member table:name="А. С. Пушкин. Осгар (1814)" table:display="true" table:show-details="true"/>
                <table:data-pilot-member table:name="К. Н. Батюшков. На развалинах замка в Швеции (1814)" table:display="true" table:show-details="true"/>
                <table:data-pilot-member table:name="В. А. Жуковский. Императору Александру (1814)" table:display="true" table:show-details="true"/>
                <table:data-pilot-member table:name="В. К. Кюхельбекер. Бессмертие есть цель жизни человеческой (1814)" table:display="true" table:show-details="true"/>
                <table:data-pilot-member table:name="А. С. Пушкин. К Батюшкову (1814)" table:display="true" table:show-details="true"/>
                <table:data-pilot-member table:name="К. Н. Батюшков. Таврида (1815)" table:display="true" table:show-details="true"/>
                <table:data-pilot-member table:name="И. А. Крылов. Водопад и ручей (1816)" table:display="true" table:show-details="true"/>
                <table:data-pilot-member table:name="В. А. Жуковский. Громобой [Двенадцать спящих дев, 2] (1816)" table:display="true" table:show-details="true"/>
                <table:data-pilot-member table:name="В. Н. Олин. Каитбат и Морна (1817)" table:display="true" table:show-details="true"/>
                <table:data-pilot-member table:name="В. А. Жуковский. Вадим [Двенадцать спящих дев, 3] (1817)" table:display="true" table:show-details="true"/>
                <table:data-pilot-member table:name="К. Н. Батюшков. Умирающий Тасс: Элегия (1817)" table:display="true" table:show-details="true"/>
                <table:data-pilot-member table:name="С. А. Ширинский-Шихматов. Песнь сотворившему вся &lt;Отрывки&gt; (1817)" table:display="true" table:show-details="true"/>
                <table:data-pilot-member table:name="И. А. Крылов. Пловец и море (1818)" table:display="true" table:show-details="true"/>
                <table:data-pilot-member table:name="Ф. И. Тютчев. Послание Горация к Меценату, в котором приглашает его к сельскому обеду (1819)" table:display="true" table:show-details="true"/>
                <table:data-pilot-member table:name="В. А. Жуковский. «От вашего величества давно...» [[Государыне императрице Марии Федоровне], 1] (1819)" table:display="true" table:show-details="true"/>
                <table:data-pilot-member table:name="В. А. Жуковский. Подробный отчет о луне (1820)" table:display="true" table:show-details="true"/>
                <table:data-pilot-member table:name="А. С. Хомяков. Вадим:«День тухнет хладен ветр над Ладогой седою, ...» (1820)" table:display="true" table:show-details="true"/>
                <table:data-pilot-member table:name="Ф. И. Тютчев. «Высокого предчувствия...» (Из «Пятого мая» Мандзони) (1820)" table:display="true" table:show-details="true"/>
                <table:data-pilot-member table:name="К. Ф. Рылеев. Смерть Ермака [Думы, 12] (1821)" table:display="true" table:show-details="true"/>
                <table:data-pilot-member table:name="Ф. Н. Глинка. Греческие девицы к юношам (1821)" table:display="true" table:show-details="true"/>
                <table:data-pilot-member table:name="А. Г. Родзянка. Два века (1822)" table:display="true" table:show-details="true"/>
                <table:data-pilot-member table:name="Ф. Н. Глинка. Мои вожатые (1822)" table:display="true" table:show-details="true"/>
                <table:data-pilot-member table:name="В. Г. Тепляков. Бонифаций (1823)" table:display="true" table:show-details="true"/>
                <table:data-pilot-member table:name="Д. В. Веневитинов. [Знамения перед смертью Цезаря] (1823)" table:display="true" table:show-details="true"/>
                <table:data-pilot-member table:name="О. М. Сомов. &lt;Сатира на современных поэтов&gt; (1823)" table:display="true" table:show-details="true"/>
                <table:data-pilot-member table:name="Ф. И. Тютчев. Друзьям при посылке «Песни Радости» из Шиллера (1823)" table:display="true" table:show-details="true"/>
                <table:data-pilot-member table:name="К. Ф. Рылеев. Петр Великий в Острогожске [Думы, 18] (1823)" table:display="true" table:show-details="true"/>
                <table:data-pilot-member table:name="М. А. Дмитриев. Равнодушие (1823)" table:display="true" table:show-details="true"/>
                <table:data-pilot-member table:name="Е. А. Баратынский. Две доли (1823)" table:display="true" table:show-details="true"/>
                <table:data-pilot-member table:name="Д. В. Веневитинов. Евпраксия (1824)" table:display="true" table:show-details="true"/>
                <table:data-pilot-member table:name="К. Ф. Рылеев. [Гражданин] (1824)" table:display="true" table:show-details="true"/>
                <table:data-pilot-member table:name="С. Д. Нечаев. Воспоминания (1825)" table:display="true" table:show-details="true"/>
                <table:data-pilot-member table:name="В. Н. Григорьев. Вечер на Кавказе (1825)" table:display="true" table:show-details="true"/>
                <table:data-pilot-member table:name="А. И. Полежаев. Сашка (1825)" table:display="true" table:show-details="true"/>
                <table:data-pilot-member table:name="А. С. Хомяков. Желание покоя:«Налей, налей в бокал кипящее вино!..» (1825)" table:display="true" table:show-details="true"/>
                <table:data-pilot-member table:name="П. П. Шкляревский. Певец (1825)" table:display="true" table:show-details="true"/>
                <table:data-pilot-member table:name="П. А. Вяземский. Нарвский водопад (1825)" table:display="true" table:show-details="true"/>
                <table:data-pilot-member table:name="К. Ф. Рылеев, А. А. Бестужев-Марлинский. Войнаровский (1825)" table:display="true" table:show-details="true"/>
                <table:data-pilot-member table:name="С. П. Шевырев. Две чаши (1826)" table:display="true" table:show-details="true"/>
                <table:data-pilot-member table:name="Д. П. Ознобишин. Ода Гафица (1826)" table:display="true" table:show-details="true"/>
                <table:data-pilot-member table:name="А. С. Пушкин. Евгений Онегин / Глава шестая (1826)" table:display="true" table:show-details="true"/>
                <table:data-pilot-member table:name="П. П. Шкляревский. Пляска (1826)" table:display="true" table:show-details="true"/>
                <table:data-pilot-member table:name="А. П. Крюков. Приезд (1827)" table:display="true" table:show-details="true"/>
                <table:data-pilot-member table:name="В. Н. Олин. Слезы (1827)" table:display="true" table:show-details="true"/>
                <table:data-pilot-member table:name="А. С. Пушкин. Послание Дельвигу (1827)" table:display="true" table:show-details="true"/>
                <table:data-pilot-member table:name="А. И. Подолинский. Предвещание (1828)" table:display="true" table:show-details="true"/>
                <table:data-pilot-member table:name="А. С. Пушкин. «Поедем, я готов куда бы вы, друзья...» (1829)" table:display="true" table:show-details="true"/>
                <table:data-pilot-member table:name="В. Г. Тепляков. Седьмая фракийская элегия [Фракийские элегии, 7] (1829)" table:display="true" table:show-details="true"/>
                <table:data-pilot-member table:name="А. Д. Илличевский. Мечта пастушки (1829)" table:display="true" table:show-details="true"/>
                <table:data-pilot-member table:name="В. Г. Тепляков. Шестая фракийская элегия [Фракийские элегии, 6] (1829)" table:display="true" table:show-details="true"/>
                <table:data-pilot-member table:name="Е. Ф. Розен. Мертвая красавица (1829)" table:display="true" table:show-details="true"/>
                <table:data-pilot-member table:name="А. С. Пушкин. Пир во время чумы (1830)" table:display="true" table:show-details="true"/>
                <table:data-pilot-member table:name="А. И. Полежаев. Эрпели (1830)" table:display="true" table:show-details="true"/>
                <table:data-pilot-member table:name="В. А. Жуковский. Старая песня на новый лад (1831)" table:display="true" table:show-details="true"/>
                <table:data-pilot-member table:name="А. А. Шишков. Из гетева «Фауста» (1831)" table:display="true" table:show-details="true"/>
                <table:data-pilot-member table:name="В. Г. Бенедиктов. Ночь близ м. Якац (1831)" table:display="true" table:show-details="true"/>
                <table:data-pilot-member table:name="В. С. Печерин. (Монолог Вольдемара) (1833)" table:display="true" table:show-details="true"/>
                <table:data-pilot-member table:name="А. С. Пушкин. Анджело (1833)" table:display="true" table:show-details="true"/>
                <table:data-pilot-member table:name="П. П. Ершов. Ночь на Рождество Христово (1834)" table:display="true" table:show-details="true"/>
                <table:data-pilot-member table:name="А. В. Тимофеев. (Из пьесы «Поэт») (1834)" table:display="true" table:show-details="true"/>
                <table:data-pilot-member table:name="А. В. Тимофеев. «Вино нам и друг, и спасенье, и грех...» (1834)" table:display="true" table:show-details="true"/>
                <table:data-pilot-member table:name="В. Г. Бенедиктов. Могила (1835)" table:display="true" table:show-details="true"/>
                <table:data-pilot-member table:name="Е. Бернет. ««Затворница, открой свое окно...» [[Из поэмы «Елена»], 1] (1837)" table:display="true" table:show-details="true"/>
                <table:data-pilot-member table:name="Н. В. Кукольник. Английский романс (1839)" table:display="true" table:show-details="true"/>
                <table:data-pilot-member table:name="П. П. Ершов. Клад души (1840)" table:display="true" table:show-details="true"/>
                <table:data-pilot-member table:name="А. Н. Майков. «Звезда божественной Киприды...» (1841)" table:display="true" table:show-details="true"/>
                <table:data-pilot-member table:name="Е. А. Баратынский. Ахилл (1841)" table:display="true" table:show-details="true"/>
                <table:data-pilot-member table:name="В. Г. Бенедиктов. Пир (1842)" table:display="true" table:show-details="true"/>
                <table:data-pilot-member table:name="Е. Л. Милькеев. Свет (1842)" table:display="true" table:show-details="true"/>
                <table:data-pilot-member table:name="В. А. Жуковский. Две повести (1844)" table:display="true" table:show-details="true"/>
                <table:data-pilot-member table:name="Я. П. Полонский. Рассказ волн (1845)" table:display="true" table:show-details="true"/>
                <table:data-pilot-member table:name="В. Г. Бенедиктов. Ревность (1845)" table:display="true" table:show-details="true"/>
                <table:data-pilot-member table:name="Н. Ф. Щербина. «Не в вёдро ль тихое на ясной глади вод...» (1847)" table:display="true" table:show-details="true"/>
                <table:data-pilot-member table:name="П. А. Вяземский. Босфор (1849)" table:display="true" table:show-details="true"/>
                <table:data-pilot-member table:name="В. Г. Бенедиктов. Перед бокалами (1849)" table:display="true" table:show-details="true"/>
                <table:data-pilot-member table:name="Н. А. Некрасов. «Да, наша жизнь текла мятежно...» (1850)" table:display="true" table:show-details="true"/>
                <table:data-pilot-member table:name="Н. А. Некрасов. «Чуть-чуть не говоря: «Ты сущая ничтожность!»...» (1855)" table:display="true" table:show-details="true"/>
                <table:data-pilot-member table:name="В. С. Курочкин. Дама приятная во всех отношениях (1864)" table:display="true" table:show-details="true"/>
                <table:data-pilot-member table:name="Л. И. Пальмин. Из тюремных мотивов (1865)" table:display="true" table:show-details="true"/>
                <table:data-pilot-member table:name="А. К. Толстой. Коринфская невеста [Из Гёте] (1867)" table:display="true" table:show-details="true"/>
                <table:data-pilot-member table:name="А. А. Фет. Горячий ключ (1870)" table:display="true" table:show-details="true"/>
                <table:data-pilot-member table:name="К. К. Случевский. Баллады, фантазии и сказы. Корона патриарха Никона (1884)" table:display="true" table:show-details="true"/>
                <table:data-pilot-member table:name="Н. М. Минский. Дома [V] (1886)" table:display="true" table:show-details="true"/>
                <table:data-pilot-member table:name="Н. М. Минский. «Вакханкой молодой ко мне она вошла...» (1887)" table:display="true" table:show-details="true"/>
                <table:data-pilot-member table:name="К. К. Случевский. Мурманские отголоски. 4. (1888)" table:display="true" table:show-details="true"/>
                <table:data-pilot-member table:name="Д. Н. Цертелев. «Зачем пытаться воскресить...» (1889)" table:display="true" table:show-details="true"/>
                <table:data-pilot-member table:name="П. А. Кусков. Хмель (1889)" table:display="true" table:show-details="true"/>
                <table:data-pilot-member table:name="И. А. Бунин. «В окошко из темной каюты...» (1896)" table:display="true" table:show-details="true"/>
                <table:data-pilot-member table:name="К. Д. Бальмонт. Лесной пожар [Совесть] (1899)" table:display="true" table:show-details="true"/>
                <table:data-pilot-member table:name="И. А. Бунин. «На мертвый якорь кинули бакан...» (1900)" table:display="true" table:show-details="true"/>
                <table:data-pilot-member table:name="Д. П. Шестаков. Статуя Минервы (1900)" table:display="true" table:show-details="true"/>
                <table:data-pilot-member table:name="В. И. Иванов. Музыка [Дионису] (1902)" table:display="true" table:show-details="true"/>
                <table:data-pilot-member table:name="В. Я. Брюсов. Последний день (1903)" table:display="true" table:show-details="true"/>
                <table:data-pilot-member table:name="А. М. Федоров. Степная дорога (1903)" table:display="true" table:show-details="true"/>
                <table:data-pilot-member table:name="С. А. Сафонов. Посвящение (1904)" table:display="true" table:show-details="true"/>
                <table:data-pilot-member table:name="Андрей Белый. Прогулка [Просветы] (1904)" table:display="true" table:show-details="true"/>
                <table:data-pilot-member table:name="З. Н. Гиппиус. Водоскат (1905)" table:display="true" table:show-details="true"/>
                <table:data-pilot-member table:name="С. М. Соловьев. «Ты, Брюсов, не был бы унижен...» [Silvae] (1905)" table:display="true" table:show-details="true"/>
                <table:data-pilot-member table:name="И. А. Бунин. «Мимо острова в полночь фрегат проходил...» (1906)" table:display="true" table:show-details="true"/>
                <table:data-pilot-member table:name="Андрей Белый. Тень [Просветы] (1906)" table:display="true" table:show-details="true"/>
                <table:data-pilot-member table:name="И. А. Бунин. «И скрип и визг над бухтой, наводненной...» (1906)" table:display="true" table:show-details="true"/>
                <table:data-pilot-member table:name="Андрей Белый. Гранит [Разуверенья] (1907)" table:display="true" table:show-details="true"/>
                <table:data-pilot-member table:name="С. М. Городецкий. Стихи о святой любви (1907)" table:display="true" table:show-details="true"/>
                <table:data-pilot-member table:name="Андрей Белый. В городке [Деревня] (1908)" table:display="true" table:show-details="true"/>
                <table:data-pilot-member table:name="В. И. Иванов. «На свой утес из буйственных пучин...» [Триптихи] (1909)" table:display="true" table:show-details="true"/>
                <table:data-pilot-member table:name="Саша Черный. Бегство (1909)" table:display="true" table:show-details="true"/>
                <table:data-pilot-member table:name="В. П. Катаев. Осень (1910)" table:display="true" table:show-details="true"/>
                <table:data-pilot-member table:name="Саша Черный. «За чаем болтали в салоне...» [Из Гейне, 2] (1910)" table:display="true" table:show-details="true"/>
                <table:data-pilot-member table:name="А. И. Тиняков. Эдип [Тропинкою любви, 17] (1910)" table:display="true" table:show-details="true"/>
                <table:data-pilot-member table:name="Эллис (Л. Л. Кобылинский). Избраннику [Врата, 5] (1911)" table:display="true" table:show-details="true"/>
                <table:data-pilot-member table:name="В. Я. Брюсов. Страсти сны (1911)" table:display="true" table:show-details="true"/>
                <table:data-pilot-member table:name="К. Эрберг. Творчество (1911)" table:display="true" table:show-details="true"/>
                <table:data-pilot-member table:name="Эллис (Л. Л. Кобылинский). День облекающий (1911)" table:display="true" table:show-details="true"/>
                <table:data-pilot-member table:name="Б. К. Лившиц. Аллея лир (1912)" table:display="true" table:show-details="true"/>
                <table:data-pilot-member table:name="А. Д. Скалдин. Сказание о гибели города (1912)" table:display="true" table:show-details="true"/>
                <table:data-pilot-member table:name="Эллис (Л. Л. Кобылинский). Сафо (1914)" table:display="true" table:show-details="true"/>
                <table:data-pilot-member table:name="С. Я. Парнок. Акростих (1916)" table:display="true" table:show-details="true"/>
                <table:data-pilot-member table:name="В. П. Катаев. «От ветра море зелено. Как иней...» (1916)" table:display="true" table:show-details="true"/>
                <table:data-pilot-member table:name="М. А. Зенкевич. Сибирь (1916)" table:display="true" table:show-details="true"/>
                <table:data-pilot-member table:name="И. А. Бунин. «Ночь и алые зарницы...» (1916)" table:display="true" table:show-details="true"/>
                <table:data-pilot-member table:name="К. Ф. Жаков. Биармия (1916)" table:display="true" table:show-details="true"/>
                <table:data-pilot-member table:name="Н. С. Гумилев. Счастие (1916)" table:display="true" table:show-details="true"/>
                <table:data-pilot-member table:name="А. Н. Поморский. Крестьянские мотивы (1917)" table:display="true" table:show-details="true"/>
                <table:data-pilot-member table:name="Н. С. Гумилев. «Отвечай мне, картонажный мастер...» (1917)" table:display="true" table:show-details="true"/>
                <table:data-pilot-member table:name="И. Л. Сельвинский. Цветные стекла (1917)" table:display="true" table:show-details="true"/>
                <table:data-pilot-member table:name="О. Э. Мандельштам. Сумерки свободы (1918)" table:display="true" table:show-details="true"/>
                <table:data-pilot-member table:name="А. П. Крайский. Фиалки (1919)" table:display="true" table:show-details="true"/>
                <table:data-pilot-member table:name="А. П. Крайский. Бессмертие (1919)" table:display="true" table:show-details="true"/>
                <table:data-pilot-member table:name="С. А. Есенин. «О Боже, Боже, эта глубь...» (1919)" table:display="true" table:show-details="true"/>
                <table:data-pilot-member table:name="М. П. Герасимов. В купели чугуна (1919)" table:display="true" table:show-details="true"/>
                <table:data-pilot-member table:name="А. Я. Дорогойченко. Герострат (1920)" table:display="true" table:show-details="true"/>
                <table:data-pilot-member table:name="С. А. Родов. Инна (1920)" table:display="true" table:show-details="true"/>
                <table:data-pilot-member table:name="В. И. Нарбут. Облава (1920)" table:display="true" table:show-details="true"/>
                <table:data-pilot-member table:name="М. И. Цветаева. Петру (1920)" table:display="true" table:show-details="true"/>
                <table:data-pilot-member table:name="Э. Г. Багрицкий. Чертовы куклы (1921)" table:display="true" table:show-details="true"/>
                <table:data-pilot-member table:name="В. И. Нарбут. Шахтеры (1921)" table:display="true" table:show-details="true"/>
                <table:data-pilot-member table:name="В. Н. Иванов. Посвящение [Поэма еды, 1] (1921)" table:display="true" table:show-details="true"/>
                <table:data-pilot-member table:name="Андрей Белый. Первое свидание (1921)" table:display="true" table:show-details="true"/>
                <table:data-pilot-member table:name="Э. Г. Багрицкий. Сказание о море, матросах и Летучем Голландце (1922)" table:display="true" table:show-details="true"/>
                <table:data-pilot-member table:name="Э. Г. Багрицкий. Тиль Уленшпигель (1922)" table:display="true" table:show-details="true"/>
                <table:data-pilot-member table:name="К. К. Олимпов. Третье рождество (1922)" table:display="true" table:show-details="true"/>
                <table:data-pilot-member table:name="Н. Н. Ушаков. Голубой уголь (1923)" table:display="true" table:show-details="true"/>
                <table:data-pilot-member table:name="Н. Н. Асеев. «Звук забылся, / боли было мало...» [Электриада, 5] (1924)" table:display="true" table:show-details="true"/>
                <table:data-pilot-member table:name="Э. Г. Багрицкий. СССР (1924)" table:display="true" table:show-details="true"/>
                <table:data-pilot-member table:name="Е. Г. Полонская. «Война варила людей в котле...» [Четыре отрывка из поэмы «Кавказский пленник», 1] (1925)" table:display="true" table:show-details="true"/>
                <table:data-pilot-member table:name="А. П. Ладинский. «Ликует ветер невских хладных вод...» (1925)" table:display="true" table:show-details="true"/>
                <table:data-pilot-member table:name="М. И. Цветаева. Поэма лестницы (1926)" table:display="true" table:show-details="true"/>
                <table:data-pilot-member table:name="Б. К. Лившиц. «Покуда там готовятся для нас...» (1926)" table:display="true" table:show-details="true"/>
                <table:data-pilot-member table:name="Вс. А. Рождественский. Арагва (1927)" table:display="true" table:show-details="true"/>
                <table:data-pilot-member table:name="В. В. Маяковский. Гевлок Вильсон (1927)" table:display="true" table:show-details="true"/>
                <table:data-pilot-member table:name="И. Н. Молчанов. Песня молодости (1928)" table:display="true" table:show-details="true"/>
                <table:data-pilot-member table:name="Саша Черный. Надо помочь! (1929)" table:display="true" table:show-details="true"/>
                <table:data-pilot-member table:name="Э. Г. Багрицкий. Кровь полонянок (1929)" table:display="true" table:show-details="true"/>
                <table:data-pilot-member table:name="Л. А. Лавров. НОБУЖ (1929)" table:display="true" table:show-details="true"/>
                <table:data-pilot-member table:name="С. Н. Марков. Кровь в Гарме (1930)" table:display="true" table:show-details="true"/>
                <table:data-pilot-member table:name="В. Ю. Янковская. От одного костра (1930)" table:display="true" table:show-details="true"/>
                <table:data-pilot-member table:name="П. Я. Зальцман. Елисаветградский переулок (1930)" table:display="true" table:show-details="true"/>
                <table:data-pilot-member table:name="И. Северянин. Рыбка из пруда [Озерный промельк, 3] (1930)" table:display="true" table:show-details="true"/>
                <table:data-pilot-member table:name="Саша Черный. Солнце (1932)" table:display="true" table:show-details="true"/>
                <table:data-pilot-member table:name="Б. П. Корнилов. Гроза (1932)" table:display="true" table:show-details="true"/>
                <table:data-pilot-member table:name="Л. А. Лавров. К истории одного проекта (1932)" table:display="true" table:show-details="true"/>
                <table:data-pilot-member table:name="Г. А. Шенгели. Шелк (1933)" table:display="true" table:show-details="true"/>
                <table:data-pilot-member table:name="Д. Б. Кедрин. Кровинка (1933)" table:display="true" table:show-details="true"/>
                <table:data-pilot-member table:name="Б. К. Лившиц. Гимн в честь победы, (1934)" table:display="true" table:show-details="true"/>
                <table:data-pilot-member table:name="А. П. Ладинский. «Мечтатель, представь себе нефтепроводы...» [Новая Америка, 3] (1936)" table:display="true" table:show-details="true"/>
                <table:data-pilot-member table:name="А. П. Ладинский. «О первые знаки прекрасной и страшной эпохи...» [Новая Америка, 1] (1936)" table:display="true" table:show-details="true"/>
                <table:data-pilot-member table:name="Б. П. Корнилов. Пирушка (1936)" table:display="true" table:show-details="true"/>
                <table:data-pilot-member table:name="Н. Н. Туроверов. Азов (1940)" table:display="true" table:show-details="true"/>
                <table:data-pilot-member table:name="Д. Л. Андреев. «А сердце еще не сгорело в страданье...» [Из маленькой комнаты, 18] (1941)" table:display="true" table:show-details="true"/>
                <table:data-pilot-member table:name="Ю. Н. Верховский. Смоленск родной (1943)" table:display="true" table:show-details="true"/>
                <table:data-pilot-member table:name="Д. Самойлов. «Много слов о тебе говорилось...» [Марине Цветаевой, 1] (1947)" table:display="true" table:show-details="true"/>
                <table:data-pilot-member table:name="Д. Л. Андреев. Глаза рук [[Материалы к поэме «Дуггур»], 2] (1950)" table:display="true" table:show-details="true"/>
                <table:data-pilot-member table:name="А. Т. Твардовский. Жестокая память (1951)" table:display="true" table:show-details="true"/>
                <table:data-pilot-member table:name="Л. А. Алексеева. «Лег черной глыбой, грубой и сырой...» (1954)" table:display="true" table:show-details="true"/>
                <table:data-pilot-member table:name="М. Вега. Температура сорок (1955)" table:display="true" table:show-details="true"/>
                <table:data-pilot-member table:name="П. Г. Антокольский. Баллада (1956)" table:display="true" table:show-details="true"/>
                <table:data-pilot-member table:name="С. В. Петров. В те дни (1957)" table:display="true" table:show-details="true"/>
                <table:data-pilot-member table:name="Д. Самойлов. «Я рано встал. Не подумав...» (1962)" table:display="true" table:show-details="true"/>
                <table:data-pilot-member table:name="Л. Н. Мартынов. Закат (1964)" table:display="true" table:show-details="true"/>
                <table:data-pilot-member table:name="М. Вега. «И тень Сафо пришла издалека...» [Два рондо, 2] (1974)" table:display="true" table:show-details="true"/>
                <table:data-pilot-member table:name="А. А. Баркова. «Я вступила...» (1975)" table:display="true" table:show-details="true"/>
                <table:data-pilot-member table:name="А. А. Тарковский. Чудo со щеглом (1977)" table:display="true" table:show-details="true"/>
                <table:data-pilot-member table:name="В. Блаженный. «Повзводно, поротно, повзводно, поротно...» (1983)" table:display="true" table:show-details="true"/>
                <table:data-pilot-member table:name="И. В. Чиннов. «Когда Адам брюхатил Еву...» (1984)" table:display="true" table:show-details="true"/>
                <table:data-pilot-member table:name="И. В. Чиннов. «Кто садится на тигра -- безумец...» (1990)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Birthday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Head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«У древних баснь сия за правду утвердилась...»" table:display="true" table:show-details="true"/>
                <table:data-pilot-member table:name="О злате, «Кто первый был на свете...»" table:display="true" table:show-details="true"/>
                <table:data-pilot-member table:name="«Все государи, всегда которы преспеющи были...»" table:display="true" table:show-details="true"/>
                <table:data-pilot-member table:name="Стихи нa возвратное прибытие ее величества из Казани в престольный град Москву июня 14 дня 1767 года, «Хотя от нас пошло прочь дневное светило...»" table:display="true" table:show-details="true"/>
                <table:data-pilot-member table:name="Богатство, «Внемлите, нищи и убоги!..»" table:display="true" table:show-details="true"/>
                <table:data-pilot-member table:name="Незлобивая жизнь, «Не пастуха пою, ходяща за стадами...»" table:display="true" table:show-details="true"/>
                <table:data-pilot-member table:name="Ода государыне императрице Екатерине Второй на взятие Хотина и покорение Молдавии, «В далеки в высоте пределы...»" table:display="true" table:show-details="true"/>
                <table:data-pilot-member table:name="Ода. ее величеству на преславную победу над турецким флотом в заливе Лаборно при городе Чесме, одержанную флотом российским, под предводительством генерала графа Алексея Орлова 1770 года 24 и 25 месяца июня, «Гласи, о муза, песни новы...»" table:display="true" table:show-details="true"/>
                <table:data-pilot-member table:name="Чесмесский бой, «Пою морскую брань, потомки! ради вас...»" table:display="true" table:show-details="true"/>
                <table:data-pilot-member table:name="Димитрий Самозванец, «Разрушь монархова наперсника незнанье!..»" table:display="true" table:show-details="true"/>
                <table:data-pilot-member table:name="Ода на примерное взятие городка на Выборгской стороне 1773 году, «Где я! кто меня похитил?..»" table:display="true" table:show-details="true"/>
                <table:data-pilot-member table:name="Военная песнь, «Младые воины, сберитесь...»" table:display="true" table:show-details="true"/>
                <table:data-pilot-member table:name="Ода государыне Екатерине Алексеевне на заключение вечного мира между Российскою империею и Оттоманскою портою июля дня 1774 года, «Престали пламенны громады...»" table:display="true" table:show-details="true"/>
                <table:data-pilot-member table:name="Письмо Барнвеля к Труману из темницы. Героида, «Любезный друг!..»" table:display="true" table:show-details="true"/>
                <table:data-pilot-member table:name="Письмо его сиятельству графу Роману Ларионовичу Воронцову, 1777 года, «Не суетну хвалу, не красный стих льстецов...»" table:display="true" table:show-details="true"/>
                <table:data-pilot-member table:name="Суд Паридов, «Премудрым без любви не можно в свете быть...»" table:display="true" table:show-details="true"/>
                <table:data-pilot-member table:name="Утро, «Тревожится кипяща младость...»" table:display="true" table:show-details="true"/>
                <table:data-pilot-member table:name="Ода на всерадостный день рождения Благочестивейшия, Самодержавнейшия, Великия Государыни…, «Спокойством сладким упоенны...»" table:display="true" table:show-details="true"/>
                <table:data-pilot-member table:name="Письмо к татарскому мурзе, сочинившему «Оду к премудрой Фелице», «К тебе, драгой мурза, писать я начинаю...»" table:display="true" table:show-details="true"/>
                <table:data-pilot-member table:name="Бог, «О Ты, пространством бесконечный...»" table:display="true" table:show-details="true"/>
                <table:data-pilot-member table:name="Ода к бландузскому ключу, «О ты, Бландузский ключ кипящий...»" table:display="true" table:show-details="true"/>
                <table:data-pilot-member table:name="Гимн, «Четыре времена, в пременах ежегодных...»" table:display="true" table:show-details="true"/>
                <table:data-pilot-member table:name="Хитрости Сатурна, или Смерть в разных личинах, «Сурова матерь тьмы, царица нощи темной...»" table:display="true" table:show-details="true"/>
                <table:data-pilot-member table:name="Раиса, «Во тьме ночной ярилась буря...»" table:display="true" table:show-details="true"/>
                <table:data-pilot-member table:name="К Москве, «Позлащенными главами...»" table:display="true" table:show-details="true"/>
                <table:data-pilot-member table:name="Ода LVII. На оргии, «Скорей подай мне чару!..»" table:display="true" table:show-details="true"/>
                <table:data-pilot-member table:name="На взятие Варшавы, «И се в небесном вертограде...»" table:display="true" table:show-details="true"/>
                <table:data-pilot-member table:name="Все печально без тебя, «Сердце сохнет, унывает...»" table:display="true" table:show-details="true"/>
                <table:data-pilot-member table:name="Вечер, «Уж день бледнеющий скрывался...»" table:display="true" table:show-details="true"/>
                <table:data-pilot-member table:name="Могущество, слава и благоденствие России, «На троне светлом, лучезарном...»" table:display="true" table:show-details="true"/>
                <table:data-pilot-member table:name="Ода на разрушение Вавилона, «Свершилось! Нет его! Сей град...»" table:display="true" table:show-details="true"/>
                <table:data-pilot-member table:name="Воплощение мессии, «Немейте громы, вихри спите -- ...»" table:display="true" table:show-details="true"/>
                <table:data-pilot-member table:name="К поэзии, «Чудесный дар богов!..»" table:display="true" table:show-details="true"/>
                <table:data-pilot-member table:name="Пиндарова олимпическая первая песнь, «Всех элементов вода превосходней...»" table:display="true" table:show-details="true"/>
                <table:data-pilot-member table:name="К Лауре за клавесином, «Когда твоя рука летает по струнам...»" table:display="true" table:show-details="true"/>
                <table:data-pilot-member table:name="Элегия, «Страдания любви разлукой облегчатся! ...»" table:display="true" table:show-details="true"/>
                <table:data-pilot-member table:name="На взятие Измаила, «Величественна тень восходит над Дунаем!..»" table:display="true" table:show-details="true"/>
                <table:data-pilot-member table:name="Родриг, «Уже давно готовилося небо...»" table:display="true" table:show-details="true"/>
                <table:data-pilot-member table:name="Петр Великий. Песнь четвертая, «Представь -- что, ветрами несомы...»" table:display="true" table:show-details="true"/>
                <table:data-pilot-member table:name="Горациева ода 2, кн. III, «Трудами ратными стяжавый отрок крепость...»" table:display="true" table:show-details="true"/>
                <table:data-pilot-member table:name="Певец во стане русских воинов, «На поле бранном тишина...»" table:display="true" table:show-details="true"/>
                <table:data-pilot-member table:name="Пиршество Александра, или Сила гармонии, «По страшной битве той, где царь Персиды пал...»" table:display="true" table:show-details="true"/>
                <table:data-pilot-member table:name="Ивиковы журавли, «На Посидонов пир веселый...»" table:display="true" table:show-details="true"/>
                <table:data-pilot-member table:name="Отрывок из Шиллеровой трагедии «Die Braut von Messina» («Мессинская невеста») / «Приникни с горней высоты...»" table:display="true" table:show-details="true"/>
                <table:data-pilot-member table:name="Осгар, «По камням гробовым, в туманах полуночи...»" table:display="true" table:show-details="true"/>
                <table:data-pilot-member table:name="На развалинах замка в Швеции, «Уже светило дня на западе горит...»" table:display="true" table:show-details="true"/>
                <table:data-pilot-member table:name="Императору Александру, «Когда летящие отвсюду шумны клики...»" table:display="true" table:show-details="true"/>
                <table:data-pilot-member table:name="Бессмертие есть цель жизни человеческой, «Из туч сверкнул зубчатый пламень...»" table:display="true" table:show-details="true"/>
                <table:data-pilot-member table:name="К Батюшкову, «Философ резвый и пиит...»" table:display="true" table:show-details="true"/>
                <table:data-pilot-member table:name="Таврида, «Друг милый, ангел мой! сокроемся туда...»" table:display="true" table:show-details="true"/>
                <table:data-pilot-member table:name="Водопад и ручей, «Кипящий Водопад, свергаяся со скал...»" table:display="true" table:show-details="true"/>
                <table:data-pilot-member table:name="Громобой, «Моих стихов желала ты -- ...»" table:display="true" table:show-details="true"/>
                <table:data-pilot-member table:name="Каитбат и Морна, «Близ берегов синего моря, в Эрине…»" table:display="true" table:show-details="true"/>
                <table:data-pilot-member table:name="Вадим, «Вот повести моей конец -- ...»" table:display="true" table:show-details="true"/>
                <table:data-pilot-member table:name="Умирающий Тасс: Элегия, «Какое торжество готовит древний Рим?..»" table:display="true" table:show-details="true"/>
                <table:data-pilot-member table:name="Песнь сотворившему вся &lt;Отрывки&gt;, «О Боже, Сый, Существ начало...»" table:display="true" table:show-details="true"/>
                <table:data-pilot-member table:name="Пловец и море, «На берег выброшен кипящею волной...»" table:display="true" table:show-details="true"/>
                <table:data-pilot-member table:name="Послание Горация к Меценату, в котором приглашает его к сельскому обеду, «Приди, желанный гость, краса моя и радость!»" table:display="true" table:show-details="true"/>
                <table:data-pilot-member table:name="«От вашего величества давно...»" table:display="true" table:show-details="true"/>
                <table:data-pilot-member table:name="Подробный отчет о луне, «Хотя и много я стихами...»" table:display="true" table:show-details="true"/>
                <table:data-pilot-member table:name="Вадим:«День тухнет хладен ветр над Ладогой седою, ...»" table:display="true" table:show-details="true"/>
                <table:data-pilot-member table:name="«Высокого предчувствия...» (Из «Пятого мая» Мандзони)" table:display="true" table:show-details="true"/>
                <table:data-pilot-member table:name="Смерть Ермака, «Ревела буря, дождь шумел...»" table:display="true" table:show-details="true"/>
                <table:data-pilot-member table:name="Греческие девицы к юношам, «Счастливцы юноши, он ваш, сей пышный мир!..»" table:display="true" table:show-details="true"/>
                <table:data-pilot-member table:name="Два века, «Век незабвенный, где как солнце золотое...»" table:display="true" table:show-details="true"/>
                <table:data-pilot-member table:name="Мои вожатые, «Ко мне прекрасные девицы...»" table:display="true" table:show-details="true"/>
                <table:data-pilot-member table:name="Бонифаций, ««Промчалась туча грозных бед...»" table:display="true" table:show-details="true"/>
                <table:data-pilot-member table:name="[Знамения перед смертью Цезаря], «О Феб! тебя ль дерзнем обманчивым назвать?..»" table:display="true" table:show-details="true"/>
                <table:data-pilot-member table:name="&lt;Сатира на современных поэтов&gt;, «Друзья! кипящий кубок сей...»" table:display="true" table:show-details="true"/>
                <table:data-pilot-member table:name="Друзьям при посылке «Песни Радости» из Шиллера, «Что пел божественный, друзья...»" table:display="true" table:show-details="true"/>
                <table:data-pilot-member table:name="Петр Великий в Острогожске, «В пышном гетманском уборе...»" table:display="true" table:show-details="true"/>
                <table:data-pilot-member table:name="Равнодушие, «Кто властен удержать младой души движенья...»" table:display="true" table:show-details="true"/>
                <table:data-pilot-member table:name="Две доли, «Дало две доли провидение...»" table:display="true" table:show-details="true"/>
                <table:data-pilot-member table:name="Евпраксия, «Шуми, Осетр! Твой брег украшен...»" table:display="true" table:show-details="true"/>
                <table:data-pilot-member table:name="[Гражданин], «Я ль буду в роковое время...»" table:display="true" table:show-details="true"/>
                <table:data-pilot-member table:name="Воспоминания, «Я видел край благословенный...»" table:display="true" table:show-details="true"/>
                <table:data-pilot-member table:name="Вечер на Кавказе, «Сын Севера, с каким благоговеньем...»" table:display="true" table:show-details="true"/>
                <table:data-pilot-member table:name="Сашка, «Мой дядя -- человек сердитый...»" table:display="true" table:show-details="true"/>
                <table:data-pilot-member table:name="Желание покоя:«Налей, налей в бокал кипящее вино!..»" table:display="true" table:show-details="true"/>
                <table:data-pilot-member table:name="Певец, ««Что слышу, на мосту звучит?..»" table:display="true" table:show-details="true"/>
                <table:data-pilot-member table:name="Нарвский водопад, «Несись с неукротимым гневом...»" table:display="true" table:show-details="true"/>
                <table:data-pilot-member table:name="Войнаровский, «Как странник грустный, одинокий...»" table:display="true" table:show-details="true"/>
                <table:data-pilot-member table:name="Две чаши, «Две чаши, други, нам дано...»" table:display="true" table:show-details="true"/>
                <table:data-pilot-member table:name="Ода Гафица, «Без красавицы младой...»" table:display="true" table:show-details="true"/>
                <table:data-pilot-member table:name="Евгений Онегин / Глава шестая, «Заметив, что Владимир скрылся...»" table:display="true" table:show-details="true"/>
                <table:data-pilot-member table:name="Пляска, «Зри, как быстро четы волною игривой кружатся...»" table:display="true" table:show-details="true"/>
                <table:data-pilot-member table:name="Приезд, «Путь трудный кончен. Вот громады...»" table:display="true" table:show-details="true"/>
                <table:data-pilot-member table:name="Слезы, «Я зрел, как из твоих пленительных очей...»" table:display="true" table:show-details="true"/>
                <table:data-pilot-member table:name="Послание Дельвигу, «Прими сей череп, Дельвиг, он...»" table:display="true" table:show-details="true"/>
                <table:data-pilot-member table:name="Предвещание, «Кто бросился в Волхов с крутых берегов?..»" table:display="true" table:show-details="true"/>
                <table:data-pilot-member table:name="«Поедем, я готов куда бы вы, друзья...»" table:display="true" table:show-details="true"/>
                <table:data-pilot-member table:name="Седьмая фракийская элегия, «И где ж, и где перуны брани?..»" table:display="true" table:show-details="true"/>
                <table:data-pilot-member table:name="Мечта пастушки, «Когда мечтами легких снов...»" table:display="true" table:show-details="true"/>
                <table:data-pilot-member table:name="Шестая фракийская элегия, «Прочел молитву шумный стан...»" table:display="true" table:show-details="true"/>
                <table:data-pilot-member table:name="Мертвая красавица, «О боже! мертвая! Ко мрамору ланит...»" table:display="true" table:show-details="true"/>
                <table:data-pilot-member table:name="Пир во время чумы, «Почтенный председатель! я напомню...»" table:display="true" table:show-details="true"/>
                <table:data-pilot-member table:name="Эрпели, «Едва под Грозною возник...»" table:display="true" table:show-details="true"/>
                <table:data-pilot-member table:name="Старая песня на новый лад, «Раздавайся, гром победы!..»" table:display="true" table:show-details="true"/>
                <table:data-pilot-member table:name="Из гетева «Фауста», «В моих заботах и печали...»" table:display="true" table:show-details="true"/>
                <table:data-pilot-member table:name="Ночь близ м. Якац, «Как сон невинности, как ангелов молитва...»" table:display="true" table:show-details="true"/>
                <table:data-pilot-member table:name="(Монолог Вольдемара), «Пробило десять. Так! Свершилось всё!..»" table:display="true" table:show-details="true"/>
                <table:data-pilot-member table:name="Анджело, «В одном из городов Италии счастливой...»" table:display="true" table:show-details="true"/>
                <table:data-pilot-member table:name="Ночь на Рождество Христово, «Светлое небо покрылось туманною ризою ночи...»" table:display="true" table:show-details="true"/>
                <table:data-pilot-member table:name="(Из пьесы «Поэт»), «Я сотворю тебя владыкой...»" table:display="true" table:show-details="true"/>
                <table:data-pilot-member table:name="«Вино нам и друг, и спасенье, и грех...»" table:display="true" table:show-details="true"/>
                <table:data-pilot-member table:name="Могила, «Рассыпано много холмов полевых...»" table:display="true" table:show-details="true"/>
                <table:data-pilot-member table:name="««Затворница, открой свое окно...»" table:display="true" table:show-details="true"/>
                <table:data-pilot-member table:name="Английский романс, «Уймитесь, волнения страсти!..»" table:display="true" table:show-details="true"/>
                <table:data-pilot-member table:name="Клад души, «Богач! К чему твои укоры?..»" table:display="true" table:show-details="true"/>
                <table:data-pilot-member table:name="«Звезда божественной Киприды...»" table:display="true" table:show-details="true"/>
                <table:data-pilot-member table:name="Ахилл, «Влага Стикса закалила...»" table:display="true" table:show-details="true"/>
                <table:data-pilot-member table:name="Пир, «Крыт лазурным пышным сводом...»" table:display="true" table:show-details="true"/>
                <table:data-pilot-member table:name="Свет, «Сперва с отрадой суеверной...»" table:display="true" table:show-details="true"/>
                <table:data-pilot-member table:name="Две повести, «Дошли ко мне на берег Майна слухи...»" table:display="true" table:show-details="true"/>
                <table:data-pilot-member table:name="Рассказ волн, «Я у моря, грусти полный...»" table:display="true" table:show-details="true"/>
                <table:data-pilot-member table:name="Ревность, «Есть чувство адское: оно вскипит в крови...»" table:display="true" table:show-details="true"/>
                <table:data-pilot-member table:name="«Не в вёдро ль тихое на ясной глади вод...»" table:display="true" table:show-details="true"/>
                <table:data-pilot-member table:name="Босфор, «У меня под окном, темной ночью и днем...»" table:display="true" table:show-details="true"/>
                <table:data-pilot-member table:name="Перед бокалами, «Кубки наполнены. Пена, как младость...»" table:display="true" table:show-details="true"/>
                <table:data-pilot-member table:name="«Да, наша жизнь текла мятежно...»" table:display="true" table:show-details="true"/>
                <table:data-pilot-member table:name="«Чуть-чуть не говоря: «Ты сущая ничтожность!»...»" table:display="true" table:show-details="true"/>
                <table:data-pilot-member table:name="Дама приятная во всех отношениях, «Общество было весьма либеральное...»" table:display="true" table:show-details="true"/>
                <table:data-pilot-member table:name="Из тюремных мотивов, «По гранитным уступам угрюмой тюрьмы...»" table:display="true" table:show-details="true"/>
                <table:data-pilot-member table:name="Коринфская невеста [Из Гёте], «Из Афин в Коринф многоколонный...»" table:display="true" table:show-details="true"/>
                <table:data-pilot-member table:name="Горячий ключ, «Помнишь тот горячий ключ...»" table:display="true" table:show-details="true"/>
                <table:data-pilot-member table:name="Баллады, фантазии и сказы. Корона патриарха Никона, «Есть в патриаршей ризнице в Москве...»" table:display="true" table:show-details="true"/>
                <table:data-pilot-member table:name="Дома, «Насытил я свой жадный взор...»" table:display="true" table:show-details="true"/>
                <table:data-pilot-member table:name="«Вакханкой молодой ко мне она вошла...»" table:display="true" table:show-details="true"/>
                <table:data-pilot-member table:name="Мурманские отголоски. 4., «Перед бурей в непогоду...»" table:display="true" table:show-details="true"/>
                <table:data-pilot-member table:name="«Зачем пытаться воскресить...»" table:display="true" table:show-details="true"/>
                <table:data-pilot-member table:name="Хмель, «Бог в жизни дал тебе сладчайший мед земли...»" table:display="true" table:show-details="true"/>
                <table:data-pilot-member table:name="«В окошко из темной каюты...»" table:display="true" table:show-details="true"/>
                <table:data-pilot-member table:name="Лесной пожар, «Стараясь выбирать тенистые места...»" table:display="true" table:show-details="true"/>
                <table:data-pilot-member table:name="«На мертвый якорь кинули бакан...»" table:display="true" table:show-details="true"/>
                <table:data-pilot-member table:name="Статуя Минервы, «Вот изваянье любимицы мудрого Зевса...»" table:display="true" table:show-details="true"/>
                <table:data-pilot-member table:name="Музыка, «Мой отец ...»" table:display="true" table:show-details="true"/>
                <table:data-pilot-member table:name="Последний день, «Он придет, обезумевший мир…»" table:display="true" table:show-details="true"/>
                <table:data-pilot-member table:name="Степная дорога, ««Засни, засни... -- весь день докучно...»" table:display="true" table:show-details="true"/>
                <table:data-pilot-member table:name="Посвящение, «От грохота столиц, от нищего народа...»" table:display="true" table:show-details="true"/>
                <table:data-pilot-member table:name="Прогулка, «Не струя золотого вина...»" table:display="true" table:show-details="true"/>
                <table:data-pilot-member table:name="Водоскат, «Душа моя угрюмая, утрозная...»" table:display="true" table:show-details="true"/>
                <table:data-pilot-member table:name="«Ты, Брюсов, не был бы унижен...»" table:display="true" table:show-details="true"/>
                <table:data-pilot-member table:name="«Мимо острова в полночь фрегат проходил...»" table:display="true" table:show-details="true"/>
                <table:data-pilot-member table:name="Тень, «Откос под ногами песчаный, отлогий...»" table:display="true" table:show-details="true"/>
                <table:data-pilot-member table:name="«И скрип и визг над бухтой, наводненной...»" table:display="true" table:show-details="true"/>
                <table:data-pilot-member table:name="Гранит, «Там даль и мгла. Ушла она: ...»" table:display="true" table:show-details="true"/>
                <table:data-pilot-member table:name="Стихи о святой любви, «Святая славится любовь...»" table:display="true" table:show-details="true"/>
                <table:data-pilot-member table:name="В городке, «Руки в боки: ей, лебедки...»" table:display="true" table:show-details="true"/>
                <table:data-pilot-member table:name="«На свой утес из буйственных пучин...»" table:display="true" table:show-details="true"/>
                <table:data-pilot-member table:name="Бегство, «Зеленой плесенью покрыты кровли башен...»" table:display="true" table:show-details="true"/>
                <table:data-pilot-member table:name="Осень, «Холодом дышит природа немая...»" table:display="true" table:show-details="true"/>
                <table:data-pilot-member table:name="«За чаем болтали в салоне...»" table:display="true" table:show-details="true"/>
                <table:data-pilot-member table:name="Эдип, «К прекрасноликой Иокасте...»" table:display="true" table:show-details="true"/>
                <table:data-pilot-member table:name="Избраннику, «Да, ты не знал любви, но полный умиленья...»" table:display="true" table:show-details="true"/>
                <table:data-pilot-member table:name="Страсти сны, «И снова я, простерши руки...»" table:display="true" table:show-details="true"/>
                <table:data-pilot-member table:name="Творчество, «Колебля небо и гудя...»" table:display="true" table:show-details="true"/>
                <table:data-pilot-member table:name="День облекающий, «Клянусь горячими, степными скакунами...»" table:display="true" table:show-details="true"/>
                <table:data-pilot-member table:name="Аллея лир, «И вновь -- излюбленные латы...»" table:display="true" table:show-details="true"/>
                <table:data-pilot-member table:name="Сказание о гибели города, «К брегу песчаному волн среброкосмое буйное стадо ...»" table:display="true" table:show-details="true"/>
                <table:data-pilot-member table:name="Сафо, «С очами впалыми, дрожащими грудями...»" table:display="true" table:show-details="true"/>
                <table:data-pilot-member table:name="Акростих, «Котлы кипящих бездн -- крестильное нам лоно...»" table:display="true" table:show-details="true"/>
                <table:data-pilot-member table:name="«От ветра море зелено. Как иней...»" table:display="true" table:show-details="true"/>
                <table:data-pilot-member table:name="Сибирь, «Железносонный, обвитый…»" table:display="true" table:show-details="true"/>
                <table:data-pilot-member table:name="«Ночь и алые зарницы...»" table:display="true" table:show-details="true"/>
                <table:data-pilot-member table:name="Биармия, «Где ты, где ты, пурпур песен...»" table:display="true" table:show-details="true"/>
                <table:data-pilot-member table:name="Счастие, «Больные верят в розы майские...»" table:display="true" table:show-details="true"/>
                <table:data-pilot-member table:name="Крестьянские мотивы, «Мы долго страдали. Нас цепи томили...»" table:display="true" table:show-details="true"/>
                <table:data-pilot-member table:name="«Отвечай мне, картонажный мастер...»" table:display="true" table:show-details="true"/>
                <table:data-pilot-member table:name="Цветные стекла, «Люблю я в окнах цветные стекла...»" table:display="true" table:show-details="true"/>
                <table:data-pilot-member table:name="Сумерки свободы, «Прославим, братья, сумерки свободы...»" table:display="true" table:show-details="true"/>
                <table:data-pilot-member table:name="Фиалки, «Фиалки продаются на улице...»" table:display="true" table:show-details="true"/>
                <table:data-pilot-member table:name="Бессмертие, «Кто скажет: «Я достиг», тот -- труп окаменелый...»" table:display="true" table:show-details="true"/>
                <table:data-pilot-member table:name="«О Боже, Боже, эта глубь...»" table:display="true" table:show-details="true"/>
                <table:data-pilot-member table:name="В купели чугуна, «От хат соломенных селений...»" table:display="true" table:show-details="true"/>
                <table:data-pilot-member table:name="Герострат, «Если дух твой в огненный колос созрел…»" table:display="true" table:show-details="true"/>
                <table:data-pilot-member table:name="Инна, «Я -- искра пламени на теми...»" table:display="true" table:show-details="true"/>
                <table:data-pilot-member table:name="Облава, «Знамена пышные зари кровавой...»" table:display="true" table:show-details="true"/>
                <table:data-pilot-member table:name="Петру, «Вся жизнь твоя -- в едином крике...»" table:display="true" table:show-details="true"/>
                <table:data-pilot-member table:name="Чертовы куклы, «От крутоседлой конницы татарской...»" table:display="true" table:show-details="true"/>
                <table:data-pilot-member table:name="Шахтеры, «Все говорим мы о них, а никто не подумал...»" table:display="true" table:show-details="true"/>
                <table:data-pilot-member table:name="Посвящение, «Веревкой крепкой к мачте повит…»" table:display="true" table:show-details="true"/>
                <table:data-pilot-member table:name="Первое свидание, «Киркою рудокопный гном...»" table:display="true" table:show-details="true"/>
                <table:data-pilot-member table:name="Сказание о море, матросах и Летучем Голландце, «Замедлено движение земли...»" table:display="true" table:show-details="true"/>
                <table:data-pilot-member table:name="Тиль Уленшпигель, «Отец мой умер на костре, а мать...»" table:display="true" table:show-details="true"/>
                <table:data-pilot-member table:name="Третье рождество, «Здравствуй улица! Из Космоса приехал...»" table:display="true" table:show-details="true"/>
                <table:data-pilot-member table:name="Голубой уголь, «Только вечер подплывает ближе...»" table:display="true" table:show-details="true"/>
                <table:data-pilot-member table:name="«Звук забылся, / боли было мало...»" table:display="true" table:show-details="true"/>
                <table:data-pilot-member table:name="СССР, «Она в лесах, дорогах и туманах...»" table:display="true" table:show-details="true"/>
                <table:data-pilot-member table:name="«Война варила людей в котле...»" table:display="true" table:show-details="true"/>
                <table:data-pilot-member table:name="«Ликует ветер невских хладных вод...»" table:display="true" table:show-details="true"/>
                <table:data-pilot-member table:name="Поэма лестницы, «Короткая ласка…»" table:display="true" table:show-details="true"/>
                <table:data-pilot-member table:name="«Покуда там готовятся для нас...»" table:display="true" table:show-details="true"/>
                <table:data-pilot-member table:name="Арагва, «Целый день в лесистой щели...»" table:display="true" table:show-details="true"/>
                <table:data-pilot-member table:name="Гевлок Вильсон, «Товарищ, / вдаль / за моря запусти...»" table:display="true" table:show-details="true"/>
                <table:data-pilot-member table:name="Песня молодости, «Нет, не всё еще в жизни испытано...»" table:display="true" table:show-details="true"/>
                <table:data-pilot-member table:name="Надо помочь!, «Рабочие-студенты наши...»" table:display="true" table:show-details="true"/>
                <table:data-pilot-member table:name="Кровь полонянок, «Бьет космогрудый конь копытом на разгоне...»" table:display="true" table:show-details="true"/>
                <table:data-pilot-member table:name="НОБУЖ, «Темнота сделана из шоколада...» (ч. V-IX)" table:display="true" table:show-details="true"/>
                <table:data-pilot-member table:name="Кровь в Гарме, «Через ущелья, дымные плющи...»" table:display="true" table:show-details="true"/>
                <table:data-pilot-member table:name="От одного костра, «Кто мне раздвинул широкие скулы...»" table:display="true" table:show-details="true"/>
                <table:data-pilot-member table:name="Елисаветградский переулок, «На большом колесе…»" table:display="true" table:show-details="true"/>
                <table:data-pilot-member table:name="Рыбка из пруда, «Вся сдержанная, молодая...»" table:display="true" table:show-details="true"/>
                <table:data-pilot-member table:name="Солнце, «Всю зиму нормандская баба…»" table:display="true" table:show-details="true"/>
                <table:data-pilot-member table:name="Гроза, «Пушистою пылью набитые бронхи...»" table:display="true" table:show-details="true"/>
                <table:data-pilot-member table:name="К истории одного проекта, «Осиновой зелени сквозной желатин...»" table:display="true" table:show-details="true"/>
                <table:data-pilot-member table:name="Шелк, «Пересыпай с ладони на ладонь...»" table:display="true" table:show-details="true"/>
                <table:data-pilot-member table:name="Кровинка, «Родная кровинка течет в ее жилах...»" table:display="true" table:show-details="true"/>
                <table:data-pilot-member table:name="Гимн в честь победы,, «О, боже сил! Сам у народа...»" table:display="true" table:show-details="true"/>
                <table:data-pilot-member table:name="«Мечтатель, представь себе нефтепроводы...»" table:display="true" table:show-details="true"/>
                <table:data-pilot-member table:name="«О первые знаки прекрасной и страшной эпохи...»" table:display="true" table:show-details="true"/>
                <table:data-pilot-member table:name="Пирушка, «Сегодня ты сызнова в Царском…»" table:display="true" table:show-details="true"/>
                <table:data-pilot-member table:name="Азов, «Эту землю снова и снова…»" table:display="true" table:show-details="true"/>
                <table:data-pilot-member table:name="«А сердце еще не сгорело в страданье...»" table:display="true" table:show-details="true"/>
                <table:data-pilot-member table:name="Смоленск родной, «Я слышал, что над грудами развалин...»" table:display="true" table:show-details="true"/>
                <table:data-pilot-member table:name="«Много слов о тебе говорилось...»" table:display="true" table:show-details="true"/>
                <table:data-pilot-member table:name="Глаза рук, «По стали, мрамору и дереву...»" table:display="true" table:show-details="true"/>
                <table:data-pilot-member table:name="Жестокая память, «Повеет в лицо, как бывало...»" table:display="true" table:show-details="true"/>
                <table:data-pilot-member table:name="«Лег черной глыбой, грубой и сырой...»" table:display="true" table:show-details="true"/>
                <table:data-pilot-member table:name="Температура сорок, «Когда температура сорок...»" table:display="true" table:show-details="true"/>
                <table:data-pilot-member table:name="Баллада, «Потерять дорогу в Брюсселе…»" table:display="true" table:show-details="true"/>
                <table:data-pilot-member table:name="В те дни, «В те дни, когда ужом мой дикий пращур...»" table:display="true" table:show-details="true"/>
                <table:data-pilot-member table:name="«Я рано встал. Не подумав...»" table:display="true" table:show-details="true"/>
                <table:data-pilot-member table:name="Закат, «Я видел / Картину такую...»" table:display="true" table:show-details="true"/>
                <table:data-pilot-member table:name="«И тень Сафо пришла издалека...»" table:display="true" table:show-details="true"/>
                <table:data-pilot-member table:name="«Я вступила...»" table:display="true" table:show-details="true"/>
                <table:data-pilot-member table:name="Чудo со щеглом, «Снимал я комнату когда-то...»" table:display="true" table:show-details="true"/>
                <table:data-pilot-member table:name="«Повзводно, поротно, повзводно, поротно...»" table:display="true" table:show-details="true"/>
                <table:data-pilot-member table:name="«Когда Адам брюхатил Еву...»" table:display="true" table:show-details="true"/>
                <table:data-pilot-member table:name="«Кто садится на тигра -- безумец...»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pher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художественная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yp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opi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ublic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М. В. Ломоносов. Библиотека поэта. Ленинград, «Советский писатель», 1986" table:display="true" table:show-details="true"/>
                <table:data-pilot-member table:name="" table:display="true" table:show-details="true"/>
                <table:data-pilot-member table:name="Москва-Ленинград" table:display="true" table:show-details="true"/>
                <table:data-pilot-member table:name="Стихотворения" table:display="true" table:show-details="true"/>
                <table:data-pilot-member table:name="Москва" table:display="true" table:show-details="true"/>
                <table:data-pilot-member table:name="ДНК, 2006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ubl_yea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1964" table:display="true" table:show-details="true"/>
                <table:data-pilot-member table:name="1937" table:display="true" table:show-details="true"/>
                <table:data-pilot-member table:name="1987" table:display="true" table:show-details="true"/>
                <table:data-pilot-member table:name="1958" table:display="true" table:show-details="true"/>
                <table:data-pilot-member table:name="1948-1949" table:display="true" table:show-details="true"/>
                <table:data-pilot-member table:name="1948" table:display="true" table:show-details="true"/>
                <table:data-pilot-member table:name="1989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Medium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книга" table:display="true" table:show-details="true"/>
                <table:data-pilot-member table:name="" table:display="true" table:show-details="true"/>
                <table:data-pilot-member table:name="электронный ресурс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mbiguity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омонимия не снята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uthor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М. В. Ломоносов" table:display="true" table:show-details="true"/>
                <table:data-pilot-member table:name="А. И. Дубровский" table:display="true" table:show-details="true"/>
                <table:data-pilot-member table:name="М. М. Херасков" table:display="true" table:show-details="true"/>
                <table:data-pilot-member table:name="В. К. Тредиаковский" table:display="true" table:show-details="true"/>
                <table:data-pilot-member table:name="В. И. Майков" table:display="true" table:show-details="true"/>
                <table:data-pilot-member table:name="Ф. Я. Козельский" table:display="true" table:show-details="true"/>
                <table:data-pilot-member table:name="А. П. Сумароков" table:display="true" table:show-details="true"/>
                <table:data-pilot-member table:name="М. Н. Муравьев" table:display="true" table:show-details="true"/>
                <table:data-pilot-member table:name="И. И. Хемницер" table:display="true" table:show-details="true"/>
                <table:data-pilot-member table:name="Е. И. Костров" table:display="true" table:show-details="true"/>
                <table:data-pilot-member table:name="О. П. Козодавлев" table:display="true" table:show-details="true"/>
                <table:data-pilot-member table:name="Г. Р. Державин" table:display="true" table:show-details="true"/>
                <table:data-pilot-member table:name="С. С. Бобров" table:display="true" table:show-details="true"/>
                <table:data-pilot-member table:name="Н. М. Карамзин" table:display="true" table:show-details="true"/>
                <table:data-pilot-member table:name="А. В. Аргамаков" table:display="true" table:show-details="true"/>
                <table:data-pilot-member table:name="Н. А. Львов" table:display="true" table:show-details="true"/>
                <table:data-pilot-member table:name="М. Л. Магницкий" table:display="true" table:show-details="true"/>
                <table:data-pilot-member table:name="А. Ф. Мерзляков" table:display="true" table:show-details="true"/>
                <table:data-pilot-member table:name="В. А. Жуковский" table:display="true" table:show-details="true"/>
                <table:data-pilot-member table:name="Ф. П. Ключарев" table:display="true" table:show-details="true"/>
                <table:data-pilot-member table:name="С. Н. Глинка" table:display="true" table:show-details="true"/>
                <table:data-pilot-member table:name="С. А. Ширинский-Шихматов" table:display="true" table:show-details="true"/>
                <table:data-pilot-member table:name="Ф. И. Ленкевич" table:display="true" table:show-details="true"/>
                <table:data-pilot-member table:name="К. Н. Батюшков" table:display="true" table:show-details="true"/>
                <table:data-pilot-member table:name="А. С. Пушкин" table:display="true" table:show-details="true"/>
                <table:data-pilot-member table:name="В. К. Кюхельбекер" table:display="true" table:show-details="true"/>
                <table:data-pilot-member table:name="И. А. Крылов" table:display="true" table:show-details="true"/>
                <table:data-pilot-member table:name="В. Н. Олин" table:display="true" table:show-details="true"/>
                <table:data-pilot-member table:name="Ф. И. Тютчев" table:display="true" table:show-details="true"/>
                <table:data-pilot-member table:name="А. С. Хомяков" table:display="true" table:show-details="true"/>
                <table:data-pilot-member table:name="К. Ф. Рылеев" table:display="true" table:show-details="true"/>
                <table:data-pilot-member table:name="Ф. Н. Глинка" table:display="true" table:show-details="true"/>
                <table:data-pilot-member table:name="А. Г. Родзянка" table:display="true" table:show-details="true"/>
                <table:data-pilot-member table:name="В. Г. Тепляков" table:display="true" table:show-details="true"/>
                <table:data-pilot-member table:name="Д. В. Веневитинов" table:display="true" table:show-details="true"/>
                <table:data-pilot-member table:name="О. М. Сомов" table:display="true" table:show-details="true"/>
                <table:data-pilot-member table:name="М. А. Дмитриев" table:display="true" table:show-details="true"/>
                <table:data-pilot-member table:name="Е. А. Баратынский" table:display="true" table:show-details="true"/>
                <table:data-pilot-member table:name="С. Д. Нечаев" table:display="true" table:show-details="true"/>
                <table:data-pilot-member table:name="В. Н. Григорьев" table:display="true" table:show-details="true"/>
                <table:data-pilot-member table:name="А. И. Полежаев" table:display="true" table:show-details="true"/>
                <table:data-pilot-member table:name="П. П. Шкляревский" table:display="true" table:show-details="true"/>
                <table:data-pilot-member table:name="П. А. Вяземский" table:display="true" table:show-details="true"/>
                <table:data-pilot-member table:name="К. Ф. Рылеев, А. А. Бестужев-Марлинский" table:display="true" table:show-details="true"/>
                <table:data-pilot-member table:name="С. П. Шевырев" table:display="true" table:show-details="true"/>
                <table:data-pilot-member table:name="Д. П. Ознобишин" table:display="true" table:show-details="true"/>
                <table:data-pilot-member table:name="А. П. Крюков" table:display="true" table:show-details="true"/>
                <table:data-pilot-member table:name="А. И. Подолинский" table:display="true" table:show-details="true"/>
                <table:data-pilot-member table:name="А. Д. Илличевский" table:display="true" table:show-details="true"/>
                <table:data-pilot-member table:name="Е. Ф. Розен" table:display="true" table:show-details="true"/>
                <table:data-pilot-member table:name="А. А. Шишков" table:display="true" table:show-details="true"/>
                <table:data-pilot-member table:name="В. Г. Бенедиктов" table:display="true" table:show-details="true"/>
                <table:data-pilot-member table:name="В. С. Печерин" table:display="true" table:show-details="true"/>
                <table:data-pilot-member table:name="П. П. Ершов" table:display="true" table:show-details="true"/>
                <table:data-pilot-member table:name="А. В. Тимофеев" table:display="true" table:show-details="true"/>
                <table:data-pilot-member table:name="Е. Бернет" table:display="true" table:show-details="true"/>
                <table:data-pilot-member table:name="Н. В. Кукольник" table:display="true" table:show-details="true"/>
                <table:data-pilot-member table:name="А. Н. Майков" table:display="true" table:show-details="true"/>
                <table:data-pilot-member table:name="Е. Л. Милькеев" table:display="true" table:show-details="true"/>
                <table:data-pilot-member table:name="Я. П. Полонский" table:display="true" table:show-details="true"/>
                <table:data-pilot-member table:name="Н. Ф. Щербина" table:display="true" table:show-details="true"/>
                <table:data-pilot-member table:name="Н. А. Некрасов" table:display="true" table:show-details="true"/>
                <table:data-pilot-member table:name="В. С. Курочкин" table:display="true" table:show-details="true"/>
                <table:data-pilot-member table:name="Л. И. Пальмин" table:display="true" table:show-details="true"/>
                <table:data-pilot-member table:name="А. К. Толстой" table:display="true" table:show-details="true"/>
                <table:data-pilot-member table:name="А. А. Фет" table:display="true" table:show-details="true"/>
                <table:data-pilot-member table:name="К. К. Случевский" table:display="true" table:show-details="true"/>
                <table:data-pilot-member table:name="Н. М. Минский" table:display="true" table:show-details="true"/>
                <table:data-pilot-member table:name="Д. Н. Цертелев" table:display="true" table:show-details="true"/>
                <table:data-pilot-member table:name="П. А. Кусков" table:display="true" table:show-details="true"/>
                <table:data-pilot-member table:name="И. А. Бунин" table:display="true" table:show-details="true"/>
                <table:data-pilot-member table:name="К. Д. Бальмонт" table:display="true" table:show-details="true"/>
                <table:data-pilot-member table:name="Д. П. Шестаков" table:display="true" table:show-details="true"/>
                <table:data-pilot-member table:name="В. И. Иванов" table:display="true" table:show-details="true"/>
                <table:data-pilot-member table:name="В. Я. Брюсов" table:display="true" table:show-details="true"/>
                <table:data-pilot-member table:name="А. М. Федоров" table:display="true" table:show-details="true"/>
                <table:data-pilot-member table:name="С. А. Сафонов" table:display="true" table:show-details="true"/>
                <table:data-pilot-member table:name="Андрей Белый" table:display="true" table:show-details="true"/>
                <table:data-pilot-member table:name="З. Н. Гиппиус" table:display="true" table:show-details="true"/>
                <table:data-pilot-member table:name="С. М. Соловьев" table:display="true" table:show-details="true"/>
                <table:data-pilot-member table:name="С. М. Городецкий" table:display="true" table:show-details="true"/>
                <table:data-pilot-member table:name="Саша Черный" table:display="true" table:show-details="true"/>
                <table:data-pilot-member table:name="В. П. Катаев" table:display="true" table:show-details="true"/>
                <table:data-pilot-member table:name="А. И. Тиняков" table:display="true" table:show-details="true"/>
                <table:data-pilot-member table:name="Эллис (Л. Л. Кобылинский)" table:display="true" table:show-details="true"/>
                <table:data-pilot-member table:name="К. Эрберг" table:display="true" table:show-details="true"/>
                <table:data-pilot-member table:name="Б. К. Лившиц" table:display="true" table:show-details="true"/>
                <table:data-pilot-member table:name="А. Д. Скалдин" table:display="true" table:show-details="true"/>
                <table:data-pilot-member table:name="С. Я. Парнок" table:display="true" table:show-details="true"/>
                <table:data-pilot-member table:name="М. А. Зенкевич" table:display="true" table:show-details="true"/>
                <table:data-pilot-member table:name="К. Ф. Жаков" table:display="true" table:show-details="true"/>
                <table:data-pilot-member table:name="Н. С. Гумилев" table:display="true" table:show-details="true"/>
                <table:data-pilot-member table:name="А. Н. Поморский" table:display="true" table:show-details="true"/>
                <table:data-pilot-member table:name="И. Л. Сельвинский" table:display="true" table:show-details="true"/>
                <table:data-pilot-member table:name="О. Э. Мандельштам" table:display="true" table:show-details="true"/>
                <table:data-pilot-member table:name="А. П. Крайский" table:display="true" table:show-details="true"/>
                <table:data-pilot-member table:name="С. А. Есенин" table:display="true" table:show-details="true"/>
                <table:data-pilot-member table:name="М. П. Герасимов" table:display="true" table:show-details="true"/>
                <table:data-pilot-member table:name="А. Я. Дорогойченко" table:display="true" table:show-details="true"/>
                <table:data-pilot-member table:name="С. А. Родов" table:display="true" table:show-details="true"/>
                <table:data-pilot-member table:name="В. И. Нарбут" table:display="true" table:show-details="true"/>
                <table:data-pilot-member table:name="М. И. Цветаева" table:display="true" table:show-details="true"/>
                <table:data-pilot-member table:name="Э. Г. Багрицкий" table:display="true" table:show-details="true"/>
                <table:data-pilot-member table:name="В. Н. Иванов" table:display="true" table:show-details="true"/>
                <table:data-pilot-member table:name="К. К. Олимпов" table:display="true" table:show-details="true"/>
                <table:data-pilot-member table:name="Н. Н. Ушаков" table:display="true" table:show-details="true"/>
                <table:data-pilot-member table:name="Н. Н. Асеев" table:display="true" table:show-details="true"/>
                <table:data-pilot-member table:name="Е. Г. Полонская" table:display="true" table:show-details="true"/>
                <table:data-pilot-member table:name="А. П. Ладинский" table:display="true" table:show-details="true"/>
                <table:data-pilot-member table:name="Вс. А. Рождественский" table:display="true" table:show-details="true"/>
                <table:data-pilot-member table:name="В. В. Маяковский" table:display="true" table:show-details="true"/>
                <table:data-pilot-member table:name="И. Н. Молчанов" table:display="true" table:show-details="true"/>
                <table:data-pilot-member table:name="Л. А. Лавров" table:display="true" table:show-details="true"/>
                <table:data-pilot-member table:name="С. Н. Марков" table:display="true" table:show-details="true"/>
                <table:data-pilot-member table:name="В. Ю. Янковская" table:display="true" table:show-details="true"/>
                <table:data-pilot-member table:name="П. Я. Зальцман" table:display="true" table:show-details="true"/>
                <table:data-pilot-member table:name="И. Северянин" table:display="true" table:show-details="true"/>
                <table:data-pilot-member table:name="Б. П. Корнилов" table:display="true" table:show-details="true"/>
                <table:data-pilot-member table:name="Г. А. Шенгели" table:display="true" table:show-details="true"/>
                <table:data-pilot-member table:name="Д. Б. Кедрин" table:display="true" table:show-details="true"/>
                <table:data-pilot-member table:name="Н. Н. Туроверов" table:display="true" table:show-details="true"/>
                <table:data-pilot-member table:name="Д. Л. Андреев" table:display="true" table:show-details="true"/>
                <table:data-pilot-member table:name="Ю. Н. Верховский" table:display="true" table:show-details="true"/>
                <table:data-pilot-member table:name="Д. Самойлов" table:display="true" table:show-details="true"/>
                <table:data-pilot-member table:name="А. Т. Твардовский" table:display="true" table:show-details="true"/>
                <table:data-pilot-member table:name="Л. А. Алексеева" table:display="true" table:show-details="true"/>
                <table:data-pilot-member table:name="М. Вега" table:display="true" table:show-details="true"/>
                <table:data-pilot-member table:name="П. Г. Антокольский" table:display="true" table:show-details="true"/>
                <table:data-pilot-member table:name="С. В. Петров" table:display="true" table:show-details="true"/>
                <table:data-pilot-member table:name="Л. Н. Мартынов" table:display="true" table:show-details="true"/>
                <table:data-pilot-member table:name="А. А. Баркова" table:display="true" table:show-details="true"/>
                <table:data-pilot-member table:name="А. А. Тарковский" table:display="true" table:show-details="true"/>
                <table:data-pilot-member table:name="В. Блаженный" table:display="true" table:show-details="true"/>
                <table:data-pilot-member table:name="И. В. Чиннов" table:display="true" table:show-details="true"/>
              </table:data-pilot-members>
              <table:data-pilot-sort-info table:order="descending" table:data-field="Author" table:sort-mode="data"/>
              <table:data-pilot-layout-info table:add-empty-lines="false" table:layout-mode="tabular-layout"/>
            </table:data-pilot-level>
          </table:data-pilot-field>
          <table:data-pilot-field table:source-field-name="Author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М. В. Ломоносов" table:display="true" table:show-details="true"/>
                <table:data-pilot-member table:name="А. И. Дубровский" table:display="true" table:show-details="true"/>
                <table:data-pilot-member table:name="М. М. Херасков" table:display="true" table:show-details="true"/>
                <table:data-pilot-member table:name="В. К. Тредиаковский" table:display="true" table:show-details="true"/>
                <table:data-pilot-member table:name="В. И. Майков" table:display="true" table:show-details="true"/>
                <table:data-pilot-member table:name="Ф. Я. Козельский" table:display="true" table:show-details="true"/>
                <table:data-pilot-member table:name="А. П. Сумароков" table:display="true" table:show-details="true"/>
                <table:data-pilot-member table:name="М. Н. Муравьев" table:display="true" table:show-details="true"/>
                <table:data-pilot-member table:name="И. И. Хемницер" table:display="true" table:show-details="true"/>
                <table:data-pilot-member table:name="Е. И. Костров" table:display="true" table:show-details="true"/>
                <table:data-pilot-member table:name="О. П. Козодавлев" table:display="true" table:show-details="true"/>
                <table:data-pilot-member table:name="Г. Р. Державин" table:display="true" table:show-details="true"/>
                <table:data-pilot-member table:name="С. С. Бобров" table:display="true" table:show-details="true"/>
                <table:data-pilot-member table:name="Н. М. Карамзин" table:display="true" table:show-details="true"/>
                <table:data-pilot-member table:name="А. В. Аргамаков" table:display="true" table:show-details="true"/>
                <table:data-pilot-member table:name="Н. А. Львов" table:display="true" table:show-details="true"/>
                <table:data-pilot-member table:name="М. Л. Магницкий" table:display="true" table:show-details="true"/>
                <table:data-pilot-member table:name="А. Ф. Мерзляков" table:display="true" table:show-details="true"/>
                <table:data-pilot-member table:name="В. А. Жуковский" table:display="true" table:show-details="true"/>
                <table:data-pilot-member table:name="Ф. П. Ключарев" table:display="true" table:show-details="true"/>
                <table:data-pilot-member table:name="С. Н. Глинка" table:display="true" table:show-details="true"/>
                <table:data-pilot-member table:name="С. А. Ширинский-Шихматов" table:display="true" table:show-details="true"/>
                <table:data-pilot-member table:name="Ф. И. Ленкевич" table:display="true" table:show-details="true"/>
                <table:data-pilot-member table:name="К. Н. Батюшков" table:display="true" table:show-details="true"/>
                <table:data-pilot-member table:name="А. С. Пушкин" table:display="true" table:show-details="true"/>
                <table:data-pilot-member table:name="В. К. Кюхельбекер" table:display="true" table:show-details="true"/>
                <table:data-pilot-member table:name="И. А. Крылов" table:display="true" table:show-details="true"/>
                <table:data-pilot-member table:name="В. Н. Олин" table:display="true" table:show-details="true"/>
                <table:data-pilot-member table:name="Ф. И. Тютчев" table:display="true" table:show-details="true"/>
                <table:data-pilot-member table:name="А. С. Хомяков" table:display="true" table:show-details="true"/>
                <table:data-pilot-member table:name="К. Ф. Рылеев" table:display="true" table:show-details="true"/>
                <table:data-pilot-member table:name="Ф. Н. Глинка" table:display="true" table:show-details="true"/>
                <table:data-pilot-member table:name="А. Г. Родзянка" table:display="true" table:show-details="true"/>
                <table:data-pilot-member table:name="В. Г. Тепляков" table:display="true" table:show-details="true"/>
                <table:data-pilot-member table:name="Д. В. Веневитинов" table:display="true" table:show-details="true"/>
                <table:data-pilot-member table:name="О. М. Сомов" table:display="true" table:show-details="true"/>
                <table:data-pilot-member table:name="М. А. Дмитриев" table:display="true" table:show-details="true"/>
                <table:data-pilot-member table:name="Е. А. Баратынский" table:display="true" table:show-details="true"/>
                <table:data-pilot-member table:name="С. Д. Нечаев" table:display="true" table:show-details="true"/>
                <table:data-pilot-member table:name="В. Н. Григорьев" table:display="true" table:show-details="true"/>
                <table:data-pilot-member table:name="А. И. Полежаев" table:display="true" table:show-details="true"/>
                <table:data-pilot-member table:name="П. П. Шкляревский" table:display="true" table:show-details="true"/>
                <table:data-pilot-member table:name="П. А. Вяземский" table:display="true" table:show-details="true"/>
                <table:data-pilot-member table:name="К. Ф. Рылеев, А. А. Бестужев-Марлинский" table:display="true" table:show-details="true"/>
                <table:data-pilot-member table:name="С. П. Шевырев" table:display="true" table:show-details="true"/>
                <table:data-pilot-member table:name="Д. П. Ознобишин" table:display="true" table:show-details="true"/>
                <table:data-pilot-member table:name="А. П. Крюков" table:display="true" table:show-details="true"/>
                <table:data-pilot-member table:name="А. И. Подолинский" table:display="true" table:show-details="true"/>
                <table:data-pilot-member table:name="А. Д. Илличевский" table:display="true" table:show-details="true"/>
                <table:data-pilot-member table:name="Е. Ф. Розен" table:display="true" table:show-details="true"/>
                <table:data-pilot-member table:name="А. А. Шишков" table:display="true" table:show-details="true"/>
                <table:data-pilot-member table:name="В. Г. Бенедиктов" table:display="true" table:show-details="true"/>
                <table:data-pilot-member table:name="В. С. Печерин" table:display="true" table:show-details="true"/>
                <table:data-pilot-member table:name="П. П. Ершов" table:display="true" table:show-details="true"/>
                <table:data-pilot-member table:name="А. В. Тимофеев" table:display="true" table:show-details="true"/>
                <table:data-pilot-member table:name="Е. Бернет" table:display="true" table:show-details="true"/>
                <table:data-pilot-member table:name="Н. В. Кукольник" table:display="true" table:show-details="true"/>
                <table:data-pilot-member table:name="А. Н. Майков" table:display="true" table:show-details="true"/>
                <table:data-pilot-member table:name="Е. Л. Милькеев" table:display="true" table:show-details="true"/>
                <table:data-pilot-member table:name="Я. П. Полонский" table:display="true" table:show-details="true"/>
                <table:data-pilot-member table:name="Н. Ф. Щербина" table:display="true" table:show-details="true"/>
                <table:data-pilot-member table:name="Н. А. Некрасов" table:display="true" table:show-details="true"/>
                <table:data-pilot-member table:name="В. С. Курочкин" table:display="true" table:show-details="true"/>
                <table:data-pilot-member table:name="Л. И. Пальмин" table:display="true" table:show-details="true"/>
                <table:data-pilot-member table:name="А. К. Толстой" table:display="true" table:show-details="true"/>
                <table:data-pilot-member table:name="А. А. Фет" table:display="true" table:show-details="true"/>
                <table:data-pilot-member table:name="К. К. Случевский" table:display="true" table:show-details="true"/>
                <table:data-pilot-member table:name="Н. М. Минский" table:display="true" table:show-details="true"/>
                <table:data-pilot-member table:name="Д. Н. Цертелев" table:display="true" table:show-details="true"/>
                <table:data-pilot-member table:name="П. А. Кусков" table:display="true" table:show-details="true"/>
                <table:data-pilot-member table:name="И. А. Бунин" table:display="true" table:show-details="true"/>
                <table:data-pilot-member table:name="К. Д. Бальмонт" table:display="true" table:show-details="true"/>
                <table:data-pilot-member table:name="Д. П. Шестаков" table:display="true" table:show-details="true"/>
                <table:data-pilot-member table:name="В. И. Иванов" table:display="true" table:show-details="true"/>
                <table:data-pilot-member table:name="В. Я. Брюсов" table:display="true" table:show-details="true"/>
                <table:data-pilot-member table:name="А. М. Федоров" table:display="true" table:show-details="true"/>
                <table:data-pilot-member table:name="С. А. Сафонов" table:display="true" table:show-details="true"/>
                <table:data-pilot-member table:name="Андрей Белый" table:display="true" table:show-details="true"/>
                <table:data-pilot-member table:name="З. Н. Гиппиус" table:display="true" table:show-details="true"/>
                <table:data-pilot-member table:name="С. М. Соловьев" table:display="true" table:show-details="true"/>
                <table:data-pilot-member table:name="С. М. Городецкий" table:display="true" table:show-details="true"/>
                <table:data-pilot-member table:name="Саша Черный" table:display="true" table:show-details="true"/>
                <table:data-pilot-member table:name="В. П. Катаев" table:display="true" table:show-details="true"/>
                <table:data-pilot-member table:name="А. И. Тиняков" table:display="true" table:show-details="true"/>
                <table:data-pilot-member table:name="Эллис (Л. Л. Кобылинский)" table:display="true" table:show-details="true"/>
                <table:data-pilot-member table:name="К. Эрберг" table:display="true" table:show-details="true"/>
                <table:data-pilot-member table:name="Б. К. Лившиц" table:display="true" table:show-details="true"/>
                <table:data-pilot-member table:name="А. Д. Скалдин" table:display="true" table:show-details="true"/>
                <table:data-pilot-member table:name="С. Я. Парнок" table:display="true" table:show-details="true"/>
                <table:data-pilot-member table:name="М. А. Зенкевич" table:display="true" table:show-details="true"/>
                <table:data-pilot-member table:name="К. Ф. Жаков" table:display="true" table:show-details="true"/>
                <table:data-pilot-member table:name="Н. С. Гумилев" table:display="true" table:show-details="true"/>
                <table:data-pilot-member table:name="А. Н. Поморский" table:display="true" table:show-details="true"/>
                <table:data-pilot-member table:name="И. Л. Сельвинский" table:display="true" table:show-details="true"/>
                <table:data-pilot-member table:name="О. Э. Мандельштам" table:display="true" table:show-details="true"/>
                <table:data-pilot-member table:name="А. П. Крайский" table:display="true" table:show-details="true"/>
                <table:data-pilot-member table:name="С. А. Есенин" table:display="true" table:show-details="true"/>
                <table:data-pilot-member table:name="М. П. Герасимов" table:display="true" table:show-details="true"/>
                <table:data-pilot-member table:name="А. Я. Дорогойченко" table:display="true" table:show-details="true"/>
                <table:data-pilot-member table:name="С. А. Родов" table:display="true" table:show-details="true"/>
                <table:data-pilot-member table:name="В. И. Нарбут" table:display="true" table:show-details="true"/>
                <table:data-pilot-member table:name="М. И. Цветаева" table:display="true" table:show-details="true"/>
                <table:data-pilot-member table:name="Э. Г. Багрицкий" table:display="true" table:show-details="true"/>
                <table:data-pilot-member table:name="В. Н. Иванов" table:display="true" table:show-details="true"/>
                <table:data-pilot-member table:name="К. К. Олимпов" table:display="true" table:show-details="true"/>
                <table:data-pilot-member table:name="Н. Н. Ушаков" table:display="true" table:show-details="true"/>
                <table:data-pilot-member table:name="Н. Н. Асеев" table:display="true" table:show-details="true"/>
                <table:data-pilot-member table:name="Е. Г. Полонская" table:display="true" table:show-details="true"/>
                <table:data-pilot-member table:name="А. П. Ладинский" table:display="true" table:show-details="true"/>
                <table:data-pilot-member table:name="Вс. А. Рождественский" table:display="true" table:show-details="true"/>
                <table:data-pilot-member table:name="В. В. Маяковский" table:display="true" table:show-details="true"/>
                <table:data-pilot-member table:name="И. Н. Молчанов" table:display="true" table:show-details="true"/>
                <table:data-pilot-member table:name="Л. А. Лавров" table:display="true" table:show-details="true"/>
                <table:data-pilot-member table:name="С. Н. Марков" table:display="true" table:show-details="true"/>
                <table:data-pilot-member table:name="В. Ю. Янковская" table:display="true" table:show-details="true"/>
                <table:data-pilot-member table:name="П. Я. Зальцман" table:display="true" table:show-details="true"/>
                <table:data-pilot-member table:name="И. Северянин" table:display="true" table:show-details="true"/>
                <table:data-pilot-member table:name="Б. П. Корнилов" table:display="true" table:show-details="true"/>
                <table:data-pilot-member table:name="Г. А. Шенгели" table:display="true" table:show-details="true"/>
                <table:data-pilot-member table:name="Д. Б. Кедрин" table:display="true" table:show-details="true"/>
                <table:data-pilot-member table:name="Н. Н. Туроверов" table:display="true" table:show-details="true"/>
                <table:data-pilot-member table:name="Д. Л. Андреев" table:display="true" table:show-details="true"/>
                <table:data-pilot-member table:name="Ю. Н. Верховский" table:display="true" table:show-details="true"/>
                <table:data-pilot-member table:name="Д. Самойлов" table:display="true" table:show-details="true"/>
                <table:data-pilot-member table:name="А. Т. Твардовский" table:display="true" table:show-details="true"/>
                <table:data-pilot-member table:name="Л. А. Алексеева" table:display="true" table:show-details="true"/>
                <table:data-pilot-member table:name="М. Вега" table:display="true" table:show-details="true"/>
                <table:data-pilot-member table:name="П. Г. Антокольский" table:display="true" table:show-details="true"/>
                <table:data-pilot-member table:name="С. В. Петров" table:display="true" table:show-details="true"/>
                <table:data-pilot-member table:name="Л. Н. Мартынов" table:display="true" table:show-details="true"/>
                <table:data-pilot-member table:name="А. А. Баркова" table:display="true" table:show-details="true"/>
                <table:data-pilot-member table:name="А. А. Тарковский" table:display="true" table:show-details="true"/>
                <table:data-pilot-member table:name="В. Блаженный" table:display="true" table:show-details="true"/>
                <table:data-pilot-member table:name="И. В. Чиннов" table:display="true" table:show-details="true"/>
              </table:data-pilot-members>
              <table:data-pilot-sort-info table:order="descending" table:data-field="Author" table:sort-mode="data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Кипящий" style:display-name="PageStyle_Кипящ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vot_20_Table_20_7" style:display-name="PageStyle_Pivot Table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vot_20_Table_20_6" style:display-name="PageStyle_Pivot Table 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612" meta:object-count="0"/>
    <meta:generator>LibreOfficeDev/6.0.5.2$Linux_X86_64 LibreOffice_project/</meta:generator>
  </office:meta>
</office:document-meta>
</file>